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Gras" style:font-family-generic="roman" style:font-pitch="variable"/>
    <style:font-face style:name="Times New Roman3" svg:font-family="'Times New Roman'" style:font-adornments="Gras Italique"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fo:color="#666666" style:font-name="Times New Roman4" fo:language="fr" fo:country="FR" officeooo:rsid="0004d3b9" officeooo:paragraph-rsid="0004d3b9"/>
    </style:style>
    <style:style style:name="P2" style:family="paragraph" style:parent-style-name="Standard">
      <style:paragraph-properties fo:line-height="150%" fo:text-align="start" style:justify-single-word="false"/>
      <style:text-properties fo:color="#666666" style:font-name="Times New Roman4" fo:language="fr" fo:country="FR" officeooo:rsid="0008c454" officeooo:paragraph-rsid="0008c454"/>
    </style:style>
    <style:style style:name="P3" style:family="paragraph" style:parent-style-name="Standard">
      <style:paragraph-properties fo:line-height="150%" fo:text-align="start" style:justify-single-word="false"/>
      <style:text-properties fo:color="#666666" style:font-name="Times New Roman4" fo:language="fr" fo:country="FR" officeooo:rsid="00caab2e" officeooo:paragraph-rsid="00caab2e"/>
    </style:style>
    <style:style style:name="P4" style:family="paragraph" style:parent-style-name="Standard">
      <style:paragraph-properties fo:line-height="150%" fo:text-align="start" style:justify-single-word="false"/>
      <style:text-properties fo:color="#666666" style:font-name="Times New Roman4" fo:language="fr" fo:country="FR" officeooo:rsid="000dc972" officeooo:paragraph-rsid="000dc972"/>
    </style:style>
    <style:style style:name="P5" style:family="paragraph" style:parent-style-name="Standard">
      <style:paragraph-properties fo:line-height="150%" fo:text-align="start" style:justify-single-word="false"/>
      <style:text-properties fo:color="#666666" style:font-name="Times New Roman4" fo:language="fr" fo:country="FR" officeooo:rsid="000e08e4" officeooo:paragraph-rsid="000e08e4"/>
    </style:style>
    <style:style style:name="P6" style:family="paragraph" style:parent-style-name="Text_20_body">
      <style:paragraph-properties fo:line-height="150%" fo:text-align="start" style:justify-single-word="false"/>
      <style:text-properties fo:color="#000000" fo:language="fr" fo:country="FR" fo:font-weight="bold" officeooo:rsid="0014e9ee" officeooo:paragraph-rsid="0014e9ee" fo:background-color="transparent" style:font-weight-asian="bold" style:font-weight-complex="bold"/>
    </style:style>
    <style:style style:name="P7" style:family="paragraph" style:parent-style-name="Text_20_body">
      <style:paragraph-properties fo:line-height="150%" fo:text-align="start" style:justify-single-word="false"/>
      <style:text-properties fo:color="#000000" fo:language="fr" fo:country="FR" fo:font-weight="normal" officeooo:rsid="0014e9ee" officeooo:paragraph-rsid="0014e9ee" fo:background-color="transparent" style:font-weight-asian="normal" style:font-weight-complex="normal"/>
    </style:style>
    <style:style style:name="P8" style:family="paragraph" style:parent-style-name="Standard">
      <style:paragraph-properties fo:line-height="150%" fo:text-align="start" style:justify-single-word="false"/>
      <style:text-properties fo:color="#000000" style:font-name="Times New Roman4" fo:language="fr" fo:country="FR" fo:font-weight="normal" officeooo:rsid="0049121d" officeooo:paragraph-rsid="0049121d" fo:background-color="transparent" style:font-weight-asian="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ext-properties officeooo:paragraph-rsid="00496056"/>
    </style:style>
    <style:style style:name="P10" style:family="paragraph" style:parent-style-name="Standard">
      <style:paragraph-properties fo:margin-left="0in" fo:margin-right="0in" fo:line-height="150%" fo:text-align="start" style:justify-single-word="false" fo:text-indent="0in" style:auto-text-indent="false"/>
      <style:text-properties officeooo:rsid="00ad64b1" officeooo:paragraph-rsid="00ad64b1"/>
    </style:style>
    <style:style style:name="P11" style:family="paragraph" style:parent-style-name="Standard">
      <style:paragraph-properties fo:margin-left="0in" fo:margin-right="0in" fo:line-height="150%" fo:text-align="start" style:justify-single-word="false" fo:text-indent="0in" style:auto-text-indent="false"/>
      <style:text-properties officeooo:paragraph-rsid="007c08ae"/>
    </style:style>
    <style:style style:name="P12" style:family="paragraph" style:parent-style-name="Standard">
      <style:paragraph-properties fo:margin-left="0in" fo:margin-right="0in" fo:line-height="150%" fo:text-align="start" style:justify-single-word="false" fo:text-indent="0in" style:auto-text-indent="false"/>
      <style:text-properties officeooo:paragraph-rsid="00af1f15"/>
    </style:style>
    <style:style style:name="P13" style:family="paragraph" style:parent-style-name="Heading_20_4">
      <style:text-properties officeooo:rsid="0063e96f" fo:background-color="transparent"/>
    </style:style>
    <style:style style:name="P14" style:family="paragraph" style:parent-style-name="Heading_20_5">
      <style:text-properties officeooo:rsid="00b8a289" officeooo:paragraph-rsid="00b8a289"/>
    </style:style>
    <style:style style:name="P15" style:family="paragraph" style:parent-style-name="Text_20_body">
      <style:text-properties officeooo:paragraph-rsid="00bdbdad"/>
    </style:style>
    <style:style style:name="P16" style:family="paragraph" style:parent-style-name="Text_20_body">
      <style:text-properties officeooo:paragraph-rsid="00d08165"/>
    </style:style>
    <style:style style:name="P17" style:family="paragraph" style:parent-style-name="Text_20_body">
      <style:text-properties officeooo:paragraph-rsid="00ba7ae2"/>
    </style:style>
    <style:style style:name="P18" style:family="paragraph" style:parent-style-name="Text_20_body">
      <style:text-properties officeooo:paragraph-rsid="00bc0943"/>
    </style:style>
    <style:style style:name="P19" style:family="paragraph" style:parent-style-name="Text_20_body">
      <style:text-properties officeooo:paragraph-rsid="00bc4447"/>
    </style:style>
    <style:style style:name="P20" style:family="paragraph" style:parent-style-name="Text_20_body">
      <style:text-properties officeooo:paragraph-rsid="00be1649"/>
    </style:style>
    <style:style style:name="P21" style:family="paragraph" style:parent-style-name="Text_20_body">
      <style:text-properties officeooo:paragraph-rsid="00c101cb"/>
    </style:style>
    <style:style style:name="P22" style:family="paragraph" style:parent-style-name="Text_20_body">
      <style:text-properties officeooo:paragraph-rsid="00d3f76d"/>
    </style:style>
    <style:style style:name="P23" style:family="paragraph" style:parent-style-name="Text_20_body">
      <style:text-properties officeooo:paragraph-rsid="00c288eb"/>
    </style:style>
    <style:style style:name="P24" style:family="paragraph" style:parent-style-name="Text_20_body">
      <style:text-properties officeooo:paragraph-rsid="00c44077"/>
    </style:style>
    <style:style style:name="P25" style:family="paragraph" style:parent-style-name="Text_20_body">
      <style:text-properties officeooo:paragraph-rsid="00c4b4ab"/>
    </style:style>
    <style:style style:name="P26" style:family="paragraph" style:parent-style-name="Text_20_body">
      <style:text-properties officeooo:paragraph-rsid="00c63398"/>
    </style:style>
    <style:style style:name="P27" style:family="paragraph" style:parent-style-name="Text_20_body">
      <style:text-properties officeooo:paragraph-rsid="00c813b0"/>
    </style:style>
    <style:style style:name="P28" style:family="paragraph" style:parent-style-name="Text_20_body">
      <style:paragraph-properties fo:line-height="150%" fo:text-align="start" style:justify-single-word="false"/>
      <style:text-properties style:font-name="Times New Roman4" fo:language="fr" fo:country="FR" officeooo:rsid="0019c49a" officeooo:paragraph-rsid="006bdfd1"/>
    </style:style>
    <style:style style:name="P29" style:family="paragraph" style:parent-style-name="Text_20_body">
      <style:text-properties style:font-name="Times New Roman4" fo:language="fr" fo:country="FR" officeooo:rsid="0020ac78" officeooo:paragraph-rsid="0020ac78"/>
    </style:style>
    <style:style style:name="P30" style:family="paragraph" style:parent-style-name="Text_20_body">
      <style:text-properties officeooo:paragraph-rsid="006b2ed3"/>
    </style:style>
    <style:style style:name="P31" style:family="paragraph" style:parent-style-name="Text_20_body">
      <style:text-properties style:font-name="Times New Roman4" officeooo:paragraph-rsid="006a4709"/>
    </style:style>
    <style:style style:name="P32" style:family="paragraph" style:parent-style-name="Text_20_body">
      <style:text-properties style:font-name="Times New Roman4" officeooo:rsid="002ecd94" officeooo:paragraph-rsid="00390a01"/>
    </style:style>
    <style:style style:name="P33" style:family="paragraph" style:parent-style-name="Standard">
      <style:paragraph-properties fo:line-height="150%" fo:text-align="start" style:justify-single-word="false"/>
      <style:text-properties fo:color="#666666" style:font-name="Times New Roman4" fo:language="fr" fo:country="FR" officeooo:rsid="0004d3b9" officeooo:paragraph-rsid="0004d3b9"/>
    </style:style>
    <style:style style:name="P34" style:family="paragraph" style:parent-style-name="Standard">
      <style:paragraph-properties fo:line-height="150%" fo:text-align="start" style:justify-single-word="false"/>
      <style:text-properties fo:color="#666666" style:font-name="Times New Roman4" fo:language="fr" fo:country="FR" officeooo:rsid="0008c454" officeooo:paragraph-rsid="0008c454"/>
    </style:style>
    <style:style style:name="P35" style:family="paragraph" style:parent-style-name="Standard">
      <style:paragraph-properties fo:line-height="150%" fo:text-align="start" style:justify-single-word="false"/>
      <style:text-properties fo:color="#666666" style:font-name="Times New Roman4" fo:language="fr" fo:country="FR" officeooo:rsid="000dc972" officeooo:paragraph-rsid="000dc972"/>
    </style:style>
    <style:style style:name="P36" style:family="paragraph" style:parent-style-name="Standard">
      <style:paragraph-properties fo:line-height="150%" fo:text-align="start" style:justify-single-word="false"/>
      <style:text-properties fo:color="#000000" style:font-name="Times New Roman4" fo:language="fr" fo:country="FR" fo:font-weight="normal" officeooo:rsid="0049121d" officeooo:paragraph-rsid="0049121d" fo:background-color="transparent"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4" fo:language="fr" fo:country="FR" fo:font-weight="normal" officeooo:rsid="007cbb24" officeooo:paragraph-rsid="007c651f" style:font-weight-asian="normal" style:font-weight-complex="normal"/>
    </style:style>
    <style:style style:name="P38" style:family="paragraph" style:parent-style-name="Standard">
      <style:paragraph-properties fo:line-height="150%" fo:text-align="start" style:justify-single-word="false"/>
      <style:text-properties fo:color="#000000" style:font-name="Times New Roman4" fo:language="fr" fo:country="FR" fo:font-weight="normal" officeooo:rsid="0075667a" officeooo:paragraph-rsid="0049121d" fo:background-color="#006666" style:font-weight-asian="normal" style:font-weight-complex="normal"/>
    </style:style>
    <style:style style:name="P39" style:family="paragraph" style:parent-style-name="Standard">
      <style:paragraph-properties fo:line-height="150%" fo:text-align="start" style:justify-single-word="false"/>
      <style:text-properties fo:color="#000000" style:font-name="Times New Roman4" fo:font-size="12pt" fo:language="fr" fo:country="FR" fo:font-style="normal" style:text-underline-style="none" fo:font-weight="normal" officeooo:rsid="005a30e4" officeooo:paragraph-rsid="003eaca4"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fo:text-align="start" style:justify-single-word="false"/>
      <style:text-properties fo:color="#000000" fo:font-style="normal" style:text-underline-style="solid" style:text-underline-width="auto" style:text-underline-color="font-color" fo:font-weight="normal" officeooo:rsid="005a30e4" officeooo:paragraph-rsid="003eaca4"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fo:color="#000000" fo:font-style="normal" style:text-underline-style="none" fo:font-weight="normal" officeooo:rsid="005a30e4" officeooo:paragraph-rsid="003eaca4"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Times New Roman4" fo:language="fr" fo:country="FR" officeooo:rsid="00045ada" officeooo:paragraph-rsid="00045ada"/>
    </style:style>
    <style:style style:name="P43" style:family="paragraph" style:parent-style-name="Standard">
      <style:paragraph-properties fo:line-height="150%" fo:text-align="start" style:justify-single-word="false"/>
      <style:text-properties style:font-name="Times New Roman4" fo:language="fr" fo:country="FR" officeooo:rsid="00053be2" officeooo:paragraph-rsid="00053be2"/>
    </style:style>
    <style:style style:name="P44" style:family="paragraph" style:parent-style-name="Standard">
      <style:paragraph-properties fo:line-height="150%" fo:text-align="start" style:justify-single-word="false"/>
      <style:text-properties style:font-name="Times New Roman4" fo:language="fr" fo:country="FR" officeooo:rsid="004845c3" officeooo:paragraph-rsid="004845c3"/>
    </style:style>
    <style:style style:name="P45" style:family="paragraph" style:parent-style-name="Text_20_body">
      <style:paragraph-properties fo:line-height="150%" fo:text-align="start" style:justify-single-word="false"/>
      <style:text-properties fo:color="#000000" fo:language="fr" fo:country="FR" fo:font-weight="bold" officeooo:rsid="0014e9ee" officeooo:paragraph-rsid="0014e9ee" fo:background-color="transparent" style:font-weight-asian="bold" style:font-weight-complex="bold"/>
    </style:style>
    <style:style style:name="P46" style:family="paragraph" style:parent-style-name="Text_20_body">
      <style:paragraph-properties fo:line-height="150%" fo:text-align="start" style:justify-single-word="false"/>
      <style:text-properties fo:color="#000000" fo:language="fr" fo:country="FR" fo:font-weight="normal" officeooo:rsid="0014e9ee" officeooo:paragraph-rsid="0014e9ee" fo:background-color="transparent" style:font-weight-asian="normal" style:font-weight-complex="normal"/>
    </style:style>
    <style:style style:name="P47" style:family="paragraph" style:parent-style-name="Text_20_body">
      <style:text-properties fo:color="#000000" style:font-name="Times New Roman4" officeooo:rsid="003d06ce" officeooo:paragraph-rsid="003d06ce"/>
    </style:style>
    <style:style style:name="P48" style:family="paragraph" style:parent-style-name="Text_20_body">
      <style:text-properties fo:color="#000000" style:text-line-through-style="none" style:text-line-through-type="none" fo:language="fr" fo:country="FR" fo:font-style="normal" style:text-underline-style="none" fo:font-weight="normal" officeooo:rsid="0120d04d" officeooo:paragraph-rsid="00c288eb" style:font-style-asian="normal" style:font-weight-asian="normal" style:font-style-complex="normal" style:font-weight-complex="normal"/>
    </style:style>
    <style:style style:name="P49" style:family="paragraph" style:parent-style-name="Text_20_body">
      <style:text-properties fo:color="#000000" style:text-line-through-style="none" style:text-line-through-type="none" fo:language="fr" fo:country="FR" fo:font-style="normal" style:text-underline-style="none" fo:font-weight="normal" officeooo:rsid="00c44077" officeooo:paragraph-rsid="00c44077" style:font-style-asian="normal" style:font-weight-asian="normal" style:font-style-complex="normal" style:font-weight-complex="normal"/>
    </style:style>
    <style:style style:name="P50" style:family="paragraph" style:parent-style-name="Text_20_body">
      <style:text-properties fo:color="#000000" style:text-line-through-style="none" style:text-line-through-type="none" fo:language="fr" fo:country="FR" fo:font-style="normal" style:text-underline-style="none" fo:font-weight="normal" officeooo:rsid="00c4b4ab" officeooo:paragraph-rsid="00c50646" fo:background-color="#ffffff" style:font-style-asian="normal" style:font-weight-asian="normal" style:font-style-complex="normal" style:font-weight-complex="normal"/>
    </style:style>
    <style:style style:name="P51" style:family="paragraph" style:parent-style-name="Text_20_body">
      <style:text-properties officeooo:paragraph-rsid="00bdbdad"/>
    </style:style>
    <style:style style:name="P52" style:family="paragraph" style:parent-style-name="Text_20_body">
      <style:text-properties officeooo:paragraph-rsid="00d08165"/>
    </style:style>
    <style:style style:name="P53" style:family="paragraph" style:parent-style-name="Text_20_body">
      <style:text-properties officeooo:paragraph-rsid="00ba7ae2"/>
    </style:style>
    <style:style style:name="P54" style:family="paragraph" style:parent-style-name="Text_20_body">
      <style:text-properties officeooo:paragraph-rsid="00bc0943"/>
    </style:style>
    <style:style style:name="P55" style:family="paragraph" style:parent-style-name="Text_20_body">
      <style:text-properties officeooo:paragraph-rsid="00bc4447"/>
    </style:style>
    <style:style style:name="P56" style:family="paragraph" style:parent-style-name="Text_20_body">
      <style:text-properties officeooo:paragraph-rsid="00be1649"/>
    </style:style>
    <style:style style:name="P57" style:family="paragraph" style:parent-style-name="Text_20_body">
      <style:text-properties officeooo:paragraph-rsid="00c101cb"/>
    </style:style>
    <style:style style:name="P58" style:family="paragraph" style:parent-style-name="Text_20_body">
      <style:text-properties officeooo:paragraph-rsid="00d3f76d"/>
    </style:style>
    <style:style style:name="P59" style:family="paragraph" style:parent-style-name="Text_20_body">
      <style:text-properties fo:language="fr" fo:country="FR" officeooo:rsid="001e1e83" officeooo:paragraph-rsid="001e1e83"/>
    </style:style>
    <style:style style:name="P60" style:family="paragraph" style:parent-style-name="Text_20_body">
      <style:text-properties officeooo:paragraph-rsid="0021efd9"/>
    </style:style>
    <style:style style:name="P61" style:family="paragraph" style:parent-style-name="Text_20_body">
      <style:paragraph-properties fo:line-height="150%" fo:text-align="start" style:justify-single-word="false"/>
      <style:text-properties fo:color="#009900" style:font-name="Times New Roman4" fo:language="fr" fo:country="FR" fo:font-weight="bold" officeooo:rsid="003fd36a" officeooo:paragraph-rsid="003fd36a" fo:background-color="#fff200" style:font-weight-asian="bold" style:font-weight-complex="bold"/>
    </style:style>
    <style:style style:name="P62" style:family="paragraph" style:parent-style-name="Text_20_body">
      <style:text-properties fo:color="#009900" style:font-name="Times New Roman4" fo:language="fr" fo:country="FR" fo:font-weight="bold" officeooo:rsid="003c6f05" officeooo:paragraph-rsid="003c6f05" fo:background-color="#fff200" style:font-weight-asian="bold" style:font-weight-complex="bold"/>
    </style:style>
    <style:style style:name="P63" style:family="paragraph" style:parent-style-name="Text_20_body">
      <style:text-properties fo:color="#009900" style:font-name="Times New Roman4" fo:language="fr" fo:country="FR" fo:font-weight="bold" officeooo:paragraph-rsid="001bafd0" fo:background-color="#fff200" style:font-weight-asian="bold" style:font-weight-complex="bold"/>
    </style:style>
    <style:style style:name="P64" style:family="paragraph" style:parent-style-name="Text_20_body">
      <style:text-properties fo:color="#009900" style:font-name="Times New Roman4" fo:language="fr" fo:country="FR" fo:font-weight="bold" officeooo:rsid="0059e6af" officeooo:paragraph-rsid="0059e6af" fo:background-color="#fff200" style:font-weight-asian="bold" style:font-weight-complex="bold"/>
    </style:style>
    <style:style style:name="P65" style:family="paragraph" style:parent-style-name="Text_20_body">
      <style:text-properties fo:color="#009900" style:font-name="Times New Roman4" fo:language="fr" fo:country="FR" fo:font-weight="bold" officeooo:rsid="006d8ba8" officeooo:paragraph-rsid="006d8ba8" fo:background-color="#fff200" style:font-weight-asian="bold" style:font-weight-complex="bold"/>
    </style:style>
    <style:style style:name="P66" style:family="paragraph" style:parent-style-name="Text_20_body">
      <style:text-properties fo:color="#009900" fo:language="fr" fo:country="FR" fo:font-weight="bold" officeooo:rsid="0014e9ee" fo:background-color="#fff200" style:font-weight-asian="bold" style:font-weight-complex="bold"/>
    </style:style>
    <style:style style:name="P67" style:family="paragraph" style:parent-style-name="Text_20_body">
      <style:text-properties style:font-name="Times New Roman4" fo:language="fr" fo:country="FR" officeooo:rsid="0020ac78" officeooo:paragraph-rsid="0020ac78"/>
    </style:style>
    <style:style style:name="P68" style:family="paragraph" style:parent-style-name="Text_20_body">
      <style:text-properties style:font-name="Times New Roman4" fo:language="fr" fo:country="FR" officeooo:rsid="002bbb87" officeooo:paragraph-rsid="002bbb87"/>
    </style:style>
    <style:style style:name="P69" style:family="paragraph" style:parent-style-name="Text_20_body">
      <style:paragraph-properties fo:line-height="150%" fo:text-align="start" style:justify-single-word="false"/>
      <style:text-properties style:font-name="Times New Roman4" fo:language="fr" fo:country="FR" officeooo:rsid="0019c49a" officeooo:paragraph-rsid="006bdfd1"/>
    </style:style>
    <style:style style:name="P70" style:family="paragraph" style:parent-style-name="Text_20_body">
      <style:text-properties style:font-name="Times New Roman4" fo:language="fr" fo:country="FR" officeooo:rsid="0058a09e" officeooo:paragraph-rsid="0058a09e"/>
    </style:style>
    <style:style style:name="P71" style:family="paragraph" style:parent-style-name="Text_20_body">
      <style:text-properties style:font-name="Times New Roman4" fo:language="fr" fo:country="FR" officeooo:rsid="005a0d6a" officeooo:paragraph-rsid="0071a65b"/>
    </style:style>
    <style:style style:name="P72" style:family="paragraph" style:parent-style-name="Text_20_body">
      <style:text-properties style:font-name="Times New Roman4" officeooo:rsid="002ecd94" officeooo:paragraph-rsid="00390a01"/>
    </style:style>
    <style:style style:name="P73" style:family="paragraph" style:parent-style-name="Text_20_body">
      <style:text-properties style:font-name="Times New Roman4" officeooo:paragraph-rsid="006a4709"/>
    </style:style>
    <style:style style:name="P74" style:family="paragraph" style:parent-style-name="Text_20_body">
      <style:paragraph-properties fo:line-height="150%" fo:text-align="start" style:justify-single-word="false"/>
      <style:text-properties style:font-name="Times New Roman4" officeooo:paragraph-rsid="00546fff"/>
    </style:style>
    <style:style style:name="P75" style:family="paragraph" style:parent-style-name="Text_20_body">
      <style:text-properties officeooo:paragraph-rsid="006b2ed3"/>
    </style:style>
    <style:style style:name="P76" style:family="paragraph" style:parent-style-name="Text_20_body">
      <style:text-properties officeooo:rsid="007369fb" officeooo:paragraph-rsid="007369fb" fo:background-color="#fff200"/>
    </style:style>
    <style:style style:name="P77" style:family="paragraph" style:parent-style-name="Text_20_body">
      <style:text-properties style:text-underline-style="none" officeooo:rsid="006b73a6" officeooo:paragraph-rsid="006b73a6"/>
    </style:style>
    <style:style style:name="P78" style:family="paragraph" style:parent-style-name="Text_20_body">
      <style:paragraph-properties fo:text-align="center" style:justify-single-word="false"/>
      <style:text-properties style:text-underline-style="solid" style:text-underline-width="auto" style:text-underline-color="font-color" officeooo:rsid="009b12e8" officeooo:paragraph-rsid="009b12e8"/>
    </style:style>
    <style:style style:name="P79" style:family="paragraph" style:parent-style-name="Text_20_body">
      <style:text-properties officeooo:paragraph-rsid="00c288eb"/>
    </style:style>
    <style:style style:name="P80" style:family="paragraph" style:parent-style-name="Text_20_body">
      <style:text-properties officeooo:paragraph-rsid="00c44077"/>
    </style:style>
    <style:style style:name="P81" style:family="paragraph" style:parent-style-name="Text_20_body">
      <style:text-properties officeooo:paragraph-rsid="00c4b4ab"/>
    </style:style>
    <style:style style:name="P82" style:family="paragraph" style:parent-style-name="Text_20_body">
      <style:text-properties officeooo:paragraph-rsid="00c50646"/>
    </style:style>
    <style:style style:name="P83" style:family="paragraph" style:parent-style-name="Text_20_body">
      <style:text-properties officeooo:paragraph-rsid="00c63398"/>
    </style:style>
    <style:style style:name="P84" style:family="paragraph" style:parent-style-name="Text_20_body">
      <style:text-properties officeooo:paragraph-rsid="00c813b0"/>
    </style:style>
    <style:style style:name="P85" style:family="paragraph" style:parent-style-name="Standard">
      <style:paragraph-properties fo:margin-left="0in" fo:margin-right="0in" fo:line-height="150%" fo:text-align="start" style:justify-single-word="false" fo:text-indent="0in" style:auto-text-indent="false"/>
      <style:text-properties officeooo:paragraph-rsid="00496056"/>
    </style:style>
    <style:style style:name="P86" style:family="paragraph" style:parent-style-name="Standard">
      <style:paragraph-properties fo:margin-left="0in" fo:margin-right="0in" fo:line-height="150%" fo:text-align="start" style:justify-single-word="false" fo:text-indent="0in" style:auto-text-indent="false"/>
      <style:text-properties officeooo:paragraph-rsid="007c08ae"/>
    </style:style>
    <style:style style:name="P87" style:family="paragraph" style:parent-style-name="Standard">
      <style:paragraph-properties fo:margin-left="0in" fo:margin-right="0in" fo:line-height="150%" fo:text-align="start" style:justify-single-word="false" fo:text-indent="0in" style:auto-text-indent="false"/>
      <style:text-properties officeooo:paragraph-rsid="00af1f15"/>
    </style:style>
    <style:style style:name="P88" style:family="paragraph" style:parent-style-name="Standard">
      <style:paragraph-properties fo:margin-left="0in" fo:margin-right="0in" fo:line-height="150%" fo:text-align="start" style:justify-single-word="false" fo:text-indent="0in" style:auto-text-indent="false"/>
      <style:text-properties officeooo:rsid="00ad64b1" officeooo:paragraph-rsid="00ad64b1"/>
    </style:style>
    <style:style style:name="P89" style:family="paragraph" style:parent-style-name="Standard">
      <style:paragraph-properties fo:margin-left="0in" fo:margin-right="0in" fo:line-height="150%" fo:text-align="start" style:justify-single-word="false" fo:text-indent="0in" style:auto-text-indent="false"/>
      <style:text-properties style:font-name="Times New Roman4" fo:font-size="12pt" fo:language="fr" fo:country="FR" fo:font-style="normal" fo:font-weight="normal" officeooo:rsid="002e72e4" officeooo:paragraph-rsid="004db62c"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line-height="150%" fo:text-align="start" style:justify-single-word="false" fo:text-indent="0in" style:auto-text-indent="false"/>
      <style:text-properties fo:color="#009933" style:font-name="Times New Roman4" fo:font-size="12pt" fo:language="fr" fo:country="FR" fo:font-weight="bold" officeooo:rsid="008477a2" officeooo:paragraph-rsid="007c08ae" fo:background-color="#fff200" style:font-size-asian="10.5pt" style:font-weight-asian="bold" style:font-size-complex="12pt" style:font-weight-complex="bold"/>
    </style:style>
    <style:style style:name="P91"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4" fo:language="fr" fo:country="FR" officeooo:rsid="00045ada" officeooo:paragraph-rsid="00045ada"/>
    </style:style>
    <style:style style:name="P92" style:family="paragraph" style:parent-style-name="Quotations">
      <style:text-properties style:font-name="Times New Roman4"/>
    </style:style>
    <style:style style:name="P93" style:family="paragraph" style:parent-style-name="Quotations">
      <style:text-properties officeooo:paragraph-rsid="006a4709"/>
    </style:style>
    <style:style style:name="P94" style:family="paragraph" style:parent-style-name="Quotations">
      <style:paragraph-properties fo:margin-left="0in" fo:margin-right="0.3937in" fo:text-indent="0in" style:auto-text-indent="false"/>
    </style:style>
    <style:style style:name="P95" style:family="paragraph" style:parent-style-name="Quotations">
      <style:paragraph-properties fo:margin-left="0in" fo:margin-right="0.3937in" fo:text-indent="0in" style:auto-text-indent="false"/>
      <style:text-properties style:font-name="Times New Roman4" officeooo:rsid="0040129e" officeooo:paragraph-rsid="0040129e"/>
    </style:style>
    <style:style style:name="P96" style:family="paragraph" style:parent-style-name="Quotations">
      <style:paragraph-properties fo:margin-left="0in" fo:margin-right="0.3937in" fo:text-indent="0in" style:auto-text-indent="false"/>
      <style:text-properties fo:font-style="normal" officeooo:rsid="006a4709" officeooo:paragraph-rsid="006a4709" style:font-style-asian="normal" style:font-style-complex="normal"/>
    </style:style>
    <style:style style:name="P97" style:family="paragraph" style:parent-style-name="Text_20_body">
      <style:paragraph-properties fo:text-align="center" style:justify-single-word="false" fo:break-before="page"/>
      <style:text-properties style:text-underline-style="solid" style:text-underline-width="auto" style:text-underline-color="font-color" officeooo:rsid="009b12e8" officeooo:paragraph-rsid="009b12e8"/>
    </style:style>
    <style:style style:name="P98" style:family="paragraph" style:parent-style-name="Contents_20_4">
      <style:paragraph-properties>
        <style:tab-stops>
          <style:tab-stop style:position="6.3in" style:type="right" style:leader-style="dotted" style:leader-text="."/>
        </style:tab-stops>
      </style:paragraph-properties>
    </style:style>
    <style:style style:name="P99" style:family="paragraph" style:parent-style-name="Contents_20_2">
      <style:paragraph-properties>
        <style:tab-stops>
          <style:tab-stop style:position="6.3in" style:type="right" style:leader-style="dotted" style:leader-text="."/>
        </style:tab-stops>
      </style:paragraph-properties>
    </style:style>
    <style:style style:name="P100" style:family="paragraph" style:parent-style-name="Contents_20_1">
      <style:paragraph-properties>
        <style:tab-stops>
          <style:tab-stop style:position="6.3in" style:type="right" style:leader-style="dotted" style:leader-text="."/>
        </style:tab-stops>
      </style:paragraph-properties>
    </style:style>
    <style:style style:name="P101" style:family="paragraph" style:parent-style-name="Contents_20_3">
      <style:paragraph-properties>
        <style:tab-stops>
          <style:tab-stop style:position="6.3in" style:type="right" style:leader-style="dotted" style:leader-text="."/>
        </style:tab-stops>
      </style:paragraph-properties>
    </style:style>
    <style:style style:name="P102" style:family="paragraph" style:parent-style-name="Contents_20_6">
      <style:paragraph-properties>
        <style:tab-stops>
          <style:tab-stop style:position="6.3in" style:type="right" style:leader-style="dotted" style:leader-text="."/>
        </style:tab-stops>
      </style:paragraph-properties>
    </style:style>
    <style:style style:name="P103" style:family="paragraph" style:parent-style-name="Contents_20_5">
      <style:paragraph-properties>
        <style:tab-stops>
          <style:tab-stop style:position="6.3in" style:type="right" style:leader-style="dotted" style:leader-text="."/>
        </style:tab-stops>
      </style:paragraph-properties>
    </style:style>
    <style:style style:name="P104" style:family="paragraph" style:parent-style-name="Standard">
      <style:paragraph-properties fo:line-height="150%" fo:text-align="start" style:justify-single-word="false"/>
      <style:text-properties fo:color="#666666" style:font-name="Times New Roman4" fo:language="fr" fo:country="FR" officeooo:rsid="0008c454" officeooo:paragraph-rsid="0008c454"/>
    </style:style>
    <style:style style:name="P105" style:family="paragraph" style:parent-style-name="Standard">
      <style:paragraph-properties fo:line-height="150%" fo:text-align="start" style:justify-single-word="false"/>
      <style:text-properties fo:color="#666666" style:font-name="Times New Roman4" fo:language="fr" fo:country="FR" officeooo:rsid="00caab2e" officeooo:paragraph-rsid="00caab2e"/>
    </style:style>
    <style:style style:name="P106" style:family="paragraph" style:parent-style-name="Standard">
      <style:paragraph-properties fo:line-height="150%" fo:text-align="start" style:justify-single-word="false"/>
      <style:text-properties fo:color="#666666" style:font-name="Times New Roman4" fo:language="fr" fo:country="FR" officeooo:rsid="000e08e4" officeooo:paragraph-rsid="000e08e4"/>
    </style:style>
    <style:style style:name="P107" style:family="paragraph" style:parent-style-name="Standard">
      <style:paragraph-properties fo:line-height="150%" fo:text-align="start" style:justify-single-word="false"/>
      <style:text-properties fo:color="#666666" style:font-name="Times New Roman4" fo:language="fr" fo:country="FR" officeooo:rsid="0004d3b9" officeooo:paragraph-rsid="0004d3b9"/>
    </style:style>
    <style:style style:name="P108" style:family="paragraph" style:parent-style-name="Standard">
      <style:paragraph-properties fo:line-height="150%" fo:text-align="start" style:justify-single-word="false"/>
      <style:text-properties fo:color="#666666" style:font-name="Times New Roman4" fo:language="fr" fo:country="FR" officeooo:rsid="000dc972" officeooo:paragraph-rsid="000dc972"/>
    </style:style>
    <style:style style:name="P109" style:family="paragraph" style:parent-style-name="Standard">
      <style:paragraph-properties fo:line-height="150%" fo:text-align="start" style:justify-single-word="false"/>
      <style:text-properties fo:color="#000000" style:font-name="Times New Roman4" fo:language="fr" fo:country="FR" fo:font-weight="normal" officeooo:rsid="0049121d" officeooo:paragraph-rsid="0049121d" fo:background-color="transparent" style:font-weight-asian="normal" style:font-weight-complex="normal"/>
    </style:style>
    <style:style style:name="P110" style:family="paragraph" style:parent-style-name="Standard">
      <style:paragraph-properties fo:margin-left="0in" fo:margin-right="0in" fo:line-height="150%" fo:text-align="start" style:justify-single-word="false" fo:text-indent="0in" style:auto-text-indent="false"/>
      <style:text-properties officeooo:paragraph-rsid="00496056"/>
    </style:style>
    <style:style style:name="P111" style:family="paragraph" style:parent-style-name="Standard">
      <style:paragraph-properties fo:margin-left="0in" fo:margin-right="0in" fo:line-height="150%" fo:text-align="start" style:justify-single-word="false" fo:text-indent="0in" style:auto-text-indent="false"/>
      <style:text-properties officeooo:paragraph-rsid="007c08ae"/>
    </style:style>
    <style:style style:name="P112" style:family="paragraph" style:parent-style-name="Standard">
      <style:paragraph-properties fo:margin-left="0in" fo:margin-right="0in" fo:line-height="150%" fo:text-align="start" style:justify-single-word="false" fo:text-indent="0in" style:auto-text-indent="false"/>
      <style:text-properties officeooo:paragraph-rsid="00af1f15"/>
    </style:style>
    <style:style style:name="P113" style:family="paragraph" style:parent-style-name="Standard">
      <style:paragraph-properties fo:margin-left="0in" fo:margin-right="0in" fo:line-height="150%" fo:text-align="start" style:justify-single-word="false" fo:text-indent="0in" style:auto-text-indent="false"/>
      <style:text-properties officeooo:rsid="00ad64b1" officeooo:paragraph-rsid="00ad64b1"/>
    </style:style>
    <style:style style:name="P114" style:family="paragraph" style:parent-style-name="Text_20_body">
      <style:paragraph-properties fo:line-height="150%" fo:text-align="start" style:justify-single-word="false"/>
      <style:text-properties fo:color="#000000" fo:language="fr" fo:country="FR" fo:font-weight="normal" officeooo:rsid="0014e9ee" officeooo:paragraph-rsid="0014e9ee" fo:background-color="transparent" style:font-weight-asian="normal" style:font-weight-complex="normal"/>
    </style:style>
    <style:style style:name="P115" style:family="paragraph" style:parent-style-name="Text_20_body">
      <style:paragraph-properties fo:line-height="150%" fo:text-align="start" style:justify-single-word="false"/>
      <style:text-properties fo:color="#000000" fo:language="fr" fo:country="FR" fo:font-weight="bold" officeooo:rsid="0014e9ee" officeooo:paragraph-rsid="0014e9ee" fo:background-color="transparent" style:font-weight-asian="bold" style:font-weight-complex="bold"/>
    </style:style>
    <style:style style:name="P116" style:family="paragraph" style:parent-style-name="Text_20_body">
      <style:paragraph-properties fo:line-height="150%" fo:text-align="start" style:justify-single-word="false"/>
      <style:text-properties style:font-name="Times New Roman4" fo:language="fr" fo:country="FR" officeooo:rsid="0019c49a" officeooo:paragraph-rsid="006bdfd1"/>
    </style:style>
    <style:style style:name="P117" style:family="paragraph" style:parent-style-name="Text_20_body">
      <style:text-properties style:font-name="Times New Roman4" fo:language="fr" fo:country="FR" officeooo:rsid="0020ac78" officeooo:paragraph-rsid="0020ac78"/>
    </style:style>
    <style:style style:name="P118" style:family="paragraph" style:parent-style-name="Text_20_body">
      <style:text-properties style:font-name="Times New Roman4" officeooo:paragraph-rsid="006a4709"/>
    </style:style>
    <style:style style:name="P119" style:family="paragraph" style:parent-style-name="Text_20_body">
      <style:text-properties style:font-name="Times New Roman4" officeooo:rsid="002ecd94" officeooo:paragraph-rsid="00390a01"/>
    </style:style>
    <style:style style:name="P120" style:family="paragraph" style:parent-style-name="Text_20_body">
      <style:text-properties officeooo:paragraph-rsid="00bdbdad"/>
    </style:style>
    <style:style style:name="P121" style:family="paragraph" style:parent-style-name="Text_20_body">
      <style:text-properties officeooo:paragraph-rsid="00d08165"/>
    </style:style>
    <style:style style:name="P122" style:family="paragraph" style:parent-style-name="Text_20_body">
      <style:text-properties officeooo:paragraph-rsid="00ba7ae2"/>
    </style:style>
    <style:style style:name="P123" style:family="paragraph" style:parent-style-name="Text_20_body">
      <style:text-properties officeooo:paragraph-rsid="00bc0943"/>
    </style:style>
    <style:style style:name="P124" style:family="paragraph" style:parent-style-name="Text_20_body">
      <style:text-properties officeooo:paragraph-rsid="00bc4447"/>
    </style:style>
    <style:style style:name="P125" style:family="paragraph" style:parent-style-name="Text_20_body">
      <style:text-properties officeooo:paragraph-rsid="00be1649"/>
    </style:style>
    <style:style style:name="P126" style:family="paragraph" style:parent-style-name="Text_20_body">
      <style:text-properties officeooo:paragraph-rsid="00c101cb"/>
    </style:style>
    <style:style style:name="P127" style:family="paragraph" style:parent-style-name="Text_20_body">
      <style:text-properties officeooo:paragraph-rsid="00d3f76d"/>
    </style:style>
    <style:style style:name="P128" style:family="paragraph" style:parent-style-name="Text_20_body">
      <style:text-properties officeooo:paragraph-rsid="00c288eb"/>
    </style:style>
    <style:style style:name="P129" style:family="paragraph" style:parent-style-name="Text_20_body">
      <style:text-properties officeooo:paragraph-rsid="00c44077"/>
    </style:style>
    <style:style style:name="P130" style:family="paragraph" style:parent-style-name="Text_20_body">
      <style:text-properties officeooo:paragraph-rsid="00c4b4ab"/>
    </style:style>
    <style:style style:name="P131" style:family="paragraph" style:parent-style-name="Text_20_body">
      <style:text-properties officeooo:paragraph-rsid="00c63398"/>
    </style:style>
    <style:style style:name="P132" style:family="paragraph" style:parent-style-name="Text_20_body">
      <style:text-properties officeooo:paragraph-rsid="00c813b0"/>
    </style:style>
    <style:style style:name="P133" style:family="paragraph" style:parent-style-name="Text_20_body">
      <style:text-properties officeooo:paragraph-rsid="006b2ed3"/>
    </style:style>
    <style:style style:name="P134" style:family="paragraph" style:parent-style-name="Heading_20_1">
      <style:paragraph-properties fo:break-before="page"/>
      <style:text-properties fo:language="fr" fo:country="FR"/>
    </style:style>
    <style:style style:name="P135" style:family="paragraph" style:parent-style-name="Heading_20_1">
      <style:paragraph-properties fo:text-align="center" style:justify-single-word="false" fo:break-before="page"/>
      <style:text-properties fo:language="fr" fo:country="FR"/>
    </style:style>
    <style:style style:name="P136" style:family="paragraph" style:parent-style-name="Heading_20_3">
      <style:paragraph-properties fo:line-height="150%" fo:text-align="start" style:justify-single-word="false"/>
    </style:style>
    <style:style style:name="P137" style:family="paragraph" style:parent-style-name="Heading_20_3">
      <style:text-properties style:font-name="Times New Roman4" fo:language="fr" fo:country="FR"/>
    </style:style>
    <style:style style:name="P138" style:family="paragraph" style:parent-style-name="Heading_20_3">
      <style:text-properties style:font-name="Times New Roman4" fo:language="fr" fo:country="FR" officeooo:paragraph-rsid="0021efd9"/>
    </style:style>
    <style:style style:name="P139" style:family="paragraph" style:parent-style-name="Heading_20_3">
      <style:text-properties officeooo:rsid="0063e96f" officeooo:paragraph-rsid="0063e96f"/>
    </style:style>
    <style:style style:name="P140" style:family="paragraph" style:parent-style-name="Heading_20_3">
      <style:text-properties fo:language="fr" fo:country="FR" officeooo:rsid="002c796b" officeooo:paragraph-rsid="002c796b"/>
    </style:style>
    <style:style style:name="P141" style:family="paragraph" style:parent-style-name="Heading_20_3">
      <style:text-properties officeooo:rsid="006b73a6" officeooo:paragraph-rsid="006b73a6"/>
    </style:style>
    <style:style style:name="P142" style:family="paragraph" style:parent-style-name="Heading_20_2">
      <style:paragraph-properties fo:line-height="150%" fo:text-align="start" style:justify-single-word="false"/>
      <style:text-properties fo:language="fr" fo:country="FR"/>
    </style:style>
    <style:style style:name="P143" style:family="paragraph" style:parent-style-name="Heading_20_2">
      <style:paragraph-properties fo:line-height="150%" fo:text-align="start" style:justify-single-word="false"/>
      <style:text-properties style:font-name="Times New Roman4" fo:language="fr" fo:country="FR"/>
    </style:style>
    <style:style style:name="P144" style:family="paragraph" style:parent-style-name="Heading_20_2">
      <style:paragraph-properties fo:line-height="150%" fo:text-align="start" style:justify-single-word="false" fo:break-before="page"/>
      <style:text-properties fo:language="fr" fo:country="FR" officeooo:rsid="0063e96f" officeooo:paragraph-rsid="0063e96f"/>
    </style:style>
    <style:style style:name="P145" style:family="paragraph" style:parent-style-name="Heading_20_4">
      <style:text-properties officeooo:rsid="0063e96f" fo:background-color="transparent"/>
    </style:style>
    <style:style style:name="P146" style:family="paragraph" style:parent-style-name="Heading_20_4">
      <style:text-properties officeooo:rsid="00c63398" officeooo:paragraph-rsid="00c63398" fo:background-color="#fff200"/>
    </style:style>
    <style:style style:name="P147" style:family="paragraph" style:parent-style-name="Heading_20_4">
      <style:text-properties officeooo:rsid="00c63398" officeooo:paragraph-rsid="00c63398"/>
    </style:style>
    <style:style style:name="P148" style:family="paragraph" style:parent-style-name="Heading_20_4">
      <style:text-properties style:font-name="Times New Roman4"/>
    </style:style>
    <style:style style:name="P149" style:family="paragraph" style:parent-style-name="Heading_20_4">
      <style:text-properties style:font-name="Times New Roman4" fo:language="fr" fo:country="FR"/>
    </style:style>
    <style:style style:name="P150" style:family="paragraph" style:parent-style-name="Heading_20_4">
      <style:text-properties style:font-name="Times New Roman4" fo:language="fr" fo:country="FR" officeooo:paragraph-rsid="0059e6af"/>
    </style:style>
    <style:style style:name="P151" style:family="paragraph" style:parent-style-name="Heading_20_4">
      <style:text-properties style:font-name="Times New Roman4" fo:language="fr" fo:country="FR" style:text-underline-style="none" fo:font-weight="normal" officeooo:rsid="007369fb" officeooo:paragraph-rsid="007369fb" fo:background-color="#fff200" style:font-weight-asian="normal" style:font-weight-complex="normal"/>
    </style:style>
    <style:style style:name="P152" style:family="paragraph" style:parent-style-name="Heading_20_4">
      <style:text-properties officeooo:rsid="0071a65b" officeooo:paragraph-rsid="0071a65b"/>
    </style:style>
    <style:style style:name="P153" style:family="paragraph" style:parent-style-name="Heading_20_6">
      <style:text-properties officeooo:rsid="00b95ddc" officeooo:paragraph-rsid="00b95ddc"/>
    </style:style>
    <style:style style:name="P154" style:family="paragraph" style:parent-style-name="Heading_20_6">
      <style:text-properties officeooo:rsid="00bc0943" officeooo:paragraph-rsid="00bc0943"/>
    </style:style>
    <style:style style:name="P155" style:family="paragraph" style:parent-style-name="Heading_20_6">
      <style:text-properties officeooo:paragraph-rsid="00bc4447"/>
    </style:style>
    <style:style style:name="P156" style:family="paragraph" style:parent-style-name="Heading_20_6">
      <style:text-properties officeooo:rsid="00c101cb" officeooo:paragraph-rsid="00c101cb"/>
    </style:style>
    <style:style style:name="P157" style:family="paragraph" style:parent-style-name="Heading_20_6">
      <style:text-properties officeooo:rsid="00c288eb" officeooo:paragraph-rsid="00c288eb"/>
    </style:style>
    <style:style style:name="P158" style:family="paragraph" style:parent-style-name="Heading_20_6">
      <style:text-properties officeooo:rsid="00c44077" officeooo:paragraph-rsid="00c44077"/>
    </style:style>
    <style:style style:name="P159" style:family="paragraph" style:parent-style-name="Heading_20_5">
      <style:text-properties officeooo:rsid="00b8a289" officeooo:paragraph-rsid="00b8a289"/>
    </style:style>
    <style:style style:name="P160" style:family="paragraph" style:parent-style-name="Heading_20_5">
      <style:text-properties officeooo:rsid="00b8a289" officeooo:paragraph-rsid="00bc0943"/>
    </style:style>
    <style:style style:name="P161" style:family="paragraph" style:parent-style-name="Heading_20_5">
      <style:text-properties officeooo:rsid="00bfe8be" officeooo:paragraph-rsid="00bfe8be"/>
    </style:style>
    <style:style style:name="P162" style:family="paragraph" style:parent-style-name="Heading_20_5">
      <style:text-properties officeooo:rsid="00c50646" officeooo:paragraph-rsid="00c50646"/>
    </style:style>
    <style:style style:name="P163" style:family="paragraph" style:parent-style-name="Heading_20_5">
      <style:text-properties officeooo:paragraph-rsid="00c50646"/>
    </style:style>
    <style:style style:name="P1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68e"/>
    </style:style>
    <style:style style:name="T2" style:family="text">
      <style:text-properties fo:font-weight="normal" officeooo:rsid="0007368e" fo:background-color="transparent" loext:char-shading-value="0" style:font-weight-asian="normal" style:font-weight-complex="normal"/>
    </style:style>
    <style:style style:name="T3" style:family="text">
      <style:text-properties officeooo:rsid="000a96c8"/>
    </style:style>
    <style:style style:name="T4" style:family="text">
      <style:text-properties officeooo:rsid="0008c454"/>
    </style:style>
    <style:style style:name="T5" style:family="text">
      <style:text-properties fo:font-weight="normal" officeooo:rsid="00c9f547" style:font-weight-asian="normal" style:font-weight-complex="normal"/>
    </style:style>
    <style:style style:name="T6" style:family="text">
      <style:text-properties officeooo:rsid="00af1f15"/>
    </style:style>
    <style:style style:name="T7" style:family="text">
      <style:text-properties officeooo:rsid="0075667a"/>
    </style:style>
    <style:style style:name="T8" style:family="text">
      <style:text-properties officeooo:rsid="0075667a" fo:background-color="#ffffff" loext:char-shading-value="0"/>
    </style:style>
    <style:style style:name="T9" style:family="text">
      <style:text-properties fo:color="#000000" style:font-name="Times New Roman4" fo:font-size="12pt" fo:language="fr" fo:country="FR" fo:font-style="normal" fo:font-weight="normal" officeooo:rsid="007c08ae"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fo:color="#000000" style:font-name="Times New Roman4" fo:font-size="12pt" fo:language="fr" fo:country="FR"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fo:color="#000000" style:font-name="Times New Roman4" fo:font-size="12pt" fo:language="fr" fo:country="FR" fo:font-style="normal" fo:font-weight="normal" officeooo:rsid="00c9f547"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fo:color="#000000" style:font-name="Times New Roman4" fo:font-size="12pt" fo:language="fr" fo:country="FR" fo:font-style="normal" fo:font-weight="normal" officeooo:rsid="00af1f15"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fo:color="#000000" style:font-name="Times New Roman4" fo:font-size="12pt" fo:language="fr" fo:country="FR" fo:font-style="normal" fo:font-weight="normal" officeooo:rsid="00a77b3b"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fo:color="#000000" style:font-name="Times New Roman4" fo:font-size="12pt" fo:language="fr" fo:country="FR" fo:font-weight="normal" officeooo:rsid="00af1f15" fo:background-color="transparent" loext:char-shading-value="0" style:font-size-asian="10.5pt" style:font-weight-asian="normal" style:font-size-complex="12pt" style:font-weight-complex="normal"/>
    </style:style>
    <style:style style:name="T15" style:family="text">
      <style:text-properties fo:color="#000000" style:font-name="Times New Roman4" fo:font-size="12pt" fo:language="fr" fo:country="FR" fo:font-weight="normal" officeooo:rsid="00c9f547" fo:background-color="transparent" loext:char-shading-value="0" style:font-size-asian="10.5pt" style:font-weight-asian="normal" style:font-size-complex="12pt" style:font-weight-complex="normal"/>
    </style:style>
    <style:style style:name="T16" style:family="text">
      <style:text-properties fo:color="#000000" fo:language="fr" fo:country="FR" style:text-underline-style="none" fo:font-weight="normal" officeooo:rsid="00b06c61" fo:background-color="transparent" loext:char-shading-value="0" style:font-weight-asian="normal" style:font-weight-complex="normal"/>
    </style:style>
    <style:style style:name="T17" style:family="text">
      <style:text-properties style:font-name="Times New Roman4" fo:language="fr" fo:country="FR" style:text-underline-style="none" officeooo:rsid="00546fff"/>
    </style:style>
    <style:style style:name="T18" style:family="text">
      <style:text-properties officeooo:rsid="00b73539"/>
    </style:style>
    <style:style style:name="T19" style:family="text">
      <style:text-properties officeooo:rsid="00b89a95" fo:background-color="transparent" loext:char-shading-value="0"/>
    </style:style>
    <style:style style:name="T20" style:family="text">
      <style:text-properties officeooo:rsid="00b89a95"/>
    </style:style>
    <style:style style:name="T21" style:family="text">
      <style:text-properties officeooo:rsid="00b95ddc"/>
    </style:style>
    <style:style style:name="T22" style:family="text">
      <style:text-properties fo:color="#000000" style:font-name="Times New Roman4" fo:language="fr" fo:country="FR" fo:font-weight="normal" officeooo:rsid="0082c4ed" style:font-weight-asian="normal" style:font-weight-complex="normal"/>
    </style:style>
    <style:style style:name="T23" style:family="text">
      <style:text-properties fo:color="#000000" style:font-name="Times New Roman4" fo:language="fr" fo:country="FR" fo:font-weight="normal" officeooo:rsid="00aa9358" style:font-weight-asian="normal" style:font-weight-complex="normal"/>
    </style:style>
    <style:style style:name="T24" style:family="text">
      <style:text-properties fo:color="#000000" style:font-name="Times New Roman4" fo:language="fr" fo:country="FR" fo:font-weight="normal" officeooo:rsid="00bdbdad" style:font-weight-asian="normal" style:font-weight-complex="normal"/>
    </style:style>
    <style:style style:name="T25" style:family="text">
      <style:text-properties fo:color="#000000" style:font-name="Times New Roman4" fo:language="fr" fo:country="FR" fo:font-weight="normal" officeooo:rsid="00835a4d" style:font-weight-asian="normal" style:font-weight-complex="normal"/>
    </style:style>
    <style:style style:name="T26" style:family="text">
      <style:text-properties fo:color="#000000" style:font-name="Times New Roman4" fo:language="fr" fo:country="FR" fo:font-weight="normal" officeooo:rsid="00ad0d31" fo:background-color="transparent" loext:char-shading-value="0" style:font-weight-asian="normal" style:font-weight-complex="normal"/>
    </style:style>
    <style:style style:name="T27" style:family="text">
      <style:text-properties fo:color="#000000" style:font-name="Times New Roman4" fo:language="fr" fo:country="FR" fo:font-weight="normal" officeooo:rsid="00bdbdad" fo:background-color="transparent" loext:char-shading-value="0" style:font-weight-asian="normal" style:font-weight-complex="normal"/>
    </style:style>
    <style:style style:name="T28" style:family="text">
      <style:text-properties fo:color="#000000" style:font-name="Times New Roman4" fo:language="fr" fo:country="FR" fo:font-weight="normal" officeooo:rsid="00ad64b1" fo:background-color="transparent" loext:char-shading-value="0" style:font-weight-asian="normal" style:font-weight-complex="normal"/>
    </style:style>
    <style:style style:name="T29" style:family="text">
      <style:text-properties fo:color="#000000" style:font-name="Times New Roman4" fo:language="fr" fo:country="FR" fo:font-weight="normal" officeooo:rsid="0083e99f" fo:background-color="transparent" loext:char-shading-value="0" style:font-weight-asian="normal" style:font-weight-complex="normal"/>
    </style:style>
    <style:style style:name="T30" style:family="text">
      <style:text-properties fo:color="#000000" style:text-line-through-style="none" style:text-line-through-type="none" style:font-name="Times New Roman4" fo:font-size="12pt" fo:language="fr" fo:country="FR" fo:font-style="normal" style:text-underline-style="none" fo:font-weight="normal" officeooo:rsid="00d1a03e"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fo:color="#000000" fo:language="fr" fo:country="FR" fo:font-style="normal" style:text-underline-style="none" fo:font-weight="normal" officeooo:rsid="0118203a" style:font-style-asian="normal" style:font-weight-asian="normal" style:font-style-complex="normal" style:font-weight-complex="normal"/>
    </style:style>
    <style:style style:name="T32" style:family="text">
      <style:text-properties fo:color="#000000" fo:language="fr" fo:country="FR" fo:font-style="normal" style:text-underline-style="none" fo:font-weight="normal" officeooo:rsid="00ba7ae2" style:font-style-asian="normal" style:font-weight-asian="normal" style:font-style-complex="normal" style:font-weight-complex="normal"/>
    </style:style>
    <style:style style:name="T33" style:family="text">
      <style:text-properties fo:color="#000000" style:text-line-through-style="none" style:text-line-through-type="none" fo:language="fr" fo:country="FR" fo:font-style="normal" style:text-underline-style="none" fo:font-weight="normal" officeooo:rsid="0118203a" style:font-style-asian="normal" style:font-weight-asian="normal" style:font-style-complex="normal" style:font-weight-complex="normal"/>
    </style:style>
    <style:style style:name="T34" style:family="text">
      <style:text-properties style:text-underline-style="none" officeooo:rsid="00bc4447"/>
    </style:style>
    <style:style style:name="T35" style:family="text">
      <style:text-properties fo:color="#000000" style:text-line-through-style="none" style:text-line-through-type="none" style:font-name="Times New Roman4" fo:font-size="12pt" fo:language="fr" fo:country="FR" fo:font-style="normal" style:text-underline-style="none" fo:font-weight="normal" officeooo:rsid="012b8b4c"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Times New Roman4" fo:font-size="12pt" fo:language="fr" fo:country="FR" fo:font-style="normal" style:text-underline-style="none" fo:font-weight="normal" officeooo:rsid="00bc4447"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style:font-name="Times New Roman4" fo:font-size="12pt" fo:language="fr" fo:country="FR" fo:font-style="normal" style:text-underline-style="none" fo:font-weight="normal" officeooo:rsid="00be1649"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style:font-name="Times New Roman4" fo:font-size="12pt" fo:language="fr" fo:country="FR" fo:font-style="normal" style:text-underline-style="none" fo:font-weight="normal" officeooo:rsid="011b59a7"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officeooo:rsid="00bfe8be"/>
    </style:style>
    <style:style style:name="T40" style:family="text">
      <style:text-properties fo:color="#000000" style:text-line-through-style="none" style:text-line-through-type="none" fo:language="fr" fo:country="FR" fo:font-style="normal" style:text-underline-style="none" fo:font-weight="normal" officeooo:rsid="00bfe8be" fo:background-color="transparent" loext:char-shading-value="0" style:font-style-asian="normal" style:font-weight-asian="normal" style:font-style-complex="normal" style:font-weight-complex="normal"/>
    </style:style>
    <style:style style:name="T41" style:family="text">
      <style:text-properties fo:color="#000000" style:text-line-through-style="none" style:text-line-through-type="none" fo:language="fr" fo:country="FR" fo:font-style="normal" style:text-underline-style="none" fo:font-weight="normal" officeooo:rsid="011fa52e" style:font-style-asian="normal" style:font-weight-asian="normal" style:font-style-complex="normal" style:font-weight-complex="normal"/>
    </style:style>
    <style:style style:name="T42" style:family="text">
      <style:text-properties fo:color="#000000" style:text-line-through-style="none" style:text-line-through-type="none" fo:language="fr" fo:country="FR" fo:font-style="normal" style:text-underline-style="none" fo:font-weight="normal" officeooo:rsid="00c101cb" style:font-style-asian="normal" style:font-weight-asian="normal" style:font-style-complex="normal" style:font-weight-complex="normal"/>
    </style:style>
    <style:style style:name="T43" style:family="text">
      <style:text-properties fo:color="#000000" style:text-line-through-style="none" style:text-line-through-type="none" fo:language="fr" fo:country="FR" fo:font-style="normal" style:text-underline-style="none" fo:font-weight="normal" officeooo:rsid="011fa52e" fo:background-color="transparent" loext:char-shading-value="0" style:font-style-asian="normal" style:font-weight-asian="normal" style:font-style-complex="normal" style:font-weight-complex="normal"/>
    </style:style>
    <style:style style:name="T44" style:family="text">
      <style:text-properties fo:color="#000000" style:text-line-through-style="none" style:text-line-through-type="none" fo:language="fr" fo:country="FR" fo:font-style="normal" style:text-underline-style="none" fo:font-weight="normal" officeooo:rsid="00b89a95" fo:background-color="transparent" loext:char-shading-value="0" style:font-style-asian="normal" style:font-weight-asian="normal" style:font-style-complex="normal" style:font-weight-complex="normal"/>
    </style:style>
    <style:style style:name="T45" style:family="text">
      <style:text-properties officeooo:rsid="00c288eb"/>
    </style:style>
    <style:style style:name="T46" style:family="text">
      <style:text-properties fo:color="#000000" style:text-line-through-style="none" style:text-line-through-type="none" fo:language="fr" fo:country="FR" fo:font-style="normal" style:text-underline-style="none" fo:font-weight="normal" officeooo:rsid="01244fce" style:font-style-asian="normal" style:font-weight-asian="normal" style:font-style-complex="normal" style:font-weight-complex="normal"/>
    </style:style>
    <style:style style:name="T47" style:family="text">
      <style:text-properties fo:color="#000000" style:text-line-through-style="none" style:text-line-through-type="none" fo:language="fr" fo:country="FR" fo:font-style="normal" style:text-underline-style="none" fo:font-weight="normal" officeooo:rsid="00c44077" style:font-style-asian="normal" style:font-weight-asian="normal" style:font-style-complex="normal" style:font-weight-complex="normal"/>
    </style:style>
    <style:style style:name="T48" style:family="text">
      <style:text-properties fo:color="#000000" style:text-line-through-style="none" style:text-line-through-type="none" fo:language="fr" fo:country="FR" fo:font-style="normal" style:text-underline-style="none" fo:font-weight="normal" officeooo:rsid="00c4b4ab" fo:background-color="#ffffff" loext:char-shading-value="0" style:font-style-asian="normal" style:font-weight-asian="normal" style:font-style-complex="normal" style:font-weight-complex="normal"/>
    </style:style>
    <style:style style:name="T49" style:family="text">
      <style:text-properties fo:color="#000000" style:text-line-through-style="none" style:text-line-through-type="none" fo:language="fr" fo:country="FR" fo:font-style="normal" style:text-underline-style="none" fo:font-weight="normal" officeooo:rsid="0124a6ed" fo:background-color="#ffffff" loext:char-shading-value="0" style:font-style-asian="normal" style:font-weight-asian="normal" style:font-style-complex="normal" style:font-weight-complex="normal"/>
    </style:style>
    <style:style style:name="T50" style:family="text">
      <style:text-properties fo:color="#000000" style:text-line-through-style="none" style:text-line-through-type="none" style:font-name="Times New Roman4" fo:font-size="12pt" fo:language="fr" fo:country="FR" fo:font-style="normal" style:text-underline-style="none" fo:font-weight="normal" officeooo:rsid="012b03b8" style:font-size-asian="10.5pt" style:font-style-asian="normal" style:font-weight-asian="normal" style:font-size-complex="12pt" style:font-style-complex="normal" style:font-weight-complex="normal"/>
    </style:style>
    <style:style style:name="T51" style:family="text">
      <style:text-properties officeooo:rsid="00c63398"/>
    </style:style>
    <style:style style:name="T52" style:family="text">
      <style:text-properties fo:color="#000000" style:text-line-through-style="none" style:text-line-through-type="none" style:font-name="Times New Roman4" fo:font-size="12pt" fo:language="fr" fo:country="FR" fo:font-style="normal" style:text-underline-style="none" fo:font-weight="normal" officeooo:rsid="00c63398" style:font-size-asian="10.5pt" style:font-style-asian="normal" style:font-weight-asian="normal" style:font-size-complex="12pt" style:font-style-complex="normal" style:font-weight-complex="normal"/>
    </style:style>
    <style:style style:name="T53" style:family="text">
      <style:text-properties officeooo:rsid="001e1e83"/>
    </style:style>
    <style:style style:name="T54" style:family="text">
      <style:text-properties officeooo:rsid="00286175"/>
    </style:style>
    <style:style style:name="T55" style:family="text">
      <style:text-properties style:font-name="Times New Roman4" fo:language="fr" fo:country="FR" fo:font-style="normal" officeooo:rsid="006b2ed3" style:font-style-asian="normal" style:font-style-complex="normal"/>
    </style:style>
    <style:style style:name="T56" style:family="text">
      <style:text-properties fo:language="fr" fo:country="FR" fo:font-style="normal" officeooo:rsid="006a4709" style:font-style-asian="normal" style:font-style-complex="normal"/>
    </style:style>
    <style:style style:name="T57" style:family="text">
      <style:text-properties fo:language="fr" fo:country="FR" officeooo:rsid="00304af2"/>
    </style:style>
    <style:style style:name="T58" style:family="text">
      <style:text-properties officeooo:rsid="0007368e"/>
    </style:style>
    <style:style style:name="T59" style:family="text">
      <style:text-properties fo:font-weight="normal" officeooo:rsid="0007368e" fo:background-color="transparent" loext:char-shading-value="0" style:font-weight-asian="normal" style:font-weight-complex="normal"/>
    </style:style>
    <style:style style:name="T60" style:family="text">
      <style:text-properties fo:font-weight="normal" officeooo:rsid="00caab2e" fo:background-color="transparent"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c9f547" style:font-weight-asian="normal" style:font-weight-complex="normal"/>
    </style:style>
    <style:style style:name="T63" style:family="text">
      <style:text-properties fo:font-weight="normal" officeooo:rsid="008b24c5" style:font-weight-asian="normal" style:font-weight-complex="normal"/>
    </style:style>
    <style:style style:name="T64" style:family="text">
      <style:text-properties fo:font-weight="normal" officeooo:rsid="00af1f15" style:font-weight-asian="normal" style:font-weight-complex="normal"/>
    </style:style>
    <style:style style:name="T65" style:family="text">
      <style:text-properties fo:font-weight="normal" officeooo:rsid="00b06c61" style:font-weight-asian="normal" style:font-weight-complex="normal"/>
    </style:style>
    <style:style style:name="T66" style:family="text">
      <style:text-properties fo:font-weight="normal" officeooo:rsid="00be1649" style:font-weight-asian="normal" style:font-weight-complex="normal"/>
    </style:style>
    <style:style style:name="T67" style:family="text">
      <style:text-properties fo:font-weight="normal" officeooo:rsid="00d3f76d" style:font-weight-asian="normal" style:font-weight-complex="normal"/>
    </style:style>
    <style:style style:name="T68" style:family="text">
      <style:text-properties officeooo:rsid="000a96c8"/>
    </style:style>
    <style:style style:name="T69" style:family="text">
      <style:text-properties officeooo:rsid="0008c454"/>
    </style:style>
    <style:style style:name="T70" style:family="text">
      <style:text-properties officeooo:rsid="00af1f15"/>
    </style:style>
    <style:style style:name="T71" style:family="text">
      <style:text-properties officeooo:rsid="0075667a"/>
    </style:style>
    <style:style style:name="T72" style:family="text">
      <style:text-properties fo:background-color="#ffffff" loext:char-shading-value="0"/>
    </style:style>
    <style:style style:name="T73" style:family="text">
      <style:text-properties officeooo:rsid="0075667a" fo:background-color="#ffffff" loext:char-shading-value="0"/>
    </style:style>
    <style:style style:name="T74" style:family="text">
      <style:text-properties officeooo:rsid="004ce7b1" fo:background-color="#ffffff" loext:char-shading-value="0"/>
    </style:style>
    <style:style style:name="T75" style:family="text">
      <style:text-properties officeooo:rsid="00994bab" fo:background-color="#ffffff" loext:char-shading-value="0"/>
    </style:style>
    <style:style style:name="T76" style:family="text">
      <style:text-properties officeooo:rsid="00c9f547" fo:background-color="#ffffff" loext:char-shading-value="0"/>
    </style:style>
    <style:style style:name="T77" style:family="text">
      <style:text-properties officeooo:rsid="00cdb40f" fo:background-color="#ffffff" loext:char-shading-value="0"/>
    </style:style>
    <style:style style:name="T78" style:family="text">
      <style:text-properties fo:color="#000000"/>
    </style:style>
    <style:style style:name="T79" style:family="text">
      <style:text-properties fo:color="#000000" style:font-name="Times New Roman4" fo:font-size="12pt" fo:language="fr" fo:country="FR"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80" style:family="text">
      <style:text-properties fo:color="#000000" style:font-name="Times New Roman4" fo:font-size="12pt" fo:language="fr" fo:country="FR" fo:font-style="normal" fo:font-weight="normal" officeooo:rsid="007c08ae" fo:background-color="transparent" loext:char-shading-value="0" style:font-size-asian="10.5pt" style:font-style-asian="normal" style:font-weight-asian="normal" style:font-size-complex="12pt" style:font-style-complex="normal" style:font-weight-complex="normal"/>
    </style:style>
    <style:style style:name="T81" style:family="text">
      <style:text-properties fo:color="#000000" style:font-name="Times New Roman4" fo:font-size="12pt" fo:language="fr" fo:country="FR" fo:font-style="normal" fo:font-weight="normal" officeooo:rsid="00c9f547" fo:background-color="transparent" loext:char-shading-value="0" style:font-size-asian="10.5pt" style:font-style-asian="normal" style:font-weight-asian="normal" style:font-size-complex="12pt" style:font-style-complex="normal" style:font-weight-complex="normal"/>
    </style:style>
    <style:style style:name="T82" style:family="text">
      <style:text-properties fo:color="#000000" style:font-name="Times New Roman4" fo:font-size="12pt" fo:language="fr" fo:country="FR" fo:font-style="normal" fo:font-weight="normal" officeooo:rsid="00af1f15"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fo:color="#000000" style:font-name="Times New Roman4" fo:font-size="12pt" fo:language="fr" fo:country="FR" fo:font-style="normal" fo:font-weight="normal" officeooo:rsid="00a77b3b" fo:background-color="transparent" loext:char-shading-value="0" style:font-size-asian="10.5pt" style:font-style-asian="normal" style:font-weight-asian="normal" style:font-size-complex="12pt" style:font-style-complex="normal" style:font-weight-complex="normal"/>
    </style:style>
    <style:style style:name="T84" style:family="text">
      <style:text-properties fo:color="#000000" style:font-name="Times New Roman4" fo:font-size="12pt" fo:language="fr" fo:country="FR" fo:font-style="normal" fo:font-weight="normal" officeooo:rsid="007c5ddc" fo:background-color="transparent" loext:char-shading-value="0" style:font-size-asian="10.5pt" style:font-style-asian="normal" style:font-weight-asian="normal" style:font-size-complex="12pt" style:font-style-complex="normal" style:font-weight-complex="normal"/>
    </style:style>
    <style:style style:name="T85" style:family="text">
      <style:text-properties fo:color="#000000" style:font-name="Times New Roman4" fo:font-size="12pt" fo:language="fr" fo:country="FR" fo:font-style="normal" fo:font-weight="normal" officeooo:rsid="008477a2"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fo:color="#000000" style:font-name="Times New Roman4" fo:font-size="12pt" fo:language="fr" fo:country="FR" fo:font-style="normal" fo:font-weight="normal" officeooo:rsid="001de6d9" fo:background-color="transparent" loext:char-shading-value="0" style:font-size-asian="10.5pt" style:font-style-asian="normal" style:font-weight-asian="normal" style:font-size-complex="12pt" style:font-style-complex="normal" style:font-weight-complex="normal"/>
    </style:style>
    <style:style style:name="T87" style:family="text">
      <style:text-properties fo:color="#000000" style:font-name="Times New Roman4" fo:font-size="12pt" fo:language="fr" fo:country="FR" fo:font-style="normal" fo:font-weight="normal" officeooo:rsid="00764c7b" fo:background-color="transparent" loext:char-shading-value="0" style:font-size-asian="10.5pt" style:font-style-asian="normal" style:font-weight-asian="normal" style:font-size-complex="12pt" style:font-style-complex="normal" style:font-weight-complex="normal"/>
    </style:style>
    <style:style style:name="T88" style:family="text">
      <style:text-properties fo:color="#000000" style:font-name="Times New Roman4" fo:font-size="12pt" fo:language="fr" fo:country="FR" fo:font-style="normal" fo:font-weight="normal" officeooo:rsid="002e72e4" fo:background-color="transparent" loext:char-shading-value="0" style:font-size-asian="10.5pt" style:font-style-asian="normal" style:font-weight-asian="normal" style:font-size-complex="12pt" style:font-style-complex="normal" style:font-weight-complex="normal"/>
    </style:style>
    <style:style style:name="T89" style:family="text">
      <style:text-properties fo:color="#000000" style:font-name="Times New Roman4" fo:font-size="12pt" fo:language="fr" fo:country="FR" fo:font-style="normal" fo:font-weight="normal" officeooo:rsid="00a9418b" fo:background-color="transparent" loext:char-shading-value="0" style:font-size-asian="10.5pt" style:font-style-asian="normal" style:font-weight-asian="normal" style:font-size-complex="12pt" style:font-style-complex="normal" style:font-weight-complex="normal"/>
    </style:style>
    <style:style style:name="T90" style:family="text">
      <style:text-properties fo:color="#000000" style:font-name="Times New Roman4" fo:font-size="12pt" fo:language="fr" fo:country="FR" fo:font-style="normal" fo:font-weight="normal" officeooo:rsid="00b06c61" fo:background-color="transparent" loext:char-shading-value="0" style:font-size-asian="10.5pt" style:font-style-asian="normal" style:font-weight-asian="normal" style:font-size-complex="12pt" style:font-style-complex="normal" style:font-weight-complex="normal"/>
    </style:style>
    <style:style style:name="T91" style:family="text">
      <style:text-properties fo:color="#000000" style:font-name="Times New Roman4" fo:font-size="12pt" fo:language="fr" fo:country="FR" fo:font-style="normal" fo:font-weight="normal" officeooo:rsid="00cdb40f" fo:background-color="transparent" loext:char-shading-value="0" style:font-size-asian="10.5pt" style:font-style-asian="normal" style:font-weight-asian="normal" style:font-size-complex="12pt" style:font-style-complex="normal" style:font-weight-complex="normal"/>
    </style:style>
    <style:style style:name="T92" style:family="text">
      <style:text-properties fo:color="#000000" style:font-name="Times New Roman4" fo:font-size="12pt" fo:language="fr" fo:country="FR" fo:font-weight="normal" officeooo:rsid="00af1f15" fo:background-color="transparent" loext:char-shading-value="0" style:font-size-asian="10.5pt" style:font-weight-asian="normal" style:font-size-complex="12pt" style:font-weight-complex="normal"/>
    </style:style>
    <style:style style:name="T93" style:family="text">
      <style:text-properties fo:color="#000000" style:font-name="Times New Roman4" fo:font-size="12pt" fo:language="fr" fo:country="FR" fo:font-weight="normal" officeooo:rsid="00c9f547" fo:background-color="transparent" loext:char-shading-value="0" style:font-size-asian="10.5pt" style:font-weight-asian="normal" style:font-size-complex="12pt" style:font-weight-complex="normal"/>
    </style:style>
    <style:style style:name="T94" style:family="text">
      <style:text-properties fo:color="#000000" style:font-name="Times New Roman4" fo:font-size="12pt" fo:language="fr" fo:country="FR" fo:font-weight="normal" officeooo:rsid="001de6d9" fo:background-color="transparent" loext:char-shading-value="0" style:font-size-asian="10.5pt" style:font-weight-asian="normal" style:font-size-complex="12pt" style:font-weight-complex="normal"/>
    </style:style>
    <style:style style:name="T95" style:family="text">
      <style:text-properties fo:color="#000000" style:font-name="Times New Roman4" fo:font-size="12pt" fo:language="fr" fo:country="FR" fo:font-weight="normal" officeooo:rsid="00764c7b" fo:background-color="transparent" loext:char-shading-value="0" style:font-size-asian="10.5pt" style:font-weight-asian="normal" style:font-size-complex="12pt" style:font-weight-complex="normal"/>
    </style:style>
    <style:style style:name="T96" style:family="text">
      <style:text-properties fo:color="#000000" style:font-name="Times New Roman4" fo:font-size="12pt" fo:language="fr" fo:country="FR" fo:font-weight="normal" officeooo:rsid="00ad64b1" fo:background-color="transparent" loext:char-shading-value="0" style:font-size-asian="10.5pt" style:font-weight-asian="normal" style:font-size-complex="12pt" style:font-weight-complex="normal"/>
    </style:style>
    <style:style style:name="T97" style:family="text">
      <style:text-properties fo:color="#000000" style:font-name="Times New Roman4" fo:font-size="12pt" fo:language="fr" fo:country="FR" fo:font-weight="normal" officeooo:rsid="00cedc53" fo:background-color="transparent" loext:char-shading-value="0" style:font-size-asian="10.5pt" style:font-weight-asian="normal" style:font-size-complex="12pt" style:font-weight-complex="normal"/>
    </style:style>
    <style:style style:name="T98" style:family="text">
      <style:text-properties fo:color="#000000" style:font-name="Times New Roman4" fo:font-size="12pt" fo:language="fr" fo:country="FR" style:text-underline-style="none" fo:font-weight="normal" officeooo:rsid="00764c7b" fo:background-color="transparent" loext:char-shading-value="0" style:font-size-asian="10.5pt" style:font-weight-asian="normal" style:font-size-complex="12pt" style:font-weight-complex="normal"/>
    </style:style>
    <style:style style:name="T99" style:family="text">
      <style:text-properties fo:color="#000000" style:font-name="Times New Roman4" fo:font-size="12pt" fo:language="fr" fo:country="FR" style:text-underline-style="none" fo:font-weight="normal" officeooo:rsid="007709f0" fo:background-color="transparent" loext:char-shading-value="0" style:font-size-asian="10.5pt" style:font-weight-asian="normal" style:font-size-complex="12pt" style:font-weight-complex="normal"/>
    </style:style>
    <style:style style:name="T100" style:family="text">
      <style:text-properties fo:color="#000000" style:font-name="Times New Roman4" fo:font-size="12pt" fo:language="fr" fo:country="FR" style:text-underline-style="none" fo:font-weight="normal" officeooo:rsid="00546fff" fo:background-color="transparent" loext:char-shading-value="0" style:font-size-asian="10.5pt" style:font-weight-asian="normal" style:font-size-complex="12pt" style:font-weight-complex="normal"/>
    </style:style>
    <style:style style:name="T101" style:family="text">
      <style:text-properties fo:color="#000000" style:font-name="Times New Roman4" fo:font-size="12pt" fo:language="fr" fo:country="FR" style:text-underline-style="none" fo:font-weight="normal" officeooo:rsid="00a23dc4" fo:background-color="transparent" loext:char-shading-value="0" style:font-size-asian="10.5pt" style:font-weight-asian="normal" style:font-size-complex="12pt" style:font-weight-complex="normal"/>
    </style:style>
    <style:style style:name="T102" style:family="text">
      <style:text-properties fo:color="#000000" style:font-name="Times New Roman4" fo:font-size="12pt" fo:language="fr" fo:country="FR" style:text-underline-style="none" fo:font-weight="normal" officeooo:rsid="00a4355c" fo:background-color="transparent" loext:char-shading-value="0" style:font-size-asian="10.5pt" style:font-weight-asian="normal" style:font-size-complex="12pt" style:font-weight-complex="normal"/>
    </style:style>
    <style:style style:name="T103" style:family="text">
      <style:text-properties fo:color="#000000" style:font-name="Times New Roman4" fo:font-size="12pt" fo:language="fr" fo:country="FR" style:text-underline-style="none" fo:font-weight="normal" officeooo:rsid="00a59bc1" fo:background-color="transparent" loext:char-shading-value="0" style:font-size-asian="10.5pt" style:font-weight-asian="normal" style:font-size-complex="12pt" style:font-weight-complex="normal"/>
    </style:style>
    <style:style style:name="T104" style:family="text">
      <style:text-properties fo:color="#000000" style:font-name="Times New Roman4" fo:font-size="12pt" fo:language="fr" fo:country="FR" style:text-underline-style="none" fo:font-weight="normal" officeooo:rsid="00a68cd3" fo:background-color="transparent" loext:char-shading-value="0" style:font-size-asian="10.5pt" style:font-weight-asian="normal" style:font-size-complex="12pt" style:font-weight-complex="normal"/>
    </style:style>
    <style:style style:name="T105" style:family="text">
      <style:text-properties fo:color="#000000" style:font-name="Times New Roman4" fo:font-size="12pt" fo:language="fr" fo:country="FR" style:text-underline-style="none" fo:font-weight="normal" officeooo:rsid="00ad64b1" fo:background-color="transparent" loext:char-shading-value="0" style:font-size-asian="10.5pt" style:font-weight-asian="normal" style:font-size-complex="12pt" style:font-weight-complex="normal"/>
    </style:style>
    <style:style style:name="T106" style:family="text">
      <style:text-properties fo:color="#000000" style:font-name="Times New Roman4" fo:font-size="12pt" fo:language="fr" fo:country="FR" style:text-underline-style="none" fo:font-weight="normal" officeooo:rsid="00c9f547" fo:background-color="transparent" loext:char-shading-value="0" style:font-size-asian="10.5pt" style:font-weight-asian="normal" style:font-size-complex="12pt" style:font-weight-complex="normal"/>
    </style:style>
    <style:style style:name="T107" style:family="text">
      <style:text-properties fo:color="#000000" style:font-name="Times New Roman4" fo:language="fr" fo:country="FR"/>
    </style:style>
    <style:style style:name="T108" style:family="text">
      <style:text-properties fo:color="#000000" style:font-name="Times New Roman4" fo:language="fr" fo:country="FR" fo:font-weight="normal" officeooo:rsid="0082c4ed" style:font-weight-asian="normal" style:font-weight-complex="normal"/>
    </style:style>
    <style:style style:name="T109" style:family="text">
      <style:text-properties fo:color="#000000" style:font-name="Times New Roman4" fo:language="fr" fo:country="FR" fo:font-weight="normal" officeooo:rsid="00aa9358" style:font-weight-asian="normal" style:font-weight-complex="normal"/>
    </style:style>
    <style:style style:name="T110" style:family="text">
      <style:text-properties fo:color="#000000" style:font-name="Times New Roman4" fo:language="fr" fo:country="FR" fo:font-weight="normal" officeooo:rsid="00bdbdad" style:font-weight-asian="normal" style:font-weight-complex="normal"/>
    </style:style>
    <style:style style:name="T111" style:family="text">
      <style:text-properties fo:color="#000000" style:font-name="Times New Roman4" fo:language="fr" fo:country="FR" fo:font-weight="normal" officeooo:rsid="00835a4d" style:font-weight-asian="normal" style:font-weight-complex="normal"/>
    </style:style>
    <style:style style:name="T112" style:family="text">
      <style:text-properties fo:color="#000000" style:font-name="Times New Roman4" fo:language="fr" fo:country="FR" fo:font-weight="normal" officeooo:rsid="008477a2" style:font-weight-asian="normal" style:font-weight-complex="normal"/>
    </style:style>
    <style:style style:name="T113" style:family="text">
      <style:text-properties fo:color="#000000" style:font-name="Times New Roman4" fo:language="fr" fo:country="FR" fo:font-weight="normal" officeooo:rsid="00d08165" style:font-weight-asian="normal" style:font-weight-complex="normal"/>
    </style:style>
    <style:style style:name="T114" style:family="text">
      <style:text-properties fo:color="#000000" style:font-name="Times New Roman4" fo:language="fr" fo:country="FR" fo:font-weight="normal" officeooo:rsid="00ad0d31" fo:background-color="transparent" loext:char-shading-value="0" style:font-weight-asian="normal" style:font-weight-complex="normal"/>
    </style:style>
    <style:style style:name="T115" style:family="text">
      <style:text-properties fo:color="#000000" style:font-name="Times New Roman4" fo:language="fr" fo:country="FR" fo:font-weight="normal" officeooo:rsid="00bdbdad" fo:background-color="transparent" loext:char-shading-value="0" style:font-weight-asian="normal" style:font-weight-complex="normal"/>
    </style:style>
    <style:style style:name="T116" style:family="text">
      <style:text-properties fo:color="#000000" style:font-name="Times New Roman4" fo:language="fr" fo:country="FR" fo:font-weight="normal" officeooo:rsid="00ad64b1" fo:background-color="transparent" loext:char-shading-value="0" style:font-weight-asian="normal" style:font-weight-complex="normal"/>
    </style:style>
    <style:style style:name="T117" style:family="text">
      <style:text-properties fo:color="#000000" style:font-name="Times New Roman4" fo:language="fr" fo:country="FR" fo:font-weight="normal" officeooo:rsid="0083e99f" fo:background-color="transparent" loext:char-shading-value="0" style:font-weight-asian="normal" style:font-weight-complex="normal"/>
    </style:style>
    <style:style style:name="T118" style:family="text">
      <style:text-properties fo:color="#000000" style:font-name="Times New Roman4" fo:language="fr" fo:country="FR" fo:font-weight="normal" officeooo:rsid="008477a2" fo:background-color="transparent" loext:char-shading-value="0" style:font-weight-asian="normal" style:font-weight-complex="normal"/>
    </style:style>
    <style:style style:name="T119" style:family="text">
      <style:text-properties fo:color="#000000" style:font-name="Times New Roman4" fo:language="fr" fo:country="FR" fo:font-weight="normal" officeooo:rsid="00b452a5" fo:background-color="transparent" loext:char-shading-value="0" style:font-weight-asian="normal" style:font-weight-complex="normal"/>
    </style:style>
    <style:style style:name="T120" style:family="text">
      <style:text-properties fo:color="#000000" style:font-name="Times New Roman4" fo:language="fr" fo:country="FR" style:text-underline-style="none" fo:font-weight="normal" officeooo:rsid="0052b009" fo:background-color="transparent" loext:char-shading-value="0" style:font-weight-asian="normal" style:font-weight-complex="normal"/>
    </style:style>
    <style:style style:name="T121" style:family="text">
      <style:text-properties fo:color="#000000" fo:language="fr" fo:country="FR"/>
    </style:style>
    <style:style style:name="T122" style:family="text">
      <style:text-properties fo:color="#000000" fo:language="fr" fo:country="FR" style:text-underline-style="none" fo:font-weight="normal" officeooo:rsid="00b06c61" fo:background-color="transparent" loext:char-shading-value="0" style:font-weight-asian="normal" style:font-weight-complex="normal"/>
    </style:style>
    <style:style style:name="T123" style:family="text">
      <style:text-properties fo:color="#000000" fo:language="fr" fo:country="FR" style:text-underline-style="none" fo:font-weight="normal" officeooo:rsid="00546fff" fo:background-color="transparent" loext:char-shading-value="0" style:font-weight-asian="normal" style:font-weight-complex="normal"/>
    </style:style>
    <style:style style:name="T124" style:family="text">
      <style:text-properties fo:color="#000000" fo:language="fr" fo:country="FR" style:text-underline-style="none" fo:font-weight="normal" officeooo:rsid="00548a2b" fo:background-color="transparent" loext:char-shading-value="0" style:font-weight-asian="normal" style:font-weight-complex="normal"/>
    </style:style>
    <style:style style:name="T125" style:family="text">
      <style:text-properties fo:color="#000000" fo:language="fr" fo:country="FR" style:text-underline-style="none" fo:font-weight="normal" officeooo:rsid="00b4d80d" fo:background-color="transparent" loext:char-shading-value="0" style:font-weight-asian="normal" style:font-weight-complex="normal"/>
    </style:style>
    <style:style style:name="T126" style:family="text">
      <style:text-properties fo:color="#000000" fo:language="fr" fo:country="FR" style:text-underline-style="none" fo:font-weight="normal" officeooo:rsid="00b73539" fo:background-color="transparent" loext:char-shading-value="0" style:font-weight-asian="normal" style:font-weight-complex="normal"/>
    </style:style>
    <style:style style:name="T127" style:family="text">
      <style:text-properties fo:color="#000000" fo:language="fr" fo:country="FR" style:text-underline-style="none" fo:font-weight="normal" officeooo:rsid="007709f0" fo:background-color="#ffffff" loext:char-shading-value="0" style:font-weight-asian="normal" style:font-weight-complex="normal"/>
    </style:style>
    <style:style style:name="T128" style:family="text">
      <style:text-properties fo:color="#000000" fo:language="fr" fo:country="FR" style:text-underline-style="none" fo:font-weight="normal" officeooo:rsid="00b73539" fo:background-color="#ffffff" loext:char-shading-value="0" style:font-weight-asian="normal" style:font-weight-complex="normal"/>
    </style:style>
    <style:style style:name="T129" style:family="text">
      <style:text-properties fo:color="#000000" fo:language="fr" fo:country="FR" style:text-underline-style="none" officeooo:rsid="00546fff"/>
    </style:style>
    <style:style style:name="T130" style:family="text">
      <style:text-properties fo:color="#000000" fo:language="fr" fo:country="FR" fo:font-style="normal" style:text-underline-style="none" fo:font-weight="normal" officeooo:rsid="0118203a" style:font-style-asian="normal" style:font-weight-asian="normal" style:font-style-complex="normal" style:font-weight-complex="normal"/>
    </style:style>
    <style:style style:name="T131" style:family="text">
      <style:text-properties fo:color="#000000" fo:language="fr" fo:country="FR" fo:font-style="normal" style:text-underline-style="none" fo:font-weight="normal" officeooo:rsid="00ba7ae2" style:font-style-asian="normal" style:font-weight-asian="normal" style:font-style-complex="normal" style:font-weight-complex="normal"/>
    </style:style>
    <style:style style:name="T132" style:family="text">
      <style:text-properties fo:color="#000000" fo:language="fr" fo:country="FR" fo:font-style="normal" style:text-underline-style="none" fo:font-weight="normal" officeooo:rsid="00d1a03e" style:font-style-asian="normal" style:font-weight-asian="normal" style:font-style-complex="normal" style:font-weight-complex="normal"/>
    </style:style>
    <style:style style:name="T133" style:family="text">
      <style:text-properties fo:color="#000000" fo:language="fr" fo:country="FR" fo:font-style="normal" style:text-underline-style="none" fo:font-weight="normal" officeooo:rsid="00d31771" style:font-style-asian="normal" style:font-weight-asian="normal" style:font-style-complex="normal" style:font-weight-complex="normal"/>
    </style:style>
    <style:style style:name="T134" style:family="text">
      <style:text-properties fo:color="#000000" style:text-line-through-style="none" style:text-line-through-type="none" style:font-name="Times New Roman4" fo:font-size="12pt" fo:language="fr" fo:country="FR" fo:font-style="normal" style:text-underline-style="none" fo:font-weight="normal" officeooo:rsid="00d1a03e" fo:background-color="transparent" loext:char-shading-value="0" style:font-size-asian="10.5pt" style:font-style-asian="normal" style:font-weight-asian="normal" style:font-size-complex="12pt" style:font-style-complex="normal" style:font-weight-complex="normal"/>
    </style:style>
    <style:style style:name="T135" style:family="text">
      <style:text-properties fo:color="#000000" style:text-line-through-style="none" style:text-line-through-type="none" style:font-name="Times New Roman4" fo:font-size="12pt" fo:language="fr" fo:country="FR" fo:font-style="normal" style:text-underline-style="none" fo:font-weight="normal" officeooo:rsid="00be1649"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fo:color="#000000" style:text-line-through-style="none" style:text-line-through-type="none" style:font-name="Times New Roman4" fo:font-size="12pt" fo:language="fr" fo:country="FR" fo:font-style="normal" style:text-underline-style="none" fo:font-weight="normal" officeooo:rsid="011b59a7" fo:background-color="transparent" loext:char-shading-value="0" style:font-size-asian="10.5pt" style:font-style-asian="normal" style:font-weight-asian="normal" style:font-size-complex="12pt" style:font-style-complex="normal" style:font-weight-complex="normal"/>
    </style:style>
    <style:style style:name="T137" style:family="text">
      <style:text-properties fo:color="#000000" style:text-line-through-style="none" style:text-line-through-type="none" style:font-name="Times New Roman4" fo:font-size="12pt" fo:language="fr" fo:country="FR" fo:font-style="normal" style:text-underline-style="none" fo:font-weight="normal" officeooo:rsid="00bc4447" fo:background-color="transparent" loext:char-shading-value="0" style:font-size-asian="10.5pt" style:font-style-asian="normal" style:font-weight-asian="normal" style:font-size-complex="12pt" style:font-style-complex="normal" style:font-weight-complex="normal"/>
    </style:style>
    <style:style style:name="T138" style:family="text">
      <style:text-properties fo:color="#000000" style:text-line-through-style="none" style:text-line-through-type="none" style:font-name="Times New Roman4" fo:font-size="12pt" fo:language="fr" fo:country="FR" fo:font-style="normal" style:text-underline-style="none" fo:font-weight="normal" officeooo:rsid="00d3f76d" fo:background-color="transparent" loext:char-shading-value="0" style:font-size-asian="10.5pt" style:font-style-asian="normal" style:font-weight-asian="normal" style:font-size-complex="12pt" style:font-style-complex="normal" style:font-weight-complex="normal"/>
    </style:style>
    <style:style style:name="T139" style:family="text">
      <style:text-properties fo:color="#000000" style:text-line-through-style="none" style:text-line-through-type="none" style:font-name="Times New Roman4" fo:font-size="12pt" fo:language="fr" fo:country="FR" fo:font-style="normal" style:text-underline-style="none" fo:font-weight="normal" officeooo:rsid="012b8b4c" style:font-size-asian="10.5pt" style:font-style-asian="normal" style:font-weight-asian="normal" style:font-size-complex="12pt" style:font-style-complex="normal" style:font-weight-complex="normal"/>
    </style:style>
    <style:style style:name="T140" style:family="text">
      <style:text-properties fo:color="#000000" style:text-line-through-style="none" style:text-line-through-type="none" style:font-name="Times New Roman4" fo:font-size="12pt" fo:language="fr" fo:country="FR" fo:font-style="normal" style:text-underline-style="none" fo:font-weight="normal" officeooo:rsid="00bc4447" style:font-size-asian="10.5pt" style:font-style-asian="normal" style:font-weight-asian="normal" style:font-size-complex="12pt" style:font-style-complex="normal" style:font-weight-complex="normal"/>
    </style:style>
    <style:style style:name="T141" style:family="text">
      <style:text-properties fo:color="#000000" style:text-line-through-style="none" style:text-line-through-type="none" style:font-name="Times New Roman4" fo:font-size="12pt" fo:language="fr" fo:country="FR" fo:font-style="normal" style:text-underline-style="none" fo:font-weight="normal" officeooo:rsid="012779b6" style:font-size-asian="10.5pt" style:font-style-asian="normal" style:font-weight-asian="normal" style:font-size-complex="12pt" style:font-style-complex="normal" style:font-weight-complex="normal"/>
    </style:style>
    <style:style style:name="T142" style:family="text">
      <style:text-properties fo:color="#000000" style:text-line-through-style="none" style:text-line-through-type="none" style:font-name="Times New Roman4" fo:font-size="12pt" fo:language="fr" fo:country="FR" fo:font-style="normal" style:text-underline-style="none" fo:font-weight="normal" officeooo:rsid="00c50646" style:font-size-asian="10.5pt" style:font-style-asian="normal" style:font-weight-asian="normal" style:font-size-complex="12pt" style:font-style-complex="normal" style:font-weight-complex="normal"/>
    </style:style>
    <style:style style:name="T143" style:family="text">
      <style:text-properties fo:color="#000000" style:text-line-through-style="none" style:text-line-through-type="none" style:font-name="Times New Roman4" fo:font-size="12pt" fo:language="fr" fo:country="FR" fo:font-style="normal" style:text-underline-style="none" fo:font-weight="normal" officeooo:rsid="01286729" style:font-size-asian="10.5pt" style:font-style-asian="normal" style:font-weight-asian="normal" style:font-size-complex="12pt" style:font-style-complex="normal" style:font-weight-complex="normal"/>
    </style:style>
    <style:style style:name="T144" style:family="text">
      <style:text-properties fo:color="#000000" style:text-line-through-style="none" style:text-line-through-type="none" style:font-name="Times New Roman4" fo:font-size="12pt" fo:language="fr" fo:country="FR" fo:font-style="normal" style:text-underline-style="none" fo:font-weight="normal" officeooo:rsid="01290bb9" style:font-size-asian="10.5pt" style:font-style-asian="normal" style:font-weight-asian="normal" style:font-size-complex="12pt" style:font-style-complex="normal" style:font-weight-complex="normal"/>
    </style:style>
    <style:style style:name="T145" style:family="text">
      <style:text-properties fo:color="#000000" style:text-line-through-style="none" style:text-line-through-type="none" style:font-name="Times New Roman4" fo:font-size="12pt" fo:language="fr" fo:country="FR" fo:font-style="normal" style:text-underline-style="none" fo:font-weight="normal" officeooo:rsid="012a65d2" style:font-size-asian="10.5pt" style:font-style-asian="normal" style:font-weight-asian="normal" style:font-size-complex="12pt" style:font-style-complex="normal" style:font-weight-complex="normal"/>
    </style:style>
    <style:style style:name="T146" style:family="text">
      <style:text-properties fo:color="#000000" style:text-line-through-style="none" style:text-line-through-type="none" style:font-name="Times New Roman4" fo:font-size="12pt" fo:language="fr" fo:country="FR" fo:font-style="normal" style:text-underline-style="none" fo:font-weight="normal" officeooo:rsid="013af718" style:font-size-asian="10.5pt" style:font-style-asian="normal" style:font-weight-asian="normal" style:font-size-complex="12pt" style:font-style-complex="normal" style:font-weight-complex="normal"/>
    </style:style>
    <style:style style:name="T147" style:family="text">
      <style:text-properties fo:color="#000000" style:text-line-through-style="none" style:text-line-through-type="none" style:font-name="Times New Roman4" fo:font-size="12pt" fo:language="fr" fo:country="FR" fo:font-style="normal" style:text-underline-style="none" fo:font-weight="normal" officeooo:rsid="012b03b8" style:font-size-asian="10.5pt" style:font-style-asian="normal" style:font-weight-asian="normal" style:font-size-complex="12pt" style:font-style-complex="normal" style:font-weight-complex="normal"/>
    </style:style>
    <style:style style:name="T148" style:family="text">
      <style:text-properties fo:color="#000000" style:text-line-through-style="none" style:text-line-through-type="none" style:font-name="Times New Roman4" fo:font-size="12pt" fo:language="fr" fo:country="FR" fo:font-style="normal" style:text-underline-style="none" fo:font-weight="normal" officeooo:rsid="00c63398" style:font-size-asian="10.5pt" style:font-style-asian="normal" style:font-weight-asian="normal" style:font-size-complex="12pt" style:font-style-complex="normal" style:font-weight-complex="normal"/>
    </style:style>
    <style:style style:name="T149" style:family="text">
      <style:text-properties fo:color="#000000" style:text-line-through-style="none" style:text-line-through-type="none" style:font-name="Times New Roman4" fo:font-size="12pt" fo:language="fr" fo:country="FR" fo:font-style="normal" style:text-underline-style="none" fo:font-weight="normal" officeooo:rsid="012d6bac" style:font-size-asian="10.5pt" style:font-style-asian="normal" style:font-weight-asian="normal" style:font-size-complex="12pt" style:font-style-complex="normal" style:font-weight-complex="normal"/>
    </style:style>
    <style:style style:name="T150" style:family="text">
      <style:text-properties fo:color="#000000" style:text-line-through-style="none" style:text-line-through-type="none" style:font-name="Times New Roman4" fo:font-size="12pt" fo:language="fr" fo:country="FR" fo:font-style="normal" style:text-underline-style="none" fo:font-weight="normal" officeooo:rsid="00c813b0" style:font-size-asian="10.5pt" style:font-style-asian="normal" style:font-weight-asian="normal" style:font-size-complex="12pt" style:font-style-complex="normal" style:font-weight-complex="normal"/>
    </style:style>
    <style:style style:name="T151" style:family="text">
      <style:text-properties fo:color="#000000" style:text-line-through-style="none" style:text-line-through-type="none" style:font-name="Times New Roman4" fo:font-size="12pt" fo:language="fr" fo:country="FR" fo:font-style="normal" style:text-underline-style="none" fo:font-weight="normal" officeooo:rsid="00d31771" style:font-size-asian="10.5pt" style:font-style-asian="normal" style:font-weight-asian="normal" style:font-size-complex="12pt" style:font-style-complex="normal" style:font-weight-complex="normal"/>
    </style:style>
    <style:style style:name="T152" style:family="text">
      <style:text-properties fo:color="#000000" style:text-line-through-style="none" style:text-line-through-type="none" style:font-name="Times New Roman4" fo:font-size="12pt" fo:language="fr" fo:country="FR" fo:font-style="normal" style:text-underline-style="none" fo:font-weight="normal" officeooo:rsid="00d862bc" style:font-size-asian="10.5pt" style:font-style-asian="normal" style:font-weight-asian="normal" style:font-size-complex="12pt" style:font-style-complex="normal" style:font-weight-complex="normal"/>
    </style:style>
    <style:style style:name="T153" style:family="text">
      <style:text-properties fo:color="#000000" style:text-line-through-style="none" style:text-line-through-type="none" style:font-name="Times New Roman4" fo:font-size="12pt" fo:language="fr" fo:country="FR" fo:font-style="normal" style:text-underline-style="none" fo:font-weight="normal" officeooo:rsid="00d9776f" style:font-size-asian="10.5pt" style:font-style-asian="normal" style:font-weight-asian="normal" style:font-size-complex="12pt" style:font-style-complex="normal" style:font-weight-complex="normal"/>
    </style:style>
    <style:style style:name="T154" style:family="text">
      <style:text-properties fo:color="#000000" style:text-line-through-style="none" style:text-line-through-type="none" fo:language="fr" fo:country="FR" fo:font-style="normal" style:text-underline-style="none" fo:font-weight="normal" officeooo:rsid="0118203a" style:font-style-asian="normal" style:font-weight-asian="normal" style:font-style-complex="normal" style:font-weight-complex="normal"/>
    </style:style>
    <style:style style:name="T155" style:family="text">
      <style:text-properties fo:color="#000000" style:text-line-through-style="none" style:text-line-through-type="none" fo:language="fr" fo:country="FR" fo:font-style="normal" style:text-underline-style="none" fo:font-weight="normal" officeooo:rsid="011fa52e" style:font-style-asian="normal" style:font-weight-asian="normal" style:font-style-complex="normal" style:font-weight-complex="normal"/>
    </style:style>
    <style:style style:name="T156" style:family="text">
      <style:text-properties fo:color="#000000" style:text-line-through-style="none" style:text-line-through-type="none" fo:language="fr" fo:country="FR" fo:font-style="normal" style:text-underline-style="none" fo:font-weight="normal" officeooo:rsid="00c101cb" style:font-style-asian="normal" style:font-weight-asian="normal" style:font-style-complex="normal" style:font-weight-complex="normal"/>
    </style:style>
    <style:style style:name="T157" style:family="text">
      <style:text-properties fo:color="#000000" style:text-line-through-style="none" style:text-line-through-type="none" fo:language="fr" fo:country="FR" fo:font-style="normal" style:text-underline-style="none" fo:font-weight="normal" officeooo:rsid="00bc0943" style:font-style-asian="normal" style:font-weight-asian="normal" style:font-style-complex="normal" style:font-weight-complex="normal"/>
    </style:style>
    <style:style style:name="T158" style:family="text">
      <style:text-properties fo:color="#000000" style:text-line-through-style="none" style:text-line-through-type="none" fo:language="fr" fo:country="FR" fo:font-style="normal" style:text-underline-style="none" fo:font-weight="normal" officeooo:rsid="00bfe8be" style:font-style-asian="normal" style:font-weight-asian="normal" style:font-style-complex="normal" style:font-weight-complex="normal"/>
    </style:style>
    <style:style style:name="T159" style:family="text">
      <style:text-properties fo:color="#000000" style:text-line-through-style="none" style:text-line-through-type="none" fo:language="fr" fo:country="FR" fo:font-style="normal" style:text-underline-style="none" fo:font-weight="normal" officeooo:rsid="0120d04d" style:font-style-asian="normal" style:font-weight-asian="normal" style:font-style-complex="normal" style:font-weight-complex="normal"/>
    </style:style>
    <style:style style:name="T160" style:family="text">
      <style:text-properties fo:color="#000000" style:text-line-through-style="none" style:text-line-through-type="none" fo:language="fr" fo:country="FR" fo:font-style="normal" style:text-underline-style="none" fo:font-weight="normal" officeooo:rsid="00c288eb" style:font-style-asian="normal" style:font-weight-asian="normal" style:font-style-complex="normal" style:font-weight-complex="normal"/>
    </style:style>
    <style:style style:name="T161" style:family="text">
      <style:text-properties fo:color="#000000" style:text-line-through-style="none" style:text-line-through-type="none" fo:language="fr" fo:country="FR" fo:font-style="normal" style:text-underline-style="none" fo:font-weight="normal" officeooo:rsid="012272e0" style:font-style-asian="normal" style:font-weight-asian="normal" style:font-style-complex="normal" style:font-weight-complex="normal"/>
    </style:style>
    <style:style style:name="T162" style:family="text">
      <style:text-properties fo:color="#000000" style:text-line-through-style="none" style:text-line-through-type="none" fo:language="fr" fo:country="FR" fo:font-style="normal" style:text-underline-style="none" fo:font-weight="normal" officeooo:rsid="00c44077" style:font-style-asian="normal" style:font-weight-asian="normal" style:font-style-complex="normal" style:font-weight-complex="normal"/>
    </style:style>
    <style:style style:name="T163" style:family="text">
      <style:text-properties fo:color="#000000" style:text-line-through-style="none" style:text-line-through-type="none" fo:language="fr" fo:country="FR" fo:font-style="normal" style:text-underline-style="none" fo:font-weight="normal" officeooo:rsid="01244fce" style:font-style-asian="normal" style:font-weight-asian="normal" style:font-style-complex="normal" style:font-weight-complex="normal"/>
    </style:style>
    <style:style style:name="T164" style:family="text">
      <style:text-properties fo:color="#000000" style:text-line-through-style="none" style:text-line-through-type="none" fo:language="fr" fo:country="FR" fo:font-style="normal" style:text-underline-style="none" fo:font-weight="normal" officeooo:rsid="00d31771" style:font-style-asian="normal" style:font-weight-asian="normal" style:font-style-complex="normal" style:font-weight-complex="normal"/>
    </style:style>
    <style:style style:name="T165" style:family="text">
      <style:text-properties fo:color="#000000" style:text-line-through-style="none" style:text-line-through-type="none" fo:language="fr" fo:country="FR" fo:font-style="normal" style:text-underline-style="none" fo:font-weight="normal" officeooo:rsid="00d3f76d" style:font-style-asian="normal" style:font-weight-asian="normal" style:font-style-complex="normal" style:font-weight-complex="normal"/>
    </style:style>
    <style:style style:name="T166" style:family="text">
      <style:text-properties fo:color="#000000" style:text-line-through-style="none" style:text-line-through-type="none" fo:language="fr" fo:country="FR" fo:font-style="normal" style:text-underline-style="none" fo:font-weight="normal" officeooo:rsid="00d862bc" style:font-style-asian="normal" style:font-weight-asian="normal" style:font-style-complex="normal" style:font-weight-complex="normal"/>
    </style:style>
    <style:style style:name="T167" style:family="text">
      <style:text-properties fo:color="#000000" style:text-line-through-style="none" style:text-line-through-type="none" fo:language="fr" fo:country="FR" fo:font-style="normal" style:text-underline-style="none" fo:font-weight="normal" officeooo:rsid="00bfe8be" fo:background-color="transparent" loext:char-shading-value="0" style:font-style-asian="normal" style:font-weight-asian="normal" style:font-style-complex="normal" style:font-weight-complex="normal"/>
    </style:style>
    <style:style style:name="T168" style:family="text">
      <style:text-properties fo:color="#000000" style:text-line-through-style="none" style:text-line-through-type="none" fo:language="fr" fo:country="FR" fo:font-style="normal" style:text-underline-style="none" fo:font-weight="normal" officeooo:rsid="00b89a95" fo:background-color="transparent" loext:char-shading-value="0" style:font-style-asian="normal" style:font-weight-asian="normal" style:font-style-complex="normal" style:font-weight-complex="normal"/>
    </style:style>
    <style:style style:name="T169" style:family="text">
      <style:text-properties fo:color="#000000" style:text-line-through-style="none" style:text-line-through-type="none" fo:language="fr" fo:country="FR" fo:font-style="normal" style:text-underline-style="none" fo:font-weight="normal" officeooo:rsid="00c101cb" fo:background-color="transparent" loext:char-shading-value="0" style:font-style-asian="normal" style:font-weight-asian="normal" style:font-style-complex="normal" style:font-weight-complex="normal"/>
    </style:style>
    <style:style style:name="T170" style:family="text">
      <style:text-properties fo:color="#000000" style:text-line-through-style="none" style:text-line-through-type="none" fo:language="fr" fo:country="FR" fo:font-style="normal" style:text-underline-style="none" fo:font-weight="normal" officeooo:rsid="00c288eb" fo:background-color="transparent" loext:char-shading-value="0" style:font-style-asian="normal" style:font-weight-asian="normal" style:font-style-complex="normal" style:font-weight-complex="normal"/>
    </style:style>
    <style:style style:name="T171" style:family="text">
      <style:text-properties fo:color="#000000" style:text-line-through-style="none" style:text-line-through-type="none" fo:language="fr" fo:country="FR" fo:font-style="normal" style:text-underline-style="none" fo:font-weight="normal" officeooo:rsid="011fa52e" fo:background-color="transparent" loext:char-shading-value="0" style:font-style-asian="normal" style:font-weight-asian="normal" style:font-style-complex="normal" style:font-weight-complex="normal"/>
    </style:style>
    <style:style style:name="T172" style:family="text">
      <style:text-properties fo:color="#000000" style:text-line-through-style="none" style:text-line-through-type="none" fo:language="fr" fo:country="FR" fo:font-style="normal" style:text-underline-style="none" fo:font-weight="normal" officeooo:rsid="01206928" fo:background-color="transparent" loext:char-shading-value="0" style:font-style-asian="normal" style:font-weight-asian="normal" style:font-style-complex="normal" style:font-weight-complex="normal"/>
    </style:style>
    <style:style style:name="T173" style:family="text">
      <style:text-properties fo:color="#000000" style:text-line-through-style="none" style:text-line-through-type="none" fo:language="fr" fo:country="FR" fo:font-style="normal" style:text-underline-style="none" fo:font-weight="normal" officeooo:rsid="00d3f76d" fo:background-color="transparent" loext:char-shading-value="0" style:font-style-asian="normal" style:font-weight-asian="normal" style:font-style-complex="normal" style:font-weight-complex="normal"/>
    </style:style>
    <style:style style:name="T174" style:family="text">
      <style:text-properties fo:color="#000000" style:text-line-through-style="none" style:text-line-through-type="none" fo:language="fr" fo:country="FR" fo:font-style="normal" style:text-underline-style="none" fo:font-weight="normal" officeooo:rsid="00d695ab" fo:background-color="transparent" loext:char-shading-value="0" style:font-style-asian="normal" style:font-weight-asian="normal" style:font-style-complex="normal" style:font-weight-complex="normal"/>
    </style:style>
    <style:style style:name="T175" style:family="text">
      <style:text-properties fo:color="#000000" style:text-line-through-style="none" style:text-line-through-type="none" fo:language="fr" fo:country="FR" fo:font-style="normal" style:text-underline-style="none" fo:font-weight="normal" officeooo:rsid="00c4b4ab" fo:background-color="#ffffff" loext:char-shading-value="0" style:font-style-asian="normal" style:font-weight-asian="normal" style:font-style-complex="normal" style:font-weight-complex="normal"/>
    </style:style>
    <style:style style:name="T176" style:family="text">
      <style:text-properties fo:color="#000000" style:text-line-through-style="none" style:text-line-through-type="none" fo:language="fr" fo:country="FR" fo:font-style="normal" style:text-underline-style="none" fo:font-weight="normal" officeooo:rsid="0124a6ed" fo:background-color="#ffffff" loext:char-shading-value="0" style:font-style-asian="normal" style:font-weight-asian="normal" style:font-style-complex="normal" style:font-weight-complex="normal"/>
    </style:style>
    <style:style style:name="T177" style:family="text">
      <style:text-properties fo:color="#000000" style:text-line-through-style="none" style:text-line-through-type="none" fo:language="fr" fo:country="FR" fo:font-style="normal" style:text-underline-style="none" fo:font-weight="normal" officeooo:rsid="00d862bc" fo:background-color="#ffffff" loext:char-shading-value="0" style:font-style-asian="normal" style:font-weight-asian="normal" style:font-style-complex="normal" style:font-weight-complex="normal"/>
    </style:style>
    <style:style style:name="T178" style:family="text">
      <style:text-properties fo:color="#000000" style:text-line-through-style="none" style:text-line-through-type="none" style:font-name="Times New Roman" fo:language="fr" fo:country="FR" fo:font-style="normal" style:text-underline-style="none" fo:font-weight="normal" officeooo:rsid="00d3f76d" style:font-style-asian="normal" style:font-weight-asian="normal" style:font-style-complex="normal" style:font-weight-complex="normal"/>
    </style:style>
    <style:style style:name="T179" style:family="text">
      <style:text-properties fo:color="#000000" officeooo:rsid="0029e0d8"/>
    </style:style>
    <style:style style:name="T180" style:family="text">
      <style:text-properties fo:color="#000000" fo:font-style="italic" officeooo:rsid="0029e0d8" style:font-style-asian="italic" style:font-style-complex="italic"/>
    </style:style>
    <style:style style:name="T181" style:family="text">
      <style:text-properties fo:color="#000000" fo:font-style="italic" fo:font-weight="normal" officeooo:rsid="001de6d9" fo:background-color="transparent" loext:char-shading-value="0" style:font-style-asian="italic" style:font-weight-asian="normal" style:font-style-complex="italic" style:font-weight-complex="normal"/>
    </style:style>
    <style:style style:name="T182" style:family="text">
      <style:text-properties fo:color="#000000" fo:font-style="normal" fo:font-weight="normal" style:font-style-asian="normal" style:font-weight-asian="normal" style:font-style-complex="normal" style:font-weight-complex="normal"/>
    </style:style>
    <style:style style:name="T183" style:family="text">
      <style:text-properties fo:color="#000000" fo:font-style="normal" fo:font-weight="normal" officeooo:rsid="003eaca4" style:font-style-asian="normal" style:font-weight-asian="normal" style:font-style-complex="normal" style:font-weight-complex="normal"/>
    </style:style>
    <style:style style:name="T184" style:family="text">
      <style:text-properties fo:color="#000000" fo:font-style="normal" fo:font-weight="normal" officeooo:rsid="001de6d9" fo:background-color="transparent" loext:char-shading-value="0" style:font-style-asian="normal" style:font-weight-asian="normal" style:font-style-complex="normal" style:font-weight-complex="normal"/>
    </style:style>
    <style:style style:name="T185" style:family="text">
      <style:text-properties fo:color="#000000" fo:font-style="normal" fo:font-weight="normal" officeooo:rsid="0023f728" fo:background-color="transparent" loext:char-shading-value="0" style:font-style-asian="normal" style:font-weight-asian="normal" style:font-style-complex="normal" style:font-weight-complex="normal"/>
    </style:style>
    <style:style style:name="T186" style:family="text">
      <style:text-properties fo:color="#000000" fo:font-style="normal" fo:font-weight="normal" officeooo:rsid="002e72e4" fo:background-color="transparent" loext:char-shading-value="0" style:font-style-asian="normal" style:font-weight-asian="normal" style:font-style-complex="normal" style:font-weight-complex="normal"/>
    </style:style>
    <style:style style:name="T187" style:family="text">
      <style:text-properties fo:color="#000000" fo:font-style="normal" fo:font-weight="normal" officeooo:rsid="00764c7b" fo:background-color="transparent" loext:char-shading-value="0" style:font-style-asian="normal" style:font-weight-asian="normal" style:font-style-complex="normal" style:font-weight-complex="normal"/>
    </style:style>
    <style:style style:name="T188" style:family="text">
      <style:text-properties fo:color="#000000" fo:font-weight="normal" officeooo:rsid="001de6d9" fo:background-color="transparent" loext:char-shading-value="0" style:font-weight-asian="normal" style:font-weight-complex="normal"/>
    </style:style>
    <style:style style:name="T189" style:family="text">
      <style:text-properties fo:color="#000000" fo:font-weight="normal" officeooo:rsid="0063e96f" fo:background-color="transparent" loext:char-shading-value="0" style:font-weight-asian="normal" style:font-weight-complex="normal"/>
    </style:style>
    <style:style style:name="T190" style:family="text">
      <style:text-properties fo:color="#000000" fo:font-weight="normal" officeooo:rsid="00764c7b" fo:background-color="transparent" loext:char-shading-value="0" style:font-weight-asian="normal" style:font-weight-complex="normal"/>
    </style:style>
    <style:style style:name="T191" style:family="text">
      <style:text-properties fo:color="#000000" fo:font-weight="normal" officeooo:rsid="0020ac78" fo:background-color="transparent" loext:char-shading-value="0" style:font-weight-asian="normal" style:font-weight-complex="normal"/>
    </style:style>
    <style:style style:name="T192" style:family="text">
      <style:text-properties fo:color="#000000" fo:font-weight="normal" officeooo:rsid="009dfc79" fo:background-color="transparent" loext:char-shading-value="0" style:font-weight-asian="normal" style:font-weight-complex="normal"/>
    </style:style>
    <style:style style:name="T193" style:family="text">
      <style:text-properties fo:color="#000000" fo:background-color="transparent" loext:char-shading-value="0"/>
    </style:style>
    <style:style style:name="T194" style:family="text">
      <style:text-properties fo:color="#000000" fo:background-color="#ff6600" loext:char-shading-value="0"/>
    </style:style>
    <style:style style:name="T195" style:family="text">
      <style:text-properties fo:color="#000000" officeooo:rsid="0029d016" fo:background-color="#ff6600" loext:char-shading-value="0"/>
    </style:style>
    <style:style style:name="T196" style:family="text">
      <style:text-properties fo:color="#000000" officeooo:rsid="0067412c" fo:background-color="#ff6600" loext:char-shading-value="0"/>
    </style:style>
    <style:style style:name="T197" style:family="text">
      <style:text-properties fo:color="#000000" officeooo:rsid="005632e0" fo:background-color="#ff6600" loext:char-shading-value="0"/>
    </style:style>
    <style:style style:name="T198" style:family="text">
      <style:text-properties fo:color="#000000" officeooo:rsid="0071a65b" fo:background-color="#ff6600" loext:char-shading-value="0"/>
    </style:style>
    <style:style style:name="T199" style:family="text">
      <style:text-properties fo:color="#000000" fo:font-weight="bold" fo:background-color="#ff6600" loext:char-shading-value="0" style:font-weight-asian="bold" style:font-weight-complex="bold"/>
    </style:style>
    <style:style style:name="T200" style:family="text">
      <style:text-properties fo:color="#000000" officeooo:rsid="00ad64b1"/>
    </style:style>
    <style:style style:name="T201" style:family="text">
      <style:text-properties fo:color="#000000" officeooo:rsid="00bdbdad"/>
    </style:style>
    <style:style style:name="T202" style:family="text">
      <style:text-properties fo:color="#000000" officeooo:rsid="00be1649"/>
    </style:style>
    <style:style style:name="T203" style:family="text">
      <style:text-properties style:font-name="Times New Roman4" fo:language="fr" fo:country="FR"/>
    </style:style>
    <style:style style:name="T204" style:family="text">
      <style:text-properties style:font-name="Times New Roman4" fo:language="fr" fo:country="FR" style:text-underline-style="none" officeooo:rsid="00546fff"/>
    </style:style>
    <style:style style:name="T205" style:family="text">
      <style:text-properties style:font-name="Times New Roman4" fo:language="fr" fo:country="FR" style:text-underline-style="none" officeooo:rsid="0052b009"/>
    </style:style>
    <style:style style:name="T206" style:family="text">
      <style:text-properties style:font-name="Times New Roman4" fo:language="fr" fo:country="FR" style:text-underline-style="none" officeooo:rsid="00b06c61"/>
    </style:style>
    <style:style style:name="T207" style:family="text">
      <style:text-properties style:font-name="Times New Roman4" fo:language="fr" fo:country="FR" style:text-underline-style="none" officeooo:rsid="00c9f547"/>
    </style:style>
    <style:style style:name="T208" style:family="text">
      <style:text-properties style:font-name="Times New Roman4" fo:language="fr" fo:country="FR" officeooo:rsid="0033a25c"/>
    </style:style>
    <style:style style:name="T209" style:family="text">
      <style:text-properties style:font-name="Times New Roman4" fo:language="fr" fo:country="FR" officeooo:rsid="0035e7a1"/>
    </style:style>
    <style:style style:name="T210" style:family="text">
      <style:text-properties style:font-name="Times New Roman4" fo:language="fr" fo:country="FR" officeooo:rsid="003404b2"/>
    </style:style>
    <style:style style:name="T211" style:family="text">
      <style:text-properties style:font-name="Times New Roman4" fo:language="fr" fo:country="FR" officeooo:rsid="003c0510"/>
    </style:style>
    <style:style style:name="T212" style:family="text">
      <style:text-properties style:font-name="Times New Roman4" fo:language="fr" fo:country="FR" officeooo:rsid="006a4709"/>
    </style:style>
    <style:style style:name="T213" style:family="text">
      <style:text-properties style:font-name="Times New Roman4" fo:language="fr" fo:country="FR" fo:font-style="normal" officeooo:rsid="006b2ed3" style:font-style-asian="normal" style:font-style-complex="normal"/>
    </style:style>
    <style:style style:name="T214" style:family="text">
      <style:text-properties style:font-name="Times New Roman4" fo:language="fr" fo:country="FR" fo:font-style="normal" officeooo:rsid="008a0405" fo:background-color="#ff6600" loext:char-shading-value="0" style:font-style-asian="normal" style:font-style-complex="normal"/>
    </style:style>
    <style:style style:name="T215" style:family="text">
      <style:text-properties style:font-name="Times New Roman4" fo:language="fr" fo:country="FR" fo:font-style="normal" officeooo:rsid="00973a1d" fo:background-color="#ff6600" loext:char-shading-value="0" style:font-style-asian="normal" style:font-style-complex="normal"/>
    </style:style>
    <style:style style:name="T216" style:family="text">
      <style:text-properties style:font-name="Times New Roman4" fo:language="fr" fo:country="FR" officeooo:rsid="007e7fe9"/>
    </style:style>
    <style:style style:name="T217" style:family="text">
      <style:text-properties style:font-name="Times New Roman4" fo:language="fr" fo:country="FR" officeooo:rsid="007f7013"/>
    </style:style>
    <style:style style:name="T218" style:family="text">
      <style:text-properties style:font-name="Times New Roman4" fo:language="fr" fo:country="FR" officeooo:rsid="0080a1f9"/>
    </style:style>
    <style:style style:name="T219" style:family="text">
      <style:text-properties style:font-name="Times New Roman4" fo:language="fr" fo:country="FR" officeooo:rsid="008508dc" fo:background-color="#fff200" loext:char-shading-value="0"/>
    </style:style>
    <style:style style:name="T220" style:family="text">
      <style:text-properties style:font-name="Times New Roman4" fo:language="fr" fo:country="FR" officeooo:rsid="008a4ef2"/>
    </style:style>
    <style:style style:name="T221" style:family="text">
      <style:text-properties style:font-name="Times New Roman4" fo:language="fr" fo:country="FR" officeooo:rsid="008b24c5"/>
    </style:style>
    <style:style style:name="T222" style:family="text">
      <style:text-properties style:font-name="Times New Roman4" fo:font-size="12pt" fo:language="fr" fo:country="FR" style:font-size-asian="12pt" style:font-size-complex="12pt"/>
    </style:style>
    <style:style style:name="T223" style:family="text">
      <style:text-properties style:font-name="Times New Roman4" fo:font-size="12pt" fo:language="fr" fo:country="FR" officeooo:rsid="003eaca4" style:font-size-asian="12pt" style:font-size-complex="12pt"/>
    </style:style>
    <style:style style:name="T224" style:family="text">
      <style:text-properties style:font-name="Times New Roman4" fo:font-size="12pt" fo:language="fr" fo:country="FR" officeooo:rsid="00407c4d" style:font-size-asian="12pt" style:font-size-complex="12pt"/>
    </style:style>
    <style:style style:name="T225" style:family="text">
      <style:text-properties style:font-name="Times New Roman4" fo:font-size="12pt" fo:language="fr" fo:country="FR" officeooo:rsid="008b587e" style:font-size-asian="12pt" style:font-size-complex="12pt"/>
    </style:style>
    <style:style style:name="T226" style:family="text">
      <style:text-properties style:font-name="Times New Roman4" fo:font-size="12pt" fo:language="fr" fo:country="FR" fo:font-weight="normal" officeooo:rsid="0060dd6e" style:font-size-asian="12pt" style:font-weight-asian="normal" style:font-size-complex="12pt" style:font-weight-complex="normal"/>
    </style:style>
    <style:style style:name="T227" style:family="text">
      <style:text-properties style:font-name="Times New Roman4" fo:font-size="12pt" fo:language="fr" fo:country="FR" fo:font-weight="normal" officeooo:rsid="0065d679" style:font-size-asian="12pt" style:font-weight-asian="normal" style:font-size-complex="12pt" style:font-weight-complex="normal"/>
    </style:style>
    <style:style style:name="T228" style:family="text">
      <style:text-properties style:font-name="Times New Roman4" fo:font-size="12pt" fo:language="fr" fo:country="FR" style:text-underline-style="none" fo:font-weight="normal" officeooo:rsid="0060dd6e" style:font-size-asian="12pt" style:font-weight-asian="normal" style:font-size-complex="12pt" style:font-weight-complex="normal"/>
    </style:style>
    <style:style style:name="T229" style:family="text">
      <style:text-properties style:font-name="Times New Roman4" fo:font-size="12pt" fo:language="fr" fo:country="FR" style:text-underline-style="none" fo:font-weight="normal" officeooo:rsid="003eaca4" style:font-size-asian="12pt" style:font-weight-asian="normal" style:font-size-complex="12pt" style:font-weight-complex="normal"/>
    </style:style>
    <style:style style:name="T230" style:family="text">
      <style:text-properties style:font-name="Times New Roman4" fo:font-size="12pt" fo:language="fr" fo:country="FR" style:text-underline-style="none" fo:font-weight="normal" officeooo:rsid="0060dd6e" fo:background-color="#fff200" loext:char-shading-value="0" style:font-size-asian="12pt" style:font-weight-asian="normal" style:font-size-complex="12pt" style:font-weight-complex="normal"/>
    </style:style>
    <style:style style:name="T231" style:family="text">
      <style:text-properties style:font-name="Times New Roman4" fo:font-size="12pt" fo:language="fr" fo:country="FR" style:text-underline-style="none" fo:font-weight="normal" officeooo:rsid="008b587e" fo:background-color="#fff200" loext:char-shading-value="0" style:font-size-asian="12pt" style:font-weight-asian="normal" style:font-size-complex="12pt" style:font-weight-complex="normal"/>
    </style:style>
    <style:style style:name="T232" style:family="text">
      <style:text-properties style:font-name="Times New Roman4" fo:font-size="12pt" fo:language="fr" fo:country="FR" officeooo:rsid="00407c4d" fo:background-color="transparent" loext:char-shading-value="0" style:font-size-asian="12pt" style:font-size-complex="12pt"/>
    </style:style>
    <style:style style:name="T233" style:family="text">
      <style:text-properties style:font-name="Times New Roman4" fo:font-size="12pt" fo:language="fr" fo:country="FR" fo:font-style="normal" fo:font-weight="normal" officeooo:rsid="002e72e4" style:font-size-asian="10.5pt" style:font-style-asian="normal" style:font-weight-asian="normal" style:font-size-complex="12pt" style:font-style-complex="normal" style:font-weight-complex="normal"/>
    </style:style>
    <style:style style:name="T234" style:family="text">
      <style:text-properties style:font-name="Times New Roman4" fo:font-size="12pt" fo:language="fr" fo:country="FR" fo:font-style="normal" fo:font-weight="normal" officeooo:rsid="00764c7b" style:font-size-asian="10.5pt" style:font-style-asian="normal" style:font-weight-asian="normal" style:font-size-complex="12pt" style:font-style-complex="normal" style:font-weight-complex="normal"/>
    </style:style>
    <style:style style:name="T235" style:family="text">
      <style:text-properties officeooo:rsid="0063e96f" fo:background-color="transparent" loext:char-shading-value="0"/>
    </style:style>
    <style:style style:name="T236" style:family="text">
      <style:text-properties officeooo:rsid="00b89a95" fo:background-color="transparent" loext:char-shading-value="0"/>
    </style:style>
    <style:style style:name="T237" style:family="text">
      <style:text-properties officeooo:rsid="00b7aa9f" fo:background-color="transparent" loext:char-shading-value="0"/>
    </style:style>
    <style:style style:name="T238" style:family="text">
      <style:text-properties officeooo:rsid="00c9f547" fo:background-color="transparent" loext:char-shading-value="0"/>
    </style:style>
    <style:style style:name="T239" style:family="text">
      <style:text-properties officeooo:rsid="00d08165" fo:background-color="transparent" loext:char-shading-value="0"/>
    </style:style>
    <style:style style:name="T240" style:family="text">
      <style:text-properties officeooo:rsid="00b89a95"/>
    </style:style>
    <style:style style:name="T241" style:family="text">
      <style:text-properties officeooo:rsid="00b95ddc"/>
    </style:style>
    <style:style style:name="T242" style:family="text">
      <style:text-properties style:text-underline-style="none" officeooo:rsid="00bc4447"/>
    </style:style>
    <style:style style:name="T243" style:family="text">
      <style:text-properties style:text-underline-style="none" officeooo:rsid="00d31771"/>
    </style:style>
    <style:style style:name="T244" style:family="text">
      <style:text-properties officeooo:rsid="00bfe8be"/>
    </style:style>
    <style:style style:name="T245" style:family="text">
      <style:text-properties officeooo:rsid="000d3b81"/>
    </style:style>
    <style:style style:name="T246" style:family="text">
      <style:text-properties officeooo:rsid="000e08e4"/>
    </style:style>
    <style:style style:name="T247" style:family="text">
      <style:text-properties officeooo:rsid="00137f96"/>
    </style:style>
    <style:style style:name="T248" style:family="text">
      <style:text-properties fo:color="#336633" fo:font-style="normal" fo:font-weight="bold" fo:background-color="#fff200" loext:char-shading-value="0" style:font-style-asian="normal" style:font-weight-asian="bold" style:font-style-complex="normal" style:font-weight-complex="bold"/>
    </style:style>
    <style:style style:name="T249" style:family="text">
      <style:text-properties fo:color="#336633" fo:font-style="normal" fo:font-weight="bold" officeooo:rsid="0065d679" fo:background-color="#fff200" loext:char-shading-value="0" style:font-style-asian="normal" style:font-weight-asian="bold" style:font-style-complex="normal" style:font-weight-complex="bold"/>
    </style:style>
    <style:style style:name="T250" style:family="text">
      <style:text-properties fo:color="#336633" fo:font-style="normal" fo:font-weight="bold" officeooo:rsid="003eaca4" fo:background-color="#fff200" loext:char-shading-value="0" style:font-style-asian="normal" style:font-weight-asian="bold" style:font-style-complex="normal" style:font-weight-complex="bold"/>
    </style:style>
    <style:style style:name="T251" style:family="text">
      <style:text-properties fo:color="#336633" style:font-name="Times New Roman4" fo:font-size="12pt" fo:language="fr" fo:country="FR" officeooo:rsid="00407c4d" style:font-size-asian="12pt" style:font-size-complex="12pt"/>
    </style:style>
    <style:style style:name="T252" style:family="text">
      <style:text-properties officeooo:rsid="0017579d"/>
    </style:style>
    <style:style style:name="T253" style:family="text">
      <style:text-properties officeooo:rsid="001b3135"/>
    </style:style>
    <style:style style:name="T254" style:family="text">
      <style:text-properties officeooo:rsid="001bafd0"/>
    </style:style>
    <style:style style:name="T255" style:family="text">
      <style:text-properties officeooo:rsid="001e1e83"/>
    </style:style>
    <style:style style:name="T256" style:family="text">
      <style:text-properties officeooo:rsid="0020ac78"/>
    </style:style>
    <style:style style:name="T257" style:family="text">
      <style:text-properties fo:language="fr" fo:country="FR"/>
    </style:style>
    <style:style style:name="T258" style:family="text">
      <style:text-properties fo:language="fr" fo:country="FR" officeooo:rsid="002c796b"/>
    </style:style>
    <style:style style:name="T259" style:family="text">
      <style:text-properties fo:language="fr" fo:country="FR" officeooo:rsid="002cc4a3"/>
    </style:style>
    <style:style style:name="T260" style:family="text">
      <style:text-properties fo:language="fr" fo:country="FR" officeooo:rsid="002fee45"/>
    </style:style>
    <style:style style:name="T261" style:family="text">
      <style:text-properties fo:language="fr" fo:country="FR" officeooo:rsid="00304af2"/>
    </style:style>
    <style:style style:name="T262" style:family="text">
      <style:text-properties fo:language="fr" fo:country="FR" fo:font-style="italic" style:font-style-asian="italic" style:font-style-complex="italic"/>
    </style:style>
    <style:style style:name="T263" style:family="text">
      <style:text-properties fo:language="fr" fo:country="FR" fo:font-style="italic" officeooo:rsid="00304af2" style:font-style-asian="italic" style:font-style-complex="italic"/>
    </style:style>
    <style:style style:name="T264" style:family="text">
      <style:text-properties fo:language="fr" fo:country="FR" fo:font-style="italic" officeooo:rsid="00313eda" style:font-style-asian="italic" style:font-style-complex="italic"/>
    </style:style>
    <style:style style:name="T265" style:family="text">
      <style:text-properties fo:language="fr" fo:country="FR" fo:font-style="italic" officeooo:rsid="00374a9b" style:font-style-asian="italic" style:font-style-complex="italic"/>
    </style:style>
    <style:style style:name="T266" style:family="text">
      <style:text-properties fo:language="fr" fo:country="FR" fo:font-style="italic" officeooo:rsid="00345729" style:font-style-asian="italic" style:font-style-complex="italic"/>
    </style:style>
    <style:style style:name="T267" style:family="text">
      <style:text-properties fo:language="fr" fo:country="FR" fo:font-style="italic" officeooo:rsid="006a4709" style:font-style-asian="italic" style:font-style-complex="italic"/>
    </style:style>
    <style:style style:name="T268" style:family="text">
      <style:text-properties fo:language="fr" fo:country="FR" officeooo:rsid="00313eda"/>
    </style:style>
    <style:style style:name="T269" style:family="text">
      <style:text-properties fo:language="fr" fo:country="FR" officeooo:rsid="0032d1d9"/>
    </style:style>
    <style:style style:name="T270" style:family="text">
      <style:text-properties fo:language="fr" fo:country="FR" officeooo:rsid="00345729"/>
    </style:style>
    <style:style style:name="T271" style:family="text">
      <style:text-properties fo:language="fr" fo:country="FR" officeooo:rsid="00374a9b"/>
    </style:style>
    <style:style style:name="T272" style:family="text">
      <style:text-properties fo:language="fr" fo:country="FR" officeooo:rsid="0038fc93"/>
    </style:style>
    <style:style style:name="T273" style:family="text">
      <style:text-properties fo:language="fr" fo:country="FR" officeooo:rsid="00390a01"/>
    </style:style>
    <style:style style:name="T274" style:family="text">
      <style:text-properties fo:language="fr" fo:country="FR" fo:font-style="normal" officeooo:rsid="00390a01" style:font-style-asian="normal" style:font-style-complex="normal"/>
    </style:style>
    <style:style style:name="T275" style:family="text">
      <style:text-properties fo:language="fr" fo:country="FR" fo:font-style="normal" officeooo:rsid="00374a9b" style:font-style-asian="normal" style:font-style-complex="normal"/>
    </style:style>
    <style:style style:name="T276" style:family="text">
      <style:text-properties fo:language="fr" fo:country="FR" fo:font-style="normal" officeooo:rsid="006a4709" style:font-style-asian="normal" style:font-style-complex="normal"/>
    </style:style>
    <style:style style:name="T277" style:family="text">
      <style:text-properties fo:language="fr" fo:country="FR" fo:font-style="normal" officeooo:rsid="00db3d74" style:font-style-asian="normal" style:font-style-complex="normal"/>
    </style:style>
    <style:style style:name="T278" style:family="text">
      <style:text-properties fo:language="fr" fo:country="FR" officeooo:rsid="003d06ce"/>
    </style:style>
    <style:style style:name="T279" style:family="text">
      <style:text-properties fo:language="fr" fo:country="FR" officeooo:rsid="00405820"/>
    </style:style>
    <style:style style:name="T280" style:family="text">
      <style:text-properties fo:language="fr" fo:country="FR" style:text-underline-style="none" officeooo:rsid="00546fff"/>
    </style:style>
    <style:style style:name="T281" style:family="text">
      <style:text-properties fo:language="fr" fo:country="FR" style:text-underline-style="none" officeooo:rsid="00973a1d"/>
    </style:style>
    <style:style style:name="T282" style:family="text">
      <style:text-properties fo:language="fr" fo:country="FR" style:text-underline-style="none" officeooo:rsid="004f6424"/>
    </style:style>
    <style:style style:name="T283" style:family="text">
      <style:text-properties fo:language="fr" fo:country="FR" style:text-underline-style="none" officeooo:rsid="00b6d322"/>
    </style:style>
    <style:style style:name="T284" style:family="text">
      <style:text-properties fo:language="fr" fo:country="FR" style:text-underline-style="none" officeooo:rsid="00c9f547"/>
    </style:style>
    <style:style style:name="T285" style:family="text">
      <style:text-properties fo:language="fr" fo:country="FR" style:text-underline-style="none" officeooo:rsid="00cedc53"/>
    </style:style>
    <style:style style:name="T286" style:family="text">
      <style:text-properties fo:language="fr" fo:country="FR" officeooo:rsid="006a4709"/>
    </style:style>
    <style:style style:name="T287" style:family="text">
      <style:text-properties fo:language="fr" fo:country="FR" officeooo:rsid="00512329"/>
    </style:style>
    <style:style style:name="T288" style:family="text">
      <style:text-properties fo:language="fr" fo:country="FR" officeooo:rsid="004f6424"/>
    </style:style>
    <style:style style:name="T289" style:family="text">
      <style:text-properties fo:language="fr" fo:country="FR" officeooo:rsid="00cedc53"/>
    </style:style>
    <style:style style:name="T290" style:family="text">
      <style:text-properties officeooo:rsid="0021efd9"/>
    </style:style>
    <style:style style:name="T291" style:family="text">
      <style:text-properties fo:font-style="italic" style:font-style-asian="italic"/>
    </style:style>
    <style:style style:name="T292" style:family="text">
      <style:text-properties fo:font-style="italic" style:font-style-asian="italic" style:font-style-complex="italic"/>
    </style:style>
    <style:style style:name="T293" style:family="text">
      <style:text-properties fo:font-style="italic" officeooo:rsid="0021efd9" style:font-style-asian="italic" style:font-style-complex="italic"/>
    </style:style>
    <style:style style:name="T294" style:family="text">
      <style:text-properties fo:font-style="italic" officeooo:rsid="00232c33" style:font-style-asian="italic" style:font-style-complex="italic"/>
    </style:style>
    <style:style style:name="T295" style:family="text">
      <style:text-properties fo:font-style="italic" officeooo:rsid="0023c794" style:font-style-asian="italic" style:font-style-complex="italic"/>
    </style:style>
    <style:style style:name="T296" style:family="text">
      <style:text-properties fo:font-style="italic" officeooo:rsid="00255d37" style:font-style-asian="italic" style:font-style-complex="italic"/>
    </style:style>
    <style:style style:name="T297" style:family="text">
      <style:text-properties fo:font-style="italic" officeooo:rsid="0029d016" style:font-style-asian="italic" style:font-style-complex="italic"/>
    </style:style>
    <style:style style:name="T298" style:family="text">
      <style:text-properties fo:font-style="italic" officeooo:rsid="0065d679" style:font-style-asian="italic" style:font-style-complex="italic"/>
    </style:style>
    <style:style style:name="T299" style:family="text">
      <style:text-properties fo:font-style="italic" officeooo:rsid="006f0b58" fo:background-color="#fff200" loext:char-shading-value="0" style:font-style-asian="italic" style:font-style-complex="italic"/>
    </style:style>
    <style:style style:name="T300" style:family="text">
      <style:text-properties officeooo:rsid="00255d37"/>
    </style:style>
    <style:style style:name="T301" style:family="text">
      <style:text-properties officeooo:rsid="00286175"/>
    </style:style>
    <style:style style:name="T302" style:family="text">
      <style:text-properties officeooo:rsid="0029d016"/>
    </style:style>
    <style:style style:name="T303" style:family="text">
      <style:text-properties fo:color="#ff0000" officeooo:rsid="0029d016"/>
    </style:style>
    <style:style style:name="T304" style:family="text">
      <style:text-properties fo:color="#ff0000" officeooo:rsid="00472d5a"/>
    </style:style>
    <style:style style:name="T305" style:family="text">
      <style:text-properties fo:color="#ff0000" fo:background-color="#fff200" loext:char-shading-value="0"/>
    </style:style>
    <style:style style:name="T306" style:family="text">
      <style:text-properties fo:color="#ff0000" officeooo:rsid="0030047b" fo:background-color="#fff200" loext:char-shading-value="0"/>
    </style:style>
    <style:style style:name="T307" style:family="text">
      <style:text-properties fo:color="#ff0000" officeooo:rsid="00472d5a" fo:background-color="#fff200" loext:char-shading-value="0"/>
    </style:style>
    <style:style style:name="T308" style:family="text">
      <style:text-properties officeooo:rsid="002cc4a3"/>
    </style:style>
    <style:style style:name="T309" style:family="text">
      <style:text-properties officeooo:rsid="00390a01"/>
    </style:style>
    <style:style style:name="T310" style:family="text">
      <style:text-properties officeooo:rsid="00393658"/>
    </style:style>
    <style:style style:name="T311" style:family="text">
      <style:text-properties officeooo:rsid="003c0510"/>
    </style:style>
    <style:style style:name="T312" style:family="text">
      <style:text-properties officeooo:rsid="003f2d6d"/>
    </style:style>
    <style:style style:name="T313" style:family="text">
      <style:text-properties officeooo:rsid="0042f345"/>
    </style:style>
    <style:style style:name="T314" style:family="text">
      <style:text-properties fo:color="#009933" officeooo:rsid="0043ef3f" fo:background-color="#fff200" loext:char-shading-value="0"/>
    </style:style>
    <style:style style:name="T315" style:family="text">
      <style:text-properties fo:color="#009933" officeooo:rsid="004660e0" fo:background-color="#fff200" loext:char-shading-value="0"/>
    </style:style>
    <style:style style:name="T316" style:family="text">
      <style:text-properties fo:color="#009933" style:font-name="Times New Roman4" fo:font-size="12pt" fo:language="fr" fo:country="FR" fo:font-weight="bold" officeooo:rsid="008477a2" fo:background-color="transparent" loext:char-shading-value="0" style:font-size-asian="10.5pt" style:font-weight-asian="bold" style:font-size-complex="12pt" style:font-weight-complex="bold"/>
    </style:style>
    <style:style style:name="T317" style:family="text">
      <style:text-properties fo:color="#009900" style:text-underline-style="none" fo:font-weight="bold" officeooo:rsid="00472d5a" fo:background-color="#fff200" loext:char-shading-value="0" style:font-weight-asian="bold" style:font-weight-complex="bold"/>
    </style:style>
    <style:style style:name="T318" style:family="text">
      <style:text-properties fo:color="#009900" fo:font-style="normal" fo:font-weight="bold" officeooo:rsid="0047ebc7" fo:background-color="#fff200" loext:char-shading-value="0" style:font-style-asian="normal" style:font-weight-asian="bold" style:font-style-complex="normal" style:font-weight-complex="bold"/>
    </style:style>
    <style:style style:name="T319" style:family="text">
      <style:text-properties fo:color="#009900" style:font-name="Times New Roman4" fo:font-size="12pt" fo:language="fr" fo:country="FR" fo:font-weight="bold" fo:background-color="#fff200" loext:char-shading-value="0" style:font-size-asian="12pt" style:font-weight-asian="bold" style:font-size-complex="12pt" style:font-weight-complex="bold"/>
    </style:style>
    <style:style style:name="T320" style:family="text">
      <style:text-properties fo:color="#009900" style:font-name="Times New Roman4" fo:font-size="12pt" fo:language="fr" fo:country="FR" fo:font-weight="bold" officeooo:rsid="0047ebc7" fo:background-color="#fff200" loext:char-shading-value="0" style:font-size-asian="12pt" style:font-weight-asian="bold" style:font-size-complex="12pt" style:font-weight-complex="bold"/>
    </style:style>
    <style:style style:name="T321" style:family="text">
      <style:text-properties fo:color="#009900" style:font-name="Times New Roman4" fo:font-size="12pt" fo:language="fr" fo:country="FR" fo:font-weight="bold" officeooo:rsid="00407c4d" fo:background-color="#fff200" loext:char-shading-value="0" style:font-size-asian="12pt" style:font-weight-asian="bold" style:font-size-complex="12pt" style:font-weight-complex="bold"/>
    </style:style>
    <style:style style:name="T322" style:family="text">
      <style:text-properties fo:color="#009900" style:font-name="Times New Roman4" fo:font-size="12pt" fo:language="fr" fo:country="FR" fo:font-weight="bold" officeooo:rsid="003eaca4" fo:background-color="#fff200" loext:char-shading-value="0" style:font-size-asian="12pt" style:font-weight-asian="bold" style:font-size-complex="12pt" style:font-weight-complex="bold"/>
    </style:style>
    <style:style style:name="T323" style:family="text">
      <style:text-properties fo:color="#009900" style:font-name="Times New Roman4" fo:font-size="12pt" fo:language="fr" fo:country="FR" style:text-underline-style="none" fo:font-weight="bold" officeooo:rsid="003eaca4" fo:background-color="#fff200" loext:char-shading-value="0" style:font-size-asian="12pt" style:font-weight-asian="bold" style:font-size-complex="12pt" style:font-weight-complex="bold"/>
    </style:style>
    <style:style style:name="T324" style:family="text">
      <style:text-properties fo:color="#009900" fo:language="fr" fo:country="FR"/>
    </style:style>
    <style:style style:name="T325" style:family="text">
      <style:text-properties fo:font-weight="bold" officeooo:rsid="0007368e" fo:background-color="#fff200" loext:char-shading-value="0" style:font-weight-asian="bold" style:font-weight-complex="bold"/>
    </style:style>
    <style:style style:name="T326" style:family="text">
      <style:text-properties officeooo:rsid="0047ebc7"/>
    </style:style>
    <style:style style:name="T327" style:family="text">
      <style:text-properties fo:font-style="normal" style:font-style-asian="normal"/>
    </style:style>
    <style:style style:name="T328" style:family="text">
      <style:text-properties fo:background-color="#fff200" loext:char-shading-value="0"/>
    </style:style>
    <style:style style:name="T329" style:family="text">
      <style:text-properties officeooo:rsid="004660e0" fo:background-color="#fff200" loext:char-shading-value="0"/>
    </style:style>
    <style:style style:name="T330" style:family="text">
      <style:text-properties officeooo:rsid="006f0b58" fo:background-color="#fff200" loext:char-shading-value="0"/>
    </style:style>
    <style:style style:name="T331" style:family="text">
      <style:text-properties officeooo:rsid="00286175" fo:background-color="#fff200" loext:char-shading-value="0"/>
    </style:style>
    <style:style style:name="T332" style:family="text">
      <style:text-properties officeooo:rsid="00c50646" fo:background-color="#fff200" loext:char-shading-value="0"/>
    </style:style>
    <style:style style:name="T333" style:family="text">
      <style:text-properties officeooo:rsid="00496056"/>
    </style:style>
    <style:style style:name="T334" style:family="text">
      <style:text-properties officeooo:rsid="0067412c"/>
    </style:style>
    <style:style style:name="T335" style:family="text">
      <style:text-properties officeooo:rsid="006bdfd1"/>
    </style:style>
    <style:style style:name="T336" style:family="text">
      <style:text-properties officeooo:rsid="006f0b58"/>
    </style:style>
    <style:style style:name="T337" style:family="text">
      <style:text-properties officeooo:rsid="0071a65b"/>
    </style:style>
    <style:style style:name="T338" style:family="text">
      <style:text-properties officeooo:rsid="008508dc"/>
    </style:style>
    <style:style style:name="T339" style:family="text">
      <style:text-properties officeooo:rsid="0088930a"/>
    </style:style>
    <style:style style:name="T340" style:family="text">
      <style:text-properties officeooo:rsid="008b587e"/>
    </style:style>
    <style:style style:name="T341" style:family="text">
      <style:text-properties officeooo:rsid="008d1a81"/>
    </style:style>
    <style:style style:name="T342" style:family="text">
      <style:text-properties officeooo:rsid="008f02d2"/>
    </style:style>
    <style:style style:name="T343" style:family="text">
      <style:text-properties fo:font-variant="normal" fo:text-transform="none" fo:color="#000000" style:text-position="0% 100%" style:font-name="Times New Roman4" fo:font-size="12pt" fo:language="fr" fo:country="FR" fo:font-style="normal" style:text-underline-style="none" fo:font-weight="normal" officeooo:rsid="009fec3b" fo:background-color="transparent" loext:char-shading-value="0" style:font-size-asian="10.5pt" style:font-weight-asian="normal" style:font-size-complex="12pt" style:font-weight-complex="normal"/>
    </style:style>
    <style:style style:name="T344" style:family="text">
      <style:text-properties fo:font-variant="normal" fo:text-transform="none" fo:color="#000000" style:text-position="0% 100%" style:font-name="Times New Roman4" fo:font-size="12pt" fo:language="fr" fo:country="FR" fo:font-style="normal" style:text-underline-style="none" fo:font-weight="normal" officeooo:rsid="009dfc79" fo:background-color="transparent" loext:char-shading-value="0" style:font-size-asian="10.5pt" style:font-weight-asian="normal" style:font-size-complex="12pt" style:font-weight-complex="normal"/>
    </style:style>
    <style:style style:name="T345" style:family="text">
      <style:text-properties fo:font-variant="normal" fo:text-transform="none" fo:color="#000000" style:text-position="0% 100%" style:font-name="Times New Roman4" fo:font-size="12pt" fo:language="fr" fo:country="FR" fo:font-style="normal" style:text-underline-style="none" fo:font-weight="normal" officeooo:rsid="00ad64b1" fo:background-color="transparent" loext:char-shading-value="0" style:font-size-asian="10.5pt" style:font-weight-asian="normal" style:font-size-complex="12pt" style:font-weight-complex="normal"/>
    </style:style>
    <style:style style:name="T346" style:family="text">
      <style:text-properties officeooo:rsid="00a4355c"/>
    </style:style>
    <style:style style:name="T347" style:family="text">
      <style:text-properties officeooo:rsid="00ad64b1"/>
    </style:style>
    <style:style style:name="T348" style:family="text">
      <style:text-properties officeooo:rsid="00ba7ae2"/>
    </style:style>
    <style:style style:name="T349" style:family="text">
      <style:text-properties officeooo:rsid="00bc0943"/>
    </style:style>
    <style:style style:name="T350" style:family="text">
      <style:text-properties officeooo:rsid="00bc4447"/>
    </style:style>
    <style:style style:name="T351" style:family="text">
      <style:text-properties officeooo:rsid="00bdbdad"/>
    </style:style>
    <style:style style:name="T352" style:family="text">
      <style:text-properties officeooo:rsid="00be1649"/>
    </style:style>
    <style:style style:name="T353" style:family="text">
      <style:text-properties officeooo:rsid="00c101cb"/>
    </style:style>
    <style:style style:name="T354" style:family="text">
      <style:text-properties officeooo:rsid="00c288eb"/>
    </style:style>
    <style:style style:name="T355" style:family="text">
      <style:text-properties officeooo:rsid="00c44077"/>
    </style:style>
    <style:style style:name="T356" style:family="text">
      <style:text-properties fo:color="#ce181e" style:text-line-through-style="none" style:text-line-through-type="none" fo:language="fr" fo:country="FR" fo:font-style="normal" style:text-underline-style="none" fo:font-weight="normal" officeooo:rsid="00c44077" fo:background-color="#ffffff" loext:char-shading-value="0" style:font-style-asian="normal" style:font-weight-asian="normal" style:font-style-complex="normal" style:font-weight-complex="normal"/>
    </style:style>
    <style:style style:name="T357" style:family="text">
      <style:text-properties fo:color="#ce181e" style:text-line-through-style="none" style:text-line-through-type="none" fo:language="fr" fo:country="FR" fo:font-style="normal" style:text-underline-style="none" fo:font-weight="normal" officeooo:rsid="00c44077" fo:background-color="#fff200" loext:char-shading-value="0" style:font-style-asian="normal" style:font-weight-asian="normal" style:font-style-complex="normal" style:font-weight-complex="normal"/>
    </style:style>
    <style:style style:name="T358" style:family="text">
      <style:text-properties officeooo:rsid="00c50646"/>
    </style:style>
    <style:style style:name="T359" style:family="text">
      <style:text-properties officeooo:rsid="00c63398"/>
    </style:style>
    <style:style style:name="T360" style:family="text">
      <style:text-properties officeooo:rsid="00c9f547"/>
    </style:style>
    <style:style style:name="T361" style:family="text">
      <style:text-properties officeooo:rsid="00caab2e"/>
    </style:style>
    <style:style style:name="T362" style:family="text">
      <style:text-properties officeooo:rsid="00cc8bdc"/>
    </style:style>
    <style:style style:name="T363" style:family="text">
      <style:text-properties officeooo:rsid="00b73539"/>
    </style:style>
    <style:style style:name="T364" style:family="text">
      <style:text-properties officeooo:rsid="00d695ab"/>
    </style:style>
    <style:style style:name="T365" style:family="text">
      <style:text-properties officeooo:rsid="00db8ba5"/>
    </style:style>
    <style:style style:name="T3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style:font-name="Times New Roman4" fo:language="fr" fo:country="FR" style:font-size-asian="12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413991340048" text:id="ct94413991340048">
          <text:insertion>
            <office:change-info>
              <dc:creator>Auteur inconnu</dc:creator>
              <dc:date>2019-04-30T13:21:12</dc:date>
            </office:change-info>
          </text:insertion>
        </text:changed-region>
        <text:changed-region xml:id="ct94413992778064" text:id="ct94413992778064">
          <text:deletion>
            <office:change-info>
              <dc:creator>Auteur inconnu</dc:creator>
              <dc:date>2019-04-30T13:21:49</dc:date>
            </office:change-info>
            <text:p text:style-name="P1"><text:span text:style-name="T1">basé sur</text:span></text:p>
          </text:deletion>
        </text:changed-region>
        <text:changed-region xml:id="ct94413992780160" text:id="ct94413992780160">
          <text:insertion>
            <office:change-info>
              <dc:creator>Auteur inconnu</dc:creator>
              <dc:date>2019-04-30T13:22:08</dc:date>
            </office:change-info>
          </text:insertion>
        </text:changed-region>
        <text:changed-region xml:id="ct94413992792096" text:id="ct94413992792096">
          <text:deletion>
            <office:change-info>
              <dc:creator>Auteur inconnu</dc:creator>
              <dc:date>2019-04-30T13:22:07</dc:date>
            </office:change-info>
            <text:p text:style-name="P1"><text:span text:style-name="T1">.</text:span></text:p>
          </text:deletion>
        </text:changed-region>
        <text:changed-region xml:id="ct94413992803920" text:id="ct94413992803920">
          <text:insertion>
            <office:change-info>
              <dc:creator>Auteur inconnu</dc:creator>
              <dc:date>2019-04-30T13:23:36</dc:date>
            </office:change-info>
          </text:insertion>
        </text:changed-region>
        <text:changed-region xml:id="ct94413992806768" text:id="ct94413992806768">
          <text:insertion>
            <office:change-info>
              <dc:creator>Auteur inconnu</dc:creator>
              <dc:date>2019-04-30T13:22:13</dc:date>
            </office:change-info>
          </text:insertion>
        </text:changed-region>
        <text:changed-region xml:id="ct94413992810528" text:id="ct94413992810528">
          <text:insertion>
            <office:change-info>
              <dc:creator>Auteur inconnu</dc:creator>
              <dc:date>2019-04-30T13:24:11</dc:date>
            </office:change-info>
          </text:insertion>
        </text:changed-region>
        <text:changed-region xml:id="ct94413992810832" text:id="ct94413992810832">
          <text:deletion>
            <office:change-info>
              <dc:creator>Auteur inconnu</dc:creator>
              <dc:date>2019-04-30T13:22:11</dc:date>
            </office:change-info>
            <text:p text:style-name="P1"><text:span text:style-name="T2"><text:s/></text:span></text:p>
          </text:deletion>
        </text:changed-region>
        <text:changed-region xml:id="ct94413992811312" text:id="ct94413992811312">
          <text:insertion>
            <office:change-info>
              <dc:creator>Auteur inconnu</dc:creator>
              <dc:date>2019-04-30T13:24:37</dc:date>
            </office:change-info>
          </text:insertion>
        </text:changed-region>
        <text:changed-region xml:id="ct94413992811536" text:id="ct94413992811536">
          <text:insertion>
            <office:change-info>
              <dc:creator>Auteur inconnu</dc:creator>
              <dc:date>2019-04-30T13:25:13</dc:date>
            </office:change-info>
          </text:insertion>
        </text:changed-region>
        <text:changed-region xml:id="ct94413992811760" text:id="ct94413992811760">
          <text:deletion>
            <office:change-info>
              <dc:creator>Auteur inconnu</dc:creator>
              <dc:date>2019-04-30T13:25:23</dc:date>
            </office:change-info>
            <text:p text:style-name="P2">qui sera ici</text:p>
          </text:deletion>
        </text:changed-region>
        <text:changed-region xml:id="ct94413992811984" text:id="ct94413992811984">
          <text:insertion>
            <office:change-info>
              <dc:creator>Auteur inconnu</dc:creator>
              <dc:date>2019-04-30T13:25:23</dc:date>
            </office:change-info>
          </text:insertion>
        </text:changed-region>
        <text:changed-region xml:id="ct94413992812208" text:id="ct94413992812208">
          <text:deletion>
            <office:change-info>
              <dc:creator>Auteur inconnu</dc:creator>
              <dc:date>2019-04-30T13:25:36</dc:date>
            </office:change-info>
            <text:p text:style-name="P2">ou un microphone basique, </text:p>
          </text:deletion>
        </text:changed-region>
        <text:changed-region xml:id="ct94413992812896" text:id="ct94413992812896">
          <text:deletion>
            <office:change-info>
              <dc:creator>Auteur inconnu</dc:creator>
              <dc:date>2019-04-30T13:25:55</dc:date>
            </office:change-info>
            <text:p text:style-name="P2">de l’utilisateur</text:p>
          </text:deletion>
        </text:changed-region>
        <text:changed-region xml:id="ct94413992814112" text:id="ct94413992814112">
          <text:insertion>
            <office:change-info>
              <dc:creator>Auteur inconnu</dc:creator>
              <dc:date>2019-04-30T13:25:56</dc:date>
            </office:change-info>
          </text:insertion>
        </text:changed-region>
        <text:changed-region xml:id="ct94413992814576" text:id="ct94413992814576">
          <text:insertion>
            <office:change-info>
              <dc:creator>Auteur inconnu</dc:creator>
              <dc:date>2019-04-30T13:26:00</dc:date>
            </office:change-info>
          </text:insertion>
        </text:changed-region>
        <text:changed-region xml:id="ct94413992814880" text:id="ct94413992814880">
          <text:deletion>
            <office:change-info>
              <dc:creator>Auteur inconnu</dc:creator>
              <dc:date>2019-04-30T13:26:05</dc:date>
            </office:change-info>
            <text:p text:style-name="P2">.</text:p>
          </text:deletion>
        </text:changed-region>
        <text:changed-region xml:id="ct94413992294800" text:id="ct94413992294800">
          <text:deletion>
            <office:change-info>
              <dc:creator>Auteur inconnu</dc:creator>
              <dc:date>2019-04-30T13:26:16</dc:date>
            </office:change-info>
            <text:p text:style-name="P2"><text:span text:style-name="T3">Le but</text:span></text:p>
          </text:deletion>
        </text:changed-region>
        <text:changed-region xml:id="ct94413992698304" text:id="ct94413992698304">
          <text:insertion>
            <office:change-info>
              <dc:creator>Auteur inconnu</dc:creator>
              <dc:date>2019-04-30T13:26:16</dc:date>
            </office:change-info>
          </text:insertion>
        </text:changed-region>
        <text:changed-region xml:id="ct94413992804352" text:id="ct94413992804352">
          <text:deletion>
            <office:change-info>
              <dc:creator>Auteur inconnu</dc:creator>
              <dc:date>2019-04-30T13:26:26</dc:date>
            </office:change-info>
            <text:p text:style-name="P2"><text:span text:style-name="T3"><text:s/>ici</text:span></text:p>
          </text:deletion>
        </text:changed-region>
        <text:changed-region xml:id="ct94413992692192" text:id="ct94413992692192">
          <text:deletion>
            <office:change-info>
              <dc:creator>Auteur inconnu</dc:creator>
              <dc:date>2019-04-30T13:26:30</dc:date>
            </office:change-info>
            <text:p text:style-name="P2"><text:span text:style-name="T3">sa</text:span></text:p>
          </text:deletion>
        </text:changed-region>
        <text:changed-region xml:id="ct94413992819600" text:id="ct94413992819600">
          <text:insertion>
            <office:change-info>
              <dc:creator>Auteur inconnu</dc:creator>
              <dc:date>2019-04-30T13:26:30</dc:date>
            </office:change-info>
          </text:insertion>
        </text:changed-region>
        <text:changed-region xml:id="ct94413992856976" text:id="ct94413992856976">
          <text:insertion>
            <office:change-info>
              <dc:creator>Auteur inconnu</dc:creator>
              <dc:date>2019-04-30T13:26:31</dc:date>
            </office:change-info>
          </text:insertion>
        </text:changed-region>
        <text:changed-region xml:id="ct94413992857200" text:id="ct94413992857200">
          <text:insertion>
            <office:change-info>
              <dc:creator>Auteur inconnu</dc:creator>
              <dc:date>2019-04-30T13:27:47</dc:date>
            </office:change-info>
          </text:insertion>
        </text:changed-region>
        <text:changed-region xml:id="ct94413992857424" text:id="ct94413992857424">
          <text:deletion>
            <office:change-info>
              <dc:creator>Auteur inconnu</dc:creator>
              <dc:date>2019-04-30T13:27:20</dc:date>
            </office:change-info>
            <text:p text:style-name="P2"><text:span text:style-name="T3">, n’étant pas visibles à l’écrit, mais bien présents à l’oral</text:span></text:p>
          </text:deletion>
        </text:changed-region>
        <text:changed-region xml:id="ct94413992858064" text:id="ct94413992858064">
          <text:insertion>
            <office:change-info>
              <dc:creator>Auteur inconnu</dc:creator>
              <dc:date>2019-04-30T13:28:33</dc:date>
            </office:change-info>
          </text:insertion>
        </text:changed-region>
        <text:changed-region xml:id="ct94413992859392" text:id="ct94413992859392">
          <text:insertion>
            <office:change-info>
              <dc:creator>Auteur inconnu</dc:creator>
              <dc:date>2019-04-30T13:29:00</dc:date>
            </office:change-info>
          </text:insertion>
        </text:changed-region>
        <text:changed-region xml:id="ct94413992859696" text:id="ct94413992859696">
          <text:deletion>
            <office:change-info>
              <dc:creator>Auteur inconnu</dc:creator>
              <dc:date>2019-04-30T13:29:08</dc:date>
            </office:change-info>
            <text:p text:style-name="P2"><text:span text:style-name="T3">Ces cas ont </text:span></text:p>
          </text:deletion>
        </text:changed-region>
        <text:changed-region xml:id="ct94413992862048" text:id="ct94413992862048">
          <text:insertion>
            <office:change-info>
              <dc:creator>Auteur inconnu</dc:creator>
              <dc:date>2019-04-30T13:29:21</dc:date>
            </office:change-info>
          </text:insertion>
        </text:changed-region>
        <text:changed-region xml:id="ct94413992862656" text:id="ct94413992862656">
          <text:deletion>
            <office:change-info>
              <dc:creator>Auteur inconnu</dc:creator>
              <dc:date>2019-04-30T13:30:03</dc:date>
            </office:change-info>
            <text:p text:style-name="P2"/>
            <text:p text:style-name="P2"/>
          </text:deletion>
        </text:changed-region>
        <text:changed-region xml:id="ct94413992862352" text:id="ct94413992862352">
          <text:deletion>
            <office:change-info>
              <dc:creator>Auteur inconnu</dc:creator>
              <dc:date>2019-04-30T13:29:21</dc:date>
            </office:change-info>
            <text:p text:style-name="P2"><text:span text:style-name="T3">.</text:span></text:p>
          </text:deletion>
        </text:changed-region>
        <text:changed-region xml:id="ct94413992301664" text:id="ct94413992301664">
          <text:insertion>
            <office:change-info>
              <dc:creator>Auteur inconnu</dc:creator>
              <dc:date>2019-04-30T13:30:19</dc:date>
            </office:change-info>
          </text:insertion>
        </text:changed-region>
        <text:changed-region xml:id="ct94413992300480" text:id="ct94413992300480">
          <text:insertion>
            <office:change-info>
              <dc:creator>Auteur inconnu</dc:creator>
              <dc:date>2019-04-30T13:31:11</dc:date>
            </office:change-info>
          </text:insertion>
        </text:changed-region>
        <text:changed-region xml:id="ct94413992299600" text:id="ct94413992299600">
          <text:deletion>
            <office:change-info>
              <dc:creator>Auteur inconnu</dc:creator>
              <dc:date>2019-04-30T13:31:33</dc:date>
            </office:change-info>
            <text:p text:style-name="P3"/>
            <text:p text:style-name="P3"><text:span text:style-name="T4"><text:tab/>Nous baserons</text:span></text:p>
          </text:deletion>
        </text:changed-region>
        <text:changed-region xml:id="ct94413992291632" text:id="ct94413992291632">
          <text:deletion>
            <office:change-info>
              <dc:creator>Auteur inconnu</dc:creator>
              <dc:date>2019-04-30T13:31:37</dc:date>
            </office:change-info>
            <text:p text:style-name="P3"><text:span text:style-name="T4">otre état de l’art</text:span></text:p>
          </text:deletion>
        </text:changed-region>
        <text:changed-region xml:id="ct94413992861712" text:id="ct94413992861712">
          <text:deletion>
            <office:change-info>
              <dc:creator>Auteur inconnu</dc:creator>
              <dc:date>2019-04-30T13:31:56</dc:date>
            </office:change-info>
            <text:p text:style-name="P3"><text:span text:style-name="T4">plusieurs</text:span></text:p>
          </text:deletion>
        </text:changed-region>
        <text:changed-region xml:id="ct94413992859920" text:id="ct94413992859920">
          <text:insertion>
            <office:change-info>
              <dc:creator>Auteur inconnu</dc:creator>
              <dc:date>2019-04-30T13:31:56</dc:date>
            </office:change-info>
          </text:insertion>
        </text:changed-region>
        <text:changed-region xml:id="ct94413992855440" text:id="ct94413992855440">
          <text:insertion>
            <office:change-info>
              <dc:creator>Auteur inconnu</dc:creator>
              <dc:date>2019-04-30T13:32:07</dc:date>
            </office:change-info>
          </text:insertion>
        </text:changed-region>
        <text:changed-region xml:id="ct94413992832880" text:id="ct94413992832880">
          <text:deletion>
            <office:change-info>
              <dc:creator>Auteur inconnu</dc:creator>
              <dc:date>2019-04-30T13:32:07</dc:date>
            </office:change-info>
            <text:p text:style-name="P3"><text:span text:style-name="T4">,</text:span></text:p>
          </text:deletion>
        </text:changed-region>
        <text:changed-region xml:id="ct94413989547680" text:id="ct94413989547680">
          <text:insertion>
            <office:change-info>
              <dc:creator>Auteur inconnu</dc:creator>
              <dc:date>2019-04-30T13:32:09</dc:date>
            </office:change-info>
          </text:insertion>
        </text:changed-region>
        <text:changed-region xml:id="ct94413992803088" text:id="ct94413992803088">
          <text:deletion>
            <office:change-info>
              <dc:creator>Auteur inconnu</dc:creator>
              <dc:date>2019-04-30T13:32:08</dc:date>
            </office:change-info>
            <text:p text:style-name="P3"><text:span text:style-name="T4">n</text:span></text:p>
          </text:deletion>
        </text:changed-region>
        <text:changed-region xml:id="ct94413992531696" text:id="ct94413992531696">
          <text:insertion>
            <office:change-info>
              <dc:creator>Auteur inconnu</dc:creator>
              <dc:date>2019-04-30T13:32:20</dc:date>
            </office:change-info>
          </text:insertion>
        </text:changed-region>
        <text:changed-region xml:id="ct94413992839280" text:id="ct94413992839280">
          <text:deletion>
            <office:change-info>
              <dc:creator>Auteur inconnu</dc:creator>
              <dc:date>2019-04-30T13:32:33</dc:date>
            </office:change-info>
            <text:p text:style-name="P3"><text:span text:style-name="T4">dans le cadre de notre travail.</text:span></text:p>
          </text:deletion>
        </text:changed-region>
        <text:changed-region xml:id="ct94413992858944" text:id="ct94413992858944">
          <text:insertion>
            <office:change-info>
              <dc:creator>Auteur inconnu</dc:creator>
              <dc:date>2019-04-30T13:32:33</dc:date>
            </office:change-info>
          </text:insertion>
        </text:changed-region>
        <text:changed-region xml:id="ct94413992291936" text:id="ct94413992291936">
          <text:insertion>
            <office:change-info>
              <dc:creator>Auteur inconnu</dc:creator>
              <dc:date>2019-04-30T13:33:23</dc:date>
            </office:change-info>
          </text:insertion>
        </text:changed-region>
        <text:changed-region xml:id="ct94413992785712" text:id="ct94413992785712">
          <text:deletion>
            <office:change-info>
              <dc:creator>Auteur inconnu</dc:creator>
              <dc:date>2019-04-30T13:33:57</dc:date>
            </office:change-info>
            <text:p text:style-name="P4">Le but</text:p>
          </text:deletion>
        </text:changed-region>
        <text:changed-region xml:id="ct94413992309360" text:id="ct94413992309360">
          <text:insertion>
            <office:change-info>
              <dc:creator>Auteur inconnu</dc:creator>
              <dc:date>2019-04-30T13:33:57</dc:date>
            </office:change-info>
          </text:insertion>
        </text:changed-region>
        <text:changed-region xml:id="ct94413992679840" text:id="ct94413992679840">
          <text:insertion>
            <office:change-info>
              <dc:creator>Auteur inconnu</dc:creator>
              <dc:date>2019-04-30T13:34:03</dc:date>
            </office:change-info>
          </text:insertion>
        </text:changed-region>
        <text:changed-region xml:id="ct94413992780752" text:id="ct94413992780752">
          <text:deletion>
            <office:change-info>
              <dc:creator>Auteur inconnu</dc:creator>
              <dc:date>2019-04-30T13:34:29</dc:date>
            </office:change-info>
            <text:p text:style-name="P4">contenant</text:p>
          </text:deletion>
        </text:changed-region>
        <text:changed-region xml:id="ct94413992522848" text:id="ct94413992522848">
          <text:deletion>
            <office:change-info>
              <dc:creator>Auteur inconnu</dc:creator>
              <dc:date>2019-04-30T13:34:16</dc:date>
            </office:change-info>
            <text:p text:style-name="P4">au moins un des trois phénomènes</text:p>
          </text:deletion>
        </text:changed-region>
        <text:changed-region xml:id="ct94413992860272" text:id="ct94413992860272">
          <text:insertion>
            <office:change-info>
              <dc:creator>Auteur inconnu</dc:creator>
              <dc:date>2019-04-30T13:34:23</dc:date>
            </office:change-info>
          </text:insertion>
        </text:changed-region>
        <text:changed-region xml:id="ct94413992860496" text:id="ct94413992860496">
          <text:insertion>
            <office:change-info>
              <dc:creator>Auteur inconnu</dc:creator>
              <dc:date>2019-04-30T13:35:10</dc:date>
            </office:change-info>
          </text:insertion>
        </text:changed-region>
        <text:changed-region xml:id="ct94413992877536" text:id="ct94413992877536">
          <text:deletion>
            <office:change-info>
              <dc:creator>Auteur inconnu</dc:creator>
              <dc:date>2019-04-30T13:35:10</dc:date>
            </office:change-info>
            <text:p text:style-name="P4">,</text:p>
          </text:deletion>
        </text:changed-region>
        <text:changed-region xml:id="ct94413992878864" text:id="ct94413992878864">
          <text:insertion>
            <office:change-info>
              <dc:creator>Auteur inconnu</dc:creator>
              <dc:date>2019-04-30T13:35:21</dc:date>
            </office:change-info>
          </text:insertion>
        </text:changed-region>
        <text:changed-region xml:id="ct94413992879168" text:id="ct94413992879168">
          <text:deletion>
            <office:change-info>
              <dc:creator>Auteur inconnu</dc:creator>
              <dc:date>2019-04-30T13:35:38</dc:date>
            </office:change-info>
            <text:p text:style-name="P4">à l’aide d’une </text:p>
          </text:deletion>
        </text:changed-region>
        <text:changed-region xml:id="ct94413992880496" text:id="ct94413992880496">
          <text:insertion>
            <office:change-info>
              <dc:creator>Auteur inconnu</dc:creator>
              <dc:date>2019-04-30T13:35:38</dc:date>
            </office:change-info>
          </text:insertion>
        </text:changed-region>
        <text:changed-region xml:id="ct94413992881824" text:id="ct94413992881824">
          <text:insertion>
            <office:change-info>
              <dc:creator>Auteur inconnu</dc:creator>
              <dc:date>2019-04-30T13:35:46</dc:date>
            </office:change-info>
          </text:insertion>
        </text:changed-region>
        <text:changed-region xml:id="ct94413992883072" text:id="ct94413992883072">
          <text:insertion>
            <office:change-info>
              <dc:creator>Auteur inconnu</dc:creator>
              <dc:date>2019-04-30T13:36:00</dc:date>
            </office:change-info>
          </text:insertion>
        </text:changed-region>
        <text:changed-region xml:id="ct94413992883376" text:id="ct94413992883376">
          <text:deletion>
            <office:change-info>
              <dc:creator>Auteur inconnu</dc:creator>
              <dc:date>2019-04-30T13:35:46</dc:date>
            </office:change-info>
            <text:p text:style-name="P4">.</text:p>
          </text:deletion>
        </text:changed-region>
        <text:changed-region xml:id="ct94413992298528" text:id="ct94413992298528">
          <text:insertion>
            <office:change-info>
              <dc:creator>Auteur inconnu</dc:creator>
              <dc:date>2019-04-30T13:36:21</dc:date>
            </office:change-info>
          </text:insertion>
        </text:changed-region>
        <text:changed-region xml:id="ct94413992856640" text:id="ct94413992856640">
          <text:insertion>
            <office:change-info>
              <dc:creator>Auteur inconnu</dc:creator>
              <dc:date>2019-04-30T13:37:00</dc:date>
            </office:change-info>
          </text:insertion>
        </text:changed-region>
        <text:changed-region xml:id="ct94413992832016" text:id="ct94413992832016">
          <text:deletion>
            <office:change-info>
              <dc:creator>Auteur inconnu</dc:creator>
              <dc:date>2019-04-30T13:37:25</dc:date>
            </office:change-info>
            <text:p text:style-name="P5">A partir de nos recherches un programme sera créé dans le but d’améliorer les erreurs constatées</text:p>
            <text:p text:style-name="P5"/>
          </text:deletion>
        </text:changed-region>
        <text:changed-region xml:id="ct94413992314800" text:id="ct94413992314800">
          <text:deletion>
            <office:change-info>
              <dc:creator>Auteur inconnu</dc:creator>
              <dc:date>2019-04-30T13:37:44</dc:date>
            </office:change-info>
            <text:p text:style-name="P6"><text:span text:style-name="T5">r</text:span></text:p>
          </text:deletion>
        </text:changed-region>
        <text:changed-region xml:id="ct94413992312032" text:id="ct94413992312032">
          <text:insertion>
            <office:change-info>
              <dc:creator>Auteur inconnu</dc:creator>
              <dc:date>2019-04-30T13:38:00</dc:date>
            </office:change-info>
          </text:insertion>
        </text:changed-region>
        <text:changed-region xml:id="ct94413992832288" text:id="ct94413992832288">
          <text:insertion>
            <office:change-info>
              <dc:creator>Auteur inconnu</dc:creator>
              <dc:date>2019-04-30T13:38:19</dc:date>
            </office:change-info>
          </text:insertion>
        </text:changed-region>
        <text:changed-region xml:id="ct94413992313520" text:id="ct94413992313520">
          <text:deletion>
            <office:change-info>
              <dc:creator>Auteur inconnu</dc:creator>
              <dc:date>2019-04-30T13:38:39</dc:date>
            </office:change-info>
            <text:p text:style-name="P7"><text:span text:style-name="T6">tâcherons de </text:span></text:p>
          </text:deletion>
        </text:changed-region>
        <text:changed-region xml:id="ct94413992802176" text:id="ct94413992802176">
          <text:insertion>
            <office:change-info>
              <dc:creator>Auteur inconnu</dc:creator>
              <dc:date>2019-04-30T13:38:41</dc:date>
            </office:change-info>
          </text:insertion>
        </text:changed-region>
        <text:changed-region xml:id="ct94413992286512" text:id="ct94413992286512">
          <text:deletion>
            <office:change-info>
              <dc:creator>Auteur inconnu</dc:creator>
              <dc:date>2019-04-30T13:38:41</dc:date>
            </office:change-info>
            <text:p text:style-name="P7"><text:span text:style-name="T6">r</text:span></text:p>
          </text:deletion>
        </text:changed-region>
        <text:changed-region xml:id="ct94413992789584" text:id="ct94413992789584">
          <text:insertion>
            <office:change-info>
              <dc:creator>Auteur inconnu</dc:creator>
              <dc:date>2019-04-30T13:41:42</dc:date>
            </office:change-info>
          </text:insertion>
        </text:changed-region>
        <text:changed-region xml:id="ct94413992905648" text:id="ct94413992905648">
          <text:insertion>
            <office:change-info>
              <dc:creator>Auteur inconnu</dc:creator>
              <dc:date>2019-04-30T13:39:55</dc:date>
            </office:change-info>
          </text:insertion>
        </text:changed-region>
        <text:changed-region xml:id="ct94413992906160" text:id="ct94413992906160">
          <text:deletion>
            <office:change-info>
              <dc:creator>Auteur inconnu</dc:creator>
              <dc:date>2019-04-30T13:39:55</dc:date>
            </office:change-info>
            <text:p text:style-name="P7"><text:span text:style-name="T6"><text:line-break/></text:span></text:p>
          </text:deletion>
        </text:changed-region>
        <text:changed-region xml:id="ct94413992908416" text:id="ct94413992908416">
          <text:insertion>
            <office:change-info>
              <dc:creator>Auteur inconnu</dc:creator>
              <dc:date>2019-04-30T13:38:21</dc:date>
            </office:change-info>
          </text:insertion>
        </text:changed-region>
        <text:changed-region xml:id="ct94413992911584" text:id="ct94413992911584">
          <text:insertion>
            <office:change-info>
              <dc:creator>Auteur inconnu</dc:creator>
              <dc:date>2019-04-30T13:38:51</dc:date>
            </office:change-info>
          </text:insertion>
        </text:changed-region>
        <text:changed-region xml:id="ct94413992911888" text:id="ct94413992911888">
          <text:deletion>
            <office:change-info>
              <dc:creator>Auteur inconnu</dc:creator>
              <dc:date>2019-04-30T13:38:51</dc:date>
            </office:change-info>
            <text:p text:style-name="P7"><text:span text:style-name="T6">r</text:span></text:p>
          </text:deletion>
        </text:changed-region>
        <text:changed-region xml:id="ct94413992913216" text:id="ct94413992913216">
          <text:deletion>
            <office:change-info>
              <dc:creator>Auteur inconnu</dc:creator>
              <dc:date>2019-04-30T13:39:11</dc:date>
            </office:change-info>
            <text:p text:style-name="P7"><text:span text:style-name="T6">ce que nous entendons par les termes</text:span></text:p>
          </text:deletion>
        </text:changed-region>
        <text:changed-region xml:id="ct94413992914544" text:id="ct94413992914544">
          <text:insertion>
            <office:change-info>
              <dc:creator>Auteur inconnu</dc:creator>
              <dc:date>2019-04-30T13:39:11</dc:date>
            </office:change-info>
          </text:insertion>
        </text:changed-region>
        <text:changed-region xml:id="ct94413992914848" text:id="ct94413992914848">
          <text:deletion>
            <office:change-info>
              <dc:creator>Auteur inconnu</dc:creator>
              <dc:date>2019-04-30T13:39:16</dc:date>
            </office:change-info>
            <text:p text:style-name="P7"><text:span text:style-name="T6"><text:s/>d’</text:span></text:p>
          </text:deletion>
        </text:changed-region>
        <text:changed-region xml:id="ct94413992916176" text:id="ct94413992916176">
          <text:deletion>
            <office:change-info>
              <dc:creator>Auteur inconnu</dc:creator>
              <dc:date>2019-04-30T13:39:35</dc:date>
            </office:change-info>
            <text:p text:style-name="P7"><text:span text:style-name="T6">er</text:span></text:p>
          </text:deletion>
        </text:changed-region>
        <text:changed-region xml:id="ct94413992917504" text:id="ct94413992917504">
          <text:deletion>
            <office:change-info>
              <dc:creator>Auteur inconnu</dc:creator>
              <dc:date>2019-04-30T13:39:26</dc:date>
            </office:change-info>
            <text:p text:style-name="P7"><text:span text:style-name="T6">encore</text:span></text:p>
          </text:deletion>
        </text:changed-region>
        <text:changed-region xml:id="ct94413992918832" text:id="ct94413992918832">
          <text:deletion>
            <office:change-info>
              <dc:creator>Auteur inconnu</dc:creator>
              <dc:date>2019-04-30T13:39:52</dc:date>
            </office:change-info>
            <text:p text:style-name="P7"><text:span text:style-name="T6">Puis</text:span></text:p>
          </text:deletion>
        </text:changed-region>
        <text:changed-region xml:id="ct94413992920160" text:id="ct94413992920160">
          <text:insertion>
            <office:change-info>
              <dc:creator>Auteur inconnu</dc:creator>
              <dc:date>2019-04-30T13:39:52</dc:date>
            </office:change-info>
          </text:insertion>
        </text:changed-region>
        <text:changed-region xml:id="ct94413992921488" text:id="ct94413992921488">
          <text:deletion>
            <office:change-info>
              <dc:creator>Auteur inconnu</dc:creator>
              <dc:date>2019-04-30T13:40:22</dc:date>
            </office:change-info>
            <text:p text:style-name="P7"><text:span text:style-name="T6">étudierons</text:span></text:p>
          </text:deletion>
        </text:changed-region>
        <text:changed-region xml:id="ct94413992922816" text:id="ct94413992922816">
          <text:insertion>
            <office:change-info>
              <dc:creator>Auteur inconnu</dc:creator>
              <dc:date>2019-04-30T13:40:22</dc:date>
            </office:change-info>
          </text:insertion>
        </text:changed-region>
        <text:changed-region xml:id="ct94413992333200" text:id="ct94413992333200">
          <text:deletion>
            <office:change-info>
              <dc:creator>Auteur inconnu</dc:creator>
              <dc:date>2019-04-30T13:41:21</dc:date>
            </office:change-info>
            <text:p text:style-name="P7"><text:span text:style-name="T6">dans l’objectif de</text:span></text:p>
          </text:deletion>
        </text:changed-region>
        <text:changed-region xml:id="ct94413992330784" text:id="ct94413992330784">
          <text:deletion>
            <office:change-info>
              <dc:creator>Auteur inconnu</dc:creator>
              <dc:date>2019-04-30T13:40:44</dc:date>
            </office:change-info>
            <text:p text:style-name="P7"><text:span text:style-name="T6">pouvoir</text:span></text:p>
          </text:deletion>
        </text:changed-region>
        <text:changed-region xml:id="ct94413992891376" text:id="ct94413992891376">
          <text:deletion>
            <office:change-info>
              <dc:creator>Auteur inconnu</dc:creator>
              <dc:date>2019-04-30T13:41:18</dc:date>
            </office:change-info>
            <text:p text:style-name="P7"><text:span text:style-name="T6">résoudre les difficultés restantes des systèmes que nous testerons</text:span></text:p>
          </text:deletion>
        </text:changed-region>
        <text:changed-region xml:id="ct94413992830880" text:id="ct94413992830880">
          <text:deletion>
            <office:change-info>
              <dc:creator>Auteur inconnu</dc:creator>
              <dc:date>2019-04-30T13:41:32</dc:date>
            </office:change-info>
            <text:p text:style-name="P8">bien</text:p>
          </text:deletion>
        </text:changed-region>
        <text:changed-region xml:id="ct94413992332400" text:id="ct94413992332400">
          <text:deletion>
            <office:change-info>
              <dc:creator>Auteur inconnu</dc:creator>
              <dc:date>2019-04-30T13:42:08</dc:date>
            </office:change-info>
            <text:p text:style-name="P8"><text:span text:style-name="T7">plus bas </text:span></text:p>
          </text:deletion>
        </text:changed-region>
        <text:changed-region xml:id="ct94413992887712" text:id="ct94413992887712">
          <text:insertion>
            <office:change-info>
              <dc:creator>Auteur inconnu</dc:creator>
              <dc:date>2019-04-30T13:42:41</dc:date>
            </office:change-info>
          </text:insertion>
        </text:changed-region>
        <text:changed-region xml:id="ct94413992805808" text:id="ct94413992805808">
          <text:insertion>
            <office:change-info>
              <dc:creator>Auteur inconnu</dc:creator>
              <dc:date>2019-04-30T13:44:05</dc:date>
            </office:change-info>
          </text:insertion>
        </text:changed-region>
        <text:changed-region xml:id="ct94413992698800" text:id="ct94413992698800">
          <text:deletion>
            <office:change-info>
              <dc:creator>Auteur inconnu</dc:creator>
              <dc:date>2019-04-30T13:44:54</dc:date>
            </office:change-info>
            <text:p text:style-name="P8"><text:span text:style-name="T8">pourra être analysé</text:span></text:p>
          </text:deletion>
        </text:changed-region>
        <text:changed-region xml:id="ct94413992963760" text:id="ct94413992963760">
          <text:insertion>
            <office:change-info>
              <dc:creator>Auteur inconnu</dc:creator>
              <dc:date>2019-04-30T13:44:55</dc:date>
            </office:change-info>
          </text:insertion>
        </text:changed-region>
        <text:changed-region xml:id="ct94413992905344" text:id="ct94413992905344">
          <text:insertion>
            <office:change-info>
              <dc:creator>Auteur inconnu</dc:creator>
              <dc:date>2019-04-30T13:45:35</dc:date>
            </office:change-info>
          </text:insertion>
        </text:changed-region>
        <text:changed-region xml:id="ct94413992829088" text:id="ct94413992829088">
          <text:insertion>
            <office:change-info>
              <dc:creator>Auteur inconnu</dc:creator>
              <dc:date>2019-04-30T13:46:10</dc:date>
            </office:change-info>
          </text:insertion>
        </text:changed-region>
        <text:changed-region xml:id="ct94413992881376" text:id="ct94413992881376">
          <text:insertion>
            <office:change-info>
              <dc:creator>Auteur inconnu</dc:creator>
              <dc:date>2019-04-30T13:56:53</dc:date>
            </office:change-info>
          </text:insertion>
        </text:changed-region>
        <text:changed-region xml:id="ct94413992838944" text:id="ct94413992838944">
          <text:deletion>
            <office:change-info>
              <dc:creator>Auteur inconnu</dc:creator>
              <dc:date>2019-04-30T13:47:22</dc:date>
            </office:change-info>
            <text:p text:style-name="P9"><text:span text:style-name="T9">un aspect très</text:span></text:p>
          </text:deletion>
        </text:changed-region>
        <text:changed-region xml:id="ct94413993022496" text:id="ct94413993022496">
          <text:insertion>
            <office:change-info>
              <dc:creator>Auteur inconnu</dc:creator>
              <dc:date>2019-04-30T13:47:22</dc:date>
            </office:change-info>
          </text:insertion>
        </text:changed-region>
        <text:changed-region xml:id="ct94413992837088" text:id="ct94413992837088">
          <text:deletion>
            <office:change-info>
              <dc:creator>Auteur inconnu</dc:creator>
              <dc:date>2019-04-30T14:01:05</dc:date>
            </office:change-info>
            <text:p text:style-name="P10"><text:span text:style-name="T10">Mariani</text:span></text:p>
          </text:deletion>
        </text:changed-region>
        <text:changed-region xml:id="ct94413992918512" text:id="ct94413992918512">
          <text:insertion>
            <office:change-info>
              <dc:creator>Auteur inconnu</dc:creator>
              <dc:date>2019-04-30T13:47:32</dc:date>
            </office:change-info>
          </text:insertion>
        </text:changed-region>
        <text:changed-region xml:id="ct94413992822576" text:id="ct94413992822576">
          <text:insertion>
            <office:change-info>
              <dc:creator>Auteur inconnu</dc:creator>
              <dc:date>2019-04-30T13:48:30</dc:date>
            </office:change-info>
          </text:insertion>
        </text:changed-region>
        <text:changed-region xml:id="ct94413992341360" text:id="ct94413992341360">
          <text:deletion>
            <office:change-info>
              <dc:creator>Auteur inconnu</dc:creator>
              <dc:date>2019-04-30T13:48:30</dc:date>
            </office:change-info>
            <text:p text:style-name="P10"><text:span text:style-name="T10">a</text:span></text:p>
          </text:deletion>
        </text:changed-region>
        <text:changed-region xml:id="ct94413992940272" text:id="ct94413992940272">
          <text:insertion>
            <office:change-info>
              <dc:creator>Auteur inconnu</dc:creator>
              <dc:date>2019-04-30T13:48:31</dc:date>
            </office:change-info>
          </text:insertion>
        </text:changed-region>
        <text:changed-region xml:id="ct94413993035856" text:id="ct94413993035856">
          <text:insertion>
            <office:change-info>
              <dc:creator>Auteur inconnu</dc:creator>
              <dc:date>2019-04-30T13:48:34</dc:date>
            </office:change-info>
          </text:insertion>
        </text:changed-region>
        <text:changed-region xml:id="ct94413992915344" text:id="ct94413992915344">
          <text:insertion>
            <office:change-info>
              <dc:creator>Auteur inconnu</dc:creator>
              <dc:date>2019-04-30T13:48:35</dc:date>
            </office:change-info>
          </text:insertion>
        </text:changed-region>
        <text:changed-region xml:id="ct94413992912112" text:id="ct94413992912112">
          <text:deletion>
            <office:change-info>
              <dc:creator>Auteur inconnu</dc:creator>
              <dc:date>2019-04-30T13:48:35</dc:date>
            </office:change-info>
            <text:p text:style-name="P10"><text:span text:style-name="T10">’a</text:span></text:p>
          </text:deletion>
        </text:changed-region>
        <text:changed-region xml:id="ct94413992816144" text:id="ct94413992816144">
          <text:insertion>
            <office:change-info>
              <dc:creator>Auteur inconnu</dc:creator>
              <dc:date>2019-04-30T13:48:43</dc:date>
            </office:change-info>
          </text:insertion>
        </text:changed-region>
        <text:changed-region xml:id="ct94413992884576" text:id="ct94413992884576">
          <text:insertion>
            <office:change-info>
              <dc:creator>Auteur inconnu</dc:creator>
              <dc:date>2019-04-30T13:49:13</dc:date>
            </office:change-info>
          </text:insertion>
        </text:changed-region>
        <text:changed-region xml:id="ct94413992937392" text:id="ct94413992937392">
          <text:deletion>
            <office:change-info>
              <dc:creator>Auteur inconnu</dc:creator>
              <dc:date>2019-04-30T13:49:31</dc:date>
            </office:change-info>
            <text:p text:style-name="P10"><text:span text:style-name="T10"><text:s/></text:span><text:span text:style-name="T11">de</text:span><text:span text:style-name="T10"> bien distinguer les mots entre eux par des </text:span></text:p>
          </text:deletion>
        </text:changed-region>
        <text:changed-region xml:id="ct94413993013472" text:id="ct94413993013472">
          <text:insertion>
            <office:change-info>
              <dc:creator>Auteur inconnu</dc:creator>
              <dc:date>2019-04-30T13:49:31</dc:date>
            </office:change-info>
          </text:insertion>
        </text:changed-region>
        <text:changed-region xml:id="ct94413992984256" text:id="ct94413992984256">
          <text:insertion>
            <office:change-info>
              <dc:creator>Auteur inconnu</dc:creator>
              <dc:date>2019-04-30T13:49:36</dc:date>
            </office:change-info>
          </text:insertion>
        </text:changed-region>
        <text:changed-region xml:id="ct94413993017696" text:id="ct94413993017696">
          <text:insertion>
            <office:change-info>
              <dc:creator>Auteur inconnu</dc:creator>
              <dc:date>2019-04-30T13:49:50</dc:date>
            </office:change-info>
          </text:insertion>
        </text:changed-region>
        <text:changed-region xml:id="ct94413993018000" text:id="ct94413993018000">
          <text:deletion>
            <office:change-info>
              <dc:creator>Auteur inconnu</dc:creator>
              <dc:date>2019-04-30T13:49:52</dc:date>
            </office:change-info>
            <text:p text:style-name="P10"><text:span text:style-name="T12">L</text:span></text:p>
          </text:deletion>
        </text:changed-region>
        <text:changed-region xml:id="ct94413993003264" text:id="ct94413993003264">
          <text:insertion>
            <office:change-info>
              <dc:creator>Auteur inconnu</dc:creator>
              <dc:date>2019-04-30T13:49:52</dc:date>
            </office:change-info>
          </text:insertion>
        </text:changed-region>
        <text:changed-region xml:id="ct94413993005904" text:id="ct94413993005904">
          <text:insertion>
            <office:change-info>
              <dc:creator>Auteur inconnu</dc:creator>
              <dc:date>2019-04-30T13:50:20</dc:date>
            </office:change-info>
          </text:insertion>
        </text:changed-region>
        <text:changed-region xml:id="ct94413993008512" text:id="ct94413993008512">
          <text:insertion>
            <office:change-info>
              <dc:creator>Auteur inconnu</dc:creator>
              <dc:date>2019-04-30T13:50:00</dc:date>
            </office:change-info>
          </text:insertion>
        </text:changed-region>
        <text:changed-region xml:id="ct94413993009936" text:id="ct94413993009936">
          <text:deletion>
            <office:change-info>
              <dc:creator>Auteur inconnu</dc:creator>
              <dc:date>2019-04-30T13:50:03</dc:date>
            </office:change-info>
            <text:p text:style-name="P10"><text:span text:style-name="T12">bien</text:span></text:p>
          </text:deletion>
        </text:changed-region>
        <text:changed-region xml:id="ct94413992986160" text:id="ct94413992986160">
          <text:insertion>
            <office:change-info>
              <dc:creator>Auteur inconnu</dc:creator>
              <dc:date>2019-04-30T13:50:35</dc:date>
            </office:change-info>
          </text:insertion>
        </text:changed-region>
        <text:changed-region xml:id="ct94413993010160" text:id="ct94413993010160">
          <text:deletion>
            <office:change-info>
              <dc:creator>Auteur inconnu</dc:creator>
              <dc:date>2019-04-30T13:51:25</dc:date>
            </office:change-info>
            <text:p text:style-name="P11"><text:span text:style-name="T13">ra</text:span></text:p>
          </text:deletion>
        </text:changed-region>
        <text:changed-region xml:id="ct94413992962464" text:id="ct94413992962464">
          <text:insertion>
            <office:change-info>
              <dc:creator>Auteur inconnu</dc:creator>
              <dc:date>2019-04-30T13:51:34</dc:date>
            </office:change-info>
          </text:insertion>
        </text:changed-region>
        <text:changed-region xml:id="ct94413992975872" text:id="ct94413992975872">
          <text:deletion>
            <office:change-info>
              <dc:creator>Auteur inconnu</dc:creator>
              <dc:date>2019-04-30T13:54:28</dc:date>
            </office:change-info>
            <text:p text:style-name="P12"><text:span text:style-name="T14">er</text:span></text:p>
          </text:deletion>
        </text:changed-region>
        <text:changed-region xml:id="ct94413992468608" text:id="ct94413992468608">
          <text:insertion>
            <office:change-info>
              <dc:creator>Auteur inconnu</dc:creator>
              <dc:date>2019-04-30T13:52:38</dc:date>
            </office:change-info>
          </text:insertion>
        </text:changed-region>
        <text:changed-region xml:id="ct94413992919856" text:id="ct94413992919856">
          <text:deletion>
            <office:change-info>
              <dc:creator>Auteur inconnu</dc:creator>
              <dc:date>2019-04-30T13:52:44</dc:date>
            </office:change-info>
            <text:p text:style-name="P12"><text:span text:style-name="T14">aujourd’hui</text:span></text:p>
          </text:deletion>
        </text:changed-region>
        <text:changed-region xml:id="ct94413993045216" text:id="ct94413993045216">
          <text:deletion>
            <office:change-info>
              <dc:creator>Auteur inconnu</dc:creator>
              <dc:date>2019-04-30T13:54:37</dc:date>
            </office:change-info>
            <text:p text:style-name="P12"><text:span text:style-name="T14">er</text:span></text:p>
          </text:deletion>
        </text:changed-region>
        <text:changed-region xml:id="ct94413993046544" text:id="ct94413993046544">
          <text:deletion>
            <office:change-info>
              <dc:creator>Auteur inconnu</dc:creator>
              <dc:date>2019-04-30T13:54:45</dc:date>
            </office:change-info>
            <text:p text:style-name="P12"><text:span text:style-name="T14">Puis n</text:span></text:p>
          </text:deletion>
        </text:changed-region>
        <text:changed-region xml:id="ct94413993047872" text:id="ct94413993047872">
          <text:insertion>
            <office:change-info>
              <dc:creator>Auteur inconnu</dc:creator>
              <dc:date>2019-04-30T13:54:45</dc:date>
            </office:change-info>
          </text:insertion>
        </text:changed-region>
        <text:changed-region xml:id="ct94413993049200" text:id="ct94413993049200">
          <text:deletion>
            <office:change-info>
              <dc:creator>Auteur inconnu</dc:creator>
              <dc:date>2019-04-30T13:54:16</dc:date>
            </office:change-info>
            <text:p text:style-name="P12"><text:span text:style-name="T14">effectuerons un historique des tous les</text:span></text:p>
          </text:deletion>
        </text:changed-region>
        <text:changed-region xml:id="ct94413993050528" text:id="ct94413993050528">
          <text:insertion>
            <office:change-info>
              <dc:creator>Auteur inconnu</dc:creator>
              <dc:date>2019-04-30T13:54:16</dc:date>
            </office:change-info>
          </text:insertion>
        </text:changed-region>
        <text:changed-region xml:id="ct94413993054192" text:id="ct94413993054192">
          <text:insertion>
            <office:change-info>
              <dc:creator>Auteur inconnu</dc:creator>
              <dc:date>2019-04-30T13:54:56</dc:date>
            </office:change-info>
          </text:insertion>
        </text:changed-region>
        <text:changed-region xml:id="ct94413992481456" text:id="ct94413992481456">
          <text:deletion>
            <office:change-info>
              <dc:creator>Auteur inconnu</dc:creator>
              <dc:date>2019-04-30T13:55:22</dc:date>
            </office:change-info>
            <text:p text:style-name="P12"><text:span text:style-name="T15">sera</text:span></text:p>
          </text:deletion>
        </text:changed-region>
        <text:changed-region xml:id="ct94413993015088" text:id="ct94413993015088">
          <text:insertion>
            <office:change-info>
              <dc:creator>Auteur inconnu</dc:creator>
              <dc:date>2019-04-30T13:55:22</dc:date>
            </office:change-info>
          </text:insertion>
        </text:changed-region>
        <text:changed-region xml:id="ct94413993012624" text:id="ct94413993012624">
          <text:deletion>
            <office:change-info>
              <dc:creator>Auteur inconnu</dc:creator>
              <dc:date>2019-04-30T13:55:10</dc:date>
            </office:change-info>
            <text:p text:style-name="P12"><text:span text:style-name="T15">open-sources</text:span></text:p>
          </text:deletion>
        </text:changed-region>
        <text:changed-region xml:id="ct94413992987440" text:id="ct94413992987440">
          <text:insertion>
            <office:change-info>
              <dc:creator>Auteur inconnu</dc:creator>
              <dc:date>2019-04-30T13:55:10</dc:date>
            </office:change-info>
          </text:insertion>
        </text:changed-region>
        <text:changed-region xml:id="ct94413992979472" text:id="ct94413992979472">
          <text:deletion>
            <office:change-info>
              <dc:creator>Auteur inconnu</dc:creator>
              <dc:date>2019-04-30T13:55:29</dc:date>
            </office:change-info>
            <text:p text:style-name="P12"><text:span text:style-name="T15">ferons</text:span></text:p>
          </text:deletion>
        </text:changed-region>
        <text:changed-region xml:id="ct94413992487328" text:id="ct94413992487328">
          <text:insertion>
            <office:change-info>
              <dc:creator>Auteur inconnu</dc:creator>
              <dc:date>2019-04-30T13:55:29</dc:date>
            </office:change-info>
          </text:insertion>
        </text:changed-region>
        <text:changed-region xml:id="ct94413992463056" text:id="ct94413992463056">
          <text:deletion>
            <office:change-info>
              <dc:creator>Auteur inconnu</dc:creator>
              <dc:date>2019-04-30T13:55:33</dc:date>
            </office:change-info>
            <text:p text:style-name="P12"><text:span text:style-name="T15">donc</text:span></text:p>
          </text:deletion>
        </text:changed-region>
        <text:changed-region xml:id="ct94413992481760" text:id="ct94413992481760">
          <text:deletion>
            <office:change-info>
              <dc:creator>Auteur inconnu</dc:creator>
              <dc:date>2019-04-30T13:55:52</dc:date>
            </office:change-info>
            <text:p text:style-name="P12"><text:span text:style-name="T15">ceux existant</text:span></text:p>
          </text:deletion>
        </text:changed-region>
        <text:changed-region xml:id="ct94413992457744" text:id="ct94413992457744">
          <text:insertion>
            <office:change-info>
              <dc:creator>Auteur inconnu</dc:creator>
              <dc:date>2019-04-30T13:55:52</dc:date>
            </office:change-info>
          </text:insertion>
        </text:changed-region>
        <text:changed-region xml:id="ct94413992472704" text:id="ct94413992472704">
          <text:deletion>
            <office:change-info>
              <dc:creator>Auteur inconnu</dc:creator>
              <dc:date>2019-04-30T13:56:03</dc:date>
            </office:change-info>
            <text:p text:style-name="P12"><text:span text:style-name="T15">des</text:span></text:p>
          </text:deletion>
        </text:changed-region>
        <text:changed-region xml:id="ct94413992978256" text:id="ct94413992978256">
          <text:insertion>
            <office:change-info>
              <dc:creator>Auteur inconnu</dc:creator>
              <dc:date>2019-04-30T13:56:03</dc:date>
            </office:change-info>
          </text:insertion>
        </text:changed-region>
        <text:changed-region xml:id="ct94413992915792" text:id="ct94413992915792">
          <text:deletion>
            <office:change-info>
              <dc:creator>Auteur inconnu</dc:creator>
              <dc:date>2019-04-30T13:56:10</dc:date>
            </office:change-info>
            <text:p text:style-name="P12"><text:span text:style-name="T15">qui nous semblent intéressantes </text:span></text:p>
          </text:deletion>
        </text:changed-region>
        <text:changed-region xml:id="ct94413992919328" text:id="ct94413992919328">
          <text:insertion>
            <office:change-info>
              <dc:creator>Auteur inconnu</dc:creator>
              <dc:date>2019-04-30T13:53:30</dc:date>
            </office:change-info>
          </text:insertion>
        </text:changed-region>
        <text:changed-region xml:id="ct94413992484400" text:id="ct94413992484400">
          <text:insertion>
            <office:change-info>
              <dc:creator>Auteur inconnu</dc:creator>
              <dc:date>2019-04-30T13:58:28</dc:date>
            </office:change-info>
          </text:insertion>
        </text:changed-region>
        <text:changed-region xml:id="ct94413993010896" text:id="ct94413993010896">
          <text:deletion>
            <office:change-info>
              <dc:creator>Auteur inconnu</dc:creator>
              <dc:date>2019-04-30T14:00:58</dc:date>
            </office:change-info>
            <text:p text:style-name="Text_20_body"><text:span text:style-name="T16">Mariani</text:span></text:p>
          </text:deletion>
        </text:changed-region>
        <text:changed-region xml:id="ct94413992473648" text:id="ct94413992473648">
          <text:insertion>
            <office:change-info>
              <dc:creator>Auteur inconnu</dc:creator>
              <dc:date>2019-04-30T14:01:31</dc:date>
            </office:change-info>
          </text:insertion>
        </text:changed-region>
        <text:changed-region xml:id="ct94413992801456" text:id="ct94413992801456">
          <text:insertion>
            <office:change-info>
              <dc:creator>Auteur inconnu</dc:creator>
              <dc:date>2019-04-30T13:57:33</dc:date>
            </office:change-info>
          </text:insertion>
        </text:changed-region>
        <text:changed-region xml:id="ct94413992303008" text:id="ct94413992303008">
          <text:deletion>
            <office:change-info>
              <dc:creator>Auteur inconnu</dc:creator>
              <dc:date>2019-04-30T13:57:53</dc:date>
            </office:change-info>
            <text:p text:style-name="Text_20_body"><text:span text:style-name="T17">, il sera alors possible d’entendre parler de</text:span></text:p>
          </text:deletion>
        </text:changed-region>
        <text:changed-region xml:id="ct94413993102832" text:id="ct94413993102832">
          <text:insertion>
            <office:change-info>
              <dc:creator>Auteur inconnu</dc:creator>
              <dc:date>2019-04-30T13:57:53</dc:date>
            </office:change-info>
          </text:insertion>
        </text:changed-region>
        <text:changed-region xml:id="ct94413993103584" text:id="ct94413993103584">
          <text:insertion>
            <office:change-info>
              <dc:creator>Auteur inconnu</dc:creator>
              <dc:date>2019-04-30T13:58:06</dc:date>
            </office:change-info>
          </text:insertion>
        </text:changed-region>
        <text:changed-region xml:id="ct94413993015328" text:id="ct94413993015328">
          <text:deletion>
            <office:change-info>
              <dc:creator>Auteur inconnu</dc:creator>
              <dc:date>2019-04-30T14:05:18</dc:date>
            </office:change-info>
            <text:h text:style-name="P13" text:outline-level="4"><text:span text:style-name="T18">Principes de fonctionnement </text:span>de la reconnaissance automatique de la parole</text:h>
          </text:deletion>
        </text:changed-region>
        <text:changed-region xml:id="ct94413992483392" text:id="ct94413992483392">
          <text:insertion>
            <office:change-info>
              <dc:creator>Auteur inconnu</dc:creator>
              <dc:date>2019-04-30T13:59:56</dc:date>
            </office:change-info>
          </text:insertion>
        </text:changed-region>
        <text:changed-region xml:id="ct94413992491744" text:id="ct94413992491744">
          <text:insertion>
            <office:change-info>
              <dc:creator>Auteur inconnu</dc:creator>
              <dc:date>2019-04-30T14:00:00</dc:date>
            </office:change-info>
          </text:insertion>
        </text:changed-region>
        <text:changed-region xml:id="ct94413992466224" text:id="ct94413992466224">
          <text:insertion>
            <office:change-info>
              <dc:creator>Auteur inconnu</dc:creator>
              <dc:date>2019-04-30T14:00:06</dc:date>
            </office:change-info>
          </text:insertion>
        </text:changed-region>
        <text:changed-region xml:id="ct94413992837312" text:id="ct94413992837312">
          <text:insertion>
            <office:change-info>
              <dc:creator>Auteur inconnu</dc:creator>
              <dc:date>2019-04-30T14:00:30</dc:date>
            </office:change-info>
          </text:insertion>
        </text:changed-region>
        <text:changed-region xml:id="ct94413992497536" text:id="ct94413992497536">
          <text:deletion>
            <office:change-info>
              <dc:creator>Auteur inconnu</dc:creator>
              <dc:date>2019-04-30T14:02:49</dc:date>
            </office:change-info>
            <text:p text:style-name="Text_20_body"><text:span text:style-name="T19">er</text:span></text:p>
          </text:deletion>
        </text:changed-region>
        <text:changed-region xml:id="ct94413993048096" text:id="ct94413993048096">
          <text:deletion>
            <office:change-info>
              <dc:creator>Auteur inconnu</dc:creator>
              <dc:date>2019-04-30T14:00:47</dc:date>
            </office:change-info>
            <text:p text:style-name="Text_20_body"><text:span text:style-name="T19">les chercheurs Saksamudre et al.</text:span></text:p>
          </text:deletion>
        </text:changed-region>
        <text:changed-region xml:id="ct94413992820368" text:id="ct94413992820368">
          <text:deletion>
            <office:change-info>
              <dc:creator>Auteur inconnu</dc:creator>
              <dc:date>2019-04-30T14:02:09</dc:date>
            </office:change-info>
            <text:p text:style-name="Text_20_body"><text:span text:style-name="T19"><text:line-break/><text:tab/></text:span></text:p>
          </text:deletion>
        </text:changed-region>
        <text:changed-region xml:id="ct94413992828672" text:id="ct94413992828672">
          <text:deletion>
            <office:change-info>
              <dc:creator>Auteur inconnu</dc:creator>
              <dc:date>2019-04-30T14:02:56</dc:date>
            </office:change-info>
            <text:p text:style-name="Text_20_body"><text:span text:style-name="T19">verrons</text:span></text:p>
          </text:deletion>
        </text:changed-region>
        <text:changed-region xml:id="ct94413993083328" text:id="ct94413993083328">
          <text:insertion>
            <office:change-info>
              <dc:creator>Auteur inconnu</dc:creator>
              <dc:date>2019-04-30T14:02:56</dc:date>
            </office:change-info>
          </text:insertion>
        </text:changed-region>
        <text:changed-region xml:id="ct94413993083552" text:id="ct94413993083552">
          <text:deletion>
            <office:change-info>
              <dc:creator>Auteur inconnu</dc:creator>
              <dc:date>2019-04-30T14:03:11</dc:date>
            </office:change-info>
            <text:p text:style-name="Text_20_body"><text:span text:style-name="T19">Mariani</text:span></text:p>
          </text:deletion>
        </text:changed-region>
        <text:changed-region xml:id="ct94413992989280" text:id="ct94413992989280">
          <text:deletion>
            <office:change-info>
              <dc:creator>Auteur inconnu</dc:creator>
              <dc:date>2019-04-30T14:03:26</dc:date>
            </office:change-info>
            <text:p text:style-name="Text_20_body"><text:span text:style-name="T20">où celui-ci expose les capacités et le mode d’apprentissage des premiers systèmes,</text:span></text:p>
          </text:deletion>
        </text:changed-region>
        <text:changed-region xml:id="ct94413993050752" text:id="ct94413993050752">
          <text:deletion>
            <office:change-info>
              <dc:creator>Auteur inconnu</dc:creator>
              <dc:date>2019-04-30T14:03:29</dc:date>
            </office:change-info>
            <text:p text:style-name="Text_20_body"><text:span text:style-name="T20">nous verrons</text:span></text:p>
          </text:deletion>
        </text:changed-region>
        <text:changed-region xml:id="ct94413993062752" text:id="ct94413993062752">
          <text:insertion>
            <office:change-info>
              <dc:creator>Auteur inconnu</dc:creator>
              <dc:date>2019-04-30T14:02:31</dc:date>
            </office:change-info>
          </text:insertion>
        </text:changed-region>
        <text:changed-region xml:id="ct94413993063136" text:id="ct94413993063136">
          <text:deletion>
            <office:change-info>
              <dc:creator>Auteur inconnu</dc:creator>
              <dc:date>2019-04-30T14:02:32</dc:date>
            </office:change-info>
            <text:p text:style-name="Text_20_body"/>
            <text:p text:style-name="Text_20_body"><text:tab/></text:p>
          </text:deletion>
        </text:changed-region>
        <text:changed-region xml:id="ct94413993064384" text:id="ct94413993064384">
          <text:deletion>
            <office:change-info>
              <dc:creator>Auteur inconnu</dc:creator>
              <dc:date>2019-04-30T14:03:46</dc:date>
            </office:change-info>
            <text:p text:style-name="Text_20_body"><text:span text:style-name="T20">er</text:span></text:p>
          </text:deletion>
        </text:changed-region>
        <text:changed-region xml:id="ct94413992511568" text:id="ct94413992511568">
          <text:insertion>
            <office:change-info>
              <dc:creator>Auteur inconnu</dc:creator>
              <dc:date>2019-04-30T14:02:39</dc:date>
            </office:change-info>
          </text:insertion>
        </text:changed-region>
        <text:changed-region xml:id="ct94413993080480" text:id="ct94413993080480">
          <text:deletion>
            <office:change-info>
              <dc:creator>Auteur inconnu</dc:creator>
              <dc:date>2019-04-30T14:05:57</dc:date>
            </office:change-info>
            <text:h text:style-name="P14" text:outline-level="5">La classification des systèmes de RAP</text:h>
          </text:deletion>
        </text:changed-region>
        <text:changed-region xml:id="ct94413993080976" text:id="ct94413993080976">
          <text:deletion>
            <office:change-info>
              <dc:creator>Auteur inconnu</dc:creator>
              <dc:date>2019-04-30T14:03:58</dc:date>
            </office:change-info>
            <text:p text:style-name="Text_20_body"><text:span text:style-name="T21">Dans cette partie, </text:span></text:p>
          </text:deletion>
        </text:changed-region>
        <text:changed-region xml:id="ct94413993063408" text:id="ct94413993063408">
          <text:insertion>
            <office:change-info>
              <dc:creator>Auteur inconnu</dc:creator>
              <dc:date>2019-04-30T14:04:14</dc:date>
            </office:change-info>
          </text:insertion>
        </text:changed-region>
        <text:changed-region xml:id="ct94413993083776" text:id="ct94413993083776">
          <text:insertion>
            <office:change-info>
              <dc:creator>Auteur inconnu</dc:creator>
              <dc:date>2019-04-30T14:04:31</dc:date>
            </office:change-info>
          </text:insertion>
        </text:changed-region>
        <text:changed-region xml:id="ct94413990414528" text:id="ct94413990414528">
          <text:deletion>
            <office:change-info>
              <dc:creator>Auteur inconnu</dc:creator>
              <dc:date>2019-04-30T14:06:13</dc:date>
            </office:change-info>
            <text:p text:style-name="P15"><text:span text:style-name="T22">Dans cette partie</text:span><text:span text:style-name="T23"> nous </text:span><text:span text:style-name="T24">rappellerons qu’i</text:span></text:p>
          </text:deletion>
        </text:changed-region>
        <text:changed-region xml:id="ct94413993078896" text:id="ct94413993078896">
          <text:insertion>
            <office:change-info>
              <dc:creator>Auteur inconnu</dc:creator>
              <dc:date>2019-04-30T14:06:13</dc:date>
            </office:change-info>
          </text:insertion>
        </text:changed-region>
        <text:changed-region xml:id="ct94413993138320" text:id="ct94413993138320">
          <text:deletion>
            <office:change-info>
              <dc:creator>Auteur inconnu</dc:creator>
              <dc:date>2019-04-30T14:07:50</dc:date>
            </office:change-info>
            <text:p text:style-name="P15"><text:span text:style-name="T24">N</text:span><text:span text:style-name="T25">ous ferons référence aux notions de </text:span><text:span text:style-name="T23">parole lue</text:span><text:span text:style-name="T25"> et </text:span><text:span text:style-name="T23">parole spontanée expliquées par Martine Adda-Deckert </text:span><text:span text:style-name="T26">(Adda-Decker, 2006), </text:span><text:span text:style-name="T27">et aux notions de variabilité de la parole inter et intra-locuteur expliquées par Mariani (Mariani, 1990)</text:span><text:span text:style-name="T22">. </text:span></text:p>
          </text:deletion>
        </text:changed-region>
        <text:changed-region xml:id="ct94413992977664" text:id="ct94413992977664">
          <text:deletion>
            <office:change-info>
              <dc:creator>Auteur inconnu</dc:creator>
              <dc:date>2019-04-30T14:06:42</dc:date>
            </office:change-info>
            <text:p text:style-name="P16"><text:span text:style-name="T28">Adda-Deckert</text:span></text:p>
          </text:deletion>
        </text:changed-region>
        <text:changed-region xml:id="ct94413993062432" text:id="ct94413993062432">
          <text:insertion>
            <office:change-info>
              <dc:creator>Auteur inconnu</dc:creator>
              <dc:date>2019-04-30T14:06:42</dc:date>
            </office:change-info>
          </text:insertion>
        </text:changed-region>
        <text:changed-region xml:id="ct94413992493344" text:id="ct94413992493344">
          <text:deletion>
            <office:change-info>
              <dc:creator>Auteur inconnu</dc:creator>
              <dc:date>2019-04-30T14:06:56</dc:date>
            </office:change-info>
            <text:p text:style-name="P16"><text:span text:style-name="T27">Mariani</text:span></text:p>
          </text:deletion>
        </text:changed-region>
        <text:changed-region xml:id="ct94413992487952" text:id="ct94413992487952">
          <text:insertion>
            <office:change-info>
              <dc:creator>Auteur inconnu</dc:creator>
              <dc:date>2019-04-30T14:06:56</dc:date>
            </office:change-info>
          </text:insertion>
        </text:changed-region>
        <text:changed-region xml:id="ct94413993138720" text:id="ct94413993138720">
          <text:insertion>
            <office:change-info>
              <dc:creator>Auteur inconnu</dc:creator>
              <dc:date>2019-04-30T14:07:17</dc:date>
            </office:change-info>
          </text:insertion>
        </text:changed-region>
        <text:changed-region xml:id="ct94413993125136" text:id="ct94413993125136">
          <text:deletion>
            <office:change-info>
              <dc:creator>Auteur inconnu</dc:creator>
              <dc:date>2019-04-30T14:07:57</dc:date>
            </office:change-info>
            <text:p text:style-name="P16"><text:span text:style-name="T29">beaucoup</text:span></text:p>
          </text:deletion>
        </text:changed-region>
        <text:changed-region xml:id="ct94413993162144" text:id="ct94413993162144">
          <text:insertion>
            <office:change-info>
              <dc:creator>Auteur inconnu</dc:creator>
              <dc:date>2019-04-30T14:11:50</dc:date>
            </office:change-info>
          </text:insertion>
        </text:changed-region>
        <text:changed-region xml:id="ct94413993077472" text:id="ct94413993077472">
          <text:insertion>
            <office:change-info>
              <dc:creator>Auteur inconnu</dc:creator>
              <dc:date>2019-04-30T14:11:52</dc:date>
            </office:change-info>
          </text:insertion>
        </text:changed-region>
        <text:changed-region xml:id="ct94413992467360" text:id="ct94413992467360">
          <text:deletion>
            <office:change-info>
              <dc:creator>Auteur inconnu</dc:creator>
              <dc:date>2019-04-30T14:11:56</dc:date>
            </office:change-info>
            <text:p text:style-name="P15"><text:span text:style-name="Strong_20_Emphasis"><text:span text:style-name="T30"/></text:span></text:p>
            <text:p text:style-name="P15"><text:tab/></text:p>
          </text:deletion>
        </text:changed-region>
        <text:changed-region xml:id="ct94413993130256" text:id="ct94413993130256">
          <text:deletion>
            <office:change-info>
              <dc:creator>Auteur inconnu</dc:creator>
              <dc:date>2019-04-30T14:12:14</dc:date>
            </office:change-info>
            <text:p text:style-name="P17"><text:span text:style-name="T31">va faire</text:span></text:p>
          </text:deletion>
        </text:changed-region>
        <text:changed-region xml:id="ct94413993044528" text:id="ct94413993044528">
          <text:insertion>
            <office:change-info>
              <dc:creator>Auteur inconnu</dc:creator>
              <dc:date>2019-04-30T14:12:14</dc:date>
            </office:change-info>
          </text:insertion>
        </text:changed-region>
        <text:changed-region xml:id="ct94413992478192" text:id="ct94413992478192">
          <text:insertion>
            <office:change-info>
              <dc:creator>Auteur inconnu</dc:creator>
              <dc:date>2019-04-30T14:12:49</dc:date>
            </office:change-info>
          </text:insertion>
        </text:changed-region>
        <text:changed-region xml:id="ct94413993045824" text:id="ct94413993045824">
          <text:deletion>
            <office:change-info>
              <dc:creator>Auteur inconnu</dc:creator>
              <dc:date>2019-04-30T14:14:14</dc:date>
            </office:change-info>
            <text:p text:style-name="P17"><text:span text:style-name="T32">Ensuite, l</text:span></text:p>
          </text:deletion>
        </text:changed-region>
        <text:changed-region xml:id="ct94413993112320" text:id="ct94413993112320">
          <text:insertion>
            <office:change-info>
              <dc:creator>Auteur inconnu</dc:creator>
              <dc:date>2019-04-30T14:14:14</dc:date>
            </office:change-info>
          </text:insertion>
        </text:changed-region>
        <text:changed-region xml:id="ct94413993118432" text:id="ct94413993118432">
          <text:deletion>
            <office:change-info>
              <dc:creator>Auteur inconnu</dc:creator>
              <dc:date>2019-04-30T14:14:45</dc:date>
            </office:change-info>
            <text:p text:style-name="P17"><text:span text:style-name="T32">peuvent</text:span></text:p>
          </text:deletion>
        </text:changed-region>
        <text:changed-region xml:id="ct94413992489472" text:id="ct94413992489472">
          <text:insertion>
            <office:change-info>
              <dc:creator>Auteur inconnu</dc:creator>
              <dc:date>2019-04-30T14:14:45</dc:date>
            </office:change-info>
          </text:insertion>
        </text:changed-region>
        <text:changed-region xml:id="ct94413993163184" text:id="ct94413993163184">
          <text:insertion>
            <office:change-info>
              <dc:creator>Auteur inconnu</dc:creator>
              <dc:date>2019-04-30T14:14:47</dc:date>
            </office:change-info>
          </text:insertion>
        </text:changed-region>
        <text:changed-region xml:id="ct94413993163408" text:id="ct94413993163408">
          <text:deletion>
            <office:change-info>
              <dc:creator>Auteur inconnu</dc:creator>
              <dc:date>2019-04-30T14:14:47</dc:date>
            </office:change-info>
            <text:p text:style-name="P17"><text:span text:style-name="T32">r</text:span></text:p>
          </text:deletion>
        </text:changed-region>
        <text:changed-region xml:id="ct94413993196624" text:id="ct94413993196624">
          <text:deletion>
            <office:change-info>
              <dc:creator>Auteur inconnu</dc:creator>
              <dc:date>2019-04-30T14:15:00</dc:date>
            </office:change-info>
            <text:p text:style-name="P17"><text:span text:style-name="T32">où </text:span><text:span text:style-name="T31">sont implémentés</text:span></text:p>
          </text:deletion>
        </text:changed-region>
        <text:changed-region xml:id="ct94413993197088" text:id="ct94413993197088">
          <text:insertion>
            <office:change-info>
              <dc:creator>Auteur inconnu</dc:creator>
              <dc:date>2019-04-30T14:15:00</dc:date>
            </office:change-info>
          </text:insertion>
        </text:changed-region>
        <text:changed-region xml:id="ct94413993199296" text:id="ct94413993199296">
          <text:insertion>
            <office:change-info>
              <dc:creator>Auteur inconnu</dc:creator>
              <dc:date>2019-04-30T14:15:15</dc:date>
            </office:change-info>
          </text:insertion>
        </text:changed-region>
        <text:changed-region xml:id="ct94413993199920" text:id="ct94413993199920">
          <text:deletion>
            <office:change-info>
              <dc:creator>Auteur inconnu</dc:creator>
              <dc:date>2019-04-30T14:15:35</dc:date>
            </office:change-info>
            <text:p text:style-name="P17"><text:span text:style-name="T32">Puis d</text:span></text:p>
          </text:deletion>
        </text:changed-region>
        <text:changed-region xml:id="ct94413993200144" text:id="ct94413993200144">
          <text:insertion>
            <office:change-info>
              <dc:creator>Auteur inconnu</dc:creator>
              <dc:date>2019-04-30T14:15:35</dc:date>
            </office:change-info>
          </text:insertion>
        </text:changed-region>
        <text:changed-region xml:id="ct94413993200368" text:id="ct94413993200368">
          <text:deletion>
            <office:change-info>
              <dc:creator>Auteur inconnu</dc:creator>
              <dc:date>2019-04-30T14:15:43</dc:date>
            </office:change-info>
            <text:p text:style-name="P17"><text:span text:style-name="T32">commencer à</text:span></text:p>
          </text:deletion>
        </text:changed-region>
        <text:changed-region xml:id="ct94413993200592" text:id="ct94413993200592">
          <text:deletion>
            <office:change-info>
              <dc:creator>Auteur inconnu</dc:creator>
              <dc:date>2019-04-30T14:16:14</dc:date>
            </office:change-info>
            <text:p text:style-name="P17"><text:span text:style-name="T32">devient alors</text:span></text:p>
          </text:deletion>
        </text:changed-region>
        <text:changed-region xml:id="ct94413993200816" text:id="ct94413993200816">
          <text:insertion>
            <office:change-info>
              <dc:creator>Auteur inconnu</dc:creator>
              <dc:date>2019-04-30T14:16:14</dc:date>
            </office:change-info>
          </text:insertion>
        </text:changed-region>
        <text:changed-region xml:id="ct94413993201040" text:id="ct94413993201040">
          <text:insertion>
            <office:change-info>
              <dc:creator>Auteur inconnu</dc:creator>
              <dc:date>2019-04-30T14:16:20</dc:date>
            </office:change-info>
          </text:insertion>
        </text:changed-region>
        <text:changed-region xml:id="ct94413992552544" text:id="ct94413992552544">
          <text:deletion>
            <office:change-info>
              <dc:creator>Auteur inconnu</dc:creator>
              <dc:date>2019-04-30T14:16:44</dc:date>
            </office:change-info>
            <text:p text:style-name="Text_20_body"><text:span text:style-name="T32">où </text:span><text:span text:style-name="T33">le système devient de plus en plus complexe car il est</text:span></text:p>
          </text:deletion>
        </text:changed-region>
        <text:changed-region xml:id="ct94413993183248" text:id="ct94413993183248">
          <text:insertion>
            <office:change-info>
              <dc:creator>Auteur inconnu</dc:creator>
              <dc:date>2019-04-30T14:16:44</dc:date>
            </office:change-info>
          </text:insertion>
        </text:changed-region>
        <text:changed-region xml:id="ct94413993160528" text:id="ct94413993160528">
          <text:insertion>
            <office:change-info>
              <dc:creator>Auteur inconnu</dc:creator>
              <dc:date>2019-04-30T14:16:46</dc:date>
            </office:change-info>
          </text:insertion>
        </text:changed-region>
        <text:changed-region xml:id="ct94413992549936" text:id="ct94413992549936">
          <text:insertion>
            <office:change-info>
              <dc:creator>Auteur inconnu</dc:creator>
              <dc:date>2019-04-30T14:16:57</dc:date>
            </office:change-info>
          </text:insertion>
        </text:changed-region>
        <text:changed-region xml:id="ct94413993118656" text:id="ct94413993118656">
          <text:deletion>
            <office:change-info>
              <dc:creator>Auteur inconnu</dc:creator>
              <dc:date>2019-04-30T14:16:57</dc:date>
            </office:change-info>
            <text:p text:style-name="Text_20_body"><text:span text:style-name="T33"><text:line-break/></text:span></text:p>
          </text:deletion>
        </text:changed-region>
        <text:changed-region xml:id="ct94413993161920" text:id="ct94413993161920">
          <text:deletion>
            <office:change-info>
              <dc:creator>Auteur inconnu</dc:creator>
              <dc:date>2019-04-30T14:17:41</dc:date>
            </office:change-info>
            <text:p text:style-name="P18"><text:span text:style-name="T34">d’une certaine taille. Ce vocabulaire est</text:span></text:p>
          </text:deletion>
        </text:changed-region>
        <text:changed-region xml:id="ct94413992551872" text:id="ct94413992551872">
          <text:deletion>
            <office:change-info>
              <dc:creator>Auteur inconnu</dc:creator>
              <dc:date>2019-04-30T14:17:55</dc:date>
            </office:change-info>
            <text:p text:style-name="P18"><text:span text:style-name="T34">, selon sa taille,</text:span></text:p>
          </text:deletion>
        </text:changed-region>
        <text:changed-region xml:id="ct94413992554144" text:id="ct94413992554144">
          <text:insertion>
            <office:change-info>
              <dc:creator>Auteur inconnu</dc:creator>
              <dc:date>2019-04-30T14:17:59</dc:date>
            </office:change-info>
          </text:insertion>
        </text:changed-region>
        <text:changed-region xml:id="ct94413992553840" text:id="ct94413992553840">
          <text:insertion>
            <office:change-info>
              <dc:creator>Auteur inconnu</dc:creator>
              <dc:date>2019-04-30T14:18:00</dc:date>
            </office:change-info>
          </text:insertion>
        </text:changed-region>
        <text:changed-region xml:id="ct94413993135616" text:id="ct94413993135616">
          <text:insertion>
            <office:change-info>
              <dc:creator>Auteur inconnu</dc:creator>
              <dc:date>2019-04-30T14:18:34</dc:date>
            </office:change-info>
          </text:insertion>
        </text:changed-region>
        <text:changed-region xml:id="ct94413992527136" text:id="ct94413992527136">
          <text:deletion>
            <office:change-info>
              <dc:creator>Auteur inconnu</dc:creator>
              <dc:date>2019-04-30T14:18:51</dc:date>
            </office:change-info>
            <text:p text:style-name="P18"><text:span text:style-name="T34">Cette liste de mots indiquera à l’utilisateur quels mots</text:span></text:p>
          </text:deletion>
        </text:changed-region>
        <text:changed-region xml:id="ct94413993182480" text:id="ct94413993182480">
          <text:deletion>
            <office:change-info>
              <dc:creator>Auteur inconnu</dc:creator>
              <dc:date>2019-04-30T14:19:18</dc:date>
            </office:change-info>
            <text:p text:style-name="P19"><text:span text:style-name="Strong_20_Emphasis"><text:span text:style-name="T35">à l’intérieur</text:span></text:span></text:p>
          </text:deletion>
        </text:changed-region>
        <text:changed-region xml:id="ct94413993039760" text:id="ct94413993039760">
          <text:insertion>
            <office:change-info>
              <dc:creator>Auteur inconnu</dc:creator>
              <dc:date>2019-04-30T14:19:35</dc:date>
            </office:change-info>
          </text:insertion>
        </text:changed-region>
        <text:changed-region xml:id="ct94413993129920" text:id="ct94413993129920">
          <text:deletion>
            <office:change-info>
              <dc:creator>Auteur inconnu</dc:creator>
              <dc:date>2019-04-30T14:19:53</dc:date>
            </office:change-info>
            <text:p text:style-name="P19"><text:span text:style-name="Strong_20_Emphasis"><text:span text:style-name="T36">nous pouvons faire </text:span></text:span></text:p>
          </text:deletion>
        </text:changed-region>
        <text:changed-region xml:id="ct94413992467840" text:id="ct94413992467840">
          <text:insertion>
            <office:change-info>
              <dc:creator>Auteur inconnu</dc:creator>
              <dc:date>2019-04-30T14:19:55</dc:date>
            </office:change-info>
          </text:insertion>
        </text:changed-region>
        <text:changed-region xml:id="ct94413992562672" text:id="ct94413992562672">
          <text:insertion>
            <office:change-info>
              <dc:creator>Auteur inconnu</dc:creator>
              <dc:date>2019-04-30T15:00:53</dc:date>
            </office:change-info>
          </text:insertion>
        </text:changed-region>
        <text:changed-region xml:id="ct94413993137152" text:id="ct94413993137152">
          <text:insertion>
            <office:change-info>
              <dc:creator>Auteur inconnu</dc:creator>
              <dc:date>2019-04-30T15:01:16</dc:date>
            </office:change-info>
          </text:insertion>
        </text:changed-region>
        <text:changed-region xml:id="ct94413992548672" text:id="ct94413992548672">
          <text:deletion>
            <office:change-info>
              <dc:creator>Auteur inconnu</dc:creator>
              <dc:date>2019-04-30T15:01:49</dc:date>
            </office:change-info>
            <text:p text:style-name="P20"><text:span text:style-name="Strong_20_Emphasis"><text:span text:style-name="T37">sont</text:span></text:span></text:p>
          </text:deletion>
        </text:changed-region>
        <text:changed-region xml:id="ct94413993224128" text:id="ct94413993224128">
          <text:deletion>
            <office:change-info>
              <dc:creator>Auteur inconnu</dc:creator>
              <dc:date>2019-04-30T15:02:20</dc:date>
            </office:change-info>
            <text:p text:style-name="P20"><text:span text:style-name="Strong_20_Emphasis"><text:span text:style-name="T37">selon les chercheurs </text:span></text:span><text:span text:style-name="Strong_20_Emphasis"><text:span text:style-name="T38">mais restent </text:span></text:span><text:span text:style-name="Strong_20_Emphasis"><text:span text:style-name="T37">évidemment</text:span></text:span><text:span text:style-name="Strong_20_Emphasis"><text:span text:style-name="T38"> les moins flexibles en terme de diversité des locuteurs</text:span></text:span></text:p>
          </text:deletion>
        </text:changed-region>
        <text:changed-region xml:id="ct94413993228544" text:id="ct94413993228544">
          <text:insertion>
            <office:change-info>
              <dc:creator>Auteur inconnu</dc:creator>
              <dc:date>2019-04-30T15:02:36</dc:date>
            </office:change-info>
          </text:insertion>
        </text:changed-region>
        <text:changed-region xml:id="ct94413993231520" text:id="ct94413993231520">
          <text:deletion>
            <office:change-info>
              <dc:creator>Auteur inconnu</dc:creator>
              <dc:date>2019-04-30T15:02:42</dc:date>
            </office:change-info>
            <text:p text:style-name="P20"><text:span text:style-name="Strong_20_Emphasis"><text:span text:style-name="T38">nt</text:span></text:span></text:p>
          </text:deletion>
        </text:changed-region>
        <text:changed-region xml:id="ct94413993242416" text:id="ct94413993242416">
          <text:deletion>
            <office:change-info>
              <dc:creator>Auteur inconnu</dc:creator>
              <dc:date>2019-04-30T15:02:48</dc:date>
            </office:change-info>
            <text:p text:style-name="P20"><text:span text:style-name="Strong_20_Emphasis"><text:span text:style-name="T37">s</text:span></text:span></text:p>
          </text:deletion>
        </text:changed-region>
        <text:changed-region xml:id="ct94413993245344" text:id="ct94413993245344">
          <text:deletion>
            <office:change-info>
              <dc:creator>Auteur inconnu</dc:creator>
              <dc:date>2019-04-30T15:02:51</dc:date>
            </office:change-info>
            <text:p text:style-name="P20"><text:span text:style-name="Strong_20_Emphasis"><text:span text:style-name="T37">nt</text:span></text:span></text:p>
          </text:deletion>
        </text:changed-region>
        <text:changed-region xml:id="ct94413993253376" text:id="ct94413993253376">
          <text:deletion>
            <office:change-info>
              <dc:creator>Auteur inconnu</dc:creator>
              <dc:date>2019-04-30T15:04:04</dc:date>
            </office:change-info>
            <text:p text:style-name="P21"><text:span text:style-name="T39">r</text:span></text:p>
          </text:deletion>
        </text:changed-region>
        <text:changed-region xml:id="ct94413993233024" text:id="ct94413993233024">
          <text:insertion>
            <office:change-info>
              <dc:creator>Auteur inconnu</dc:creator>
              <dc:date>2019-04-30T15:04:08</dc:date>
            </office:change-info>
          </text:insertion>
        </text:changed-region>
        <text:changed-region xml:id="ct94413993234208" text:id="ct94413993234208">
          <text:deletion>
            <office:change-info>
              <dc:creator>Auteur inconnu</dc:creator>
              <dc:date>2019-04-30T15:04:00</dc:date>
            </office:change-info>
            <text:p text:style-name="P21"><text:span text:style-name="T40">nous expliquant les premières étapes de traitement du son, les modélisations acoustiques et langagières et la reconnaissance de modèles vocaux</text:span></text:p>
          </text:deletion>
        </text:changed-region>
        <text:changed-region xml:id="ct94413993234544" text:id="ct94413993234544">
          <text:deletion>
            <office:change-info>
              <dc:creator>Auteur inconnu</dc:creator>
              <dc:date>2019-04-30T15:04:43</dc:date>
            </office:change-info>
            <text:p text:style-name="P21"><text:span text:style-name="T40"><text:line-break/><text:tab/></text:span></text:p>
          </text:deletion>
        </text:changed-region>
        <text:changed-region xml:id="ct94413992578608" text:id="ct94413992578608">
          <text:deletion>
            <office:change-info>
              <dc:creator>Auteur inconnu</dc:creator>
              <dc:date>2019-04-30T15:05:12</dc:date>
            </office:change-info>
            <text:p text:style-name="P22"><text:span text:style-name="T41">vocaux</text:span></text:p>
          </text:deletion>
        </text:changed-region>
        <text:changed-region xml:id="ct94413993133456" text:id="ct94413993133456">
          <text:insertion>
            <office:change-info>
              <dc:creator>Auteur inconnu</dc:creator>
              <dc:date>2019-04-30T15:05:12</dc:date>
            </office:change-info>
          </text:insertion>
        </text:changed-region>
        <text:changed-region xml:id="ct94413993232640" text:id="ct94413993232640">
          <text:insertion>
            <office:change-info>
              <dc:creator>Auteur inconnu</dc:creator>
              <dc:date>2019-04-30T15:05:29</dc:date>
            </office:change-info>
          </text:insertion>
        </text:changed-region>
        <text:changed-region xml:id="ct94413993249600" text:id="ct94413993249600">
          <text:deletion>
            <office:change-info>
              <dc:creator>Auteur inconnu</dc:creator>
              <dc:date>2019-04-30T15:06:02</dc:date>
            </office:change-info>
            <text:p text:style-name="P21"><text:span text:style-name="T42">a été</text:span></text:p>
          </text:deletion>
        </text:changed-region>
        <text:changed-region xml:id="ct94413993204736" text:id="ct94413993204736">
          <text:insertion>
            <office:change-info>
              <dc:creator>Auteur inconnu</dc:creator>
              <dc:date>2019-04-30T15:06:02</dc:date>
            </office:change-info>
          </text:insertion>
        </text:changed-region>
        <text:changed-region xml:id="ct94413993203712" text:id="ct94413993203712">
          <text:deletion>
            <office:change-info>
              <dc:creator>Auteur inconnu</dc:creator>
              <dc:date>2019-04-30T15:06:24</dc:date>
            </office:change-info>
            <text:p text:style-name="P21"><text:span text:style-name="T42">Ensuite il faut mettre en parallèle l</text:span></text:p>
          </text:deletion>
        </text:changed-region>
        <text:changed-region xml:id="ct94413993229072" text:id="ct94413993229072">
          <text:insertion>
            <office:change-info>
              <dc:creator>Auteur inconnu</dc:creator>
              <dc:date>2019-04-30T15:06:24</dc:date>
            </office:change-info>
          </text:insertion>
        </text:changed-region>
        <text:changed-region xml:id="ct94413993235248" text:id="ct94413993235248">
          <text:insertion>
            <office:change-info>
              <dc:creator>Auteur inconnu</dc:creator>
              <dc:date>2019-04-30T15:06:27</dc:date>
            </office:change-info>
          </text:insertion>
        </text:changed-region>
        <text:changed-region xml:id="ct94413993235472" text:id="ct94413993235472">
          <text:deletion>
            <office:change-info>
              <dc:creator>Auteur inconnu</dc:creator>
              <dc:date>2019-04-30T15:06:50</dc:date>
            </office:change-info>
            <text:p text:style-name="P21"><text:span text:style-name="T42">qui servira à être décoder par la suite</text:span></text:p>
          </text:deletion>
        </text:changed-region>
        <text:changed-region xml:id="ct94413993239776" text:id="ct94413993239776">
          <text:insertion>
            <office:change-info>
              <dc:creator>Auteur inconnu</dc:creator>
              <dc:date>2019-04-30T15:06:51</dc:date>
            </office:change-info>
          </text:insertion>
        </text:changed-region>
        <text:changed-region xml:id="ct94413993241360" text:id="ct94413993241360">
          <text:insertion>
            <office:change-info>
              <dc:creator>Auteur inconnu</dc:creator>
              <dc:date>2019-04-30T15:07:01</dc:date>
            </office:change-info>
          </text:insertion>
        </text:changed-region>
        <text:changed-region xml:id="ct94413993257040" text:id="ct94413993257040">
          <text:deletion>
            <office:change-info>
              <dc:creator>Auteur inconnu</dc:creator>
              <dc:date>2019-04-30T15:07:28</dc:date>
            </office:change-info>
            <text:p text:style-name="P21"><text:span text:style-name="T42">Selon le chercheur, l</text:span></text:p>
          </text:deletion>
        </text:changed-region>
        <text:changed-region xml:id="ct94413993258704" text:id="ct94413993258704">
          <text:insertion>
            <office:change-info>
              <dc:creator>Auteur inconnu</dc:creator>
              <dc:date>2019-04-30T15:07:28</dc:date>
            </office:change-info>
          </text:insertion>
        </text:changed-region>
        <text:changed-region xml:id="ct94414023628400" text:id="ct94414023628400">
          <text:deletion>
            <office:change-info>
              <dc:creator>Auteur inconnu</dc:creator>
              <dc:date>2019-04-30T21:32:17</dc:date>
            </office:change-info>
            <text:p text:style-name="P23"><text:span text:style-name="T43">Ces</text:span></text:p>
          </text:deletion>
        </text:changed-region>
        <text:changed-region xml:id="ct94414023726704" text:id="ct94414023726704">
          <text:insertion>
            <office:change-info>
              <dc:creator>Auteur inconnu</dc:creator>
              <dc:date>2019-04-30T21:32:17</dc:date>
            </office:change-info>
          </text:insertion>
        </text:changed-region>
        <text:changed-region xml:id="ct94413983199520" text:id="ct94413983199520">
          <text:insertion>
            <office:change-info>
              <dc:creator>Auteur inconnu</dc:creator>
              <dc:date>2019-04-30T21:32:22</dc:date>
            </office:change-info>
          </text:insertion>
        </text:changed-region>
        <text:changed-region xml:id="ct94413983065280" text:id="ct94413983065280">
          <text:insertion>
            <office:change-info>
              <dc:creator>Auteur inconnu</dc:creator>
              <dc:date>2019-04-30T21:32:41</dc:date>
            </office:change-info>
          </text:insertion>
        </text:changed-region>
        <text:changed-region xml:id="ct94413984873200" text:id="ct94413984873200">
          <text:deletion>
            <office:change-info>
              <dc:creator>Auteur inconnu</dc:creator>
              <dc:date>2019-04-30T21:33:31</dc:date>
            </office:change-info>
            <text:p text:style-name="P23"><text:span text:style-name="T43">par la suite</text:span></text:p>
          </text:deletion>
        </text:changed-region>
        <text:changed-region xml:id="ct94414036652528" text:id="ct94414036652528">
          <text:insertion>
            <office:change-info>
              <dc:creator>Auteur inconnu</dc:creator>
              <dc:date>2019-04-30T21:33:44</dc:date>
            </office:change-info>
          </text:insertion>
        </text:changed-region>
        <text:changed-region xml:id="ct94413985558032" text:id="ct94413985558032">
          <text:insertion>
            <office:change-info>
              <dc:creator>Auteur inconnu</dc:creator>
              <dc:date>2019-04-30T21:34:01</dc:date>
            </office:change-info>
          </text:insertion>
        </text:changed-region>
        <text:changed-region xml:id="ct94413990364816" text:id="ct94413990364816">
          <text:deletion>
            <office:change-info>
              <dc:creator>Auteur inconnu</dc:creator>
              <dc:date>2019-04-30T21:34:05</dc:date>
            </office:change-info>
            <text:p text:style-name="P23"><text:span text:style-name="T44">tra</text:span></text:p>
          </text:deletion>
        </text:changed-region>
        <text:changed-region xml:id="ct94414034536992" text:id="ct94414034536992">
          <text:insertion>
            <office:change-info>
              <dc:creator>Auteur inconnu</dc:creator>
              <dc:date>2019-04-30T21:34:13</dc:date>
            </office:change-info>
          </text:insertion>
        </text:changed-region>
        <text:changed-region xml:id="ct94414022139392" text:id="ct94414022139392">
          <text:deletion>
            <office:change-info>
              <dc:creator>Auteur inconnu</dc:creator>
              <dc:date>2019-04-30T21:34:13</dc:date>
            </office:change-info>
            <text:p text:style-name="P23"><text:span text:style-name="T44">e</text:span></text:p>
          </text:deletion>
        </text:changed-region>
        <text:changed-region xml:id="ct94413991460896" text:id="ct94413991460896">
          <text:insertion>
            <office:change-info>
              <dc:creator>Auteur inconnu</dc:creator>
              <dc:date>2019-04-30T21:34:17</dc:date>
            </office:change-info>
          </text:insertion>
        </text:changed-region>
        <text:changed-region xml:id="ct94414023086368" text:id="ct94414023086368">
          <text:insertion>
            <office:change-info>
              <dc:creator>Auteur inconnu</dc:creator>
              <dc:date>2019-04-30T21:34:19</dc:date>
            </office:change-info>
          </text:insertion>
        </text:changed-region>
        <text:changed-region xml:id="ct94414033964272" text:id="ct94414033964272">
          <text:insertion>
            <office:change-info>
              <dc:creator>Auteur inconnu</dc:creator>
              <dc:date>2019-04-30T21:34:29</dc:date>
            </office:change-info>
          </text:insertion>
        </text:changed-region>
        <text:changed-region xml:id="ct94414040919312" text:id="ct94414040919312">
          <text:insertion>
            <office:change-info>
              <dc:creator>Auteur inconnu</dc:creator>
              <dc:date>2019-04-30T21:35:32</dc:date>
            </office:change-info>
          </text:insertion>
        </text:changed-region>
        <text:changed-region xml:id="ct94413991334368" text:id="ct94413991334368">
          <text:insertion>
            <office:change-info>
              <dc:creator>Auteur inconnu</dc:creator>
              <dc:date>2019-04-30T21:35:09</dc:date>
            </office:change-info>
          </text:insertion>
        </text:changed-region>
        <text:changed-region xml:id="ct94413994079392" text:id="ct94413994079392">
          <text:insertion>
            <office:change-info>
              <dc:creator>Auteur inconnu</dc:creator>
              <dc:date>2019-04-30T21:35:48</dc:date>
            </office:change-info>
          </text:insertion>
        </text:changed-region>
        <text:changed-region xml:id="ct94414019533728" text:id="ct94414019533728">
          <text:insertion>
            <office:change-info>
              <dc:creator>Auteur inconnu</dc:creator>
              <dc:date>2019-04-30T21:37:42</dc:date>
            </office:change-info>
          </text:insertion>
        </text:changed-region>
        <text:changed-region xml:id="ct94414019716704" text:id="ct94414019716704">
          <text:deletion>
            <office:change-info>
              <dc:creator>Auteur inconnu</dc:creator>
              <dc:date>2019-04-30T21:38:03</dc:date>
            </office:change-info>
            <text:p text:style-name="Text_20_body">pour former </text:p>
          </text:deletion>
        </text:changed-region>
        <text:changed-region xml:id="ct94414017395200" text:id="ct94414017395200">
          <text:insertion>
            <office:change-info>
              <dc:creator>Auteur inconnu</dc:creator>
              <dc:date>2019-04-30T21:38:03</dc:date>
            </office:change-info>
          </text:insertion>
        </text:changed-region>
        <text:changed-region xml:id="ct94414034633952" text:id="ct94414034633952">
          <text:insertion>
            <office:change-info>
              <dc:creator>Auteur inconnu</dc:creator>
              <dc:date>2019-04-30T21:38:10</dc:date>
            </office:change-info>
          </text:insertion>
        </text:changed-region>
        <text:changed-region xml:id="ct94414039665424" text:id="ct94414039665424">
          <text:deletion>
            <office:change-info>
              <dc:creator>Auteur inconnu</dc:creator>
              <dc:date>2019-04-30T21:38:59</dc:date>
            </office:change-info>
            <text:p text:style-name="P24"><text:span text:style-name="T45">avons</text:span></text:p>
          </text:deletion>
        </text:changed-region>
        <text:changed-region xml:id="ct94414038064064" text:id="ct94414038064064">
          <text:insertion>
            <office:change-info>
              <dc:creator>Auteur inconnu</dc:creator>
              <dc:date>2019-04-30T21:39:01</dc:date>
            </office:change-info>
          </text:insertion>
        </text:changed-region>
        <text:changed-region xml:id="ct94414012114608" text:id="ct94414012114608">
          <text:deletion>
            <office:change-info>
              <dc:creator>Auteur inconnu</dc:creator>
              <dc:date>2019-04-30T21:39:01</dc:date>
            </office:change-info>
            <text:p text:style-name="P24"><text:span text:style-name="T45">é</text:span></text:p>
          </text:deletion>
        </text:changed-region>
        <text:changed-region xml:id="ct94414038858496" text:id="ct94414038858496">
          <text:insertion>
            <office:change-info>
              <dc:creator>Auteur inconnu</dc:creator>
              <dc:date>2019-04-30T21:42:35</dc:date>
            </office:change-info>
          </text:insertion>
        </text:changed-region>
        <text:changed-region xml:id="ct94414040098800" text:id="ct94414040098800">
          <text:deletion>
            <office:change-info>
              <dc:creator>Auteur inconnu</dc:creator>
              <dc:date>2019-04-30T21:42:53</dc:date>
            </office:change-info>
            <text:p text:style-name="P24"><text:span text:style-name="T46">problématiques </text:span></text:p>
          </text:deletion>
        </text:changed-region>
        <text:changed-region xml:id="ct94414021670688" text:id="ct94414021670688">
          <text:deletion>
            <office:change-info>
              <dc:creator>Auteur inconnu</dc:creator>
              <dc:date>2019-04-30T21:43:02</dc:date>
            </office:change-info>
            <text:p text:style-name="P24"><text:span text:style-name="T47">va ainsi nous </text:span></text:p>
          </text:deletion>
        </text:changed-region>
        <text:changed-region xml:id="ct94413991472128" text:id="ct94413991472128">
          <text:deletion>
            <office:change-info>
              <dc:creator>Auteur inconnu</dc:creator>
              <dc:date>2019-04-30T21:43:03</dc:date>
            </office:change-info>
            <text:p text:style-name="P24"><text:span text:style-name="T47">r</text:span></text:p>
          </text:deletion>
        </text:changed-region>
        <text:changed-region xml:id="ct94414032632640" text:id="ct94414032632640">
          <text:insertion>
            <office:change-info>
              <dc:creator>Auteur inconnu</dc:creator>
              <dc:date>2019-04-30T21:44:02</dc:date>
            </office:change-info>
          </text:insertion>
        </text:changed-region>
        <text:changed-region xml:id="ct94414009397088" text:id="ct94414009397088">
          <text:deletion>
            <office:change-info>
              <dc:creator>Auteur inconnu</dc:creator>
              <dc:date>2019-04-30T21:44:01</dc:date>
            </office:change-info>
            <text:p text:style-name="P24"><text:span text:style-name="T47">y aura</text:span></text:p>
          </text:deletion>
        </text:changed-region>
        <text:changed-region xml:id="ct94414009648832" text:id="ct94414009648832">
          <text:deletion>
            <office:change-info>
              <dc:creator>Auteur inconnu</dc:creator>
              <dc:date>2019-04-30T21:44:06</dc:date>
            </office:change-info>
            <text:p text:style-name="P24"><text:span text:style-name="T47">ra</text:span></text:p>
          </text:deletion>
        </text:changed-region>
        <text:changed-region xml:id="ct94414012088928" text:id="ct94414012088928">
          <text:deletion>
            <office:change-info>
              <dc:creator>Auteur inconnu</dc:creator>
              <dc:date>2019-04-30T21:44:16</dc:date>
            </office:change-info>
            <text:p text:style-name="P24"><text:span text:style-name="T47">nouveaux</text:span></text:p>
          </text:deletion>
        </text:changed-region>
        <text:changed-region xml:id="ct94413995314432" text:id="ct94413995314432">
          <text:deletion>
            <office:change-info>
              <dc:creator>Auteur inconnu</dc:creator>
              <dc:date>2019-04-30T21:44:18</dc:date>
            </office:change-info>
            <text:p text:style-name="P24"><text:span text:style-name="T47">étaient</text:span></text:p>
          </text:deletion>
        </text:changed-region>
        <text:changed-region xml:id="ct94414032784256" text:id="ct94414032784256">
          <text:insertion>
            <office:change-info>
              <dc:creator>Auteur inconnu</dc:creator>
              <dc:date>2019-04-30T21:44:18</dc:date>
            </office:change-info>
          </text:insertion>
        </text:changed-region>
        <text:changed-region xml:id="ct94414019808704" text:id="ct94414019808704">
          <text:insertion>
            <office:change-info>
              <dc:creator>Auteur inconnu</dc:creator>
              <dc:date>2019-04-30T21:44:30</dc:date>
            </office:change-info>
          </text:insertion>
        </text:changed-region>
        <text:changed-region xml:id="ct94413983481776" text:id="ct94413983481776">
          <text:deletion>
            <office:change-info>
              <dc:creator>Auteur inconnu</dc:creator>
              <dc:date>2019-04-30T21:44:29</dc:date>
            </office:change-info>
            <text:p text:style-name="P25"><text:span text:style-name="T48">ait</text:span></text:p>
          </text:deletion>
        </text:changed-region>
        <text:changed-region xml:id="ct94414009634512" text:id="ct94414009634512">
          <text:deletion>
            <office:change-info>
              <dc:creator>Auteur inconnu</dc:creator>
              <dc:date>2019-04-30T21:44:37</dc:date>
            </office:change-info>
            <text:p text:style-name="P25"><text:span text:style-name="T49">ne sera</text:span></text:p>
          </text:deletion>
        </text:changed-region>
        <text:changed-region xml:id="ct94414038634448" text:id="ct94414038634448">
          <text:insertion>
            <office:change-info>
              <dc:creator>Auteur inconnu</dc:creator>
              <dc:date>2019-04-30T21:44:37</dc:date>
            </office:change-info>
          </text:insertion>
        </text:changed-region>
        <text:changed-region xml:id="ct94414022958304" text:id="ct94414022958304">
          <text:deletion>
            <office:change-info>
              <dc:creator>Auteur inconnu</dc:creator>
              <dc:date>2019-04-30T21:48:05</dc:date>
            </office:change-info>
            <text:p text:style-name="P26"><text:span text:style-name="Strong_20_Emphasis"><text:span text:style-name="T50">une musique</text:span></text:span></text:p>
          </text:deletion>
        </text:changed-region>
        <text:changed-region xml:id="ct94414032879424" text:id="ct94414032879424">
          <text:insertion>
            <office:change-info>
              <dc:creator>Auteur inconnu</dc:creator>
              <dc:date>2019-04-30T21:48:05</dc:date>
            </office:change-info>
          </text:insertion>
        </text:changed-region>
        <text:changed-region xml:id="ct94414006738864" text:id="ct94414006738864">
          <text:deletion>
            <office:change-info>
              <dc:creator>Auteur inconnu</dc:creator>
              <dc:date>2019-04-30T21:48:17</dc:date>
            </office:change-info>
            <text:p text:style-name="P26"><text:span text:style-name="Strong_20_Emphasis"><text:span text:style-name="T50">va</text:span></text:span></text:p>
          </text:deletion>
        </text:changed-region>
        <text:changed-region xml:id="ct94414034563088" text:id="ct94414034563088">
          <text:deletion>
            <office:change-info>
              <dc:creator>Auteur inconnu</dc:creator>
              <dc:date>2019-04-30T21:48:19</dc:date>
            </office:change-info>
            <text:p text:style-name="P26"><text:span text:style-name="Strong_20_Emphasis"><text:span text:style-name="T50">r</text:span></text:span></text:p>
          </text:deletion>
        </text:changed-region>
        <text:changed-region xml:id="ct94414012721472" text:id="ct94414012721472">
          <text:deletion>
            <office:change-info>
              <dc:creator>Auteur inconnu</dc:creator>
              <dc:date>2019-04-30T21:48:23</dc:date>
            </office:change-info>
            <text:p text:style-name="P26"><text:span text:style-name="Strong_20_Emphasis"><text:span text:style-name="T50">r</text:span></text:span></text:p>
          </text:deletion>
        </text:changed-region>
        <text:changed-region xml:id="ct94414006609408" text:id="ct94414006609408">
          <text:deletion>
            <office:change-info>
              <dc:creator>Auteur inconnu</dc:creator>
              <dc:date>2019-04-30T21:48:29</dc:date>
            </office:change-info>
            <text:p text:style-name="P26"><text:span text:style-name="Strong_20_Emphasis"><text:span text:style-name="T50">va</text:span></text:span></text:p>
          </text:deletion>
        </text:changed-region>
        <text:changed-region xml:id="ct94414022204064" text:id="ct94414022204064">
          <text:deletion>
            <office:change-info>
              <dc:creator>Auteur inconnu</dc:creator>
              <dc:date>2019-04-30T21:48:30</dc:date>
            </office:change-info>
            <text:p text:style-name="P26"><text:span text:style-name="Strong_20_Emphasis"><text:span text:style-name="T50">r</text:span></text:span></text:p>
          </text:deletion>
        </text:changed-region>
        <text:changed-region xml:id="ct94414011337376" text:id="ct94414011337376">
          <text:insertion>
            <office:change-info>
              <dc:creator>Auteur inconnu</dc:creator>
              <dc:date>2019-04-30T21:49:21</dc:date>
            </office:change-info>
          </text:insertion>
        </text:changed-region>
        <text:changed-region xml:id="ct94414007775536" text:id="ct94414007775536">
          <text:insertion>
            <office:change-info>
              <dc:creator>Auteur inconnu</dc:creator>
              <dc:date>2019-04-30T21:49:51</dc:date>
            </office:change-info>
          </text:insertion>
        </text:changed-region>
        <text:changed-region xml:id="ct94414019155552" text:id="ct94414019155552">
          <text:insertion>
            <office:change-info>
              <dc:creator>Auteur inconnu</dc:creator>
              <dc:date>2019-04-30T21:50:04</dc:date>
            </office:change-info>
          </text:insertion>
        </text:changed-region>
        <text:changed-region xml:id="ct94413994815744" text:id="ct94413994815744">
          <text:insertion>
            <office:change-info>
              <dc:creator>Auteur inconnu</dc:creator>
              <dc:date>2019-04-30T21:51:05</dc:date>
            </office:change-info>
          </text:insertion>
        </text:changed-region>
        <text:changed-region xml:id="ct94413989214336" text:id="ct94413989214336">
          <text:deletion>
            <office:change-info>
              <dc:creator>Auteur inconnu</dc:creator>
              <dc:date>2019-04-30T21:51:14</dc:date>
            </office:change-info>
            <text:p text:style-name="P27"><text:span text:style-name="T51">d’approche</text:span></text:p>
          </text:deletion>
        </text:changed-region>
        <text:changed-region xml:id="ct94414013455648" text:id="ct94414013455648">
          <text:deletion>
            <office:change-info>
              <dc:creator>Auteur inconnu</dc:creator>
              <dc:date>2019-04-30T21:51:02</dc:date>
            </office:change-info>
            <text:p text:style-name="P27"><text:span text:style-name="T51"><text:tab/></text:span></text:p>
          </text:deletion>
        </text:changed-region>
        <text:changed-region xml:id="ct94413983418448" text:id="ct94413983418448">
          <text:insertion>
            <office:change-info>
              <dc:creator>Auteur inconnu</dc:creator>
              <dc:date>2019-04-30T21:51:28</dc:date>
            </office:change-info>
          </text:insertion>
        </text:changed-region>
        <text:changed-region xml:id="ct94414007712704" text:id="ct94414007712704">
          <text:deletion>
            <office:change-info>
              <dc:creator>Auteur inconnu</dc:creator>
              <dc:date>2019-04-30T21:51:44</dc:date>
            </office:change-info>
            <text:p text:style-name="P27"><text:span text:style-name="Strong_20_Emphasis"><text:span text:style-name="T52">ai</text:span></text:span></text:p>
          </text:deletion>
        </text:changed-region>
        <text:changed-region xml:id="ct94414011556112" text:id="ct94414011556112">
          <text:deletion>
            <office:change-info>
              <dc:creator>Auteur inconnu</dc:creator>
              <dc:date>2019-04-30T21:53:53</dc:date>
            </office:change-info>
            <text:p text:style-name="P28"><text:span text:style-name="T53">reconnaître</text:span></text:p>
          </text:deletion>
        </text:changed-region>
        <text:changed-region xml:id="ct94414033160960" text:id="ct94414033160960">
          <text:insertion>
            <office:change-info>
              <dc:creator>Auteur inconnu</dc:creator>
              <dc:date>2019-04-30T21:53:53</dc:date>
            </office:change-info>
          </text:insertion>
        </text:changed-region>
        <text:changed-region xml:id="ct94414006619584" text:id="ct94414006619584">
          <text:insertion>
            <office:change-info>
              <dc:creator>Auteur inconnu</dc:creator>
              <dc:date>2019-04-30T21:54:44</dc:date>
            </office:change-info>
          </text:insertion>
        </text:changed-region>
        <text:changed-region xml:id="ct94413993883536" text:id="ct94413993883536">
          <text:insertion>
            <office:change-info>
              <dc:creator>Auteur inconnu</dc:creator>
              <dc:date>2019-04-30T21:54:36</dc:date>
            </office:change-info>
          </text:insertion>
        </text:changed-region>
        <text:changed-region xml:id="ct94414012061120" text:id="ct94414012061120">
          <text:insertion>
            <office:change-info>
              <dc:creator>Auteur inconnu</dc:creator>
              <dc:date>2019-04-30T21:55:14</dc:date>
            </office:change-info>
          </text:insertion>
        </text:changed-region>
        <text:changed-region xml:id="ct94413991487232" text:id="ct94413991487232">
          <text:deletion>
            <office:change-info>
              <dc:creator>Auteur inconnu</dc:creator>
              <dc:date>2019-04-30T21:55:43</dc:date>
            </office:change-info>
            <text:p text:style-name="P29"><text:span text:style-name="T54">pourtant</text:span></text:p>
          </text:deletion>
        </text:changed-region>
        <text:changed-region xml:id="ct94414033587584" text:id="ct94414033587584">
          <text:deletion>
            <office:change-info>
              <dc:creator>Auteur inconnu</dc:creator>
              <dc:date>2019-04-30T21:58:09</dc:date>
            </office:change-info>
            <text:p text:style-name="P30"><text:span text:style-name="T55">er</text:span></text:p>
          </text:deletion>
        </text:changed-region>
        <text:changed-region xml:id="ct94414039844320" text:id="ct94414039844320">
          <text:deletion>
            <office:change-info>
              <dc:creator>Auteur inconnu</dc:creator>
              <dc:date>2019-04-30T21:58:36</dc:date>
            </office:change-info>
            <text:p text:style-name="P31"><text:span text:style-name="T56">traduit</text:span></text:p>
          </text:deletion>
        </text:changed-region>
        <text:changed-region xml:id="ct94413991348000" text:id="ct94413991348000">
          <text:insertion>
            <office:change-info>
              <dc:creator>Auteur inconnu</dc:creator>
              <dc:date>2019-04-30T21:58:36</dc:date>
            </office:change-info>
          </text:insertion>
        </text:changed-region>
        <text:changed-region xml:id="ct94414023153456" text:id="ct94414023153456">
          <text:insertion>
            <office:change-info>
              <dc:creator>Auteur inconnu</dc:creator>
              <dc:date>2019-04-30T21:59:14</dc:date>
            </office:change-info>
          </text:insertion>
        </text:changed-region>
        <text:changed-region xml:id="ct94413994793360" text:id="ct94413994793360">
          <text:insertion>
            <office:change-info>
              <dc:creator>Auteur inconnu</dc:creator>
              <dc:date>2019-04-30T22:01:23</dc:date>
            </office:change-info>
          </text:insertion>
        </text:changed-region>
        <text:changed-region xml:id="ct94414009704224" text:id="ct94414009704224">
          <text:insertion>
            <office:change-info>
              <dc:creator>Auteur inconnu</dc:creator>
              <dc:date>2019-04-30T22:02:34</dc:date>
            </office:change-info>
          </text:insertion>
        </text:changed-region>
        <text:changed-region xml:id="ct94414033051936" text:id="ct94414033051936">
          <text:insertion>
            <office:change-info>
              <dc:creator>Auteur inconnu</dc:creator>
              <dc:date>2019-04-30T22:03:09</dc:date>
            </office:change-info>
          </text:insertion>
        </text:changed-region>
        <text:changed-region xml:id="ct94414042780288" text:id="ct94414042780288">
          <text:deletion>
            <office:change-info>
              <dc:creator>Auteur inconnu</dc:creator>
              <dc:date>2019-04-30T22:04:43</dc:date>
            </office:change-info>
            <text:p text:style-name="P32"><text:span text:style-name="T57">va</text:span></text:p>
          </text:deletion>
        </text:changed-region>
        <text:changed-region xml:id="ct94413983440080" text:id="ct94413983440080">
          <text:deletion>
            <office:change-info>
              <dc:creator>Auteur inconnu</dc:creator>
              <dc:date>2019-04-30T22:04:44</dc:date>
            </office:change-info>
            <text:p text:style-name="P32"><text:span text:style-name="T57">t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Page de titre</text:p>
      <text:p text:style-name="P42"/>
      <text:p text:style-name="P44">→ L’enchaînement des mots dans le français oral / parlé, et leur traitement automatique pour les systèmes de reconnaissance automatique de la parole</text:p>
      <text:p text:style-name="P44"/>
      <text:p text:style-name="P44">→ <office:annotation office:name="__Annotation__2280_4021073345"><dc:creator>Auteur inconnu</dc:creator><dc:date>2019-04-30T13:21:12.871689720</dc:date><text:p text:style-name="P164"><text:span text:style-name="T366">Ce titre est bien, quand on enleve ce qui est dans les parentheses</text:span></text:p></office:annotation>Traitement des <text:span text:style-name="T342">ambiguïtés</text:span> de l’oral <text:span text:style-name="T342">en français (</text:span> telles que l’enchaînement des mots, la liaison et l’homophonie et leur traitement automatique<text:span text:style-name="T342">)</text:span> pour les systèmes de reconnaissance automatique de la parole<text:change-start text:change-id="ct94413991340048"/><office:annotation-end office:name="__Annotation__2280_4021073345"/><text:change-end text:change-id="ct94413991340048"/></text:p>
      <text:h text:style-name="P135" text:outline-level="1" text:is-list-header="true"><text:bookmark-start text:name="__RefHeading___Toc2080_2430251871"/><text:span text:style-name="T247">T</text:span>able des mati<text:span text:style-name="T247">è</text:span>res<text:bookmark-end text:name="__RefHeading___Toc2080_2430251871"/></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2080_2430251871" text:style-name="Index_20_Link" text:visited-style-name="Index_20_Link">Table des matières<text:tab/>2</text:a></text:p>
          <text:p text:style-name="P100"><text:a xlink:type="simple" xlink:href="#__RefHeading___Toc2082_2430251871" text:style-name="Index_20_Link" text:visited-style-name="Index_20_Link">Introdution<text:tab/>3</text:a></text:p>
          <text:p text:style-name="P100"><text:a xlink:type="simple" xlink:href="#__RefHeading___Toc2084_2430251871" text:style-name="Index_20_Link" text:visited-style-name="Index_20_Link">I. État de l’art<text:tab/>4</text:a></text:p>
          <text:p text:style-name="P99"><text:a xlink:type="simple" xlink:href="#__RefHeading___Toc2086_2430251871" text:style-name="Index_20_Link" text:visited-style-name="Index_20_Link">I.1. Le traitement automatique de la parole<text:tab/>4</text:a></text:p>
          <text:p text:style-name="P101"><text:a xlink:type="simple" xlink:href="#__RefHeading___Toc2092_2430251871" text:style-name="Index_20_Link" text:visited-style-name="Index_20_Link">I.1.A Les systèmes de reconnaissance automatique de la parole (SRAP)<text:tab/>5</text:a></text:p>
          <text:p text:style-name="P98"><text:a xlink:type="simple" xlink:href="#__RefHeading___Toc4645_1543453034" text:style-name="Index_20_Link" text:visited-style-name="Index_20_Link">I.1.A.1 Principes de fonctionnement de la reconnaissance automatique de la parole<text:tab/>6</text:a></text:p>
          <text:p text:style-name="P103"><text:a xlink:type="simple" xlink:href="#__RefHeading___Toc5457_990285328" text:style-name="Index_20_Link" text:visited-style-name="Index_20_Link">I.1.A.1.i La classification des systèmes de RAP<text:tab/>6</text:a></text:p>
          <text:p text:style-name="P102"><text:a xlink:type="simple" xlink:href="#__RefHeading___Toc5459_990285328" text:style-name="Index_20_Link" text:visited-style-name="Index_20_Link">I.1.A.1.i.a Les systèmes de RAP et le débit de parole<text:tab/>7</text:a></text:p>
          <text:p text:style-name="P102"><text:a xlink:type="simple" xlink:href="#__RefHeading___Toc5461_990285328" text:style-name="Index_20_Link" text:visited-style-name="Index_20_Link">I.1.A.1.i.b Les systèmes de RAP et la taille du vocabulaire<text:tab/>8</text:a></text:p>
          <text:p text:style-name="P102"><text:a xlink:type="simple" xlink:href="#__RefHeading___Toc5463_990285328" text:style-name="Index_20_Link" text:visited-style-name="Index_20_Link">I.1.A.1.i.c Les systèmes de RAP et le nombre de locuteurs<text:tab/>9</text:a></text:p>
          <text:p text:style-name="P103"><text:a xlink:type="simple" xlink:href="#__RefHeading___Toc5465_990285328" text:style-name="Index_20_Link" text:visited-style-name="Index_20_Link">I.1.A.1.ii Le fonctionnement des systèmes de RAP<text:tab/>10</text:a></text:p>
          <text:p text:style-name="P102"><text:a xlink:type="simple" xlink:href="#__RefHeading___Toc5467_990285328" text:style-name="Index_20_Link" text:visited-style-name="Index_20_Link">I.1.A.1.ii.a La modélisation acoustique<text:tab/>10</text:a></text:p>
          <text:p text:style-name="P102"><text:a xlink:type="simple" xlink:href="#__RefHeading___Toc5469_990285328" text:style-name="Index_20_Link" text:visited-style-name="Index_20_Link">I.1.A.1.ii.b Modélisation langagières<text:tab/>10</text:a></text:p>
          <text:p text:style-name="P102"><text:a xlink:type="simple" xlink:href="#__RefHeading___Toc5471_990285328" text:style-name="Index_20_Link" text:visited-style-name="Index_20_Link">I.1.A.1.ii.c Reconnaissance des modèles de voix<text:tab/>11</text:a></text:p>
          <text:p text:style-name="P102"><text:a xlink:type="simple" xlink:href="#__RefHeading___Toc5473_990285328" text:style-name="Index_20_Link" text:visited-style-name="Index_20_Link">I.1.A.1.ii.d Template-based approach<text:tab/>11</text:a></text:p>
          <text:p text:style-name="P102"><text:a xlink:type="simple" xlink:href="#__RefHeading___Toc5475_990285328" text:style-name="Index_20_Link" text:visited-style-name="Index_20_Link">I.1.A.1.ii.e Knowledge-based approach<text:tab/>11</text:a></text:p>
          <text:p text:style-name="P102"><text:a xlink:type="simple" xlink:href="#__RefHeading___Toc5477_990285328" text:style-name="Index_20_Link" text:visited-style-name="Index_20_Link">I.1.A.1.ii.f Dynamic time warping-based approach<text:tab/>11</text:a></text:p>
          <text:p text:style-name="P102"><text:a xlink:type="simple" xlink:href="#__RefHeading___Toc5479_990285328" text:style-name="Index_20_Link" text:visited-style-name="Index_20_Link">I.1.A.1.ii.g Neural network-based approach<text:tab/>11</text:a></text:p>
          <text:p text:style-name="P102"><text:a xlink:type="simple" xlink:href="#__RefHeading___Toc5481_990285328" text:style-name="Index_20_Link" text:visited-style-name="Index_20_Link">I.1.A.1.ii.h HMM-based approach<text:tab/>11</text:a></text:p>
          <text:p text:style-name="P103"><text:a xlink:type="simple" xlink:href="#__RefHeading___Toc5483_990285328" text:style-name="Index_20_Link" text:visited-style-name="Index_20_Link">I.1.A.1.iii Le fonctionnement des premiers systèmes de TAP<text:tab/>11</text:a></text:p>
          <text:p text:style-name="P103"><text:a xlink:type="simple" xlink:href="#__RefHeading___Toc5485_990285328" text:style-name="Index_20_Link" text:visited-style-name="Index_20_Link">I.1.A.1.iv L’amélioration du fonctionnement des systèmes de RAP<text:tab/>12</text:a></text:p>
          <text:p text:style-name="P98"><text:a xlink:type="simple" xlink:href="#__RefHeading___Toc5487_990285328" text:style-name="Index_20_Link" text:visited-style-name="Index_20_Link">I.1.A.2 Les applications majeures de la RAP et leur évolution<text:tab/>13</text:a></text:p>
          <text:p text:style-name="P103"><text:a xlink:type="simple" xlink:href="#__RefHeading___Toc5489_990285328" text:style-name="Index_20_Link" text:visited-style-name="Index_20_Link">I.1.A.2.i Les systèmes de dictée vocale<text:tab/>14</text:a></text:p>
          <text:p text:style-name="P103"><text:a xlink:type="simple" xlink:href="#__RefHeading___Toc5491_990285328" text:style-name="Index_20_Link" text:visited-style-name="Index_20_Link">I.1.A.2.ii Les systèmes d’indexation de fichiers audios<text:tab/>14</text:a></text:p>
          <text:p text:style-name="P103"><text:a xlink:type="simple" xlink:href="#__RefHeading___Toc5493_990285328" text:style-name="Index_20_Link" text:visited-style-name="Index_20_Link">I.1.A.2.iii Les systèmes de dialogue<text:tab/>15</text:a></text:p>
          <text:p text:style-name="P98"><text:a xlink:type="simple" xlink:href="#__RefHeading___Toc5643_2802846056" text:style-name="Index_20_Link" text:visited-style-name="Index_20_Link">I.1.A.3 Les systèmes de RAP open-sources<text:tab/>15</text:a></text:p>
          <text:p text:style-name="P98"><text:a xlink:type="simple" xlink:href="#__RefHeading___Toc5645_2802846056" text:style-name="Index_20_Link" text:visited-style-name="Index_20_Link">I.1.A.4 Conclusion sur les systèmes de RAP<text:tab/>15</text:a></text:p>
          <text:p text:style-name="P99"><text:a xlink:type="simple" xlink:href="#__RefHeading___Toc2094_2430251871" text:style-name="Index_20_Link" text:visited-style-name="Index_20_Link">I.2. Les ambiguïtés phonétiques du français<text:tab/>17</text:a></text:p>
          <text:p text:style-name="P101"><text:a xlink:type="simple" xlink:href="#__RefHeading___Toc2306_2430251871" text:style-name="Index_20_Link" text:visited-style-name="Index_20_Link">I.2.A L’homophonie<text:tab/>17</text:a></text:p>
          <text:p text:style-name="P98"><text:a xlink:type="simple" xlink:href="#__RefHeading___Toc2308_2430251871" text:style-name="Index_20_Link" text:visited-style-name="Index_20_Link">I.2.A.1 Homophonie, hétérographie (et homographie ?)<text:tab/>17</text:a></text:p>
          <text:p text:style-name="P101"><text:a xlink:type="simple" xlink:href="#__RefHeading___Toc2310_2430251871" text:style-name="Index_20_Link" text:visited-style-name="Index_20_Link">I.2.B La liaison<text:tab/>18</text:a></text:p>
          <text:p text:style-name="P98"><text:a xlink:type="simple" xlink:href="#__RefHeading___Toc4649_1543453034" text:style-name="Index_20_Link" text:visited-style-name="Index_20_Link">I.2.B.1 La liaison obligatoire<text:tab/>18</text:a></text:p>
          <text:p text:style-name="P98"><text:a xlink:type="simple" xlink:href="#__RefHeading___Toc2312_2430251871" text:style-name="Index_20_Link" text:visited-style-name="Index_20_Link">I.2.B.2 La liaison facultative ou recommandée<text:tab/>18</text:a></text:p>
          <text:p text:style-name="P98"><text:a xlink:type="simple" xlink:href="#__RefHeading___Toc2314_2430251871" text:style-name="Index_20_Link" text:visited-style-name="Index_20_Link">Voir Riegel<text:tab/>18</text:a></text:p>
          <text:p text:style-name="P101"><text:a xlink:type="simple" xlink:href="#__RefHeading___Toc2316_2430251871" text:style-name="Index_20_Link" text:visited-style-name="Index_20_Link">I.2.C L’enchaînement<text:tab/>18</text:a></text:p>
          <text:p text:style-name="P101"><text:a xlink:type="simple" xlink:href="#__RefHeading___Toc4651_1543453034" text:style-name="Index_20_Link" text:visited-style-name="Index_20_Link">I.2.D La gémination<text:tab/>19</text:a></text:p>
          <text:p text:style-name="P99"><text:a xlink:type="simple" xlink:href="#__RefHeading___Toc2096_2430251871" text:style-name="Index_20_Link" text:visited-style-name="Index_20_Link">I.3. Différentes perspectives de résolution de ces problèmes en TAL et en linguistique<text:tab/>19</text:a></text:p>
          <text:p text:style-name="P101"><text:a xlink:type="simple" xlink:href="#__RefHeading___Toc2318_2430251871" text:style-name="Index_20_Link" text:visited-style-name="Index_20_Link">I.3.A Description de règles phonologiques<text:tab/>19</text:a></text:p>
          <text:p text:style-name="P101"><text:a xlink:type="simple" xlink:href="#__RefHeading___Toc2320_2430251871" text:style-name="Index_20_Link" text:visited-style-name="Index_20_Link">I.3.B Description de règles linguistiques<text:tab/>20</text:a></text:p>
          <text:p text:style-name="P98"><text:a xlink:type="simple" xlink:href="#__RefHeading___Toc598_3454330933" text:style-name="Index_20_Link" text:visited-style-name="Index_20_Link">I.3.B.1 Dans le cas de la liaison<text:tab/>20</text:a></text:p>
          <text:p text:style-name="P98"><text:a xlink:type="simple" xlink:href="#__RefHeading___Toc600_3454330933" text:style-name="Index_20_Link" text:visited-style-name="Index_20_Link">I.3.B.2 Dans le cas des homophones et hétérographes<text:tab/>21</text:a></text:p>
          <text:p text:style-name="P101"><text:a xlink:type="simple" xlink:href="#__RefHeading___Toc2322_2430251871" text:style-name="Index_20_Link" text:visited-style-name="Index_20_Link">I.3.C La levée d’ambiguïtés à l’aide du (contexte sémantique ?) Voir sémantique lexicale / lexicologie / grammaire de Montague<text:tab/>22</text:a></text:p>
          <text:p text:style-name="P101"><text:a xlink:type="simple" xlink:href="#__RefHeading___Toc4653_1543453034" text:style-name="Index_20_Link" text:visited-style-name="Index_20_Link">I.3.D La levée d’ambiguïtés par les statistiques/proba<text:tab/>22</text:a></text:p>
        </text:index-body>
      </text:table-of-content>
      <text:p text:style-name="P42"/>
      <text:h text:style-name="P134" text:outline-level="1" text:is-list-header="true"><text:bookmark-start text:name="__RefHeading___Toc2082_2430251871"/>Introdution<text:bookmark-end text:name="__RefHeading___Toc2082_2430251871"/></text:h>
      <text:p text:style-name="P43"/>
      <text:p text:style-name="P1"><text:tab/><text:span text:style-name="T1">Le but de ce travail est </text:span><text:change text:change-id="ct94413992778064"/><text:span text:style-name="T1"><text:s/>l’amélioration de systèmes de reconnaissance automatique de la parole en français</text:span><text:change-start text:change-id="ct94413992780160"/><text:span text:style-name="T1"> </text:span><text:change-end text:change-id="ct94413992780160"/><text:change text:change-id="ct94413992792096"/><text:span text:style-name="T325"><text:s/>CITER DES SRAP</text:span><text:change-start text:change-id="ct94413992803920"/><text:span text:style-name="T325"> </text:span><text:change-end text:change-id="ct94413992803920"/><text:change-start text:change-id="ct94413992806768"/><text:span text:style-name="T60">p Nous nous interessons en particulier au phenomene de liaison en francais </text:span><text:change-end text:change-id="ct94413992806768"/><text:change-start text:change-id="ct94413992810528"/><text:span text:style-name="T60">qui peut poser de problèmes pour certains systèmes.</text:span><text:change-end text:change-id="ct94413992810528"/><text:change text:change-id="ct94413992810832"/></text:p>
      <text:p text:style-name="P2"><text:tab/>Les systèmes <text:change-start text:change-id="ct94413992811312"/><text:span text:style-name="T361">de reconnaissance de la parole (?) que nous avons </text:span><text:change-end text:change-id="ct94413992811312"/>étudiés recueillent la parole humaine via une entrée<text:change-start text:change-id="ct94413992811536"/>,<text:change-end text:change-id="ct94413992811536"/> <text:change text:change-id="ct94413992811760"/><text:change-start text:change-id="ct94413992811984"/><text:s/><text:span text:style-name="T361">par exemple</text:span><text:change-end text:change-id="ct94413992811984"/> un microphone de téléphone, d’ordinateur, <text:change text:change-id="ct94413992812208"/>puis retranscri<text:span text:style-name="T341">vent</text:span> cette parole sur l’écran <text:change text:change-id="ct94413992812896"/><text:change-start text:change-id="ct94413992814112"/><text:s/><text:span text:style-name="T361">sous forme</text:span><text:change-end text:change-id="ct94413992814112"/><text:change-start text:change-id="ct94413992814576"/><text:span text:style-name="T361"> de texte écrit.</text:span><text:change-end text:change-id="ct94413992814576"/><text:change text:change-id="ct94413992814880"/></text:p>
      <text:p text:style-name="P2"><text:tab/><text:change text:change-id="ct94413992294800"/><text:change-start text:change-id="ct94413992698304"/><office:annotation office:name="__Annotation__2281_4021073345"><dc:creator>Auteur inconnu</dc:creator><dc:date>2019-04-30T13:30:19.491147816</dc:date><text:p text:style-name="P164"><text:span text:style-name="T366">Tout ceci devrait etre 1 seul paragraphe. De facon generale, il faut penser a mieux lier les phrases, mieux expliquer ce que tu veux dire.</text:span></text:p></office:annotation><text:span text:style-name="T3">Un premier objectif de ce memoire </text:span><text:change-end text:change-id="ct94413992698304"/><text:change text:change-id="ct94413992804352"/><text:span text:style-name="T3"><text:s/>est d’évaluer </text:span><text:change text:change-id="ct94413992692192"/><text:change-start text:change-id="ct94413992819600"/><text:span text:style-name="T3">la</text:span><text:change-end text:change-id="ct94413992819600"/><text:span text:style-name="T3"> capacité</text:span><text:change-start text:change-id="ct94413992856976"/><text:span text:style-name="T3"> de ces systemes de reconnaissance de la parole</text:span><text:change-end text:change-id="ct94413992856976"/><text:span text:style-name="T3"> de retranscription de la parole humaine vers l’écrit, et d’identifier les erreurs qui en découlent.</text:span></text:p>
      <text:p text:style-name="P2"><text:tab/><text:span text:style-name="T3">Nous nous penchons sur des cas tout particuliers </text:span><text:change-start text:change-id="ct94413992857200"/><text:span text:style-name="T3">d’énoncés </text:span><text:change-end text:change-id="ct94413992857200"/><text:span text:style-name="T3">dans la langue française</text:span><text:change text:change-id="ct94413992857424"/><text:span text:style-name="T3"> : les ambiguïtés phonologiques liées à la liaison, aux homophones et à l’enchaînement. </text:span><text:change-start text:change-id="ct94413992858064"/><text:span text:style-name="T3">Les difficultés de traitement que ces phénomènes linguistiques posent lors du traitement automatique décou</text:span><text:change-end text:change-id="ct94413992858064"/><text:change-start text:change-id="ct94413992859392"/><text:span text:style-name="T3">lent d’</text:span><text:change-end text:change-id="ct94413992859392"/><text:change text:change-id="ct94413992859696"/><text:span text:style-name="T3">un problème en commun : la difficulté de segmenter les phrases l’oral</text:span><text:change-start text:change-id="ct94413992862048"/><text:span text:style-name="T3">, c-a-d d’identifier les lexemes les composant.</text:span><text:change-end text:change-id="ct94413992862048"/><text:change text:change-id="ct94413992862656"/><text:change text:change-id="ct94413992862352"/><text:tab/><text:span text:style-name="T245">Les logiciels de reconnaissance vocale les plus sophistiqués ont encore certaines difficultés à identifier ces cas.</text:span><text:change-start text:change-id="ct94413992301664"/><office:annotation-end office:name="__Annotation__2281_4021073345"/><text:change-end text:change-id="ct94413992301664"/></text:p>
      <text:p text:style-name="P2"><text:tab/><text:change-start text:change-id="ct94413992300480"/></text:p>
      <text:p text:style-name="P3">Notre etat de l’art se focalisera<text:change-end text:change-id="ct94413992300480"/><text:change text:change-id="ct94413992299600"/><text:span text:style-name="T4"> d’abord n</text:span><text:change text:change-id="ct94413992291632"/><text:span text:style-name="T4"> sur le traitement automatique de la parole et ses </text:span><text:change text:change-id="ct94413992861712"/><text:change-start text:change-id="ct94413992859920"/><text:span text:style-name="T4">multiples</text:span><text:change-end text:change-id="ct94413992859920"/><text:span text:style-name="T4"> applications, pour étudier celle qui nous intéresse le plus dans le cadre de notre travail : les systèmes de reconnaissance automatique de la parole</text:span><text:change-start text:change-id="ct94413992855440"/><text:span text:style-name="T4">.</text:span><text:change-end text:change-id="ct94413992855440"/><text:change text:change-id="ct94413992832880"/><text:span text:style-name="T4"> </text:span><text:change-start text:change-id="ct94413989547680"/><text:span text:style-name="T4">N</text:span><text:change-end text:change-id="ct94413989547680"/><text:change text:change-id="ct94413992803088"/><text:span text:style-name="T4">ous étudierons également la prosodie et ses particularités</text:span><text:change-start text:change-id="ct94413992531696"/><text:span text:style-name="T4"> qu’il est necessaire</text:span><text:change-end text:change-id="ct94413992531696"/><text:span text:style-name="T4"> à prendre en compte </text:span><text:change text:change-id="ct94413992839280"/><text:change-start text:change-id="ct94413992858944"/><text:span text:style-name="T4">pour le traitement des phenomenes lies a la liaison en francais.</text:span><text:change-end text:change-id="ct94413992858944"/></text:p>
      <text:p text:style-name="P4"><text:tab/>Puis nous nous pencherons sur les particularités de la langue orale<text:span text:style-name="T328"> en français au niveau humain, voir comment l’humain arrive à segmenter les mots.</text:span></text:p>
      <text:p text:style-name="P4"><text:tab/>Enfin <text:span text:style-name="T246">il s’agira de voir comment ces problèmes sont abordés actuellement dans le </text:span><office:annotation office:name="__Annotation__2286_4021073345"><dc:creator>Auteur inconnu</dc:creator><dc:date>2019-04-30T13:33:23.654514140</dc:date><text:p text:style-name="P164"><text:span text:style-name="T366">Expliciter</text:span></text:p></office:annotation><text:span text:style-name="T246">TAP</text:span><text:change-start text:change-id="ct94413992291936"/><office:annotation-end office:name="__Annotation__2286_4021073345"/><text:change-end text:change-id="ct94413992291936"/><text:span text:style-name="T246"> : au niveau des règles phonologiques, des règles syntaxiques ou encore via une introduction du contexte ou systèmes de probabilité d’apparition des mots.</text:span></text:p>
      <text:p text:style-name="P4"/>
      <text:p text:style-name="P4"><text:change text:change-id="ct94413992785712"/><text:change-start text:change-id="ct94413992309360"/><text:soft-page-break/><text:span text:style-name="T362">Notre objectif</text:span><text:change-end text:change-id="ct94413992309360"/> est de proposer une <text:change-start text:change-id="ct94413992679840"/><text:span text:style-name="T362">meilleure </text:span><text:change-end text:change-id="ct94413992679840"/>segmentation des phrases <text:change text:change-id="ct94413992780752"/><text:s/><text:change text:change-id="ct94413992522848"/><text:change-start text:change-id="ct94413992860272"/><text:s/><text:span text:style-name="T362">qui posent probleme aux systemes actuels du fait qu’elles contiennent des liaisons ou homonymes</text:span><text:change-end text:change-id="ct94413992860272"/><text:change-start text:change-id="ct94413992860496"/><text:span text:style-name="T362">.</text:span><text:change-end text:change-id="ct94413992860496"/><text:change text:change-id="ct94413992877536"/><text:change-start text:change-id="ct94413992878864"/> <text:span text:style-name="T362">Pour cela, nous proposerons des règles</text:span><text:change-end text:change-id="ct94413992878864"/> <text:change text:change-id="ct94413992879168"/><text:change-start text:change-id="ct94413992880496"/><text:span text:style-name="T362">d’</text:span><text:change-end text:change-id="ct94413992880496"/>analyse grammaticale des phrases, voire contextuelle<text:change-start text:change-id="ct94413992881824"/>, <text:span text:style-name="T362">ou autres approches en </text:span><text:change-end text:change-id="ct94413992881824"/><text:change-start text:change-id="ct94413992883072"/><text:span text:style-name="T362">appuyant sur des ressources et analyses linguistiques.</text:span><text:change-end text:change-id="ct94413992883072"/><text:change text:change-id="ct94413992883376"/></text:p>
      <text:p text:style-name="P5"><text:change-start text:change-id="ct94413992298528"/><text:span text:style-name="T362">L’objectif final de cette recherche et de proposer un algorithme et un programme informatique, permettant d’amélio</text:span><text:change-end text:change-id="ct94413992298528"/><text:change-start text:change-id="ct94413992856640"/><text:span text:style-name="T362">rer la performance de certains systèmes actuels.</text:span><text:change-end text:change-id="ct94413992856640"/><text:change text:change-id="ct94413992832016"/></text:p>
      <text:h text:style-name="P134" text:outline-level="1"><text:bookmark-start text:name="__RefHeading___Toc2084_2430251871"/>État de l’art<text:bookmark-end text:name="__RefHeading___Toc2084_2430251871"/></text:h>
      <text:p text:style-name="P66"/>
      <text:p text:style-name="P6"><text:tab/><text:span text:style-name="T5">Dans ce mémoire, nous mett</text:span><text:change text:change-id="ct94413992314800"/><text:span text:style-name="T5">ons en lien l</text:span><text:span text:style-name="T64">e </text:span><text:span text:style-name="T65">traitement des ambiguïtés phonétiques de l’oral en français avec le traitement automatique de la parole puisque celles-ci se produisent uniquement lors d’une production orale. </text:span></text:p>
      <text:p text:style-name="P7"><text:tab/><text:span text:style-name="T6">Dans une première partie </text:span><text:change-start text:change-id="ct94413992312032"/><text:span text:style-name="T6">de </text:span><text:change-end text:change-id="ct94413992312032"/><text:span text:style-name="T6">cet état de l’art</text:span><text:change-start text:change-id="ct94413992832288"/><text:span text:style-name="T6">,</text:span><text:change-end text:change-id="ct94413992832288"/><text:span text:style-name="T6"> nous </text:span><text:change text:change-id="ct94413992313520"/><office:annotation office:name="__Annotation__2287_4021073345"><dc:creator>Auteur inconnu</dc:creator><dc:date>2019-04-30T13:41:42.242885506</dc:date><text:p text:style-name="P164"><text:span text:style-name="T366">Tout en présent, c’est mieux.</text:span></text:p></office:annotation><text:span text:style-name="T6">défini</text:span><text:change-start text:change-id="ct94413992802176"/><text:span text:style-name="T6">ssons</text:span><text:change-end text:change-id="ct94413992802176"/><text:change text:change-id="ct94413992286512"/><text:change-start text:change-id="ct94413992789584"/><office:annotation-end office:name="__Annotation__2287_4021073345"/><text:change-end text:change-id="ct94413992789584"/><text:span text:style-name="T6"> les systèmes de reconnaissance vocale et leur fonctionnement après avoir défini le traitement automatique de la parole.</text:span><text:change-start text:change-id="ct94413992905648"/><text:span text:style-name="T6"> </text:span><text:change-end text:change-id="ct94413992905648"/><text:change text:change-id="ct94413992906160"/><text:span text:style-name="T6"><text:tab/>Dans une seconde partie</text:span><text:change-start text:change-id="ct94413992908416"/><text:span text:style-name="T6">,</text:span><text:change-end text:change-id="ct94413992908416"/><text:span text:style-name="T6"> nous défini</text:span><text:change-start text:change-id="ct94413992911584"/><text:span text:style-name="T6">ss</text:span><text:change-end text:change-id="ct94413992911584"/><text:change text:change-id="ct94413992911888"/><text:span text:style-name="T6">ons </text:span><text:change text:change-id="ct94413992913216"/><text:change-start text:change-id="ct94413992914544"/><text:span text:style-name="T6">les notions autour des </text:span><text:change-end text:change-id="ct94413992914544"/><text:change text:change-id="ct94413992914848"/><text:span text:style-name="T6">ambiguïtés phonétiques en français puis nous expos</text:span><text:change text:change-id="ct94413992916176"/><text:span text:style-name="T6">ons celles qui semblent </text:span><text:change text:change-id="ct94413992917504"/><text:span text:style-name="T6"><text:s/>poser des difficultés aux systèmes de reconnaissance automatique de la parole actuels. </text:span><text:change text:change-id="ct94413992918832"/><text:change-start text:change-id="ct94413992920160"/><text:span text:style-name="T6">Enfin</text:span><text:change-end text:change-id="ct94413992920160"/><text:span text:style-name="T6">, nous </text:span><text:change text:change-id="ct94413992921488"/><text:change-start text:change-id="ct94413992922816"/><text:span text:style-name="T6">rappelons</text:span><text:change-end text:change-id="ct94413992922816"/><text:span text:style-name="T6"> les différentes recherches existantes dans le traitement de ces ambiguïtés en traitement automatique de la parole </text:span><text:change text:change-id="ct94413992333200"/><text:span text:style-name="T6"><text:s/></text:span><text:change text:change-id="ct94413992330784"/><text:span text:style-name="T6"><text:s/></text:span><text:change text:change-id="ct94413992891376"/><text:span text:style-name="T6">.</text:span></text:p>
      <text:h text:style-name="P142" text:outline-level="2"><text:bookmark-start text:name="__RefHeading___Toc2086_2430251871"/><text:span text:style-name="T252">L</text:span>e traitement automatique de la parole<text:bookmark-end text:name="__RefHeading___Toc2086_2430251871"/></text:h>
      <text:p text:style-name="P8"><text:tab/>Ce travail s’inscrit <text:change text:change-id="ct94413992830880"/><text:s/>dans une problématique du traitement automatique de la parole <text:span text:style-name="T333">(TAP)</text:span> puisque les phénomènes traités <text:change text:change-id="ct94413992332400"/><text:span text:style-name="T7">ont lieu</text:span> lors de<text:span text:style-name="T72"> l’actualisation</text:span> de la parole. <text:span text:style-name="T360">Rappelons que l</text:span><text:span text:style-name="T74">a</text:span><office:annotation office:name="__Annotation__2296_4021073345"><dc:creator>Auteur inconnu</dc:creator><dc:date>2019-04-30T13:42:41.024165282</dc:date><text:p text:style-name="P164"><text:span text:style-name="T366">Definition exacte !</text:span></text:p></office:annotation><text:span text:style-name="T74"> parole est le fait d’exprimer ses idées à l’oral</text:span><text:change-start text:change-id="ct94413992887712"/><office:annotation-end office:name="__Annotation__2296_4021073345"/><text:change-end text:change-id="ct94413992887712"/><text:span text:style-name="T74">, </text:span><text:span text:style-name="T8">mais </text:span><text:span text:style-name="T76">ici</text:span><text:span text:style-name="T8"> nous </text:span><text:span text:style-name="T76">traiterons</text:span><text:span text:style-name="T8"> la parole en </text:span><text:span text:style-name="T75">tant</text:span><text:span text:style-name="T8"> que</text:span><office:annotation office:name="__Annotation__2298_4021073345"><dc:creator>Auteur inconnu</dc:creator><dc:date>2019-04-30T13:44:05.046159990</dc:date><text:p text:style-name="P164"><text:span text:style-name="T366">“</text:span><text:span text:style-name="T366">suite d’entites phonetiques “ ou “sequence de phonemes” … au lieu de “phenomene”</text:span></text:p></office:annotation><text:span text:style-name="T8"> phénomène phonétique </text:span><text:change-start text:change-id="ct94413992805808"/><office:annotation-end office:name="__Annotation__2298_4021073345"/><text:change-end text:change-id="ct94413992805808"/><text:span text:style-name="T8">qui </text:span><text:change text:change-id="ct94413992698800"/><text:change-start text:change-id="ct94413992963760"/><text:span text:style-name="T77">est analysable</text:span><text:change-end text:change-id="ct94413992963760"/><text:span text:style-name="T8"> par une machine</text:span><text:span text:style-name="T72">.</text:span></text:p>
      <text:p text:style-name="P38"/>
      <text:p text:style-name="P89"><text:tab/>Pour rendre compte des différents travaux et problématiques autour du traitement automatique de la parole nous pouvons en premier lieu évoquer quelques applications de ce domaine.</text:p>
      <text:p text:style-name="Text_20_body"><text:span text:style-name="T233"><text:tab/></text:span><text:span text:style-name="T234">Deux branches principales se dégagent du traitement automatique de la parole :</text:span><text:span text:style-name="T86"> </text:span><text:span text:style-name="T87">l</text:span><text:span text:style-name="T94">a reconnaissance automatique de la parole </text:span><text:span text:style-name="T95">et la synthèse vocale </text:span><text:span text:style-name="T96">(</text:span><text:span text:style-name="T344">Mertens, 2004</text:span><text:span text:style-name="T347">)</text:span><text:span text:style-name="T95">.</text:span></text:p>
      <text:p text:style-name="Text_20_body"><text:span text:style-name="T190"><text:tab/>L</text:span><text:span text:style-name="T188">a synthèse vocale est une technique informatique de synthèse sonore </text:span><text:span text:style-name="T192">permettant</text:span><text:span text:style-name="T188"> de créer de la parole artificielle à partir d’</text:span><text:span text:style-name="T189">un</text:span><text:span text:style-name="T188"> texte</text:span><text:span text:style-name="T181">. </text:span><text:span text:style-name="T187">Cette dernière</text:span><text:span text:style-name="T184"> permet </text:span><text:span text:style-name="T185">alors </text:span><office:annotation office:name="__Annotation__2299_4021073345"><dc:creator>Auteur inconnu</dc:creator><dc:date>2019-04-30T13:45:35.732333711</dc:date><text:p text:style-name="P164"><text:span text:style-name="T366">Ajouter la source </text:span></text:p></office:annotation><text:span text:style-name="T185">« </text:span><text:span text:style-name="T184">la lecture de documents pour malvoyants, des systèmes de réponse vo</text:span><text:span text:style-name="T185">c</text:span><text:span text:style-name="T184">ale, et systèmes d’informatio</text:span><text:span text:style-name="T186">n »</text:span><text:change-start text:change-id="ct94413992905344"/><office:annotation-end office:name="__Annotation__2299_4021073345"/><text:change-end text:change-id="ct94413992905344"/><text:span text:style-name="T186"> </text:span><text:span text:style-name="T187">par exemple.</text:span></text:p>
      <text:p text:style-name="Text_20_body"><text:span text:style-name="T98"><text:tab/></text:span><office:annotation office:name="__Annotation__2321_4021073345"><dc:creator>Auteur inconnu</dc:creator><dc:date>2019-04-30T13:56:53.712444863</dc:date><text:p text:style-name="P164"><text:span text:style-name="T366">Tout ceci devrait se trouver dans la section suivante, il me semble...</text:span></text:p></office:annotation><text:span text:style-name="T98">La reconnaissance de la parole</text:span><text:span text:style-name="T99"> (RAP) </text:span><text:span text:style-name="T101">a pour tâche de traiter une entrée sonore </text:span><text:span text:style-name="T102">et </text:span><text:span text:style-name="T106">de </text:span><text:span text:style-name="T102">la convertir</text:span><text:span text:style-name="T101"> en sortie textuelle </text:span><text:span text:style-name="T105">(</text:span><text:span text:style-name="T345">CMU Sphinx)</text:span>. <text:span text:style-name="T346">Les systèmes de reconnaissance automatique de </text:span><text:soft-page-break/><text:span text:style-name="T346">la parole présentent diverses possibilités</text:span><text:span text:style-name="T98"> : </text:span><text:span text:style-name="T100">la reconnaissance automatique de </text:span><text:span text:style-name="T102">la </text:span><text:span text:style-name="T100">langue (ou </text:span><text:span text:style-name="T98">automatic </text:span><text:span text:style-name="T100">lang</text:span><text:span text:style-name="T98">u</text:span><text:span text:style-name="T100">age </text:span><text:span text:style-name="T98">r</text:span><text:span text:style-name="T100">ecognition) permettant la détection du langage du locuteur, </text:span><text:span text:style-name="T102">ou encore</text:span><text:span text:style-name="T100"> la reconnaissance automatique de locuteur (</text:span><text:span text:style-name="T98">a</text:span><text:span text:style-name="T100">utomatic </text:span><text:span text:style-name="T98">s</text:span><text:span text:style-name="T100">peaker </text:span><text:span text:style-name="T98">r</text:span><text:span text:style-name="T100">ecognition) identifiant la voix de la personne envoyant le signal sonore</text:span><text:span text:style-name="T98"> </text:span><office:annotation office:name="__Annotation__2300_4021073345"><dc:creator>Auteur inconnu</dc:creator><dc:date>2019-04-30T13:46:10.505902607</dc:date><text:p text:style-name="P164"><text:span text:style-name="T366">Mettre ici la source, et ajouter quelques phrases pour expliquer ce que Vocapia Research.</text:span></text:p></office:annotation><text:span text:style-name="T345">(</text:span><text:span text:style-name="T343">Vocapia Research)</text:span><text:change-start text:change-id="ct94413992829088"/><office:annotation-end office:name="__Annotation__2300_4021073345"/><text:change-end text:change-id="ct94413992829088"/><text:span text:style-name="T343">.</text:span><text:span text:style-name="T98"><text:line-break/><text:tab/></text:span><text:span text:style-name="T103">En RAP nous pouvons citer des systèmes tels que les systèmes de dictée vocale, les assistants vocaux personnalisés, </text:span><text:span text:style-name="T104">ainsi que l’indexation de documents audio que nous expliquerons par la suite à l’aide des travaux de Joseph Mariani (Mariani, 2002).</text:span><text:change-start text:change-id="ct94413992881376"/><office:annotation-end office:name="__Annotation__2321_4021073345"/><text:change-end text:change-id="ct94413992881376"/></text:p>
      <text:p text:style-name="P9"><text:span text:style-name="T88"><text:tab/></text:span><text:span text:style-name="T9">Le TAP fait face à plusieurs défis par rapport au traitement automatique des langues (TAL) dans le fait qu’il étudie </text:span><text:change text:change-id="ct94413992838944"/><text:change-start text:change-id="ct94413993022496"/><text:span text:style-name="T91">une forme</text:span><text:change-end text:change-id="ct94413993022496"/><text:span text:style-name="T9"> spécifique de la langue : la langue parlée.</text:span></text:p>
      <text:p text:style-name="P10"><text:span text:style-name="T9">E</text:span><text:span text:style-name="T10">n effet celle-ci, comme le précise </text:span><text:change text:change-id="ct94413992837088"/><text:change-start text:change-id="ct94413992918512"/><text:span text:style-name="T10"><text:s/></text:span><text:span text:style-name="T91">(Mariani, 2002) ?</text:span><text:change-end text:change-id="ct94413992918512"/><text:span text:style-name="T10">, </text:span><text:span text:style-name="T12">pose un premier défi </text:span><text:span text:style-name="T90">en RAP</text:span><text:span text:style-name="T12"> dans le fait qu’elle </text:span><text:span text:style-name="T10">ne possède pas l</text:span><text:change-start text:change-id="ct94413992822576"/><text:span text:style-name="T10">e</text:span><text:span text:style-name="T91">s</text:span><text:change-end text:change-id="ct94413992822576"/><text:change text:change-id="ct94413992341360"/><text:span text:style-name="T10"> même</text:span><text:change-start text:change-id="ct94413992940272"/><text:span text:style-name="T91">s</text:span><text:change-end text:change-id="ct94413992940272"/><text:span text:style-name="T10"> </text:span><text:span text:style-name="T90">propriété</text:span><text:change-start text:change-id="ct94413993035856"/><text:span text:style-name="T91">s</text:span><text:change-end text:change-id="ct94413993035856"/><text:span text:style-name="T10"> qu</text:span><text:change-start text:change-id="ct94413992915344"/><text:span text:style-name="T91">e</text:span><text:change-end text:change-id="ct94413992915344"/><text:change text:change-id="ct94413992912112"/><text:span text:style-name="T10"> l’écrit</text:span><text:change-start text:change-id="ct94413992816144"/><text:span text:style-name="T10"> : </text:span><text:change-end text:change-id="ct94413992816144"/><text:change-start text:change-id="ct94413992884576"/><text:span text:style-name="T91">les textes écrits segmentent les mots par l’ajout </text:span><text:change-end text:change-id="ct94413992884576"/><text:change text:change-id="ct94413992937392"/><text:change-start text:change-id="ct94413993013472"/><text:span text:style-name="T91">d’</text:span><text:change-end text:change-id="ct94413993013472"/><text:span text:style-name="T10">espaces blancs</text:span><text:change-start text:change-id="ct94413992984256"/><text:span text:style-name="T10"> </text:span><text:span text:style-name="T91">et ponctuation</text:span><text:change-end text:change-id="ct94413992984256"/><text:span text:style-name="T10">. </text:span><text:change-start text:change-id="ct94413993017696"/><text:span text:style-name="T91">Au contraire, </text:span><text:change-end text:change-id="ct94413993017696"/><text:change text:change-id="ct94413993018000"/><text:change-start text:change-id="ct94413993003264"/><text:span text:style-name="T91">l</text:span><text:change-end text:change-id="ct94413993003264"/><text:span text:style-name="T12">ors d’une production orale les mots s’enchaînent </text:span><text:change-start text:change-id="ct94413993005904"/><text:span text:style-name="T91">souvent sans aucune pause </text:span><text:change-end text:change-id="ct94413993005904"/><text:span text:style-name="T12">et la segmentation des phrases </text:span><text:change-start text:change-id="ct94413993008512"/><text:span text:style-name="T91">en mots </text:span><text:change-end text:change-id="ct94413993008512"/><text:span text:style-name="T12">est </text:span><text:change text:change-id="ct94413993009936"/><text:span text:style-name="T12"><text:s/>plus complexe qu’à l’écrit.</text:span></text:p>
      <text:p text:style-name="P11"><text:span text:style-name="T12"><text:tab/>De plus</text:span><text:span text:style-name="T13">, </text:span><text:span text:style-name="T12">toujours </text:span><text:span text:style-name="T13">d’après Mariani</text:span><text:change-start text:change-id="ct94413992986160"/><text:span text:style-name="T13">,</text:span><text:change-end text:change-id="ct94413992986160"/><text:span text:style-name="T13"> p</text:span><text:span text:style-name="T9">lusieurs </text:span><text:span text:style-name="T85">éléments</text:span><text:span text:style-name="T9"> doivent alors être pris en compte </text:span><text:span text:style-name="T12">dans la </text:span><text:span text:style-name="T11">production de la</text:span><text:span text:style-name="T12"> parole</text:span><text:span text:style-name="T9"> : </text:span><office:annotation office:name="__Annotation__2301_4021073345"><dc:creator>Auteur inconnu</dc:creator><dc:date>2019-04-30T13:51:34.892212237</dc:date><text:p text:style-name="P164"><text:span text:style-name="T366">Ajouter une enumeration ici, sinon c’est difficile a lire.</text:span></text:p></office:annotation><text:span text:style-name="T9">les différentes variantes de </text:span><text:span text:style-name="T13">la parole</text:span><text:span text:style-name="T9">, à savoir </text:span><text:span text:style-name="T89">celles</text:span><text:span text:style-name="T9"> propres au locuteur : son accent, son vocabulaire et son dialecte, mais aussi les variantes liées au contexte : est-ce que l’on analyse une conversation </text:span><text:span text:style-name="T85">ou</text:span><text:span text:style-name="T9"> un monologue ? </text:span><text:span text:style-name="T84">Ou encore,</text:span><text:span text:style-name="T9"> est-ce que la personne lit le texte ou s’exprime-</text:span><text:span text:style-name="T85">t-elle</text:span><text:span text:style-name="T9"> naturellement ? </text:span><text:span text:style-name="T13">Mariani parle</text:span><text:change text:change-id="ct94413993010160"/><text:span text:style-name="T13"> également de variantes interlocuteur et intra-locuteur à prendre en compte dans une étude d</text:span><text:span text:style-name="T90">e RAP</text:span><text:span text:style-name="T13"> </text:span><text:span text:style-name="T12">que nous expliquerons dans la suite de ce mémoire</text:span><text:span text:style-name="T13">.</text:span><text:change-start text:change-id="ct94413992962464"/><office:annotation-end office:name="__Annotation__2301_4021073345"/><text:change-end text:change-id="ct94413992962464"/></text:p>
      <text:p text:style-name="P90"/>
      <text:p text:style-name="P12"><office:annotation office:name="__Annotation__2320_4021073345"><dc:creator>Auteur inconnu</dc:creator><dc:date>2019-04-30T13:53:30.862193987</dc:date><text:p text:style-name="P164"><text:span text:style-name="T366">Mettre ces paragraphes apres le titre de section. </text:span></text:p></office:annotation><text:span text:style-name="T316"><text:tab/></text:span><text:span text:style-name="T14">Dans cette première </text:span><text:span text:style-name="T15">partie de l’état de l’art</text:span><text:span text:style-name="T14"> nous étudi</text:span><text:change text:change-id="ct94413992975872"/><text:span text:style-name="T14">ons les systèmes de reconnaissance automatique de la parole en exposant quelques systèmes existant</text:span><text:change-start text:change-id="ct94413992468608"/><text:span text:style-name="T97">s</text:span><text:change-end text:change-id="ct94413992468608"/><text:span text:style-name="T14"> </text:span><text:change text:change-id="ct94413992919856"/><text:span text:style-name="T14">, puis nous expliqu</text:span><text:change text:change-id="ct94413993045216"/><text:span text:style-name="T14">ons le fonctionnement d’un tel système depuis l’analyse acoustique jusqu’à la modélisation linguistique. </text:span><text:change text:change-id="ct94413993046544"/><text:change-start text:change-id="ct94413993047872"/><text:span text:style-name="T97">N</text:span><text:change-end text:change-id="ct94413993047872"/><text:span text:style-name="T14">ous </text:span><text:change text:change-id="ct94413993049200"/><text:change-start text:change-id="ct94413993050528"/><text:span text:style-name="T97">faosons une synthèse des</text:span><text:change-end text:change-id="ct94413993050528"/><text:span text:style-name="T14"> types de systèmes existant ou ayant existé en fonction des paramètres qu’ils prennent en compte, à savoir le type de parole traité, le nombre de locuteur</text:span><text:change-start text:change-id="ct94413993054192"/><text:span text:style-name="T97">s</text:span><text:change-end text:change-id="ct94413993054192"/><text:span text:style-name="T14"> à reconnaître, et la taille du vocabulaire implémenté dans le système.<text:line-break/></text:span><text:span text:style-name="T15">Enfin, dans le cadre de ce mémoire il </text:span><text:change text:change-id="ct94413992481456"/><text:change-start text:change-id="ct94413993015088"/><text:span text:style-name="T97">est</text:span><text:change-end text:change-id="ct94413993015088"/><text:span text:style-name="T15"> également important de se pencher sur les systèmes de reconnaissance </text:span><text:change text:change-id="ct94413993012624"/><text:change-start text:change-id="ct94413992987440"/><text:span text:style-name="T97">Open Source</text:span><text:change-end text:change-id="ct94413992987440"/><text:span text:style-name="T15">. Nous </text:span><text:change text:change-id="ct94413992979472"/><text:change-start text:change-id="ct94413992487328"/><text:span text:style-name="T97">faisons</text:span><text:change-end text:change-id="ct94413992487328"/><text:span text:style-name="T15"> </text:span><text:change text:change-id="ct94413992463056"/><text:span text:style-name="T15"><text:s/>un bref inventaire de </text:span><text:change text:change-id="ct94413992481760"/><text:change-start text:change-id="ct94413992457744"/><text:span text:style-name="T97">ces systèmes</text:span><text:change-end text:change-id="ct94413992457744"/><text:span text:style-name="T15"> et </text:span><text:change text:change-id="ct94413992472704"/><text:change-start text:change-id="ct94413992978256"/><text:span text:style-name="T97">leurs</text:span><text:change-end text:change-id="ct94413992978256"/><text:span text:style-name="T15"> caractéristiques </text:span><text:change text:change-id="ct94413992915792"/><text:span text:style-name="T15">dans le cadre du traitement des ambiguïtés phonétiques.</text:span><text:change-start text:change-id="ct94413992919328"/><office:annotation-end office:name="__Annotation__2320_4021073345"/><text:change-end text:change-id="ct94413992919328"/></text:p>
      <text:p text:style-name="P37"/>
      <text:h text:style-name="P136" text:outline-level="3"><text:bookmark-start text:name="__RefHeading___Toc2092_2430251871"/><text:soft-page-break/><text:span text:style-name="T287">L</text:span><text:span text:style-name="T257">es </text:span><text:span text:style-name="T288">systèmes de reconnaissance automatique de la parole</text:span><text:change-start text:change-id="ct94413992484400"/><text:span text:style-name="T288"> </text:span><text:span text:style-name="T289">(SRAP)</text:span><text:bookmark-end text:name="__RefHeading___Toc2092_2430251871"/><text:change-end text:change-id="ct94413992484400"/></text:h>
      <text:p text:style-name="Text_20_body"><text:span text:style-name="T282"><text:tab/></text:span><text:span text:style-name="T16">D’après </text:span><text:change text:change-id="ct94413993010896"/><office:annotation office:name="__Annotation__2347_4021073345"><dc:creator>Auteur inconnu</dc:creator><dc:date>2019-04-30T14:01:31.564575800</dc:date><text:p text:style-name="P164"><text:span text:style-name="T366">Pas besoin de répéter le nom quand il est déjà dans la citation.</text:span></text:p></office:annotation><text:span text:style-name="T16"><text:s/></text:span><text:span text:style-name="T125">(Mariani, 1990)</text:span><text:span text:style-name="T16">,</text:span><text:span text:style-name="T120"> </text:span><text:change-start text:change-id="ct94413992473648"/><office:annotation-end office:name="__Annotation__2347_4021073345"/><text:change-end text:change-id="ct94413992473648"/><text:span text:style-name="T205">les </text:span><text:span text:style-name="T207">systèmes de </text:span><text:span text:style-name="T205">RAP sont des systèmes capables de produire du texte à partir du traitement de fichiers audios. </text:span><text:span text:style-name="T206">D’après le glossaire en ligne </text:span><office:annotation office:name="__Annotation__2322_4021073345"><dc:creator>Auteur inconnu</dc:creator><dc:date>2019-04-30T13:57:33.354962295</dc:date><text:p text:style-name="P164"><text:span text:style-name="T366">Citer site web en note de bas de page.</text:span></text:p></office:annotation><text:span text:style-name="T206">Vocapia</text:span><text:change-start text:change-id="ct94413992801456"/><office:annotation-end office:name="__Annotation__2322_4021073345"/><text:change-end text:change-id="ct94413992801456"/><text:span text:style-name="T206">, i</text:span><text:span text:style-name="T17">ls possèdent plusieurs appellations tant en anglais qu’en français</text:span><text:change text:change-id="ct94413992303008"/><text:change-start text:change-id="ct94413993102832"/><text:span text:style-name="T17"> :</text:span><text:change-end text:change-id="ct94413993102832"/><text:span text:style-name="T17"> « reconnaissance vocale », « automatic speech recognition », « speech recognition » ou encore « speech-to-text conversion ».</text:span></text:p>
      <text:p text:style-name="P74"><text:span text:style-name="T280"><text:tab/>La reconnaissance automatique de la parole sert dans multiples domaines, </text:span><text:span text:style-name="T284">et </text:span><text:span text:style-name="T280">pour un certain nombre de fonctions. </text:span><text:span text:style-name="T283">Mariani </text:span><text:change-start text:change-id="ct94413993103584"/><text:span text:style-name="T283">(</text:span><text:span text:style-name="T285">source) </text:span><text:change-end text:change-id="ct94413993103584"/><text:span text:style-name="T283">explique que l</text:span><text:span text:style-name="T280">es premiers SRAP commercialisés dans les années 19</text:span><text:span text:style-name="T283">7</text:span><text:span text:style-name="T280">0 tournaient principalement autour de la dictée vocale, mais leur amélioration permet aujourd’hui de leur faire effectuer des tâches variées : </text:span><text:span text:style-name="T281">la dictée de textes,</text:span><text:span text:style-name="T280"> l</text:span><text:span text:style-name="T129">’indexation et l’extraction d’information de documents audiovisuels</text:span><text:span text:style-name="T123">, </text:span><text:span text:style-name="T126">et</text:span><text:span text:style-name="T123"> les interactions complètes homme-machine avec transcription du langage humain en texte et réponse en synthèse vocale et en texte, </text:span><text:span text:style-name="T124">permettant ainsi de créer des logiciels mains-libres pour les téléphones ou des aides pour personnes handicapées.</text:span><text:span text:style-name="T127"> </text:span><text:span text:style-name="T128">Nous reviendrons sur le fonctionnement de ces trois types d’applications dans l’explication du fonctionnement général des systèmes de RAP.</text:span></text:p>
      <text:h text:style-name="P13" text:outline-level="4"><text:bookmark-start text:name="__RefHeading___Toc4645_1543453034"/><text:bookmark-end text:name="__RefHeading___Toc4645_1543453034"/><text:change text:change-id="ct94413993015328"/></text:h>
      <text:p text:style-name="P16"><text:span text:style-name="T235"><text:tab/></text:span><text:span text:style-name="T237">Avant de nous pencher sur la question du fonctionnement d’un système de RAP il est important de rappeler son principe de base consistant à retranscrire de la parole en texte, et aussi les problématiques propres au TAP évoqué</text:span><text:span text:style-name="T238">e</text:span><text:span text:style-name="T237">s par Mariani en 1990 : </text:span><text:change-start text:change-id="ct94413992483392"/></text:p>
      <text:p text:style-name="P16"><text:span text:style-name="T237">- </text:span><text:change-end text:change-id="ct94413992483392"/><text:span text:style-name="T237">la langue parlée est plus complexe à segmenter puisqu’il n’y a pas de pause entre les mots comme nous pouvons les signaler à l’écrit par des espaces blancs ;</text:span><text:change-start text:change-id="ct94413992491744"/></text:p>
      <text:p text:style-name="P16"><text:span text:style-name="T237">- </text:span><text:change-end text:change-id="ct94413992491744"/><text:span text:style-name="T237">chaque mot ne se prononce jamais de la même manière selon son emplacement dans la phrase, selon le contexte d’énonciation, ou d’un locuteur à un autre ;</text:span><text:change-start text:change-id="ct94413992466224"/></text:p>
      <text:p text:style-name="P16"><text:span text:style-name="T237">- </text:span><text:change-end text:change-id="ct94413992466224"/><text:span text:style-name="T237">i</text:span><text:span text:style-name="T19">l existe des variabilités de la parole intra et interlocuteur ;</text:span><text:change-start text:change-id="ct94413992837312"/><text:span text:style-name="T19"> </text:span><text:change-end text:change-id="ct94413992837312"/><text:span text:style-name="T19">et, du fait de cette variabilité de la parole le TAP se doit de traiter une grande quantité de données pour construire des systèmes robustes.</text:span></text:p>
      <text:p text:style-name="Text_20_body"><text:span text:style-name="T19"><text:tab/>Nous détaill</text:span><text:change text:change-id="ct94413992497536"/><text:span text:style-name="T19">ons en premier lieu les trois paramètres majeurs des systèmes de RAP en nous appuyant sur la classification de ces systèmes effectuée par </text:span><text:change text:change-id="ct94413993048096"/><text:span text:style-name="T19"><text:s/></text:span><text:reference-mark-start text:name="ZOTERO_ITEM CSL_CITATION {&quot;citationID&quot;:&quot;H4n7h82e&quot;,&quot;properties&quot;:{&quot;formattedCitation&quot;:&quot;(Saksamudre, Tech, &amp; Shrishrimal, 2015)&quot;,&quot;plainCitation&quot;:&quot;(Saksamudre, Tech, &amp; Shrishrimal, 2015)&quot;,&quot;noteIndex&quot;:0},&quot;citationItems&quot;:[{&quot;id&quot;:138,&quot;uris&quot;:[&quot;http://zotero.org/users/5250683/items/W6QJBCFN&quot;],&quot;uri&quot;:[&quot;http://zotero.org/users/5250683/items/W6QJBCFN&quot;],&quot;itemData&quot;:{&quot;id&quot;:138,&quot;type&quot;:&quot;paper-conference&quot;,&quot;title&quot;:&quot;A Review on Different Approaches for Speech Recognition System&quot;,&quot;page&quot;:&quot;23-28&quot;,&quot;volume&quot;:&quot;Volume 115&quot;,&quot;source&quot;:&quot;Semantic Scholar&quot;,&quot;event&quot;:&quot;International Journal of Computer Applications (0975-8887)&quot;,&quot;abstract&quot;:&quot;This paper presents the basic idea of speech recognition, proposed types of speech recognition, issues in speech recognition, different useful approaches for feature extraction of the speech signal with its advantage and disadvantage and various pattern matching approaches for recognizing the speech of the different speaker. Now day's research in speech recognition system is motivated for ASR system with a large vocabulary that supports speaker independent operations and continuous speech in different language.&quot;,&quot;author&quot;:[{&quot;family&quot;:&quot;Saksamudre&quot;,&quot;given&quot;:&quot;Suman K.&quot;},{&quot;family&quot;:&quot;Tech&quot;,&quot;given&quot;:&quot;M. Thejovathi M.&quot;},{&quot;family&quot;:&quot;Shrishrimal&quot;,&quot;given&quot;:&quot;Pukhraj&quot;}],&quot;issued&quot;:{&quot;date-parts&quot;:[[&quot;2015&quot;]]}}}],&quot;schema&quot;:&quot;https://github.com/citation-style-language/schema/raw/master/csl-citation.json&quot;} RND6IsgXqL8qj"/><text:span text:style-name="T19">(Saksamudre, Tech, &amp; Shrishrimal, 2015)</text:span><text:reference-mark-end text:name="ZOTERO_ITEM CSL_CITATION {&quot;citationID&quot;:&quot;H4n7h82e&quot;,&quot;properties&quot;:{&quot;formattedCitation&quot;:&quot;(Saksamudre, Tech, &amp; Shrishrimal, 2015)&quot;,&quot;plainCitation&quot;:&quot;(Saksamudre, Tech, &amp; Shrishrimal, 2015)&quot;,&quot;noteIndex&quot;:0},&quot;citationItems&quot;:[{&quot;id&quot;:138,&quot;uris&quot;:[&quot;http://zotero.org/users/5250683/items/W6QJBCFN&quot;],&quot;uri&quot;:[&quot;http://zotero.org/users/5250683/items/W6QJBCFN&quot;],&quot;itemData&quot;:{&quot;id&quot;:138,&quot;type&quot;:&quot;paper-conference&quot;,&quot;title&quot;:&quot;A Review on Different Approaches for Speech Recognition System&quot;,&quot;page&quot;:&quot;23-28&quot;,&quot;volume&quot;:&quot;Volume 115&quot;,&quot;source&quot;:&quot;Semantic Scholar&quot;,&quot;event&quot;:&quot;International Journal of Computer Applications (0975-8887)&quot;,&quot;abstract&quot;:&quot;This paper presents the basic idea of speech recognition, proposed types of speech recognition, issues in speech recognition, different useful approaches for feature extraction of the speech signal with its advantage and disadvantage and various pattern matching approaches for recognizing the speech of the different speaker. Now day's research in speech recognition system is motivated for ASR system with a large vocabulary that supports speaker independent operations and continuous speech in different language.&quot;,&quot;author&quot;:[{&quot;family&quot;:&quot;Saksamudre&quot;,&quot;given&quot;:&quot;Suman K.&quot;},{&quot;family&quot;:&quot;Tech&quot;,&quot;given&quot;:&quot;M. Thejovathi M.&quot;},{&quot;family&quot;:&quot;Shrishrimal&quot;,&quot;given&quot;:&quot;Pukhraj&quot;}],&quot;issued&quot;:{&quot;date-parts&quot;:[[&quot;2015&quot;]]}}}],&quot;schema&quot;:&quot;https://github.com/citation-style-language/schema/raw/master/csl-citation.json&quot;} RND6IsgXqL8qj"/><text:span text:style-name="T19">, à savoir la prise en compte du nombre de locuteurs, la taille du vocabulaire du système et le débit de parole. </text:span><text:change text:change-id="ct94413992820368"/><text:span text:style-name="T19">Puis nous </text:span><text:change text:change-id="ct94413992828672"/><text:change-start text:change-id="ct94413993083328"/><text:span text:style-name="T239">decrivons</text:span><text:change-end text:change-id="ct94413993083328"/><text:span text:style-name="T19"> le fonctionnement des premiers systèmes de RAP en nous appuyant sur l’étude de </text:span><text:change text:change-id="ct94413993083552"/><text:span text:style-name="T19"><text:s/></text:span><text:span text:style-name="T20">(Mariani, 1990) </text:span><text:change text:change-id="ct94413992989280"/><text:span text:style-name="T20"><text:s/>et </text:span><text:change text:change-id="ct94413993050752"/><text:span text:style-name="T20"><text:s/>l’amélioration de ces systèmes grâce à son étude de 2002.</text:span><text:change-start text:change-id="ct94413993062752"/><text:span text:style-name="T20"> </text:span><text:change-end text:change-id="ct94413993062752"/><text:change text:change-id="ct94413993063136"/><text:span text:style-name="T20">Enfin nous évoqu</text:span><text:change text:change-id="ct94413993064384"/><text:span text:style-name="T20">ons les principales applications existant</text:span><text:change-start text:change-id="ct94413992511568"/><text:span text:style-name="T20">es</text:span><text:change-end text:change-id="ct94413992511568"/><text:span text:style-name="T20"> en RAP.</text:span></text:p>
      <text:h text:style-name="P14" text:outline-level="5"><text:bookmark-start text:name="__RefHeading___Toc5457_990285328"/><text:bookmark-end text:name="__RefHeading___Toc5457_990285328"/><text:change text:change-id="ct94413993080480"/></text:h>
      <text:p text:style-name="Text_20_body"><text:tab/><text:change text:change-id="ct94413993080976"/><text:span text:style-name="T21">à l’aide des récentes recherches</text:span><text:change-start text:change-id="ct94413993063408"/><text:span text:style-name="T21"> </text:span><text:change-end text:change-id="ct94413993063408"/><text:reference-mark-start text:name="ZOTERO_ITEM CSL_CITATION {&quot;citationID&quot;:&quot;XZte8wNs&quot;,&quot;properties&quot;:{&quot;formattedCitation&quot;:&quot;(Saksamudre et al., 2015)&quot;,&quot;plainCitation&quot;:&quot;(Saksamudre et al., 2015)&quot;,&quot;noteIndex&quot;:0},&quot;citationItems&quot;:[{&quot;id&quot;:138,&quot;uris&quot;:[&quot;http://zotero.org/users/5250683/items/W6QJBCFN&quot;],&quot;uri&quot;:[&quot;http://zotero.org/users/5250683/items/W6QJBCFN&quot;],&quot;itemData&quot;:{&quot;id&quot;:138,&quot;type&quot;:&quot;paper-conference&quot;,&quot;title&quot;:&quot;A Review on Different Approaches for Speech Recognition System&quot;,&quot;page&quot;:&quot;23-28&quot;,&quot;volume&quot;:&quot;Volume 115&quot;,&quot;source&quot;:&quot;Semantic Scholar&quot;,&quot;event&quot;:&quot;International Journal of Computer Applications (0975-8887)&quot;,&quot;abstract&quot;:&quot;This paper presents the basic idea of speech recognition, proposed types of speech recognition, issues in speech recognition, different useful approaches for feature extraction of the speech signal with its advantage and disadvantage and various pattern matching approaches for recognizing the speech of the different speaker. Now day's research in speech recognition system is motivated for ASR system with a large vocabulary that supports speaker independent operations and continuous speech in different language.&quot;,&quot;author&quot;:[{&quot;family&quot;:&quot;Saksamudre&quot;,&quot;given&quot;:&quot;Suman K.&quot;},{&quot;family&quot;:&quot;Tech&quot;,&quot;given&quot;:&quot;M. Thejovathi M.&quot;},{&quot;family&quot;:&quot;Shrishrimal&quot;,&quot;given&quot;:&quot;Pukhraj&quot;}],&quot;issued&quot;:{&quot;date-parts&quot;:[[&quot;2015&quot;]]}}}],&quot;schema&quot;:&quot;https://github.com/citation-style-language/schema/raw/master/csl-citation.json&quot;} RNDTh13ad6RGL"/><text:span text:style-name="T21">(Saksamudre et al., 2015)</text:span><text:reference-mark-end text:name="ZOTERO_ITEM CSL_CITATION {&quot;citationID&quot;:&quot;XZte8wNs&quot;,&quot;properties&quot;:{&quot;formattedCitation&quot;:&quot;(Saksamudre et al., 2015)&quot;,&quot;plainCitation&quot;:&quot;(Saksamudre et al., 2015)&quot;,&quot;noteIndex&quot;:0},&quot;citationItems&quot;:[{&quot;id&quot;:138,&quot;uris&quot;:[&quot;http://zotero.org/users/5250683/items/W6QJBCFN&quot;],&quot;uri&quot;:[&quot;http://zotero.org/users/5250683/items/W6QJBCFN&quot;],&quot;itemData&quot;:{&quot;id&quot;:138,&quot;type&quot;:&quot;paper-conference&quot;,&quot;title&quot;:&quot;A Review on Different Approaches for Speech Recognition System&quot;,&quot;page&quot;:&quot;23-28&quot;,&quot;volume&quot;:&quot;Volume 115&quot;,&quot;source&quot;:&quot;Semantic Scholar&quot;,&quot;event&quot;:&quot;International Journal of Computer Applications (0975-8887)&quot;,&quot;abstract&quot;:&quot;This paper presents the basic idea of speech recognition, proposed types of speech recognition, issues in speech recognition, different useful approaches for feature extraction of the speech signal with its advantage and disadvantage and various pattern matching approaches for recognizing the speech of the different speaker. Now day's research in speech recognition system is motivated for ASR system with a large vocabulary that supports speaker independent operations and continuous speech in different language.&quot;,&quot;author&quot;:[{&quot;family&quot;:&quot;Saksamudre&quot;,&quot;given&quot;:&quot;Suman K.&quot;},{&quot;family&quot;:&quot;Tech&quot;,&quot;given&quot;:&quot;M. Thejovathi M.&quot;},{&quot;family&quot;:&quot;Shrishrimal&quot;,&quot;given&quot;:&quot;Pukhraj&quot;}],&quot;issued&quot;:{&quot;date-parts&quot;:[[&quot;2015&quot;]]}}}],&quot;schema&quot;:&quot;https://github.com/citation-style-language/schema/raw/master/csl-citation.json&quot;} RNDTh13ad6RGL"/><text:span text:style-name="T21">, les systèmes de RAP sont classés en fonction des paramètres qu’ils peuvent prendre en compte. Il est important de comprendre que les systèmes prennent en compte </text:span><office:annotation office:name="__Annotation__2348_4021073345"><dc:creator>Auteur inconnu</dc:creator><dc:date>2019-04-30T14:04:31.867094740</dc:date><text:p text:style-name="P164"><text:span text:style-name="T366">Quels types ?</text:span></text:p><text:p text:style-name="P164"><text:span text:style-name="T366"/></text:p></office:annotation><text:span text:style-name="T21">ces trois types </text:span><text:change-start text:change-id="ct94413993083776"/><office:annotation-end office:name="__Annotation__2348_4021073345"/><text:change-end text:change-id="ct94413993083776"/><text:span text:style-name="T21">de paramètres, mais à des niveaux différents puisque chaque paramètre est découpé en plusieurs sous-catégories. On pourra alors retrouver des systèmes de reconnaissance monolocuteurs à large vocabulaire avec un débit de parole spontané comme des systèmes de reconnaissance multilocuteurs à petit vocabulaire avec un débit de parole continu.</text:span></text:p>
      <text:h text:style-name="P153" text:outline-level="6"><text:bookmark-start text:name="__RefHeading___Toc5459_990285328"/>Les systèmes de RAP <text:s/>et le débit de parole<text:bookmark-end text:name="__RefHeading___Toc5459_990285328"/></text:h>
      <text:p text:style-name="P15"><text:tab/><text:change text:change-id="ct94413990414528"/><text:change-start text:change-id="ct94413993078896"/><text:span text:style-name="T113">I</text:span><text:change-end text:change-id="ct94413993078896"/><text:span text:style-name="T24">l existe</text:span><text:span text:style-name="T22"> différentes formes de l’oral : celles qui se rapprochent le plus de la langue écrite et celles qui s’en éloig</text:span><text:span text:style-name="T112">n</text:span><text:span text:style-name="T22">ent. </text:span><text:change text:change-id="ct94413993138320"/></text:p>
      <text:p text:style-name="P16"><text:span text:style-name="T78"><text:line-break/><text:tab/></text:span><text:span text:style-name="T29">L</text:span><text:span text:style-name="T28">a parole spontanée</text:span><text:span text:style-name="T29"> </text:span><text:span text:style-name="T28">est définie par </text:span><text:change text:change-id="ct94413992977664"/><text:change-start text:change-id="ct94413993062432"/><text:span text:style-name="T26">(Adda-Decker, 2006)</text:span><text:change-end text:change-id="ct94413993062432"/><text:span text:style-name="T28"> comme</text:span><text:span text:style-name="T29"> ce</text:span><text:span text:style-name="T28">lle</text:span><text:span text:style-name="T29"> utilisé</text:span><text:span text:style-name="T28">e</text:span><text:span text:style-name="T29"> lors d’une conversation quotidienne. </text:span><text:change text:change-id="ct94413992493344"/><text:change-start text:change-id="ct94413992487952"/><text:span text:style-name="T27">(Mariani, 1990)</text:span><text:change-end text:change-id="ct94413992487952"/><text:span text:style-name="T27"> parle également de </text:span><office:annotation office:name="__Annotation__2351_4021073345"><dc:creator>Auteur inconnu</dc:creator><dc:date>2019-04-30T14:07:17.353562553</dc:date><text:p text:style-name="P164"><text:span text:style-name="T366">Est-ce la meme chose que la parole spontanee ? Si oui, l’affirmer et l’expliquer. Sinon, expliquer la difference.</text:span></text:p></office:annotation><text:span text:style-name="T27">parole conversationnelle</text:span><text:change-start text:change-id="ct94413993138720"/><office:annotation-end office:name="__Annotation__2351_4021073345"/><text:change-end text:change-id="ct94413993138720"/><text:span text:style-name="T27">.</text:span><text:span text:style-name="T29"> Ce</text:span><text:span text:style-name="T28">tte</text:span><text:span text:style-name="T29"> derni</text:span><text:span text:style-name="T28">ère</text:span><text:span text:style-name="T29"> </text:span><text:span text:style-name="T118">se caractérise par des </text:span><text:span text:style-name="T29">hésitations, de</text:span><text:span text:style-name="T118">s</text:span><text:span text:style-name="T29"> répétitions, et de</text:span><text:span text:style-name="T118">s</text:span><text:span text:style-name="T29"> modifications grammaticales </text:span><text:span text:style-name="T118">faites par les locuteurs</text:span><text:span text:style-name="T29">, ce qui </text:span><text:span text:style-name="T28">l</text:span><text:span text:style-name="T29">’éloigne </text:span><text:change text:change-id="ct94413993125136"/><text:span text:style-name="T29"><text:s/>de la langue écrite et qui de ce fait rend l</text:span><text:span text:style-name="T28">a parole plus naturelle</text:span><text:span text:style-name="T29">.<text:line-break/><text:tab/>L</text:span><text:span text:style-name="T28">a parole lue, </text:span><text:span text:style-name="T119">aussi appelée parole préparée, </text:span><text:span text:style-name="T27">ou encore parole continue dans l’étude de </text:span><text:span text:style-name="Strong_20_Emphasis"><text:span text:style-name="T137">Saksamudre et al.</text:span></text:span><text:span text:style-name="T118"> est l</text:span><text:span text:style-name="T28">a parole</text:span><text:span text:style-name="T118"> que l’on utilise lorsque nous lisons. Adda-Decker explique que la lecture à haute voix entraîne une articulation plus lente et plus soignée puisque ce n’est pas une tâche effectuée quotidiennement </text:span><text:span text:style-name="T27">qu’un individu a l’habitude d’effectuer</text:span><text:span text:style-name="T118">. </text:span><text:span text:style-name="T28">De plus, l</text:span><text:span text:style-name="T118">es erreurs grammaticales </text:span><text:span text:style-name="T28">dans ce type de parole sont moins fréquentes voire quasi absentes contrairement à une parole spontanée, sauf si le locuteur éprouve des difficultés lors de la lecture de certains mots</text:span><text:span text:style-name="T118">.</text:span></text:p>
      <text:p text:style-name="Quotations"><text:soft-page-break/>« La parole lue est certes médialement de l’oral, mais au fond elle reflète parfaitement la langue écrite »(Adda-Decker, 2006)</text:p>
      <text:p text:style-name="P94"><text:tab/><text:span text:style-name="T351">Nous pouvons également prendre en compte les notions de variabilité de la parole intra-locuteur et interlocuteur expliquées par Mariani dans son étude de 1990 sur les systèmes de RAP. <text:line-break/><text:tab/>La variabilité intra-locuteur concerne la parole au niveau d’un individu : son mode d’élocution selon si celui-ci chante, chuchote ou parle de façon neutre.<text:line-break/><text:tab/>La variabilité interlocuteur concerne la diversité des individus, c’est-à-dire la diversité des timbres de voix, les voix masculines, féminines ou enfantines, ou encore les différences de prononciation ou d’accent d’un individu à l’autre.</text:span></text:p>
      <text:p text:style-name="P15"><text:span text:style-name="T78"><text:s/><text:tab/></text:span><text:span text:style-name="T200">Suite à </text:span><text:span text:style-name="T201">l’exposition de</text:span><text:span text:style-name="T200"> </text:span><text:span text:style-name="T202">ces </text:span><text:span text:style-name="T200">notions nous pou</text:span><text:span text:style-name="T202">v</text:span><text:span text:style-name="T200">ons nous pencher sur les différents ty</text:span><text:span text:style-name="T347">pes de parole traités par les SRAP classés par </text:span><text:change-start text:change-id="ct94413993162144"/><text:span text:style-name="T347">(</text:span><text:change-end text:change-id="ct94413993162144"/><text:span text:style-name="Strong_20_Emphasis"><text:span text:style-name="T137">Saksamudre et al.</text:span></text:span><text:change-start text:change-id="ct94413993077472"/><text:span text:style-name="Strong_20_Emphasis"><text:span text:style-name="T137">, </text:span></text:span><text:span text:style-name="Strong_20_Emphasis"><text:span text:style-name="T30">XXXX). </text:span></text:span><text:change-end text:change-id="ct94413993077472"/><text:change text:change-id="ct94413992467360"/><text:span text:style-name="T21">D’après les auteurs, les systèmes sont capables de traiter quatre types de parole : les mots isolés, les mots connectés, la parole continue et la parole spontanée.</text:span></text:p>
      <text:p text:style-name="P17"><text:tab/><text:span text:style-name="T348">Dans des systèmes de reconnaissance de mots isolés, ou « isolated words », </text:span><text:span text:style-name="T31">le système ne reconnaît que les mots énoncés un à un. Ici le locuteur </text:span><text:change text:change-id="ct94413993130256"/><text:change-start text:change-id="ct94413993044528"/><text:span text:style-name="T132">fait</text:span><text:change-end text:change-id="ct94413993044528"/><text:span text:style-name="T31"> des pauses longues entre les mots. De cette façon le mot à tendance</text:span><office:annotation office:name="__Annotation__2419_4021073345"><dc:creator>Auteur inconnu</dc:creator><dc:date>2019-04-30T14:12:49.830603225</dc:date><text:p text:style-name="P164"><text:span text:style-name="T366">Il faurait peut-etre preciser ce qu’on veut dire par “bien prononce” ou “mal prononce”. Sinon cette phrase n’est pas tres claire.</text:span></text:p></office:annotation><text:span text:style-name="T31"> à être mieux prononcé</text:span><text:change-start text:change-id="ct94413992478192"/><office:annotation-end office:name="__Annotation__2419_4021073345"/><text:change-end text:change-id="ct94413992478192"/><text:span text:style-name="T31"> que dans de la parole continue. Cependant </text:span><text:span text:style-name="T32">selon le groupe de chercheurs </text:span><text:span text:style-name="T31">cela n’a rien de naturel de s’adresser de cette façon </text:span><text:span text:style-name="T32">pour l’utilisateur.</text:span></text:p>
      <text:p text:style-name="P17"><text:span text:style-name="T32"><text:tab/></text:span><text:change text:change-id="ct94413993045824"/><text:change-start text:change-id="ct94413993112320"/><text:span text:style-name="T133">L</text:span><text:change-end text:change-id="ct94413993112320"/><text:span text:style-name="T32">es systèmes de reconnaissance </text:span><text:change text:change-id="ct94413993118432"/><text:change-start text:change-id="ct94413992489472"/><text:span text:style-name="T133">qui</text:span><text:change-end text:change-id="ct94413992489472"/><text:span text:style-name="T32"> traite</text:span><text:change-start text:change-id="ct94413993163184"/><text:span text:style-name="T133">nt</text:span><text:change-end text:change-id="ct94413993163184"/><text:change text:change-id="ct94413993163408"/><text:span text:style-name="T32"> des mots connectés, ou « connected words », </text:span><text:change text:change-id="ct94413993196624"/><text:change-start text:change-id="ct94413993197088"/><text:span text:style-name="T133">s’appuient sur</text:span><text:change-end text:change-id="ct94413993197088"/><text:span text:style-name="T31"> des mots ou groupes de mots que le système peut reconnaître comme ayant le même sens. Il n’est donc pas nécessaire de faire une pause explicite entre ces mots</text:span><text:change-start text:change-id="ct94413993199296"/><text:span text:style-name="T31"> </text:span><text:span text:style-name="T133">pour qu’ils soient reconnus correctement par le systeme</text:span><text:change-end text:change-id="ct94413993199296"/><text:span text:style-name="T31">.</text:span></text:p>
      <text:p text:style-name="P17"><text:span text:style-name="T31"><text:tab/></text:span><text:change text:change-id="ct94413993199920"/><text:change-start text:change-id="ct94413993200144"/><text:span text:style-name="T133">D</text:span><text:change-end text:change-id="ct94413993200144"/><text:span text:style-name="T32">es systèmes plus sophistiqués peuvent </text:span><text:change text:change-id="ct94413993200368"/><text:span text:style-name="T32"><text:s/>traiter des phrases entières en analysant du discours continu, ou « continuous speech », que les chercheurs apparentent à de la dictée vocale </text:span><text:span text:style-name="T31"> : le locuteur doit parler lentement mais n’est pas obligé d’effectuer de pauses entre les mots, pendant que l’ordinateur traite le contenu de son discours </text:span><text:span text:style-name="T32">pour le retranscrire à l’écrit</text:span><text:span text:style-name="T31">. </text:span><text:span text:style-name="T32">Ce type de système </text:span><text:change text:change-id="ct94413993200592"/><text:change-start text:change-id="ct94413993200816"/><text:span text:style-name="T133">est</text:span><text:change-end text:change-id="ct94413993200816"/><text:span text:style-name="T32"> plus complexe à développer selon </text:span><office:annotation office:name="__Annotation__2454_4021073345"><dc:creator>Auteur inconnu</dc:creator><dc:date>2019-04-30T14:16:20.911442462</dc:date><text:p text:style-name="P164"><text:span text:style-name="T366">Qui ?</text:span></text:p></office:annotation><text:span text:style-name="T32">eux</text:span><text:change-start text:change-id="ct94413993201040"/><office:annotation-end office:name="__Annotation__2454_4021073345"/><text:change-end text:change-id="ct94413993201040"/><text:span text:style-name="T32">.</text:span></text:p>
      <text:p text:style-name="Text_20_body"><text:span text:style-name="T32"><text:tab/>Enfin, les systèmes de reconnaissance du discours spontané, ou « spontaneous speech », </text:span><text:change text:change-id="ct94413992552544"/><text:change-start text:change-id="ct94413993183248"/><text:span text:style-name="T164">sont</text:span><text:change-end text:change-id="ct94413993183248"/><text:span text:style-name="T33"> capable</text:span><text:change-start text:change-id="ct94413993160528"/><text:span text:style-name="T164">s</text:span><text:change-end text:change-id="ct94413993160528"/><text:span text:style-name="T33"> de reconnaître une parole spontanée, naturelle, c’est-à-dire avec toutes les caractéristiques qui englobent un discou</text:span><text:soft-page-break/><text:span text:style-name="T33">rs spontané : coupures de phrases, modifications grammaticales, mots d’hésitation…</text:span><text:change-start text:change-id="ct94413992549936"/><text:span text:style-name="T33"> </text:span><text:change-end text:change-id="ct94413992549936"/><text:change text:change-id="ct94413993118656"/><text:span text:style-name="T157">Selon Mariani </text:span><text:reference-mark-start text:name="ZOTERO_ITEM CSL_CITATION {&quot;citationID&quot;:&quot;PDyaoXiB&quot;,&quot;properties&quot;:{&quot;formattedCitation&quot;:&quot;(Mariani, 2002)&quot;,&quot;plainCitation&quot;:&quot;(Mariani, 2002)&quot;,&quot;noteIndex&quot;:0},&quot;citationItems&quot;:[{&quot;id&quot;:150,&quot;uris&quot;:[&quot;http://zotero.org/users/5250683/items/CIZ8LWHS&quot;],&quot;uri&quot;:[&quot;http://zotero.org/users/5250683/items/CIZ8LWHS&quot;],&quot;itemData&quot;:{&quot;id&quot;:150,&quot;type&quot;:&quot;book&quot;,&quot;title&quot;:&quot;Reconnaissance de la parole&quot;,&quot;publisher&quot;:&quot;Hermès Science publications : Lavoisier&quot;,&quot;publisher-place&quot;:&quot;Paris&quot;,&quot;source&quot;:&quot;Open WorldCat&quot;,&quot;event-place&quot;:&quot;Paris&quot;,&quot;ISBN&quot;:&quot;978-2-7462-0441-6&quot;,&quot;note&quot;:&quot;OCLC: 492496820&quot;,&quot;language&quot;:&quot;French&quot;,&quot;author&quot;:[{&quot;family&quot;:&quot;Mariani&quot;,&quot;given&quot;:&quot;Joseph&quot;}],&quot;issued&quot;:{&quot;date-parts&quot;:[[&quot;2002&quot;]]}}}],&quot;schema&quot;:&quot;https://github.com/citation-style-language/schema/raw/master/csl-citation.json&quot;} RNDHZq66XAkOC"/><text:span text:style-name="T157">(Mariani, 2002)</text:span><text:reference-mark-end text:name="ZOTERO_ITEM CSL_CITATION {&quot;citationID&quot;:&quot;PDyaoXiB&quot;,&quot;properties&quot;:{&quot;formattedCitation&quot;:&quot;(Mariani, 2002)&quot;,&quot;plainCitation&quot;:&quot;(Mariani, 2002)&quot;,&quot;noteIndex&quot;:0},&quot;citationItems&quot;:[{&quot;id&quot;:150,&quot;uris&quot;:[&quot;http://zotero.org/users/5250683/items/CIZ8LWHS&quot;],&quot;uri&quot;:[&quot;http://zotero.org/users/5250683/items/CIZ8LWHS&quot;],&quot;itemData&quot;:{&quot;id&quot;:150,&quot;type&quot;:&quot;book&quot;,&quot;title&quot;:&quot;Reconnaissance de la parole&quot;,&quot;publisher&quot;:&quot;Hermès Science publications : Lavoisier&quot;,&quot;publisher-place&quot;:&quot;Paris&quot;,&quot;source&quot;:&quot;Open WorldCat&quot;,&quot;event-place&quot;:&quot;Paris&quot;,&quot;ISBN&quot;:&quot;978-2-7462-0441-6&quot;,&quot;note&quot;:&quot;OCLC: 492496820&quot;,&quot;language&quot;:&quot;French&quot;,&quot;author&quot;:[{&quot;family&quot;:&quot;Mariani&quot;,&quot;given&quot;:&quot;Joseph&quot;}],&quot;issued&quot;:{&quot;date-parts&quot;:[[&quot;2002&quot;]]}}}],&quot;schema&quot;:&quot;https://github.com/citation-style-language/schema/raw/master/csl-citation.json&quot;} RNDHZq66XAkOC"/>, <text:span text:style-name="T349">le traitement de ce type de parole reste un défi pour le TAP.</text:span></text:p>
      <text:h text:style-name="P154" text:outline-level="6"><text:bookmark-start text:name="__RefHeading___Toc5461_990285328"/>Les systèmes de RAP et la taille du vocabulaire<text:bookmark-end text:name="__RefHeading___Toc5461_990285328"/></text:h>
      <text:p text:style-name="P18"><text:tab/><text:span text:style-name="T34">Chaque système de RAP dispose d’un vocabulaire </text:span><text:change text:change-id="ct94413993161920"/><text:span text:style-name="T34"><text:s/>constitué</text:span><text:change text:change-id="ct94413992551872"/><text:span text:style-name="T34"> de mots ou de phrases.</text:span><text:change-start text:change-id="ct94413992554144"/><text:span text:style-name="T34"> </text:span><text:change-end text:change-id="ct94413992554144"/><text:change-start text:change-id="ct94413992553840"/><text:span text:style-name="T243">La taille du vocabulaire varie d’un système à l’autre.</text:span><text:change-end text:change-id="ct94413992553840"/><text:span text:style-name="T34"> </text:span><text:change-start text:change-id="ct94413993135616"/><text:span text:style-name="T243">Le vocabulaire définit l’ensemble des mots ou expressions que </text:span><text:change-end text:change-id="ct94413993135616"/><text:change text:change-id="ct94413992527136"/><text:span text:style-name="T34"><text:s/>le système est capable de reconnaître.</text:span></text:p>
      <text:p text:style-name="P19"><text:tab/><text:span text:style-name="T350">Il est important de mentionner que dans un système de RAP, plus le vocabulaire utilisé est large, plus le traitement de la parole est complexe et plus le taux d’erreur risque d’être élevé. Dans son étude de 2002, Mariani constate que l</text:span><text:span text:style-name="Strong_20_Emphasis"><text:span text:style-name="T35">e taux d’erreur de ces systèmes varie selon la taille du vocabulaire implémenté </text:span></text:span><text:change text:change-id="ct94413993182480"/><text:span text:style-name="Strong_20_Emphasis"><text:span text:style-name="T35">. </text:span></text:span><text:span text:style-name="Strong_20_Emphasis"><text:span text:style-name="T36">Celui-ci</text:span></text:span><text:span text:style-name="Strong_20_Emphasis"><text:span text:style-name="T35"> relève un taux d’erreur de moins de 5 % </text:span></text:span><text:span text:style-name="Strong_20_Emphasis"><text:span text:style-name="T36">dans</text:span></text:span><text:span text:style-name="Strong_20_Emphasis"><text:span text:style-name="T35"> <text:s/></text:span></text:span><text:span text:style-name="Strong_20_Emphasis"><text:span text:style-name="T36">les systèmes de dialogue </text:span></text:span><text:span text:style-name="Strong_20_Emphasis"><text:span text:style-name="T35">lorsque le vocabulaire est de petite taille et de plus de 25 % lorsque le vocabulaire dépasse les milliers de mots.</text:span></text:span></text:p>
      <text:p text:style-name="P19"><text:span text:style-name="Strong_20_Emphasis"><text:span text:style-name="T35"><text:tab/></text:span></text:span><text:span text:style-name="Strong_20_Emphasis"><text:span text:style-name="T36">Selon Saksamudre et al.</text:span></text:span><text:change-start text:change-id="ct94413993039760"/><text:span text:style-name="Strong_20_Emphasis"><text:span text:style-name="T36"> </text:span></text:span><text:span text:style-name="Strong_20_Emphasis"><text:span text:style-name="T151">(source, annee)</text:span></text:span><text:change-end text:change-id="ct94413993039760"/><text:span text:style-name="Strong_20_Emphasis"><text:span text:style-name="T36"> </text:span></text:span><text:change text:change-id="ct94413993129920"/><text:span text:style-name="Strong_20_Emphasis"><text:span text:style-name="T36">quatre classes de vocabulaire </text:span></text:span><text:change-start text:change-id="ct94413992467840"/><text:span text:style-name="Strong_20_Emphasis"><text:span text:style-name="T151">existent </text:span></text:span><text:change-end text:change-id="ct94413992467840"/><text:span text:style-name="Strong_20_Emphasis"><text:span text:style-name="T36">en fonction de leur taille : le vocabulaire restreint contenant jusqu’à cent mots, le vocabulaire moyen contenant cent à mille mots, le vocabulaire large ou étendu contenant de mille à dix-mille mots puis le vocabulaire très large disposant de plus de dix-mille mots.</text:span></text:span></text:p>
      <text:h text:style-name="P155" text:outline-level="6"><text:bookmark-start text:name="__RefHeading___Toc5463_990285328"/><text:span text:style-name="Strong_20_Emphasis"><text:span text:style-name="T350">Les systèmes de RAP et le nombre de locuteurs</text:span></text:span><text:bookmark-end text:name="__RefHeading___Toc5463_990285328"/></text:h>
      <text:p text:style-name="P19"><text:span text:style-name="Strong_20_Emphasis"><text:tab/></text:span><text:span text:style-name="Strong_20_Emphasis"><text:span text:style-name="T66">Lorsque nous parlons du nombre de locuteurs que peut reconnaître un système il est important de se rappeler des notions de variabilité de la parole introduites par Mariani</text:span></text:span><text:change-start text:change-id="ct94413992562672"/><text:span text:style-name="Strong_20_Emphasis"><text:span text:style-name="T66"> </text:span></text:span><text:span text:style-name="Strong_20_Emphasis"><text:span text:style-name="T67">(source)</text:span></text:span><text:change-end text:change-id="ct94413992562672"/><text:span text:style-name="Strong_20_Emphasis"><text:span text:style-name="T66">. En tenant que chaque individu possède une élocution et un débit de parole différents, il est évident que les systèmes traiteront ces différences avec plus ou moins de facilité selon leur capacité de reconnaissance.</text:span></text:span></text:p>
      <text:p text:style-name="P22"><text:span text:style-name="Strong_20_Emphasis"><text:span text:style-name="T66"><text:tab/>Les chercheurs </text:span></text:span><text:span text:style-name="Strong_20_Emphasis"><text:span text:style-name="T137">Saksamudre et al. </text:span></text:span><text:change-start text:change-id="ct94413993137152"/><text:span text:style-name="Strong_20_Emphasis"><text:span text:style-name="T138">(source)</text:span></text:span><text:span text:style-name="Strong_20_Emphasis"><text:span text:style-name="T137"> </text:span></text:span><text:change-end text:change-id="ct94413993137152"/><text:span text:style-name="Strong_20_Emphasis"><text:span text:style-name="T37">expliquent qu’il existe </text:span></text:span><text:span text:style-name="Strong_20_Emphasis"><text:span text:style-name="T38">plusieurs sortes de systèmes en fonction de ces caractéristiques : certains systèmes ne peuvent supporter qu’un seul type de façon de parler ou de voix alors que d’autres systèmes sont capables de tous les traiter. </text:span></text:span><text:span text:style-name="Strong_20_Emphasis"><text:span text:style-name="T37">On parlera alors de modèles dépendants de l’utilisateur, ou « speaker dependent models », de modèles indépendants de l’utilisateur, ou « speaker indenpendent models », et de modèles s’adaptant à l’utilisateur, « speaker adaptive models ».</text:span></text:span></text:p>
      <text:p text:style-name="P20"><text:soft-page-break/><text:span text:style-name="Strong_20_Emphasis"><text:span text:style-name="T37"><text:tab/>Les systèmes de RAP avec modèle dépendant de l’utilisateur </text:span></text:span><text:change text:change-id="ct94413992548672"/><text:span text:style-name="Strong_20_Emphasis"><text:span text:style-name="T37"><text:s/>ne </text:span></text:span><text:span text:style-name="Strong_20_Emphasis"><text:span text:style-name="T38">sont construits que pour un seul type de locuteur. </text:span></text:span><text:span text:style-name="Strong_20_Emphasis"><text:span text:style-name="T37">C</text:span></text:span><text:span text:style-name="Strong_20_Emphasis"><text:span text:style-name="T38">es systèmes peuvent fonctionner avec </text:span></text:span><text:span text:style-name="Strong_20_Emphasis"><text:span text:style-name="T37">d’autres</text:span></text:span><text:span text:style-name="Strong_20_Emphasis"><text:span text:style-name="T38"> locuteurs, mais seront moins précis que pour le locuteurs pour le</text:span></text:span><text:span text:style-name="Strong_20_Emphasis"><text:span text:style-name="T37">quel</text:span></text:span><text:span text:style-name="Strong_20_Emphasis"><text:span text:style-name="T38"> ils sont destinés. Ces systèmes restent les plus simples à développer </text:span></text:span><text:change text:change-id="ct94413993224128"/><text:span text:style-name="Strong_20_Emphasis"><text:span text:style-name="T38">.</text:span></text:span></text:p>
      <text:p text:style-name="P20"><text:span text:style-name="Strong_20_Emphasis"><text:span text:style-name="T38"><text:tab/></text:span></text:span><text:span text:style-name="Strong_20_Emphasis"><text:span text:style-name="T37">Les systèmes avec un modèle indépendant de l’utilisateur sont </text:span></text:span><text:span text:style-name="Strong_20_Emphasis"><text:span text:style-name="T38">capable</text:span></text:span><text:span text:style-name="Strong_20_Emphasis"><text:span text:style-name="T37">s</text:span></text:span><text:span text:style-name="Strong_20_Emphasis"><text:span text:style-name="T38"> de traiter une grande variété de locuteurs. </text:span></text:span><text:span text:style-name="Strong_20_Emphasis"><text:span text:style-name="T37">Ces </text:span></text:span><text:span text:style-name="Strong_20_Emphasis"><text:span text:style-name="T38">systèmes sont </text:span></text:span><text:span text:style-name="Strong_20_Emphasis"><text:span text:style-name="T37">plus</text:span></text:span><text:span text:style-name="Strong_20_Emphasis"><text:span text:style-name="T38"> complexes et </text:span></text:span><text:change-start text:change-id="ct94413993228544"/><text:span text:style-name="Strong_20_Emphasis"><text:span text:style-name="T138">leur développement </text:span></text:span><text:change-end text:change-id="ct94413993228544"/><text:span text:style-name="Strong_20_Emphasis"><text:span text:style-name="T38">coûte</text:span></text:span><text:change text:change-id="ct94413993231520"/><text:span text:style-name="Strong_20_Emphasis"><text:span text:style-name="T38"> </text:span></text:span><text:span text:style-name="Strong_20_Emphasis"><text:span text:style-name="T37">relativement</text:span></text:span><text:span text:style-name="Strong_20_Emphasis"><text:span text:style-name="T38"> cher </text:span></text:span><text:span text:style-name="Strong_20_Emphasis"><text:span text:style-name="T37">puisqu’il</text:span></text:span><text:change text:change-id="ct94413993242416"/><text:span text:style-name="Strong_20_Emphasis"><text:span text:style-name="T37"> implique</text:span></text:span><text:change text:change-id="ct94413993245344"/><text:span text:style-name="Strong_20_Emphasis"><text:span text:style-name="T37"> de créer de très grands corpus avec beaucoup de locuteurs différents</text:span></text:span><text:span text:style-name="Strong_20_Emphasis"><text:span text:style-name="T38">, et sont selon les auteurs moins précis que les modèles dépendants.</text:span></text:span></text:p>
      <text:p text:style-name="P20"><text:span text:style-name="Strong_20_Emphasis"><text:span text:style-name="T38"><text:tab/></text:span></text:span><text:span text:style-name="Strong_20_Emphasis"><text:span text:style-name="T37">Les systèmes disposant d’un modèle s’adaptant au locuteur </text:span></text:span><text:span text:style-name="Strong_20_Emphasis"><text:span text:style-name="T38">s’adapte</text:span></text:span><text:span text:style-name="Strong_20_Emphasis"><text:span text:style-name="T37">nt</text:span></text:span><text:span text:style-name="Strong_20_Emphasis"><text:span text:style-name="T38"> au locuteur en allant chercher dans une base de donnée, un corpus de voix, la voix qui correspond le plus à celle du locuteur. L’adaptation se f</text:span></text:span><text:span text:style-name="Strong_20_Emphasis"><text:span text:style-name="T37">ait</text:span></text:span><text:span text:style-name="Strong_20_Emphasis"><text:span text:style-name="T38"> à partir de caractéristiques langagières (accent, prononciation, voix grave ou aiguë…). </text:span></text:span></text:p>
      <text:h text:style-name="P161" text:outline-level="5"><text:bookmark-start text:name="__RefHeading___Toc5465_990285328"/>Le fonctionnement des systèmes de RAP<text:bookmark-end text:name="__RefHeading___Toc5465_990285328"/></text:h>
      <text:p text:style-name="P21"><text:tab/><text:span text:style-name="T39">Pour expliquer de la manière la plus précise le fonctionnement général des systèmes de RAP nous nous appuie</text:span><text:change text:change-id="ct94413993253376"/><text:span text:style-name="T39">ons sur les études de Mariani (Mariani, 1990) et </text:span><text:span text:style-name="T158">de </text:span><text:span text:style-name="T44">Saksamudre et al.</text:span><text:change-start text:change-id="ct94413993233024"/><text:span text:style-name="T44"> </text:span><text:span text:style-name="T173">(source)</text:span><text:change-end text:change-id="ct94413993233024"/><text:span text:style-name="T44">, </text:span><text:change text:change-id="ct94413993234208"/><text:span text:style-name="T40">. </text:span><text:change text:change-id="ct94413993234544"/><text:span text:style-name="T40">Seront mentionnées également différentes approches permettant la transcription de parole en texte : « template-based approach » </text:span><text:span text:style-name="T169">ou approche basée sur le modèle de voix</text:span><text:span text:style-name="T40">, « knowledge-based approach » ou approche par la connaissance, « neural network-based approach » ou approche par réseaux de neurones, « dynamic warping based approach » ou alignement temporel dynamique, </text:span><text:span text:style-name="T169">et encore l’approche par le modèle de Markov caché (MMC).</text:span></text:p>
      <text:h text:style-name="P156" text:outline-level="6"><text:bookmark-start text:name="__RefHeading___Toc5467_990285328"/>La modélisation acoustique<text:bookmark-end text:name="__RefHeading___Toc5467_990285328"/></text:h>
      <text:p text:style-name="P22"><text:span text:style-name="T353"><text:tab/></text:span><text:span text:style-name="T44">Saksamudre et al. </text:span><text:span text:style-name="T353">expliquent que le prétraitement d’un enregistrement sonore </text:span><text:span text:style-name="T41">concerne le traitement des signaux acoustiques. Ces signaux </text:span><text:change text:change-id="ct94413992578608"/><text:change-start text:change-id="ct94413993133456"/><text:span text:style-name="T41"><text:s/>acoustiques</text:span><text:change-end text:change-id="ct94413993133456"/><text:span text:style-name="T41"> doivent être transformés sous forme informatique pour </text:span><text:span text:style-name="T42">être ensuite analysés.</text:span></text:p>
      <text:p text:style-name="P21"><text:span text:style-name="T42"><text:tab/>En général, selon Mariani </text:span><text:reference-mark-start text:name="ZOTERO_ITEM CSL_CITATION {&quot;citationID&quot;:&quot;x0cOm1kb&quot;,&quot;properties&quot;:{&quot;formattedCitation&quot;:&quot;(Mariani, 2002)&quot;,&quot;plainCitation&quot;:&quot;(Mariani, 2002)&quot;,&quot;noteIndex&quot;:0},&quot;citationItems&quot;:[{&quot;id&quot;:150,&quot;uris&quot;:[&quot;http://zotero.org/users/5250683/items/CIZ8LWHS&quot;],&quot;uri&quot;:[&quot;http://zotero.org/users/5250683/items/CIZ8LWHS&quot;],&quot;itemData&quot;:{&quot;id&quot;:150,&quot;type&quot;:&quot;book&quot;,&quot;title&quot;:&quot;Reconnaissance de la parole&quot;,&quot;publisher&quot;:&quot;Hermès Science publications : Lavoisier&quot;,&quot;publisher-place&quot;:&quot;Paris&quot;,&quot;source&quot;:&quot;Open WorldCat&quot;,&quot;event-place&quot;:&quot;Paris&quot;,&quot;ISBN&quot;:&quot;978-2-7462-0441-6&quot;,&quot;note&quot;:&quot;OCLC: 492496820&quot;,&quot;language&quot;:&quot;French&quot;,&quot;author&quot;:[{&quot;family&quot;:&quot;Mariani&quot;,&quot;given&quot;:&quot;Joseph&quot;}],&quot;issued&quot;:{&quot;date-parts&quot;:[[&quot;2002&quot;]]}}}],&quot;schema&quot;:&quot;https://github.com/citation-style-language/schema/raw/master/csl-citation.json&quot;} RNDmXM3XIznSm"/><text:span text:style-name="T42">(Mariani, 2002)</text:span><text:reference-mark-end text:name="ZOTERO_ITEM CSL_CITATION {&quot;citationID&quot;:&quot;x0cOm1kb&quot;,&quot;properties&quot;:{&quot;formattedCitation&quot;:&quot;(Mariani, 2002)&quot;,&quot;plainCitation&quot;:&quot;(Mariani, 2002)&quot;,&quot;noteIndex&quot;:0},&quot;citationItems&quot;:[{&quot;id&quot;:150,&quot;uris&quot;:[&quot;http://zotero.org/users/5250683/items/CIZ8LWHS&quot;],&quot;uri&quot;:[&quot;http://zotero.org/users/5250683/items/CIZ8LWHS&quot;],&quot;itemData&quot;:{&quot;id&quot;:150,&quot;type&quot;:&quot;book&quot;,&quot;title&quot;:&quot;Reconnaissance de la parole&quot;,&quot;publisher&quot;:&quot;Hermès Science publications : Lavoisier&quot;,&quot;publisher-place&quot;:&quot;Paris&quot;,&quot;source&quot;:&quot;Open WorldCat&quot;,&quot;event-place&quot;:&quot;Paris&quot;,&quot;ISBN&quot;:&quot;978-2-7462-0441-6&quot;,&quot;note&quot;:&quot;OCLC: 492496820&quot;,&quot;language&quot;:&quot;French&quot;,&quot;author&quot;:[{&quot;family&quot;:&quot;Mariani&quot;,&quot;given&quot;:&quot;Joseph&quot;}],&quot;issued&quot;:{&quot;date-parts&quot;:[[&quot;2002&quot;]]}}}],&quot;schema&quot;:&quot;https://github.com/citation-style-language/schema/raw/master/csl-citation.json&quot;} RNDmXM3XIznSm"/><text:span text:style-name="T42"> le découpage</text:span><text:change-start text:change-id="ct94413993232640"/><text:span text:style-name="T42"> </text:span><text:span text:style-name="T165">de <text:s/></text:span><text:span text:style-name="T178">…</text:span><text:span text:style-name="T165">. en </text:span><text:span text:style-name="T178">…</text:span><text:span text:style-name="T165">. </text:span><text:change-end text:change-id="ct94413993232640"/><text:span text:style-name="T42"><text:s/>se fait à partir d’un corpus vocal. Une analyse acoustique est effectuée sur celui-ci et une transcription manuelle de ce corpus </text:span><text:change text:change-id="ct94413993249600"/><text:change-start text:change-id="ct94413993204736"/><text:span text:style-name="T165">est</text:span><text:change-end text:change-id="ct94413993204736"/><text:span text:style-name="T42"> effectuée au préalable. </text:span><text:change text:change-id="ct94413993203712"/><text:change-start text:change-id="ct94413993229072"/><text:span text:style-name="T165">L</text:span><text:change-end text:change-id="ct94413993229072"/><text:span text:style-name="T42">es éléments acoustiques</text:span><text:change-start text:change-id="ct94413993235248"/><text:span text:style-name="T42"> </text:span><text:span text:style-name="T165">sont mis en parallele</text:span><text:change-end text:change-id="ct94413993235248"/><text:span text:style-name="T42"> avec leur phonème correspondant dans le texte pour créer le modèle acoustique </text:span><text:change text:change-id="ct94413993235472"/><text:span text:style-name="T42">.</text:span><text:change-start text:change-id="ct94413993239776"/><text:span text:style-name="T42"> </text:span><text:span text:style-name="T165">Ce </text:span><text:change-end text:change-id="ct94413993239776"/><text:change-start text:change-id="ct94413993241360"/><text:span text:style-name="T165">modèle permet ensuite le décodage de nouvelles séquences.</text:span><text:change-end text:change-id="ct94413993241360"/><text:span text:style-name="T42"> </text:span><text:change text:change-id="ct94413993257040"/><text:change-start text:change-id="ct94413993258704"/><text:span text:style-name="T165">L</text:span><text:change-end text:change-id="ct94413993258704"/><text:span text:style-name="T42">a plupart des systèmes de RAP utilisent les MMC </text:span><text:soft-page-break/><text:span text:style-name="T42">pour effectuer cette tâche de mise en parallèle.</text:span></text:p>
      <text:h text:style-name="P157" text:outline-level="6"><text:bookmark-start text:name="__RefHeading___Toc5469_990285328"/>Modélisation langagières<text:bookmark-end text:name="__RefHeading___Toc5469_990285328"/></text:h>
      <text:p text:style-name="P23"><text:span text:style-name="T44"><text:tab/></text:span><text:span text:style-name="T170">Selon </text:span><text:span text:style-name="T44">Saksamudre et al., </text:span><text:change text:change-id="ct94414023628400"/><text:change-start text:change-id="ct94414023726704"/><text:span text:style-name="T121"><office:annotation office:name="__Annotation__4559_3836700459"><dc:creator>Auteur inconnu</dc:creator><dc:date>2019-04-30T21:32:41.834108716</dc:date><text:p text:style-name="P165"><text:span text:style-name="T367">Idem pour les debuts de toutes les sections ! Chaque phrase doit etre lisible sans connaître le titre de la section.</text:span></text:p></office:annotation></text:span><text:span text:style-name="T174">les</text:span><text:change-end text:change-id="ct94414023726704"/><text:span text:style-name="T43"> modèles</text:span><text:change-start text:change-id="ct94413983199520"/><text:span text:style-name="T43"> </text:span><text:span text:style-name="T174">basés sur les modélisations langagières</text:span><text:change-end text:change-id="ct94413983199520"/><text:span text:style-name="T43"> présentent la structure d’une langue </text:span><text:change-start text:change-id="ct94413983065280"/><office:annotation-end office:name="__Annotation__4559_3836700459"/><text:change-end text:change-id="ct94413983065280"/><text:span text:style-name="T43">et permet</text:span><text:span text:style-name="T170">tent</text:span><text:span text:style-name="T43"> </text:span><text:change text:change-id="ct94413984873200"/><text:span text:style-name="T43"><text:s/>de générer des possibilités d’occurrences </text:span><text:span text:style-name="T170">de mots</text:span><text:span text:style-name="T43"> en fonction du son qu’</text:span><text:span text:style-name="T43"><office:annotation office:name="__Annotation__4560_3836700459"><dc:creator>Auteur inconnu</dc:creator><dc:date>2019-04-30T21:33:44.805998598</dc:date><text:p text:style-name="P165"><text:span text:style-name="T367">Qui ?</text:span></text:p></office:annotation></text:span><text:span text:style-name="T43">il</text:span><text:change-start text:change-id="ct94414036652528"/><office:annotation-end office:name="__Annotation__4560_3836700459"/><text:change-end text:change-id="ct94414036652528"/><text:span text:style-name="T43"> reçoit. </text:span><text:span text:style-name="T44">Les modèles langagiers établissent une probabilité d’occurrence d’un mot après une suite de mot</text:span><text:span text:style-name="T170">s</text:span><text:span text:style-name="T44">, en se basant sur des n-gram</text:span><text:change-start text:change-id="ct94413985558032"/><text:span text:style-name="T174">s</text:span><text:change-end text:change-id="ct94413985558032"/><text:span text:style-name="T44">, et cela permet</text:span><text:change text:change-id="ct94413990364816"/><text:span text:style-name="T44"> d’associer l</text:span><text:change-start text:change-id="ct94414034536992"/><text:span text:style-name="T174">a sequence de</text:span><text:change-end text:change-id="ct94414034536992"/><text:change text:change-id="ct94414022139392"/><text:span text:style-name="T44"> son</text:span><text:change-start text:change-id="ct94413991460896"/><text:span text:style-name="T174">s</text:span><text:change-end text:change-id="ct94413991460896"/><text:span text:style-name="T44"> entendu</text:span><text:change-start text:change-id="ct94414023086368"/><text:span text:style-name="T174">e</text:span><text:change-end text:change-id="ct94414023086368"/><text:span text:style-name="T44"> au mot le plus probable dans cette suite d</text:span><text:span text:style-name="T172">e</text:span><text:span text:style-name="T44"> phrase.</text:span></text:p>
      <text:p text:style-name="P23"><text:span text:style-name="T44"><text:tab/></text:span><text:span text:style-name="T170">Selon Mariani</text:span><text:change-start text:change-id="ct94414033964272"/><text:span text:style-name="T170"> </text:span><text:span text:style-name="T174">(source)</text:span><text:change-end text:change-id="ct94414033964272"/><text:span text:style-name="T170">, « le modèle de langage représente les contraintes dues aux régularités du langage naturel ». </text:span><text:span text:style-name="T170"><office:annotation office:name="__Annotation__4561_3836700459"><dc:creator>Auteur inconnu</dc:creator><dc:date>2019-04-30T21:35:32.729376142</dc:date><text:p text:style-name="P165"><text:span text:style-name="T367">Qui explique quoi ?</text:span></text:p></office:annotation></text:span><text:span text:style-name="T170">Celui-ci explique</text:span><text:change-start text:change-id="ct94414040919312"/><office:annotation-end office:name="__Annotation__4561_3836700459"/><text:change-end text:change-id="ct94414040919312"/><text:span text:style-name="T170"> également que ce sont des grammaires généralement élaborées manuellement à l’aide de moyens statistiques reposant sur les n-gram</text:span><text:change-start text:change-id="ct94413991334368"/><text:span text:style-name="T174">s</text:span><text:change-end text:change-id="ct94413991334368"/><text:span text:style-name="T170">.</text:span></text:p>
      <text:h text:style-name="Heading_20_6" text:outline-level="6"><text:bookmark-start text:name="__RefHeading___Toc5471_990285328"/>Reconnaissance des modèles de voix<text:bookmark-end text:name="__RefHeading___Toc5471_990285328"/></text:h>
      <text:p text:style-name="P23"><text:tab/><text:span text:style-name="T44">Saksamudre et al. </text:span><text:span text:style-name="T170">expliquent que dans </text:span><text:span text:style-name="T170"><office:annotation office:name="__Annotation__4562_3836700459"><dc:creator>Auteur inconnu</dc:creator><dc:date>2019-04-30T21:35:48.592631149</dc:date><text:p text:style-name="P165"><text:span text:style-name="T367">Quelle tache ?</text:span></text:p></office:annotation></text:span><text:span text:style-name="T170">cette tâche</text:span><text:change-start text:change-id="ct94413994079392"/><office:annotation-end office:name="__Annotation__4562_3836700459"/><text:change-end text:change-id="ct94413994079392"/><text:span text:style-name="T170"> il s’agit de c</text:span><text:span text:style-name="T172">omparer un nouveau modèle, inconnu par le système, avec les modèles de référence </text:span><text:span text:style-name="T170">présents dans le corpus de voix </text:span><text:span text:style-name="T172">et mesurer la distance entre eux pour calculer leur taux de similarité. Ce nouveau modèle est ensuite classé et peut être soumis au système de RAP.</text:span></text:p>
      <text:h text:style-name="P157" text:outline-level="6"><text:bookmark-start text:name="__RefHeading___Toc5473_990285328"/>Template-based approach<text:bookmark-end text:name="__RefHeading___Toc5473_990285328"/></text:h>
      <text:p text:style-name="P23"><text:tab/><text:span text:style-name="T159">Cette approche </text:span><text:span text:style-name="T160">expliquée par </text:span><text:span text:style-name="T44">Saksamudre et al., </text:span><text:span text:style-name="T159">est une des premières existant dans le domaine de la RAP et a permis de grandes avancées dans celui-ci. Le principe de base est d’établir une correspondance entre un modèle non traité, un signal sonore et plusieurs modèles sonores correspondant à des mots pour trouver le modèle auquel</text:span><text:span text:style-name="T159"><office:annotation office:name="__Annotation__4563_3836700459"><dc:creator>Auteur inconnu</dc:creator><dc:date>2019-04-30T21:37:42.047745067</dc:date><text:p text:style-name="P165"><text:span text:style-name="T367">Qui ?</text:span></text:p></office:annotation></text:span><text:span text:style-name="T159"> il </text:span><text:change-start text:change-id="ct94414019533728"/><office:annotation-end office:name="__Annotation__4563_3836700459"/><text:change-end text:change-id="ct94414019533728"/><text:span text:style-name="T159">se rapproche le plus et donc le mot duquel il se rapproche le plus.</text:span></text:p>
      <text:p text:style-name="Text_20_body">Des modèles de référence sont stockés <text:change text:change-id="ct94414019716704"/><text:change-start text:change-id="ct94414017395200"/><text:span text:style-name="T364">sous forme d’</text:span><text:change-end text:change-id="ct94414017395200"/>un dictionnaire : à chaque suite de son<text:change-start text:change-id="ct94414034633952"/><text:span text:style-name="T364">s</text:span><text:change-end text:change-id="ct94414034633952"/> correspond une suite graphique, un mot.</text:p>
      <text:p text:style-name="P48">Mais cette approche présente beaucoup d’inconvénients <text:span text:style-name="T45">selon les chercheurs</text:span>. D’abord, elle coûte cher car si l’on veut un système à large vocabulaire il faut beaucoup d’enregistrements. De plus, à chaque mot correspond une suite sonore provenant généralement d’un locuteur, ce qui fait que le système est dépendant du locuteur. Il faudrait fournir plusieurs enregistrements, effectuées par plusieurs locuteurs pour un mot, ce qui coûte cher et prend du temps.</text:p>
      <text:h text:style-name="P157" text:outline-level="6"><text:bookmark-start text:name="__RefHeading___Toc5475_990285328"/><text:soft-page-break/>Knowledge-based approach<text:bookmark-end text:name="__RefHeading___Toc5475_990285328"/></text:h>
      <text:h text:style-name="P158" text:outline-level="6"><text:bookmark-start text:name="__RefHeading___Toc5477_990285328"/>Dynamic time warping-based approach<text:bookmark-end text:name="__RefHeading___Toc5477_990285328"/></text:h>
      <text:p text:style-name="P49">introduite selon Mariani par R. Bellman et appliquée pour la première fois dans les années 60.</text:p>
      <text:h text:style-name="P157" text:outline-level="6"><text:bookmark-start text:name="__RefHeading___Toc5479_990285328"/>Neural network-based approach<text:bookmark-end text:name="__RefHeading___Toc5479_990285328"/></text:h>
      <text:h text:style-name="P157" text:outline-level="6"><text:bookmark-start text:name="__RefHeading___Toc5481_990285328"/>HMM-based approach<text:bookmark-end text:name="__RefHeading___Toc5481_990285328"/></text:h>
      <text:h text:style-name="P160" text:outline-level="5"><text:bookmark-start text:name="__RefHeading___Toc5483_990285328"/><text:span text:style-name="T352">Le fonctionnement d</text:span>es premiers systèmes de <text:span text:style-name="T45">T</text:span>AP<text:bookmark-end text:name="__RefHeading___Toc5483_990285328"/></text:h>
      <text:p text:style-name="P24"><text:tab/><text:span text:style-name="T45">Après avoir vu les approches de base et le fonctionnement général des systèmes de RAP, nous </text:span><text:change text:change-id="ct94414039665424"/><text:span text:style-name="T45"><text:s/>étudi</text:span><text:change-start text:change-id="ct94414038064064"/><text:span text:style-name="T45">ons</text:span><text:change-end text:change-id="ct94414038064064"/><text:change text:change-id="ct94414012114608"/><text:span text:style-name="T45"> les premiers systèmes de TAP à l’aide de l’étude de Mariani en 1990.</text:span></text:p>
      <text:p text:style-name="P24"><text:span text:style-name="T45"><text:tab/>Les premiers systèmes de TAP ont été élaborés dans les années 60 et le but des chercheurs était au début de simplifier les objectifs pour ensuite pouvoir élaborer des systèmes de plus en plus robustes. C’est ainsi que les chercheurs ont d’abord voulu faire reconnaître au système un seul locuteur, utilisant un petit vocabulaire, en procédant par mots isolés. Cette approche est appelée par Mariani l’approche de base. <text:line-break/>L’approche se fait en deux phases : la </text:span><text:span text:style-name="T161">phase d’apprentissage et </text:span><text:span text:style-name="T47">la </text:span><text:span text:style-name="T161">phase de reconnaissance.</text:span></text:p>
      <text:p text:style-name="P24"><text:span text:style-name="T161"><text:tab/></text:span><text:span text:style-name="T47">Lors de la phase d’apprentissage, </text:span><text:span text:style-name="T161">l’utilisateur prononce chaque mot du vocabulaire </text:span><text:span text:style-name="T47">implémenté dans le système</text:span><text:span text:style-name="T161">, et sont gardés en mémoire l’image acoustique </text:span><text:span text:style-name="T47">des mots, c’est-à-dire le sonogramme</text:span><text:span text:style-name="T161"> représentant le temps, la fréquence et l’amplitude </text:span><text:span text:style-name="T47">de la séquence sonore,</text:span><text:span text:style-name="T161"> avec une étiquette correspondante </text:span><text:span text:style-name="T47">à ce mot</text:span><text:span text:style-name="T161">. </text:span><text:span text:style-name="T47">Avec ces étiquettes et images acoustiques un corpus de référence est créé dans le système.</text:span></text:p>
      <text:p text:style-name="P49"><text:tab/>Lors de la phase de reconnaissance, <text:s/>on compare une nouvelle forme envoyée avec les formes de référence en effectuant un calcul de distances. La référence qui montre la distance la plus faible avec le nouveau signal sera considérée comme le mot correspondant à l’étiquette de la forme de référence la plus proche.<text:line-break/>Chaque forme est représentée par un vecteur, on utilise la méthode d’Alignement Temporel Dynamique (Dynamic Time Warping).</text:p>
      <text:p text:style-name="P24"><text:tab/><text:span text:style-name="T355">Les premiers systèmes commercialisés dans les années 1970 utilisant cette approche de base sont selon Mariani les plus simples à concevoir puisqu’ils ne prenaient en compte qu’un locuteur, le vocabulaire était très restreint et l’utilisation se faisait par l’envoi de mots isolés.</text:span></text:p>
      <text:h text:style-name="P14" text:outline-level="5"><text:bookmark-start text:name="__RefHeading___Toc5485_990285328"/><text:soft-page-break/>L’amélioration <text:span text:style-name="T352">du fonctionnement</text:span> des systèmes de RAP<text:bookmark-end text:name="__RefHeading___Toc5485_990285328"/></text:h>
      <text:p text:style-name="P24"><text:tab/><text:span text:style-name="T46">Suite à l’élaboration de l’</text:span><text:span text:style-name="T46"><office:annotation office:name="__Annotation__4608_3836700459"><dc:creator>Auteur inconnu</dc:creator><dc:date>2019-04-30T21:42:35.393242128</dc:date><text:p text:style-name="P165"><text:span text:style-name="T367">l’approche pour faire quoi ?</text:span></text:p></office:annotation></text:span><text:span text:style-name="T46">approche de base</text:span><text:change-start text:change-id="ct94414038858496"/><office:annotation-end office:name="__Annotation__4608_3836700459"/><text:change-end text:change-id="ct94414038858496"/><text:span text:style-name="T46">, il a été possible d’élargir celle-ci en progressant dans les trois axes </text:span><text:change text:change-id="ct94414040098800"/><text:span text:style-name="T46">: le nombre de locuteurs reconnus, la taille du vocabulaire traitée par le système et le débit de parole. </text:span><text:span text:style-name="T47">Mariani dans son étude de 1990 </text:span><text:change text:change-id="ct94414021670688"/><text:span text:style-name="T47">explique</text:span><text:change text:change-id="ct94413991472128"/><text:span text:style-name="T47"> comment les systèmes sont passés de la reconnaissance d’un à plusieurs locuteurs, de mots isolés à l’énonciation de phrases et l’agrandissement des vocabulaires.</text:span></text:p>
      <text:p text:style-name="P24"><text:span text:style-name="T47"><text:tab/></text:span><text:span text:style-name="T46">Pour que le système reconnaisse une plus grande variété de voix, les mots du vocabulaire ont été enregistrés par des locuteurs avec des timbres de voix et des accents différents </text:span><text:span text:style-name="T47">et la programmation dynamique a de nouveau été utilisée pour calculer la distance entre les différentes prononciations. Dans chaque type de voix on utilise un algorithme de classification automatique pour classifier les différents types de voix et dans ces classes il </text:span><text:change-start text:change-id="ct94414032632640"/><text:span text:style-name="T166">existe </text:span><text:change-end text:change-id="ct94414032632640"/><text:change text:change-id="ct94414009397088"/><text:span text:style-name="T47"><text:s/>un point central qui constitue</text:span><text:change text:change-id="ct94414009648832"/><text:span text:style-name="T47"> la référence de cette classe. Ainsi les </text:span><text:change text:change-id="ct94414012088928"/><text:span text:style-name="T47"><text:s/>systèmes </text:span><text:change text:change-id="ct94413995314432"/><text:change-start text:change-id="ct94414032784256"/><text:span text:style-name="T166">sont</text:span><text:change-end text:change-id="ct94414032784256"/><text:span text:style-name="T47"> capables de reconnaître plusieurs voix. </text:span><text:span text:style-name="T357">Mais nous verrons plus tard dans ce mémoire que cette technique est assez coûteuse et n’est pas la plus rapide.</text:span></text:p>
      <text:p text:style-name="P25"><text:span text:style-name="T356"><text:tab/></text:span><text:span text:style-name="T48">Comme Mariani l’expliqu</text:span><text:change-start text:change-id="ct94414019808704"/><text:span text:style-name="T177">e</text:span><text:change-end text:change-id="ct94414019808704"/><text:change text:change-id="ct94413983481776"/><text:span text:style-name="T48">, u</text:span><text:span text:style-name="T49">n mot </text:span><text:change text:change-id="ct94414009634512"/><text:change-start text:change-id="ct94414038634448"/><text:span text:style-name="T177">n’est</text:span><text:change-end text:change-id="ct94414038634448"/><text:span text:style-name="T49"> jamais prononcé deux fois de la même manière, et selon l’endroit dans la phrase où il est placé les phonèmes ne seront pas articulés de la même manière. </text:span><text:span text:style-name="T48">Cela constituait un problème majeur pour les premiers systèmes de RAP.<text:line-break/>Puis a été introduit l’apprentissage en contexte : </text:span><text:span text:style-name="T49">chaque mot est d’abord prononcé de manière isolée, puis prononcé dans une phrase connue par le système. On extrait les images acoustiques des mots en contexte et </text:span><text:span text:style-name="T48">elles sont </text:span><text:span text:style-name="T49">ajoutées à la référence </text:span><text:span text:style-name="T48">avec les images acoustiques des mots prononcés de façon isolée</text:span><text:span text:style-name="T49">.<text:line-break/></text:span><text:span text:style-name="T48">Mariani ajoute qu’une u</text:span><text:span text:style-name="T49">tilisation de la syntaxe p</text:span><text:span text:style-name="T48">eut ensuite </text:span><text:span text:style-name="T49">optimiser la reconnaissance. La syntaxe permet d’indiquer les mots qui peuvent suivre un mot donné dans une phrase. Ces mots possibles sont classés dans un sous-vocabulaire, ce qui réduit donc la taille du vocabulaire à traiter et rend l’algorithme plus efficace. </text:span>Ces grammaires sont dites grammaires régulières, et sont généralement introduites manuellement.</text:p>
      <text:p text:style-name="P50"><text:tab/>Enfin, concernant l’agrandissement du vocabulaire des systèmes plusieurs problématiques se présentaient aux chercheurs selon Mariani : au niveau de la mémoire, au niveau du temps de calcul et au niveau de la bonne reconnaissance des mots.<text:line-break/><text:tab/>Dans l’approche de base, les mots étaient enregistrés avec leur image acoustique. Cependant les vocabulaires étaient de petite taille. Avec un vocabulaire de grande taille cette pratique aurait risqué de prendre trop de mémoire.<text:line-break/><text:tab/>Ensuite, dans l’approche de base la forme acoustique donnée était comparée de <text:soft-page-break/>« façon séquentielle » avec toutes celles présentes dans le vocabulaire, ce qui prenait beaucoup de temps au système pour effectuer le calcul.<text:line-break/><text:tab/>Puis, selon Mariani, plus un vocabulaire est grand plus il y a de chances que des mots soient très proches acoustiquement et que le système les confonde.<text:line-break/><text:tab/><text:span text:style-name="T332">Tous ces problèmes ont en commun l’image acoustique des mots, donc, pour palier ce problème, Mariani propose la quantification vectorielle des mots : au lieu de comparer les différents spectres entre eux on calcule des distances représentées par des nombres, ce qui rend le temps de calcul moins long et permet d’introduire de plus grands vocabulaires.</text:span></text:p>
      <text:h text:style-name="Heading_20_4" text:outline-level="4"><text:bookmark-start text:name="__RefHeading___Toc5487_990285328"/>Les applications majeur<text:span text:style-name="T355">e</text:span>s de la RAP et leur évolution<text:bookmark-end text:name="__RefHeading___Toc5487_990285328"/></text:h>
      <text:p text:style-name="Text_20_body"><text:tab/><text:span text:style-name="T358">La RAP possède trois applications majeures en son sein selon Mariani (Mariani 2002) : les systèmes de dictée vocale, les systèmes d’indexation de fichiers audios et les systèmes de dialogue homme-machine.</text:span></text:p>
      <text:p text:style-name="P82"><text:tab/></text:p>
      <text:p text:style-name="P82"/>
      <text:h text:style-name="P162" text:outline-level="5"><text:bookmark-start text:name="__RefHeading___Toc5489_990285328"/>Les systèmes de dictée vocale<text:bookmark-end text:name="__RefHeading___Toc5489_990285328"/></text:h>
      <text:p text:style-name="P82"><text:span text:style-name="T358"><text:tab/>L’application reflétant le plus fidèlement le principe de base de la RAP est </text:span><text:span text:style-name="Strong_20_Emphasis"><text:span text:style-name="T141">selon Mariani la dictée vocale. En effet ici la parole est traitée uniquement dans le but que retranscrire celle-ci en texte. <text:line-break/></text:span></text:span><text:span text:style-name="Strong_20_Emphasis"><text:span text:style-name="T142">A leurs débuts, l</text:span></text:span><text:span text:style-name="Strong_20_Emphasis"><text:span text:style-name="T143">es premiers systèmes de dictée vocale ne pouvaient traiter que des mots isolés. </text:span></text:span><text:span text:style-name="Strong_20_Emphasis"><text:span text:style-name="T142">Aujourd’hui, l</text:span></text:span><text:span text:style-name="Strong_20_Emphasis"><text:span text:style-name="T143">es systèmes de dictée vocale selon Mariani sont généralement indépendants du locuteur. La parole utilisée se rapproche fortement de l’écrit car il s’agit ici de dictée, et comme Adda-Deckert le mentionnait, la parole lue « reflète » parfaitement l’écrit.</text:span></text:span></text:p>
      <text:p text:style-name="P26"><text:span text:style-name="Strong_20_Emphasis"><text:span text:style-name="T143"><text:tab/></text:span></text:span><text:span text:style-name="Strong_20_Emphasis"><text:span text:style-name="T144">En 2002, Mariani explique que le taux d’erreur des systèmes de dictée vocale actuels est de 7 % dans des langues comme le français, l’allemand ou l’anglais.</text:span></text:span></text:p>
      <text:h text:style-name="P163" text:outline-level="5"><text:bookmark-start text:name="__RefHeading___Toc5491_990285328"/><text:span text:style-name="Strong_20_Emphasis"><text:span text:style-name="T358">Les systèmes d’indexation de fichiers audios</text:span></text:span><text:bookmark-end text:name="__RefHeading___Toc5491_990285328"/></text:h>
      <text:p text:style-name="P26"><text:span text:style-name="Strong_20_Emphasis"><text:tab/></text:span><text:span text:style-name="Strong_20_Emphasis"><text:span text:style-name="T145">Selon Mariani la RAP est « une technologie clef » pour l’indexation de documents audios comme des émissions télévisées ou de radio. Dans ce contexte elle servirait à identifier plus rapidement des enregistrements dans « de grandes bases de données multimédias ou dans des flux audiovisuels ». L’indexation des documents audios se fait à partir de leur transcription en textes.</text:span></text:span></text:p>
      <text:p text:style-name="P26"><text:soft-page-break/><text:span text:style-name="Strong_20_Emphasis"><text:span text:style-name="T145"><text:tab/>Les systèmes d’indexation d’enregistrements audio éprouvent plus de difficultés </text:span></text:span><text:span text:style-name="Strong_20_Emphasis"><text:span text:style-name="T146">à traiter de la parole par rapport à des systèmes comme la dictée vocale </text:span></text:span><text:span text:style-name="Strong_20_Emphasis"><text:span text:style-name="T145">puisqu’il peut y avoir des changements brusques de locuteurs </text:span></text:span><text:span text:style-name="Strong_20_Emphasis"><text:span text:style-name="T146">dans la piste audio</text:span></text:span><text:span text:style-name="Strong_20_Emphasis"><text:span text:style-name="T145">, la qualité de l’enregistrement peut être mauvaise, </text:span></text:span><text:span text:style-name="Strong_20_Emphasis"><text:span text:style-name="T50">ou </text:span></text:span><text:change text:change-id="ct94414022958304"/><text:change-start text:change-id="ct94414032879424"/><text:span text:style-name="Strong_20_Emphasis"><text:span text:style-name="T152">un bruit (?)</text:span></text:span><text:change-end text:change-id="ct94414032879424"/><text:span text:style-name="Strong_20_Emphasis"><text:span text:style-name="T50"> de fond peut venir déranger la reconnaissance.</text:span></text:span></text:p>
      <text:p text:style-name="P26"><text:span text:style-name="Strong_20_Emphasis"><text:span text:style-name="T50"><text:tab/>Pour traiter des fichiers audios dans le cadre de l’indexation audio, le système </text:span></text:span><text:change text:change-id="ct94414006738864"/><text:span text:style-name="Strong_20_Emphasis"><text:span text:style-name="T50"><text:s/>segmente</text:span></text:span><text:change text:change-id="ct94414034563088"/><text:span text:style-name="Strong_20_Emphasis"><text:span text:style-name="T50"> la parole du ou des locuteurs, identifie</text:span></text:span><text:change text:change-id="ct94414012721472"/><text:span text:style-name="Strong_20_Emphasis"><text:span text:style-name="T50"> des « attributs acoustiques tels que le genre du locuteur et la largeur de la bande du signal », et à partir de ces caractéristiques le système </text:span></text:span><text:change text:change-id="ct94414006609408"/><text:span text:style-name="Strong_20_Emphasis"><text:span text:style-name="T50"><text:s/>opére</text:span></text:span><text:change text:change-id="ct94414022204064"/><text:span text:style-name="Strong_20_Emphasis"><text:span text:style-name="T50"> un choix parmi tous les modèles acoustiques dont il dispose pour pouvoir traiter l’enregistrement donné.</text:span></text:span></text:p>
      <text:p text:style-name="P26"><text:span text:style-name="Strong_20_Emphasis"><text:span text:style-name="T50"><text:tab/>Le</text:span></text:span><text:span text:style-name="Strong_20_Emphasis"><text:span text:style-name="T50"><office:annotation office:name="__Annotation__4655_3836700459"><dc:creator>Auteur inconnu</dc:creator><dc:date>2019-04-30T21:49:21.159670340</dc:date><text:p text:style-name="P165"><text:span text:style-name="T367">Comment sont calculés ces taux d’erreur ?</text:span></text:p></office:annotation></text:span></text:span><text:span text:style-name="Strong_20_Emphasis"><text:span text:style-name="T50"> taux d’erreur</text:span></text:span><text:change-start text:change-id="ct94414011337376"/><office:annotation-end office:name="__Annotation__4655_3836700459"/><text:change-end text:change-id="ct94414011337376"/><text:span text:style-name="Strong_20_Emphasis"><text:span text:style-name="T50"> de 2002 pour les systèmes d’indexation audio est d’environ 20 %. La précision est plus haute avec 8 % d’erreur lorsqu’il s’agit de présentateurs télé puisque ceux-ci utilisent un langage contrôlé et la qualité d’enregistrement est généralement supérieure, ce qui est tout le contraire pour des documentaires « effectués dans des conditions acoustiques difficiles » où le taux d’erreur est d’environ 50 %.</text:span></text:span></text:p>
      <text:h text:style-name="P163" text:outline-level="5"><text:bookmark-start text:name="__RefHeading___Toc5493_990285328"/><text:span text:style-name="Strong_20_Emphasis"><text:span text:style-name="T358">Les systèmes de dialogue</text:span></text:span><text:bookmark-end text:name="__RefHeading___Toc5493_990285328"/></text:h>
      <text:p text:style-name="P26"><text:span text:style-name="Strong_20_Emphasis"><text:tab/></text:span><text:span text:style-name="Strong_20_Emphasis"><text:span text:style-name="T35"><office:annotation office:name="__Annotation__4656_3836700459"><dc:creator>Auteur inconnu</dc:creator><dc:date>2019-04-30T21:49:51.332245709</dc:date><text:p text:style-name="P165"><text:span text:style-name="T367">Lesquels ?</text:span></text:p></office:annotation></text:span></text:span><text:span text:style-name="Strong_20_Emphasis"><text:span text:style-name="T35">Ces systèmes </text:span></text:span><text:change-start text:change-id="ct94414007775536"/><office:annotation-end office:name="__Annotation__4656_3836700459"/><text:change-end text:change-id="ct94414007775536"/><text:span text:style-name="Strong_20_Emphasis"><text:span text:style-name="T35">se démarquent des </text:span></text:span><text:span text:style-name="Strong_20_Emphasis"><text:span text:style-name="T35"><office:annotation office:name="__Annotation__4657_3836700459"><dc:creator>Auteur inconnu</dc:creator><dc:date>2019-04-30T21:50:04.969324714</dc:date><text:p text:style-name="P165"><text:span text:style-name="T367">Lesquels ?</text:span></text:p></office:annotation></text:span></text:span><text:span text:style-name="Strong_20_Emphasis"><text:span text:style-name="T35">deux autres</text:span></text:span><text:change-start text:change-id="ct94414019155552"/><office:annotation-end office:name="__Annotation__4657_3836700459"/><text:change-end text:change-id="ct94414019155552"/><text:span text:style-name="Strong_20_Emphasis"><text:span text:style-name="T35"> puisqu’en plus de retranscrire du texte, Mariani nous explique qu’ils bénéficient d’une tâche de compréhension et d’une tâche de génération de réponse en plus. </text:span></text:span><text:span text:style-name="Strong_20_Emphasis"><text:span text:style-name="T52">La réponse peut être produite de façon écrite ou parlée par la machine. <text:line-break/>Nous pourrions aujourd’hui appeler ce type de systèmes des assistants vocaux.</text:span></text:span></text:p>
      <text:p text:style-name="P26"><text:span text:style-name="Strong_20_Emphasis"><text:span text:style-name="T52"><text:tab/></text:span></text:span><text:span text:style-name="Strong_20_Emphasis"><text:span text:style-name="T35">Ce genre de système exige selon Mariani « une indépendance vis-à-vis du locuteur, et le traitement de la parole spontanée ». De plus le délai de traitement de la demande doit être court puisque l’utilisateur est dans une demande immédiate.<text:line-break/>D’après l’auteur ces systèmes </text:span></text:span><text:span text:style-name="Strong_20_Emphasis"><text:span text:style-name="T52">sont programmés pour traiter</text:span></text:span><text:span text:style-name="Strong_20_Emphasis"><text:span text:style-name="T35"> des </text:span></text:span><text:span text:style-name="Strong_20_Emphasis"><text:span text:style-name="T52">éléments « </text:span></text:span><text:span text:style-name="Strong_20_Emphasis"><text:span text:style-name="T35">extralinguistique</text:span></text:span><text:span text:style-name="Strong_20_Emphasis"><text:span text:style-name="T52">s » de la langue </text:span></text:span><text:span text:style-name="Strong_20_Emphasis"><text:span text:style-name="T35">tels que les hésitations ou les respirations.</text:span></text:span></text:p>
      <text:p text:style-name="P26"><text:span text:style-name="Strong_20_Emphasis"><text:span text:style-name="T35"><text:tab/>Le taux d’erreur de ces systèmes varie selon la taille du vocabulaire implémenté à l’intérieur. En 2022 Mariani relève un taux d’erreur de moins de 5 % lorsque le vocabulaire est de petite taille et de plus de 25 % lorsque le vocabulaire dépasse les milliers de mots.</text:span></text:span></text:p>
      <text:p text:style-name="P26"><text:span text:style-name="Strong_20_Emphasis"><text:span text:style-name="T35"/></text:span></text:p>
      <text:h text:style-name="P146" text:outline-level="4"><text:bookmark-start text:name="__RefHeading___Toc5643_2802846056"/>Les systèmes de RAP open-sources<text:bookmark-end text:name="__RefHeading___Toc5643_2802846056"/></text:h>
      <text:p text:style-name="P26"><text:span text:style-name="Strong_20_Emphasis"><text:span text:style-name="T149"/></text:span></text:p>
      <text:h text:style-name="P147" text:outline-level="4"><text:bookmark-start text:name="__RefHeading___Toc5645_2802846056"/><text:soft-page-break/>Conclusion sur les systèmes de RAP<text:bookmark-end text:name="__RefHeading___Toc5645_2802846056"/></text:h>
      <text:p text:style-name="P27"><text:tab/><text:span text:style-name="T51">Les systèmes d’aujourd’hui sont de plus en plus indépendants du locuteur et peuvent traiter des vocabulaire</text:span><text:change-start text:change-id="ct94413994815744"/><text:span text:style-name="T51">s</text:span><text:change-end text:change-id="ct94413994815744"/><text:span text:style-name="T51"> bien plus importants grâce à l’évolution des techniques </text:span><text:change text:change-id="ct94413989214336"/><text:span text:style-name="T51"><text:s/>en TAL. Selon M</text:span><text:change text:change-id="ct94414013455648"/><text:span text:style-name="T51">ariani (Mariani, 2002), l</text:span><text:span text:style-name="Strong_20_Emphasis"><text:span text:style-name="T149">es systèmes sont également de plus en plus à même de traiter des enregistrements « non homogènes », où les conditions sonores sont irrégulières et où le nombre de locuteur</text:span></text:span><text:change-start text:change-id="ct94413983418448"/><text:span text:style-name="Strong_20_Emphasis"><text:span text:style-name="T153">s</text:span></text:span><text:change-end text:change-id="ct94413983418448"/><text:span text:style-name="Strong_20_Emphasis"><text:span text:style-name="T149"> peut varier. </text:span></text:span><text:span text:style-name="Strong_20_Emphasis"><text:span text:style-name="T52">D’après lui </text:span></text:span><text:span text:style-name="Strong_20_Emphasis"><text:span text:style-name="T149">ce progrès est dû à des techniques d’apprentissage se basant sur de très grands corpus audio et des algorithmes pouvant segmenter les différentes variations dans un enregistrement.</text:span></text:span></text:p>
      <text:p text:style-name="P27"><text:span text:style-name="Strong_20_Emphasis"><text:span text:style-name="T149"/></text:span></text:p>
      <text:p text:style-name="P27"><text:span text:style-name="Strong_20_Emphasis"><text:span text:style-name="T149"><text:tab/></text:span></text:span><text:span text:style-name="Strong_20_Emphasis"><text:span text:style-name="T52">Mais, d’après l’auteur, l</text:span></text:span><text:span text:style-name="Strong_20_Emphasis"><text:span text:style-name="T149">es modèles des systèmes de RAP </text:span></text:span><text:span text:style-name="Strong_20_Emphasis"><text:span text:style-name="T52">rest</text:span></text:span><text:change text:change-id="ct94414007712704"/><text:span text:style-name="Strong_20_Emphasis"><text:span text:style-name="T52">ent à</text:span></text:span><text:span text:style-name="Strong_20_Emphasis"><text:span text:style-name="T149"> améliorer à tous les niveaux de traitement: acoustique, lexical, syntaxique et sémantique.</text:span></text:span></text:p>
      <text:p text:style-name="P27"><text:span text:style-name="Strong_20_Emphasis"><text:span text:style-name="T149"><text:tab/></text:span></text:span><text:span text:style-name="Strong_20_Emphasis"><text:span text:style-name="T52">De plus, l</text:span></text:span><text:span text:style-name="Strong_20_Emphasis"><text:span text:style-name="T149">e traitement de la parole conversationnelle reste un défi pour le TAP. Pour gérer la différence de prononciation d’un locuteur à l’autre, Mariani propose d’établir des règles de prononciation. En effet selon lui, si un locuteur prononce un mot d’une manière particulière, il y a de grandes probabilités qu’il prononce des mots de même type de la même manière. Mais cela représente un ajout de données considérable au</text:span></text:span><text:span text:style-name="Strong_20_Emphasis"><text:span text:style-name="T150">x</text:span></text:span><text:span text:style-name="Strong_20_Emphasis"><text:span text:style-name="T149"> système</text:span></text:span><text:span text:style-name="Strong_20_Emphasis"><text:span text:style-name="T150">s</text:span></text:span><text:span text:style-name="Strong_20_Emphasis"><text:span text:style-name="T149">.<text:line-break/><text:tab/></text:span></text:span><text:span text:style-name="Strong_20_Emphasis"><text:span text:style-name="T150">Il propose également d’améliorer les modélisation linguistiques qui sont</text:span></text:span><text:span text:style-name="Strong_20_Emphasis"><text:span text:style-name="T149"> efficaces pour les langues flexionnelles. Le but est maintenant de mettre à jour automatiquement ces modèles grâce aux données disponibles sur Internet.</text:span></text:span></text:p>
      <text:h text:style-name="P144" text:outline-level="2"><text:bookmark-start text:name="__RefHeading___Toc2094_2430251871"/>Les ambiguïtés <text:span text:style-name="T335">phonétiques</text:span> du français<text:bookmark-end text:name="__RefHeading___Toc2094_2430251871"/></text:h>
      <text:p text:style-name="P28"><text:tab/><text:span text:style-name="T338">Nous désignons par ambiguïtés phonétiques tout phénomène où des mots ou séquences de mots créent le même son quand ils sont prononcés.</text:span></text:p>
      <text:p text:style-name="P28"><text:tab/>Nous allons tout d’abord définir les phénomènes qui nous intéressent dans le cadre de ce travail, à savoir la liaison, les homophones, l’enchaînement <text:span text:style-name="T335">et la gémination</text:span>, <text:span text:style-name="T256">ainsi que leurs principales caractéristiques</text:span>. Ces différentes manifestations ont en commun <text:span text:style-name="T53">qu’elles sont pour la plupart non existantes à l’écrit, mais bien présentes à l’oral, si bien que sans connaissances sur la langue il sera difficile pour un apprenant ou pour un système de reconnaissance de les </text:span><text:change text:change-id="ct94414011556112"/><text:change-start text:change-id="ct94414033160960"/><text:span text:style-name="T53">identifier et analyser correctement</text:span><text:change-end text:change-id="ct94414033160960"/><text:span text:style-name="T53">.</text:span></text:p>
      <text:p text:style-name="P28"><text:span text:style-name="T53"><text:tab/>Dans la suite de ce travail, nous verrons que l’enchaînement ou la liaison de certains mots peut</text:span> créer <text:span text:style-name="T53">d</text:span>e nouveaux mots à l’oral, et peuvent alors <text:span text:style-name="T335">fausser</text:span> leur transcription <text:span text:style-name="T338">sous forme de texte </text:span>par un SR<text:span text:style-name="T78">A</text:span><text:span text:style-name="T193">P</text:span><text:span text:style-name="T191">.</text:span></text:p>
      <text:h text:style-name="P138" text:outline-level="3"><text:bookmark-start text:name="__RefHeading___Toc2306_2430251871"/><text:span text:style-name="T254">L’h</text:span>omophonie<text:bookmark-end text:name="__RefHeading___Toc2306_2430251871"/></text:h>
      <text:p text:style-name="P60"><text:span text:style-name="T257"><text:tab/></text:span><text:span text:style-name="T219">Décrire l’homophonie en général</text:span></text:p>
      <text:h text:style-name="P149" text:outline-level="4"><text:bookmark-start text:name="__RefHeading___Toc2308_2430251871"/><text:span text:style-name="T253">H</text:span>omophonie, hétérographie <text:span text:style-name="T329">(</text:span><text:span text:style-name="T314">et homographie ?</text:span><text:span text:style-name="T315">)</text:span><text:bookmark-end text:name="__RefHeading___Toc2308_2430251871"/></text:h>
      <text:p text:style-name="P29"><text:tab/>A l’écrit, <text:span text:style-name="T290">les mots</text:span><text:change-start text:change-id="ct94414006619584"/><text:span text:style-name="T290"> françias</text:span><text:change-end text:change-id="ct94414006619584"/><text:span text:style-name="T290"> sont différenciés</text:span><text:change-start text:change-id="ct94413993883536"/><text:span text:style-name="T290">, dans la majorité des cas,</text:span><text:change-end text:change-id="ct94413993883536"/><text:span text:style-name="T290"> par leur orthographe, il est donc aisé de faire la distinction entre des homophones comme </text:span><text:span text:style-name="T294">verre</text:span><text:span text:style-name="T290"> et </text:span><text:span text:style-name="T294">vai</text:span><text:span text:style-name="T295">r</text:span><text:span text:style-name="T290">, ou encore </text:span><text:span text:style-name="T293">vin</text:span><text:span text:style-name="T290"> et </text:span><text:span text:style-name="T293">vain</text:span><text:span text:style-name="T290">. Cette distinction est nommée l’hétérographie. </text:span><office:annotation office:name="__Annotation__4710_3836700459"><dc:creator>Auteur inconnu</dc:creator><dc:date>2019-04-30T21:55:14.830205458</dc:date><text:p text:style-name="P165"><text:span text:style-name="T367">Citer la source selon les regles. Le titre sera dans la biblio.</text:span></text:p></office:annotation><text:span text:style-name="T290">Jean-Pierre Jaffré dans </text:span><text:span text:style-name="T296">Pourquoi distinguer les homophones ?</text:span><text:span text:style-name="T300"> (2006),</text:span><text:change-start text:change-id="ct94414012061120"/><office:annotation-end office:name="__Annotation__4710_3836700459"/><text:change-end text:change-id="ct94414012061120"/><text:span text:style-name="T300"> va associer l’homophonie et l’hétérographie, car ces deux phénomènes vont généralement de paire en français.</text:span></text:p>
      <text:p text:style-name="P29"><text:tab/><text:span text:style-name="T54">Les hétérographes sont des formes graphiques qui ne s’écrivent pas de la même manière mais qui ont </text:span><text:change text:change-id="ct94413991487232"/><text:span text:style-name="T54"><text:s/>la même prononciation. </text:span><text:span text:style-name="T331">On retrouve leur opposé avec les homographes, qui s’écrivent de la même manière mais qui n’ont généralement pas la même prononciation.</text:span></text:p>
      <text:p text:style-name="P29"><text:tab/><text:span text:style-name="T302">Deux formes d’hétérographie sont répertoriées : l’hétérographie partielle et l’hétérographie totale.<text:line-break/><text:tab/>L’hétérographie partielle a lieu lorsque la distinction graphique ne se fait en général sur la partie fonctionnelle du mot, par exemple lors de l’accord en genre et en nombre de certains mots comme </text:span><text:span text:style-name="T297">associé</text:span><text:span text:style-name="T302"> et </text:span><text:span text:style-name="T297">associée</text:span><text:span text:style-name="T302">, ou dans les cas de l’infinitif et du participe passé comme </text:span><text:span text:style-name="T297">associer</text:span><text:span text:style-name="T302"> et </text:span><text:span text:style-name="T297">associé</text:span><text:span text:style-name="T302">.<text:line-break/><text:tab/>L’hétérographie totale va permettre l’opposition de plusieurs éléments du lexique ou </text:span><text:soft-page-break/><text:span text:style-name="T302">de la grammaire. Elle porte soit sur des </text:span><text:span text:style-name="T195">phonogrammes</text:span><text:span text:style-name="T303"> </text:span><text:span text:style-name="T179">comme dans </text:span><text:span text:style-name="T180">verre</text:span><text:span text:style-name="T179"> et </text:span><text:span text:style-name="T180">vert</text:span><text:span text:style-name="T179">, soit sur des lettres non phonographiques comme avec </text:span><text:span text:style-name="T180">foi</text:span><text:span text:style-name="T179"> et </text:span><text:span text:style-name="T180">foie</text:span></text:p>
      <text:p text:style-name="P68"><text:tab/>Ces deux distinctions dans l’hétérographie peuvent ainsi être effectuées dans l’homophonie selon Jaffré puisque ces deux phénomènes sont associés. On pourra alors parler d’homophonie partielle ou totale.</text:p>
      <text:h text:style-name="P137" text:outline-level="3"><text:bookmark-start text:name="__RefHeading___Toc2310_2430251871"/>La liaison<text:bookmark-end text:name="__RefHeading___Toc2310_2430251871"/></text:h>
      <text:p text:style-name="P63">décrire quand le phénomène se produit, lesquelles nous voulons traiter, dans le cas des facultatives, <text:span text:style-name="T339">dire</text:span> celles qui sont les plus fréquente<text:span text:style-name="T337">s, celles effectuées pour le style etc...</text:span></text:p>
      <text:p text:style-name="P64">Voir liaisons recommandées de Grevisse</text:p>
      <text:p text:style-name="P65">Sandhi</text:p>
      <text:p text:style-name="P64">On retrouve des cas de liaison à l’écrit, notamment lorsque l’on décrit des actions à la troisième personne du pluriel ou du singulier : <text:span text:style-name="T292">dit-il, soupira-t-elle, </text:span><text:span text:style-name="T298">parles-en</text:span></text:p>
      <text:h text:style-name="P152" text:outline-level="4"><text:bookmark-start text:name="__RefHeading___Toc4649_1543453034"/>La liaison obligatoire<text:bookmark-end text:name="__RefHeading___Toc4649_1543453034"/></text:h>
      <text:p text:style-name="P76">Voir Riegel</text:p>
      <text:h text:style-name="P150" text:outline-level="4"><text:bookmark-start text:name="__RefHeading___Toc2312_2430251871"/>La liaison facultative <text:span text:style-name="T334">ou recommandée</text:span><text:bookmark-end text:name="__RefHeading___Toc2312_2430251871"/></text:h>
      <text:h text:style-name="P151" text:outline-level="4" text:is-list-header="true"><text:bookmark-start text:name="__RefHeading___Toc2314_2430251871"/>Voir Riegel<text:bookmark-end text:name="__RefHeading___Toc2314_2430251871"/></text:h>
      <text:h text:style-name="P137" text:outline-level="3"><text:bookmark-start text:name="__RefHeading___Toc2316_2430251871"/>L’enchaînement<text:bookmark-end text:name="__RefHeading___Toc2316_2430251871"/></text:h>
      <text:p text:style-name="P70"><text:tab/><text:span text:style-name="T336">Aussi appelé jointure </text:span><text:span text:style-name="T330">(</text:span><text:span text:style-name="T299">Grammaire méthodique du français, </text:span><text:span text:style-name="T330">Riegel, 2018),</text:span><text:span text:style-name="T336"> l’enchaînement p</text:span>eut s’apparenter à la liaison dans le fait que deux mots sont liés à l’oral par un son. La consonne finale du premier mot sera toujours une consonne prononcée, et va alors s’assembler avec la voyelle du mot suivant, créant un son <text:span text:style-name="T336">ou une nouvelle syllabe entre les deux mots.</text:span> </text:p>
      <text:p text:style-name="Quotations">« <text:span text:style-name="T336">A la jointure entre deux mots, une syllabe peut être formée d’un phonème appartenant au premier (une consonne) et d’un autre appartenant au second (une voyelle). » (Riegel, 2018)</text:span></text:p>
      <text:p text:style-name="P71"><text:tab/><text:span text:style-name="T194">Certain</text:span><text:span text:style-name="T196">es phrases</text:span><text:span text:style-name="T194"> ont les même caractéristiques ou ont des caractéristiques phoniques quasiment identiques, </text:span><text:span text:style-name="T197">l’homophonie ne se fait pas sur un mot mais sur deux et <text:s/>peut changer le sens de la phrase</text:span><text:span text:style-name="T194">. </text:span><text:span text:style-name="T198">Cependant</text:span><text:span text:style-name="T194"> dans </text:span><text:span text:style-name="T198">certains</text:span><text:span text:style-name="T194"> cas </text:span><text:span text:style-name="T196">elles</text:span><text:span text:style-name="T194"> peuvent être facile</text:span><text:span text:style-name="T198">s</text:span><text:span text:style-name="T194"> à distinguer </text:span><text:soft-page-break/><text:span text:style-name="T194">puisque des pauses sont naturellement plus longues entre les mots concernés, ce qui est le cas dans les deux phrases suivantes : « Au lit on dort » et « Au lion d’or ». Ces deux phrases ont des sons similairs mais le découpage syllabique n’est pas le même : le son [ljɔ̃] sera prononcé plus rapidement dans la deuxième phrase que dans la première </text:span><text:span text:style-name="T199">(décrire plus en détail le phénomènes).</text:span></text:p>
      <text:h text:style-name="P139" text:outline-level="3"><text:bookmark-start text:name="__RefHeading___Toc4651_1543453034"/>La gémination<text:bookmark-end text:name="__RefHeading___Toc4651_1543453034"/></text:h>
      <text:p text:style-name="P30"><text:tab/><text:span text:style-name="T212">La gémination se produit généralement lorsque deux consonnes identiques se succèdent. </text:span><text:span text:style-name="T55">Nous retrouv</text:span><text:change text:change-id="ct94414033587584"/><text:span text:style-name="T55">ons des cas de gémination dans des phrases comme « Une robe bleue » ou « La mer Rouge ». </text:span><text:span text:style-name="T214">Ici nous n’avons pas de son supplémentaire qui vient s’ajouter entre deux mots mais une </text:span><text:span text:style-name="T215">f</text:span><text:span text:style-name="T214">suppression, ce qui pourra aussi troubler un système de RAP.</text:span></text:p>
      <text:p text:style-name="P31"><text:span text:style-name="T286"><text:tab/>D’après la définition du </text:span><text:span text:style-name="T267">Dictionnaire de linguistique et sciences du langage </text:span><text:span text:style-name="T56">(Dubois, 2016), le phénomène de gémination se </text:span><text:change text:change-id="ct94414039844320"/><text:change-start text:change-id="ct94413991348000"/><text:span text:style-name="T277">définit</text:span><text:change-end text:change-id="ct94413991348000"/><text:span text:style-name="T56"> ainsi : </text:span></text:p>
      <text:p text:style-name="P93"><text:span text:style-name="T286">« Le phénomène de gémination se produit lorsque le phonème</text:span><text:span text:style-name="T267"> final </text:span><text:span text:style-name="T286">d’un mot</text:span><text:span text:style-name="T267"> et </text:span><text:span text:style-name="T286">le phonème initial du mot suivant sont identiques »</text:span></text:p>
      <text:p text:style-name="P96"><text:span text:style-name="T257"><text:tab/>Lors de la prononciation, le canal de la parole ne s’ouvre et se ferme qu’une fois, avec un délai prolongé entre les deux opérations, contrairement à des consonnes ordinaires </text:span><text:span text:style-name="T257"><office:annotation office:name="__Annotation__4819_3836700459"><dc:creator>Auteur inconnu</dc:creator><dc:date>2019-04-30T21:59:14.232837638</dc:date><text:p text:style-name="P165"><text:span text:style-name="T367">Mettre la citation dans le bon format.</text:span></text:p></office:annotation></text:span><text:span text:style-name="T257">(</text:span><text:span text:style-name="T262">Le bon usage, </text:span><text:span text:style-name="T257">Grevisse, 2016)</text:span><text:change-start text:change-id="ct94414023153456"/><office:annotation-end office:name="__Annotation__4819_3836700459"/><text:change-end text:change-id="ct94414023153456"/><text:span text:style-name="T257">.</text:span></text:p>
      <text:h text:style-name="P143" text:outline-level="2"><text:bookmark-start text:name="__RefHeading___Toc2096_2430251871"/><text:span text:style-name="T311">Différentes perspectives de </text:span>résolution de ces problèmes en TAL et en linguistique<text:bookmark-end text:name="__RefHeading___Toc2096_2430251871"/></text:h>
      <text:p text:style-name="P61"><text:span text:style-name="T326">Énoncer</text:span> les différentes <text:span text:style-name="T326">perspectives</text:span></text:p>
      <text:h text:style-name="P137" text:outline-level="3"><text:bookmark-start text:name="__RefHeading___Toc2318_2430251871"/>Description de règles phonologiques<text:bookmark-end text:name="__RefHeading___Toc2318_2430251871"/></text:h>
      <text:p text:style-name="Text_20_body"><text:span text:style-name="T203"><text:tab/></text:span><text:span text:style-name="T216">Une des premières tâches à effectuer dans le traitement automatique de la parole serait </text:span><text:span text:style-name="T217">de </text:span><text:span text:style-name="T216">décrire les caractéristiques phonétiques des mots </text:span><text:span text:style-name="T217">(Hanumanthappa, 2014). Tout d’abord, pour que le système puisse reconnaître les sons humains il faudra construire des algorithmes phonétiques qui décriraient des règles pour l’association des sons entre eux. Au préalable il faudra se servir d’un corpus audio, ou indexer toutes les prononciations possibles pour chaque son de sorte à ce que le </text:span><text:span text:style-name="T220">système</text:span><text:span text:style-name="T217"> capte les caractéristiques vocales de chaque personne.<text:line-break/></text:span><text:span text:style-name="T218">Ensuite, dans</text:span><text:span text:style-name="T217"> le cas des homophones, il serait judicieux de construire un dictionnaire donnant les caractéristiques phonétiques des mots et leur sens, </text:span><text:span text:style-name="T218">pour que le système puisse ensuite choisir la bonne forme graphique.</text:span></text:p>
      <text:p text:style-name="Text_20_body"><text:soft-page-break/><text:span text:style-name="T218"><text:tab/></text:span><text:span text:style-name="T220">Adda-Decker (2014) nuance cependant cette pratique en expliquant qu’il faut également des informations supplémentaires sur le contexte d’utilisation d’une suite graphique. Ces informations pourraient être obtenues par des systèmes de probabilités d’observation des mots ou séquences de mots que nous verrons plus tard dans ce travail. </text:span><text:span text:style-name="T221">Cette dernière propose également l’intégration d’un traitement morpho-syntaxique dans le système de transcription.</text:span></text:p>
      <text:p text:style-name="Quotations"><text:span text:style-name="Strong_20_Emphasis"><text:span text:style-name="T61">« De manière plus générale« De manière plus générale informations prosodiques et morpho-syntaxiques devraient contribuer à la précision des systèmes de transcription dans le futur. »</text:span></text:span><text:span text:style-name="Strong_20_Emphasis"><text:span text:style-name="T63"> (Adda-Decker, 2014)</text:span></text:span></text:p>
      <text:h text:style-name="P137" text:outline-level="3"><text:bookmark-start text:name="__RefHeading___Toc2320_2430251871"/>Description de règles linguistiques<text:bookmark-end text:name="__RefHeading___Toc2320_2430251871"/></text:h>
      <text:p text:style-name="P62">Définir ce que l’on entend par règles linguistiques, les différentes notions qui y renvoient.<text:line-break/><text:span text:style-name="T313">Formalismes grammaticaux - SHIEBER</text:span></text:p>
      <text:p text:style-name="P47"><text:span text:style-name="T324"><text:tab/>Par règles linguistiques nous entendons l</text:span><text:span text:style-name="T257">e fait d’indiquer des règles grammaticales ou encore </text:span><text:span text:style-name="T279">d’</text:span><text:span text:style-name="T257">intégrer une analyse linguistique au programme pour que le système de reconnaissance vocale reconnaisse des erreurs grammaticales dans sa retranscription de la parole et pour lui proposer des alternatives correctes, le rapprochant ainsi le plus possible de ce qui lui a été énoncé.</text:span></text:p>
      <text:h text:style-name="P148" text:outline-level="4"><text:bookmark-start text:name="__RefHeading___Toc598_3454330933"/><text:span text:style-name="T308">Dans le cas de</text:span> la liaison<text:bookmark-end text:name="__RefHeading___Toc598_3454330933"/></text:h>
      <text:p text:style-name="P40"><text:span text:style-name="Strong_20_Emphasis"><text:span text:style-name="T228"><text:tab/></text:span></text:span><text:span text:style-name="T368"><office:annotation office:name="__Annotation__4820_3836700459"><dc:creator>Auteur inconnu</dc:creator><dc:date>2019-04-30T22:01:23.670489885</dc:date><text:p text:style-name="P165"><text:span text:style-name="T367">Reformuler, je ne comprends pas la phrase.</text:span></text:p></office:annotation></text:span><text:span text:style-name="Strong_20_Emphasis"><text:span text:style-name="T229">Les débuts du </text:span></text:span><text:span text:style-name="Strong_20_Emphasis"><text:span text:style-name="T228">rôle de la syntaxe en TAL a un </text:span></text:span><text:span text:style-name="Strong_20_Emphasis"><text:span text:style-name="T229">connu un </text:span></text:span><text:span text:style-name="Strong_20_Emphasis"><text:span text:style-name="T228">succès mitigé</text:span></text:span><text:change-start text:change-id="ct94413994793360"/><office:annotation-end office:name="__Annotation__4820_3836700459"/><text:change-end text:change-id="ct94413994793360"/><text:span text:style-name="Strong_20_Emphasis"><text:span text:style-name="T228"> : Schank </text:span></text:span><text:span text:style-name="Strong_20_Emphasis"><text:span text:style-name="T323">(énoncer la source, </text:span></text:span><text:span text:style-name="Strong_20_Emphasis"><text:span text:style-name="T230">1975</text:span></text:span><text:span text:style-name="Strong_20_Emphasis"><text:span text:style-name="T231">)</text:span></text:span><text:span text:style-name="Strong_20_Emphasis"><text:span text:style-name="T228"> nie l’intérêt d’une analyse syntaxique et privilégie un traitement sémantique de la phrase.</text:span></text:span></text:p>
      <text:p text:style-name="P41"><text:span text:style-name="Strong_20_Emphasis"><text:span text:style-name="T226"><text:tab/></text:span></text:span><text:span text:style-name="Strong_20_Emphasis"><text:span text:style-name="T227">D’autres</text:span></text:span><text:span text:style-name="T222"> auteurs </text:span><text:span text:style-name="T222"><office:annotation office:name="__Annotation__4821_3836700459"><dc:creator>Auteur inconnu</dc:creator><dc:date>2019-04-30T22:02:34.283556823</dc:date><text:p text:style-name="P165"><text:span text:style-name="T367">Citer les auteurs.</text:span></text:p></office:annotation></text:span><text:span text:style-name="T222">comme Schank</text:span><text:change-start text:change-id="ct94414009704224"/><office:annotation-end office:name="__Annotation__4821_3836700459"/><text:change-end text:change-id="ct94414009704224"/><text:span text:style-name="T222"> ne jugeaient pas nécessaire l’intégration d’une analyse syntaxique dans le TAL en affirmant que l’analyse sémantique suffirait. Cependant plusieurs auteurs comme Mertens </text:span><text:span text:style-name="T224">dans</text:span><text:span text:style-name="T251"> </text:span><text:span text:style-name="T321">citer la source</text:span><text:span text:style-name="T319"> </text:span><text:span text:style-name="T232">ainsi que </text:span><text:span text:style-name="T224">Miller et</text:span><text:span text:style-name="T222"> Torris </text:span><text:span text:style-name="T223">dans </text:span><text:span text:style-name="T322">citer la source</text:span><text:span text:style-name="T319"> </text:span><text:span text:style-name="T223">pensent</text:span><text:span text:style-name="T222"> le contraire : ces derniers affirment que syntaxe et sémantique bien qu’analysé</text:span><text:span text:style-name="T225">e</text:span><text:span text:style-name="T222">s indépendamment, doivent être réuni</text:span><text:span text:style-name="T225">e</text:span><text:span text:style-name="T222">s pour fournir des résultats plus satisfaisants. </text:span><text:span text:style-name="T320">Cela s’apparente de près aux travaux de Montague (décrire)...</text:span></text:p>
      <text:p text:style-name="P39">Selon Mertens <text:change-start text:change-id="ct94414033051936"/> <text:span text:style-name="T365">(source ?) </text:span><text:change-end text:change-id="ct94414033051936"/>la nature des mots et leur relation syntaxique est indispensable à prendre en compte dans le TAL, ne serait-ce que pour le traitement automatique de la liaison ou encore la levée des ambiguïtés liées au lexique en français, par exemple pour le traitement des homonymes et homophones. Mertens affirme : </text:p>
      <text:p text:style-name="P92"><text:soft-page-break/>« Les systèmes de synthèse à partir du texte les plus sophistiqués comportent une analyse linguistique assez poussée prévoyant les niveaux lexical, morphologique et syntaxique. » <text:span text:style-name="T250">citer la source</text:span></text:p>
      <text:p text:style-name="P95"><text:span text:style-name="T183">M</text:span><text:span text:style-name="T182">ertens note que l’indication de règles syntaxiques serait également un complément aux modules</text:span><text:span text:style-name="T248"> de notation phonétique que nous avons évoqué</text:span><text:span text:style-name="T249">e</text:span><text:span text:style-name="T248"> précédemment :</text:span></text:p>
      <text:p text:style-name="Quotations">« Cependant ces modules requièrent à leur tour des informations syntaxiques, morphologiques et lexicales. Dans la phonétisation, par exemple, la nature (catégorie grammaticale) des mots et les relations syntaxiques entre eux sont indispensables au traitement des phénomènes de liaison. »<text:span text:style-name="T318">citer la source</text:span></text:p>
      <text:p text:style-name="P39">Une approche syntaxique serait alors intéressante à envisager dans notre problématique du traitement de<text:span text:style-name="T312">s phénomènes portant à confusion à l’oral. </text:span></text:p>
      <text:h text:style-name="Heading_20_4" text:outline-level="4"><text:bookmark-start text:name="__RefHeading___Toc600_3454330933"/><text:span text:style-name="T259">Dans le cas d</text:span><text:span text:style-name="T257">es homophones </text:span><text:span text:style-name="T258">et hétérographes</text:span><text:bookmark-end text:name="__RefHeading___Toc600_3454330933"/></text:h>
      <text:p text:style-name="Text_20_body"><text:span text:style-name="T258"><text:tab/></text:span><text:span text:style-name="T208">En français, les homophones constituent un problème </text:span><text:span text:style-name="T209">majeur</text:span><text:span text:style-name="T208"> pour les systèmes de reconnaissance automatique de la parole. </text:span><text:span text:style-name="T210">En effet, il est important de garder une certaine cohérence syntaxique mais aussi sémantique lors d’une retranscription produite par le système, le choix entre plusieurs homophones est donc important </text:span><text:span text:style-name="T211">pour que la phrase retranscrite par le système fasse sens</text:span><text:span text:style-name="T210">.</text:span></text:p>
      <text:p text:style-name="P32"><text:span text:style-name="T258"><text:tab/>L</text:span><text:span text:style-name="T257">es catégories linguistiques des hétérographes vont permettre </text:span><text:span text:style-name="T260">une première</text:span><text:span text:style-name="T257"> distinction, que ce soit à l’oral ou en TAL. </text:span><text:span text:style-name="T57">Jaffré nomme cela le contexte restreint, où une analyse des cooccurrents gauche et droit </text:span><text:change text:change-id="ct94414042780288"/><text:span text:style-name="T57"><text:s/>permet</text:span><text:change text:change-id="ct94413983440080"/><text:span text:style-name="T57"> la distinction entre un nom et un verbe dans de petites séquences comme </text:span><text:span text:style-name="T263">la joue</text:span><text:span text:style-name="T57"> et </text:span><text:span text:style-name="T263">il joue</text:span><text:span text:style-name="T57">. </text:span><text:span text:style-name="T268">Cependant dans des séquences comme </text:span><text:span text:style-name="T264">le pin</text:span><text:span text:style-name="T268"> et </text:span><text:span text:style-name="T264">le</text:span><text:span text:style-name="T268"> </text:span><text:span text:style-name="T264">pain</text:span><text:span text:style-name="T268">, </text:span><text:span text:style-name="T269">chaque homophone appartient à la même catégorie grammaticale, il faudra alors se référer à un </text:span><text:span text:style-name="T270">contexte plus large.</text:span></text:p>
      <text:p text:style-name="P32"><text:span text:style-name="T266"><text:tab/></text:span><text:span text:style-name="T274">La notion de contexte restreint peut aussi être associée à celle de modèle langagier. </text:span><text:span text:style-name="T275">Dans </text:span><text:span text:style-name="T265">Modèles de langage à portée variable : application au traitement des homophones</text:span><text:span text:style-name="T271"> (Béchet, Nasr, Spriet </text:span><text:span text:style-name="T278">et</text:span><text:span text:style-name="T271"> Mori, 1999), </text:span><text:span text:style-name="T273">c</text:span><text:span text:style-name="T272">es modèles </text:span><text:span text:style-name="T273">sont décrits comme permettant de</text:span><text:span text:style-name="T272"> faire le choix entre plusieurs formes homophones d’un même mot, </text:span><text:span text:style-name="T273">grâce aux formes linguistiques entourant celui-ci</text:span><text:span text:style-name="T272">. </text:span><text:span text:style-name="T273">Ce type de modèle est généralement employé dans des cas d’homophonie partielle, portant sur l’accord en genre et en nombre d’un mot, mais le problème reste le </text:span><text:soft-page-break/><text:span text:style-name="T273">même lorsqu’il y a un cas d’homophonie totale sur le mot, quand les différents homophones proposés appartiennent à la même catégorie grammaticale : </text:span></text:p>
      <text:p text:style-name="Quotations">« <text:span text:style-name="T309">U</text:span>ne analyse syntaxique plus poussée est nécessaire pour prendre en compte des phénomènes d'accord plus distants. Cette analyse syntaxique est elle-même inefficace dans certains cas où seules des informations sémantiques ou lexicales permettent de déterminer le nombre d'un lemme (par exemple : "il y a plus de pommes cette année" et "il y a plus de vent cette année"<text:span text:style-name="T310">)</text:span> »</text:p>
      <text:h text:style-name="P140" text:outline-level="3"><text:bookmark-start text:name="__RefHeading___Toc2322_2430251871"/>La levée d’ambiguïtés à l’aide du (<text:span text:style-name="T305">contexte </text:span><text:span text:style-name="T306">sémantique ?</text:span><text:span text:style-name="T307">)</text:span><text:span text:style-name="T304"><text:line-break/></text:span><text:span text:style-name="T317">Voir sémantique lexicale / lexicologie / grammaire de Montague</text:span><text:bookmark-end text:name="__RefHeading___Toc2322_2430251871"/></text:h>
      <text:p text:style-name="P59"/>
      <text:h text:style-name="P141" text:outline-level="3"><text:bookmark-start text:name="__RefHeading___Toc4653_1543453034"/>La levée d’ambiguïtés par les statistiques/<text:span text:style-name="T340">proba</text:span><text:bookmark-end text:name="__RefHeading___Toc4653_1543453034"/></text:h>
      <text:p text:style-name="P77">HMM ,Bay, ...</text:p>
      <text:p text:style-name="P97">Bibliographie</text:p>
      <text:p text:style-name="P78"/>
      <text:p text:style-name="Bibliography_20_1">Adda-Decker, M. (2006). <text:span text:style-name="T291">De la reconnaissance automatique de la parole à l’analyse linguistique de corpus oraux</text:span>. 12.</text:p>
      <text:p text:style-name="Bibliography_20_1">CMU Sphinx. (s. d.). Consulté 10 avril 2019, à l’adresse http://www.speech.cs.cmu.edu/sphinx/doc/Sphinx.html</text:p>
      <text:p text:style-name="Bibliography_20_1">Mariani, J. (1990). <text:span text:style-name="T327">Reconnaissance automatique de la parole : progrès et tendances</text:span><text:span text:style-name="T291">. Traitement du signal. Volume 7.</text:span> <text:span text:style-name="T327">239-266</text:span></text:p>
      <text:p text:style-name="Bibliography_20_1">Mariani, J. (2002). <text:span text:style-name="T291">Reconnaissance de la parole</text:span>. Paris: Hermès Science publications : Lavoisier.</text:p>
      <text:p text:style-name="Bibliography_20_1">Mertens, P. (2004). Quelques aller-retour entre la prosodie et son traitement automatique. <text:span text:style-name="T291">Français Moderne</text:span>. Consulté à l’adresse https://www.academia.edu/1327672/Quelques_aller-retour_entre_la_prosodie_et_son_traitement_automatique</text:p>
      <text:p text:style-name="Bibliography_20_1">Speech processing glossary | Vocapia Research. (s. d.). Consulté 3 janvier 2019, à l’adresse https://www.vocapia.com/glossary.html</text:p>
      <text:section text:style-name="Sect2" text:name="ZOTERO_BIBL {&quot;uncited&quot;:[],&quot;omitted&quot;:[[&quot;http://zotero.org/users/5250683/items/CIZ8LWHS&quot;]],&quot;custom&quot;:[]} CSL_BIBLIOGRAPHY RNDTs7ykhbpjR">
        <text:p text:style-name="Bibliography_20_1">Saksamudre, S. K., Tech, M. T. M., &amp; Shrishrimal, P. (2015). <text:span text:style-name="T291">A Review on Different Approaches for Speech Recognition System</text:span>. <text:span text:style-name="T291">Volume 115</text:span>, 23‑28.</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Gras" style:font-family-generic="roman" style:font-pitch="variable"/>
    <style:font-face style:name="Times New Roman3" svg:font-family="'Times New Roman'" style:font-adornments="Gras Italique"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84in" loext:contextual-spacing="false" fo:line-height="150%" fo:text-indent="0in" style:auto-text-indent="false"/>
      <style:text-properties style:font-name="Times New Roman" fo:font-family="'Times New Roman'" style:font-style-name="Normal" style:font-family-generic="roman" style:font-pitch="variable" fo:language="fr" fo:country="FR"/>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line-height="150%" fo:text-align="center" style:justify-single-word="false" fo:text-indent="0in" style:auto-text-indent="false">
        <style:tab-stops/>
      </style:paragraph-properties>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827in" loext:contextual-spacing="false" fo:text-indent="0in" style:auto-text-indent="false">
        <style:tab-stops/>
      </style:paragraph-properties>
      <style:text-properties style:font-name="Times New Roman1" fo:font-family="'Times New Roman'" style:font-style-name="Gras" style:font-family-generic="roman" style:font-pitch="variable" fo:font-size="88%" fo:language="fr" fo:country="FR" style:text-underline-style="solid" style:text-underline-width="auto" style:text-underline-color="font-color"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984in" fo:margin-bottom="0.0827in" loext:contextual-spacing="false" fo:text-indent="0in" style:auto-text-indent="false">
        <style:tab-stops/>
      </style:paragraph-properties>
      <style:text-properties style:font-name="Times New Roman1" fo:font-family="'Times New Roman'" style:font-style-name="Gras" style:font-family-generic="roman" style:font-pitch="variable" fo:font-size="88%" fo:language="fr" fo:country="FR" style:text-underline-style="solid" style:text-underline-width="auto" style:text-underline-color="font-color" fo:font-weight="bold" style:font-size-asian="101%" style:font-weight-asian="bold" style:font-size-complex="101%"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27in" fo:margin-bottom="0.0827in" loext:contextual-spacing="false" fo:line-height="150%" fo:text-align="start" style:justify-single-word="false" fo:text-indent="0in" style:auto-text-indent="false"/>
      <style:text-properties style:font-name="Times New Roman1" fo:font-family="'Times New Roman'" style:font-style-name="Gras" style:font-family-generic="roman" style:font-pitch="variable" fo:font-size="88%" fo:language="fr" fo:country="FR" fo:font-style="normal" style:text-underline-style="solid" style:text-underline-width="auto" style:text-underline-color="font-color"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965in" fo:margin-bottom="0.1965in" loext:contextual-spacing="false" fo:line-height="150%" fo:text-align="start" style:justify-single-word="false" fo:text-indent="0in" style:auto-text-indent="false"/>
      <style:text-properties style:font-name="Times New Roman2" fo:font-family="'Times New Roman'" style:font-style-name="Italique" style:font-family-generic="roman" style:font-pitch="variable" fo:language="fr" fo:country="FR" fo:font-style="normal"/>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Sans_20_nom1" style:display-name="Sans nom1" style:family="paragraph" style:parent-style-name="Text_20_body" style:master-page-name="">
      <style:paragraph-properties fo:margin-left="0.7874in" fo:margin-right="0in" fo:text-indent="0in" style:auto-text-indent="false" style:page-number="auto">
        <style:tab-stops/>
      </style:paragraph-properties>
    </style:style>
    <style:style style:name="Sans_20_nom2" style:display-name="Sans nom2" style:family="paragraph" style:parent-style-name="Text_20_body"/>
    <style:style style:name="Heading_20_5" style:display-name="Heading 5" style:family="paragraph" style:parent-style-name="Heading" style:next-style-name="Text_20_body" style:default-outline-level="5" style:class="text">
      <style:paragraph-properties fo:margin-left="0in" fo:margin-right="0in" fo:margin-top="0.0827in" fo:margin-bottom="0.0429in" loext:contextual-spacing="false" fo:line-height="150%" fo:text-indent="0in" style:auto-text-indent="false" fo:padding="0.0193in" fo:border="none">
        <style:tab-stops/>
      </style:paragraph-properties>
      <style:text-properties style:font-name="Times New Roman1" fo:font-family="'Times New Roman'" style:font-style-name="Gras" style:font-family-generic="roman" style:font-pitch="variable" fo:font-size="12pt" fo:language="fr" fo:country="FR" style:text-underline-style="solid" style:text-underline-width="auto" style:text-underline-color="font-color" fo:font-weight="bold"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left="0in" fo:margin-right="0in" fo:margin-top="0.0429in" fo:margin-bottom="0.0429in" loext:contextual-spacing="false" fo:line-height="150%" fo:text-indent="0in" style:auto-text-indent="false"/>
      <style:text-properties style:font-name="Times New Roman3" fo:font-family="'Times New Roman'" style:font-style-name="Gras Italique" style:font-family-generic="roman" style:font-pitch="variable" fo:font-size="12pt" fo:language="fr" fo:country="FR"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text-overline-style="none" style:text-overline-color="font-color"/>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Numbering_20_Symbols" style:display-name="Numbering Symbols"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A"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i" text:display-levels="5">
        <style:list-level-properties text:list-level-position-and-space-mode="label-alignment">
          <style:list-level-label-alignment text:label-followed-by="space"/>
        </style:list-level-properties>
      </text:outline-level-style>
      <text:outline-level-style text:level="6" text:style-name="Numbering_20_Symbols" style:num-format="a" text:display-levels="6">
        <style:list-level-properties text:list-level-position-and-space-mode="label-alignment">
          <style:list-level-label-alignment text:label-followed-by="space" fo:text-indent="-0.7874in" fo:margin-left="0.7874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tte Bergoënd</meta:initial-creator>
    <meta:creation-date>2019-02-19T13:36:05.293000000</meta:creation-date>
    <meta:generator>LibreOffice/6.0.7.3$Linux_X86_64 LibreOffice_project/00m0$Build-3</meta:generator>
    <dc:date>2019-04-30T22:05:36.402265531</dc:date>
    <meta:editing-duration>PT17H37M29S</meta:editing-duration>
    <meta:editing-cycles>191</meta:editing-cycles>
    <meta:document-statistic meta:table-count="0" meta:image-count="0" meta:object-count="0" meta:page-count="24" meta:paragraph-count="214" meta:word-count="7087" meta:character-count="45807" meta:non-whitespace-character-count="38812"/>
    <meta:user-defined meta:name="ZOTERO_PREF_1">&lt;data data-version="3" zotero-version="5.0.66"&gt;&lt;session id="Sy19ZE3D"/&gt;&lt;style id="http://www.zotero.org/styles/apa" locale="fr-FR" hasBibliography="1" bibliographyStyleHasBeenSet="1"/&gt;&lt;prefs&gt;&lt;pref name="fieldType" value="ReferenceMark"/&gt;&lt;pref name="automa</meta:user-defined>
    <meta:user-defined meta:name="ZOTERO_PREF_2">ticJournalAbbreviations" value="true"/&gt;&lt;/prefs&gt;&lt;/data&gt;</meta:user-defined>
  </office:meta>
</office:document-meta>
</file>